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56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440hz_int_hex_data" table:style-name="ta1">
        <table:shapes>
          <draw:frame draw:z-index="0" draw:style-name="gr1" draw:text-style-name="P1" svg:width="3692.18pt" svg:height="1968.92pt" svg:x="503.77pt" svg:y="11.91pt">
            <loext:p draw:notify-on-update-of-ranges="440hz_int_hex_data.A1:440hz_int_hex_data.A150 440hz_int_hex_data.H1:440hz_int_hex_data.H1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669.19pt" svg:height="1984pt" svg:x="464.74pt" svg:y="1997.89pt">
            <loext:p draw:notify-on-update-of-ranges="440hz_int_hex_data.A1:440hz_int_hex_data.A150 440hz_int_hex_data.F1:440hz_int_hex_data.F1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000F933</text:p>
          </table:table-cell>
          <table:table-cell office:value-type="float" office:value="-1073678029" calcext:value-type="float">
            <text:p>-1073678029</text:p>
          </table:table-cell>
          <table:table-cell office:value-type="string" calcext:value-type="string">
            <text:p><text:s/>3E4CC000</text:p>
          </table:table-cell>
          <table:table-cell office:value-type="float" office:value="1045217280" calcext:value-type="float">
            <text:p>1045217280</text:p>
          </table:table-cell>
          <table:table-cell office:value-type="string" calcext:value-type="string">
            <text:p><text:s/>0000000C</text:p>
          </table:table-cell>
          <table:table-cell table:formula="of:=-[.F1]" office:value-type="float" office:value="-1045217280" calcext:value-type="float">
            <text:p>-10452172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000F928</text:p>
          </table:table-cell>
          <table:table-cell office:value-type="float" office:value="-1073678040" calcext:value-type="float">
            <text:p>-1073678040</text:p>
          </table:table-cell>
          <table:table-cell office:value-type="string" calcext:value-type="string">
            <text:p><text:s/>3E4A0000</text:p>
          </table:table-cell>
          <table:table-cell office:value-type="float" office:value="1045037056" calcext:value-type="float">
            <text:p>1045037056</text:p>
          </table:table-cell>
          <table:table-cell office:value-type="string" calcext:value-type="string">
            <text:p><text:s/>0000000C</text:p>
          </table:table-cell>
          <table:table-cell table:formula="of:=-[.F2]" office:value-type="float" office:value="-1045037056" calcext:value-type="float">
            <text:p>-10450370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00FA04</text:p>
          </table:table-cell>
          <table:table-cell office:value-type="float" office:value="-2147419644" calcext:value-type="float">
            <text:p>-2147419644</text:p>
          </table:table-cell>
          <table:table-cell table:style-name="ce1" office:value-type="string" calcext:value-type="string">
            <text:p><text:s/>3E810000</text:p>
          </table:table-cell>
          <table:table-cell office:value-type="float" office:value="1048641536" calcext:value-type="float">
            <text:p>1048641536</text:p>
          </table:table-cell>
          <table:table-cell office:value-type="float" office:value="8" calcext:value-type="float">
            <text:p>8</text:p>
          </table:table-cell>
          <table:table-cell table:formula="of:=-[.F3]" office:value-type="float" office:value="-1048641536" calcext:value-type="float">
            <text:p>-10486415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000FA0D</text:p>
          </table:table-cell>
          <table:table-cell office:value-type="float" office:value="-2147419635" calcext:value-type="float">
            <text:p>-2147419635</text:p>
          </table:table-cell>
          <table:table-cell table:style-name="ce1" office:value-type="string" calcext:value-type="string">
            <text:p><text:s/>3E834000</text:p>
          </table:table-cell>
          <table:table-cell office:value-type="float" office:value="1048788992" calcext:value-type="float">
            <text:p>1048788992</text:p>
          </table:table-cell>
          <table:table-cell office:value-type="float" office:value="8" calcext:value-type="float">
            <text:p>8</text:p>
          </table:table-cell>
          <table:table-cell table:formula="of:=-[.F4]" office:value-type="float" office:value="-1048788992" calcext:value-type="float">
            <text:p>-10487889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000FA14</text:p>
          </table:table-cell>
          <table:table-cell office:value-type="float" office:value="-2147419628" calcext:value-type="float">
            <text:p>-2147419628</text:p>
          </table:table-cell>
          <table:table-cell table:style-name="ce1" office:value-type="string" calcext:value-type="string">
            <text:p><text:s/>3E850000</text:p>
          </table:table-cell>
          <table:table-cell office:value-type="float" office:value="1048903680" calcext:value-type="float">
            <text:p>1048903680</text:p>
          </table:table-cell>
          <table:table-cell office:value-type="float" office:value="8" calcext:value-type="float">
            <text:p>8</text:p>
          </table:table-cell>
          <table:table-cell table:formula="of:=-[.F5]" office:value-type="float" office:value="-1048903680" calcext:value-type="float">
            <text:p>-10489036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00FA1B</text:p>
          </table:table-cell>
          <table:table-cell office:value-type="float" office:value="1073805851" calcext:value-type="float">
            <text:p>1073805851</text:p>
          </table:table-cell>
          <table:table-cell office:value-type="string" calcext:value-type="string">
            <text:p><text:s/>3E86C000</text:p>
          </table:table-cell>
          <table:table-cell office:value-type="float" office:value="1049018368" calcext:value-type="float">
            <text:p>1049018368</text:p>
          </table:table-cell>
          <table:table-cell office:value-type="float" office:value="4" calcext:value-type="float">
            <text:p>4</text:p>
          </table:table-cell>
          <table:table-cell table:formula="of:=[.F6]" office:value-type="float" office:value="1049018368" calcext:value-type="float">
            <text:p>10490183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000FA20</text:p>
          </table:table-cell>
          <table:table-cell office:value-type="float" office:value="-1073677792" calcext:value-type="float">
            <text:p>-1073677792</text:p>
          </table:table-cell>
          <table:table-cell table:style-name="ce1" office:value-type="string" calcext:value-type="string">
            <text:p><text:s/>3E880000</text:p>
          </table:table-cell>
          <table:table-cell office:value-type="float" office:value="1049100288" calcext:value-type="float">
            <text:p>1049100288</text:p>
          </table:table-cell>
          <table:table-cell office:value-type="string" calcext:value-type="string">
            <text:p><text:s/>0000000C</text:p>
          </table:table-cell>
          <table:table-cell table:formula="of:=-[.F7]" office:value-type="float" office:value="-1049100288" calcext:value-type="float">
            <text:p>-10491002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000FA20</text:p>
          </table:table-cell>
          <table:table-cell office:value-type="float" office:value="1073805856" calcext:value-type="float">
            <text:p>1073805856</text:p>
          </table:table-cell>
          <table:table-cell table:style-name="ce1" office:value-type="string" calcext:value-type="string">
            <text:p><text:s/>3E880000</text:p>
          </table:table-cell>
          <table:table-cell office:value-type="float" office:value="1049100288" calcext:value-type="float">
            <text:p>1049100288</text:p>
          </table:table-cell>
          <table:table-cell office:value-type="float" office:value="4" calcext:value-type="float">
            <text:p>4</text:p>
          </table:table-cell>
          <table:table-cell table:formula="of:=[.F8]" office:value-type="float" office:value="1049100288" calcext:value-type="float">
            <text:p>10491002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000FA19</text:p>
          </table:table-cell>
          <table:table-cell office:value-type="float" office:value="1073805849" calcext:value-type="float">
            <text:p>1073805849</text:p>
          </table:table-cell>
          <table:table-cell table:style-name="ce1" office:value-type="string" calcext:value-type="string">
            <text:p><text:s/>3E864000</text:p>
          </table:table-cell>
          <table:table-cell office:value-type="float" office:value="1048985600" calcext:value-type="float">
            <text:p>1048985600</text:p>
          </table:table-cell>
          <table:table-cell office:value-type="float" office:value="4" calcext:value-type="float">
            <text:p>4</text:p>
          </table:table-cell>
          <table:table-cell table:formula="of:=[.F9]" office:value-type="float" office:value="1048985600" calcext:value-type="float">
            <text:p>10489856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000F8F6</text:p>
          </table:table-cell>
          <table:table-cell office:value-type="float" office:value="-1073678090" calcext:value-type="float">
            <text:p>-1073678090</text:p>
          </table:table-cell>
          <table:table-cell office:value-type="string" calcext:value-type="string">
            <text:p><text:s/>3E3D8000</text:p>
          </table:table-cell>
          <table:table-cell office:value-type="float" office:value="1044217856" calcext:value-type="float">
            <text:p>1044217856</text:p>
          </table:table-cell>
          <table:table-cell office:value-type="string" calcext:value-type="string">
            <text:p><text:s/>0000000C</text:p>
          </table:table-cell>
          <table:table-cell table:formula="of:=-[.F10]" office:value-type="float" office:value="-1044217856" calcext:value-type="float">
            <text:p>-10442178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000F908</text:p>
          </table:table-cell>
          <table:table-cell office:value-type="float" office:value="-2147419896" calcext:value-type="float">
            <text:p>-2147419896</text:p>
          </table:table-cell>
          <table:table-cell table:style-name="ce1" office:value-type="string" calcext:value-type="string">
            <text:p><text:s/>3E420000</text:p>
          </table:table-cell>
          <table:table-cell office:value-type="float" office:value="1044512768" calcext:value-type="float">
            <text:p>1044512768</text:p>
          </table:table-cell>
          <table:table-cell office:value-type="float" office:value="8" calcext:value-type="float">
            <text:p>8</text:p>
          </table:table-cell>
          <table:table-cell table:formula="of:=-[.F11]" office:value-type="float" office:value="-1044512768" calcext:value-type="float">
            <text:p>-10445127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000F917</text:p>
          </table:table-cell>
          <table:table-cell office:value-type="float" office:value="-1073678057" calcext:value-type="float">
            <text:p>-1073678057</text:p>
          </table:table-cell>
          <table:table-cell office:value-type="string" calcext:value-type="string">
            <text:p><text:s/>3E45C000</text:p>
          </table:table-cell>
          <table:table-cell office:value-type="float" office:value="1044758528" calcext:value-type="float">
            <text:p>1044758528</text:p>
          </table:table-cell>
          <table:table-cell office:value-type="string" calcext:value-type="string">
            <text:p><text:s/>0000000C</text:p>
          </table:table-cell>
          <table:table-cell table:formula="of:=-[.F12]" office:value-type="float" office:value="-1044758528" calcext:value-type="float">
            <text:p>-10447585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000F923</text:p>
          </table:table-cell>
          <table:table-cell office:value-type="float" office:value="-1073678045" calcext:value-type="float">
            <text:p>-1073678045</text:p>
          </table:table-cell>
          <table:table-cell office:value-type="string" calcext:value-type="string">
            <text:p><text:s/>3E48C000</text:p>
          </table:table-cell>
          <table:table-cell office:value-type="float" office:value="1044955136" calcext:value-type="float">
            <text:p>1044955136</text:p>
          </table:table-cell>
          <table:table-cell office:value-type="string" calcext:value-type="string">
            <text:p><text:s/>0000000C</text:p>
          </table:table-cell>
          <table:table-cell table:formula="of:=-[.F13]" office:value-type="float" office:value="-1044955136" calcext:value-type="float">
            <text:p>-10449551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000F932</text:p>
          </table:table-cell>
          <table:table-cell office:value-type="float" office:value="63794" calcext:value-type="float">
            <text:p>63794</text:p>
          </table:table-cell>
          <table:table-cell office:value-type="string" calcext:value-type="string">
            <text:p><text:s/>3E4C8000</text:p>
          </table:table-cell>
          <table:table-cell office:value-type="float" office:value="1045200896" calcext:value-type="float">
            <text:p>1045200896</text:p>
          </table:table-cell>
          <table:table-cell office:value-type="float" office:value="0" calcext:value-type="float">
            <text:p>0</text:p>
          </table:table-cell>
          <table:table-cell table:formula="of:=[.F14]" office:value-type="float" office:value="1045200896" calcext:value-type="float">
            <text:p>10452008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000F947</text:p>
          </table:table-cell>
          <table:table-cell office:value-type="float" office:value="63815" calcext:value-type="float">
            <text:p>63815</text:p>
          </table:table-cell>
          <table:table-cell office:value-type="string" calcext:value-type="string">
            <text:p><text:s/>3E51C000</text:p>
          </table:table-cell>
          <table:table-cell office:value-type="float" office:value="1045544960" calcext:value-type="float">
            <text:p>1045544960</text:p>
          </table:table-cell>
          <table:table-cell office:value-type="float" office:value="0" calcext:value-type="float">
            <text:p>0</text:p>
          </table:table-cell>
          <table:table-cell table:formula="of:=[.F15]" office:value-type="float" office:value="1045544960" calcext:value-type="float">
            <text:p>10455449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000F83F</text:p>
          </table:table-cell>
          <table:table-cell office:value-type="float" office:value="1073805375" calcext:value-type="float">
            <text:p>1073805375</text:p>
          </table:table-cell>
          <table:table-cell office:value-type="string" calcext:value-type="string">
            <text:p><text:s/>3E0FC000</text:p>
          </table:table-cell>
          <table:table-cell office:value-type="float" office:value="1041219584" calcext:value-type="float">
            <text:p>1041219584</text:p>
          </table:table-cell>
          <table:table-cell office:value-type="float" office:value="4" calcext:value-type="float">
            <text:p>4</text:p>
          </table:table-cell>
          <table:table-cell table:formula="of:=[.F16]" office:value-type="float" office:value="1041219584" calcext:value-type="float">
            <text:p>10412195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000F83A</text:p>
          </table:table-cell>
          <table:table-cell office:value-type="float" office:value="63546" calcext:value-type="float">
            <text:p>63546</text:p>
          </table:table-cell>
          <table:table-cell office:value-type="string" calcext:value-type="string">
            <text:p><text:s/>3E0E8000</text:p>
          </table:table-cell>
          <table:table-cell office:value-type="float" office:value="1041137664" calcext:value-type="float">
            <text:p>1041137664</text:p>
          </table:table-cell>
          <table:table-cell office:value-type="float" office:value="0" calcext:value-type="float">
            <text:p>0</text:p>
          </table:table-cell>
          <table:table-cell table:formula="of:=[.F17]" office:value-type="float" office:value="1041137664" calcext:value-type="float">
            <text:p>10411376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00F839</text:p>
          </table:table-cell>
          <table:table-cell office:value-type="float" office:value="63545" calcext:value-type="float">
            <text:p>63545</text:p>
          </table:table-cell>
          <table:table-cell office:value-type="string" calcext:value-type="string">
            <text:p><text:s/>3E0E4000</text:p>
          </table:table-cell>
          <table:table-cell office:value-type="float" office:value="1041121280" calcext:value-type="float">
            <text:p>1041121280</text:p>
          </table:table-cell>
          <table:table-cell office:value-type="float" office:value="0" calcext:value-type="float">
            <text:p>0</text:p>
          </table:table-cell>
          <table:table-cell table:formula="of:=[.F18]" office:value-type="float" office:value="1041121280" calcext:value-type="float">
            <text:p>104112128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000F83E</text:p>
          </table:table-cell>
          <table:table-cell office:value-type="float" office:value="1073805374" calcext:value-type="float">
            <text:p>1073805374</text:p>
          </table:table-cell>
          <table:table-cell office:value-type="string" calcext:value-type="string">
            <text:p><text:s/>3E0F8000</text:p>
          </table:table-cell>
          <table:table-cell office:value-type="float" office:value="1041203200" calcext:value-type="float">
            <text:p>1041203200</text:p>
          </table:table-cell>
          <table:table-cell office:value-type="float" office:value="4" calcext:value-type="float">
            <text:p>4</text:p>
          </table:table-cell>
          <table:table-cell table:formula="of:=[.F19]" office:value-type="float" office:value="1041203200" calcext:value-type="float">
            <text:p>10412032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000F847</text:p>
          </table:table-cell>
          <table:table-cell office:value-type="float" office:value="-1073678265" calcext:value-type="float">
            <text:p>-1073678265</text:p>
          </table:table-cell>
          <table:table-cell office:value-type="string" calcext:value-type="string">
            <text:p><text:s/>3E11C000</text:p>
          </table:table-cell>
          <table:table-cell office:value-type="float" office:value="1041350656" calcext:value-type="float">
            <text:p>1041350656</text:p>
          </table:table-cell>
          <table:table-cell office:value-type="string" calcext:value-type="string">
            <text:p><text:s/>0000000C</text:p>
          </table:table-cell>
          <table:table-cell table:formula="of:=-[.F20]" office:value-type="float" office:value="-1041350656" calcext:value-type="float">
            <text:p>-10413506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000F850</text:p>
          </table:table-cell>
          <table:table-cell office:value-type="float" office:value="1073805392" calcext:value-type="float">
            <text:p>1073805392</text:p>
          </table:table-cell>
          <table:table-cell table:style-name="ce1" office:value-type="string" calcext:value-type="string">
            <text:p><text:s/>3E140000</text:p>
          </table:table-cell>
          <table:table-cell office:value-type="float" office:value="1041498112" calcext:value-type="float">
            <text:p>1041498112</text:p>
          </table:table-cell>
          <table:table-cell office:value-type="float" office:value="4" calcext:value-type="float">
            <text:p>4</text:p>
          </table:table-cell>
          <table:table-cell table:formula="of:=[.F21]" office:value-type="float" office:value="1041498112" calcext:value-type="float">
            <text:p>10414981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000F855</text:p>
          </table:table-cell>
          <table:table-cell office:value-type="float" office:value="-1073678251" calcext:value-type="float">
            <text:p>-1073678251</text:p>
          </table:table-cell>
          <table:table-cell table:style-name="ce1" office:value-type="string" calcext:value-type="string">
            <text:p><text:s/>3E154000</text:p>
          </table:table-cell>
          <table:table-cell office:value-type="float" office:value="1041580032" calcext:value-type="float">
            <text:p>1041580032</text:p>
          </table:table-cell>
          <table:table-cell office:value-type="string" calcext:value-type="string">
            <text:p><text:s/>0000000C</text:p>
          </table:table-cell>
          <table:table-cell table:formula="of:=-[.F22]" office:value-type="float" office:value="-1041580032" calcext:value-type="float">
            <text:p>-10415800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000F90E</text:p>
          </table:table-cell>
          <table:table-cell office:value-type="float" office:value="1073805582" calcext:value-type="float">
            <text:p>1073805582</text:p>
          </table:table-cell>
          <table:table-cell table:style-name="ce1" office:value-type="string" calcext:value-type="string">
            <text:p><text:s/>3E438000</text:p>
          </table:table-cell>
          <table:table-cell office:value-type="float" office:value="1044611072" calcext:value-type="float">
            <text:p>1044611072</text:p>
          </table:table-cell>
          <table:table-cell office:value-type="float" office:value="4" calcext:value-type="float">
            <text:p>4</text:p>
          </table:table-cell>
          <table:table-cell table:formula="of:=[.F23]" office:value-type="float" office:value="1044611072" calcext:value-type="float">
            <text:p>10446110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000F903</text:p>
          </table:table-cell>
          <table:table-cell office:value-type="float" office:value="63747" calcext:value-type="float">
            <text:p>63747</text:p>
          </table:table-cell>
          <table:table-cell office:value-type="string" calcext:value-type="string">
            <text:p><text:s/>3E40C000</text:p>
          </table:table-cell>
          <table:table-cell office:value-type="float" office:value="1044430848" calcext:value-type="float">
            <text:p>1044430848</text:p>
          </table:table-cell>
          <table:table-cell office:value-type="float" office:value="0" calcext:value-type="float">
            <text:p>0</text:p>
          </table:table-cell>
          <table:table-cell table:formula="of:=[.F24]" office:value-type="float" office:value="1044430848" calcext:value-type="float">
            <text:p>10444308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000F8F4</text:p>
          </table:table-cell>
          <table:table-cell office:value-type="float" office:value="1073805556" calcext:value-type="float">
            <text:p>1073805556</text:p>
          </table:table-cell>
          <table:table-cell office:value-type="string" calcext:value-type="string">
            <text:p><text:s/>3E3D0000</text:p>
          </table:table-cell>
          <table:table-cell office:value-type="float" office:value="1044185088" calcext:value-type="float">
            <text:p>1044185088</text:p>
          </table:table-cell>
          <table:table-cell office:value-type="float" office:value="4" calcext:value-type="float">
            <text:p>4</text:p>
          </table:table-cell>
          <table:table-cell table:formula="of:=[.F25]" office:value-type="float" office:value="1044185088" calcext:value-type="float">
            <text:p>10441850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000F8E4</text:p>
          </table:table-cell>
          <table:table-cell office:value-type="float" office:value="-1073678108" calcext:value-type="float">
            <text:p>-1073678108</text:p>
          </table:table-cell>
          <table:table-cell table:style-name="ce1" office:value-type="string" calcext:value-type="string">
            <text:p><text:s/>3E390000</text:p>
          </table:table-cell>
          <table:table-cell office:value-type="float" office:value="1043922944" calcext:value-type="float">
            <text:p>1043922944</text:p>
          </table:table-cell>
          <table:table-cell office:value-type="string" calcext:value-type="string">
            <text:p><text:s/>0000000C</text:p>
          </table:table-cell>
          <table:table-cell table:formula="of:=-[.F26]" office:value-type="float" office:value="-1043922944" calcext:value-type="float">
            <text:p>-10439229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0F8D4</text:p>
          </table:table-cell>
          <table:table-cell office:value-type="float" office:value="1073805524" calcext:value-type="float">
            <text:p>1073805524</text:p>
          </table:table-cell>
          <table:table-cell table:style-name="ce1" office:value-type="string" calcext:value-type="string">
            <text:p><text:s/>3E350000</text:p>
          </table:table-cell>
          <table:table-cell office:value-type="float" office:value="1043660800" calcext:value-type="float">
            <text:p>1043660800</text:p>
          </table:table-cell>
          <table:table-cell office:value-type="float" office:value="4" calcext:value-type="float">
            <text:p>4</text:p>
          </table:table-cell>
          <table:table-cell table:formula="of:=[.F27]" office:value-type="float" office:value="1043660800" calcext:value-type="float">
            <text:p>10436608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000F8C3</text:p>
          </table:table-cell>
          <table:table-cell office:value-type="float" office:value="-2147419965" calcext:value-type="float">
            <text:p>-2147419965</text:p>
          </table:table-cell>
          <table:table-cell office:value-type="string" calcext:value-type="string">
            <text:p><text:s/>3E30C000</text:p>
          </table:table-cell>
          <table:table-cell office:value-type="float" office:value="1043382272" calcext:value-type="float">
            <text:p>1043382272</text:p>
          </table:table-cell>
          <table:table-cell office:value-type="float" office:value="8" calcext:value-type="float">
            <text:p>8</text:p>
          </table:table-cell>
          <table:table-cell table:formula="of:=-[.F28]" office:value-type="float" office:value="-1043382272" calcext:value-type="float">
            <text:p>-104338227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000FA0E</text:p>
          </table:table-cell>
          <table:table-cell office:value-type="float" office:value="-1073677810" calcext:value-type="float">
            <text:p>-1073677810</text:p>
          </table:table-cell>
          <table:table-cell table:style-name="ce1" office:value-type="string" calcext:value-type="string">
            <text:p><text:s/>3E838000</text:p>
          </table:table-cell>
          <table:table-cell office:value-type="float" office:value="1048805376" calcext:value-type="float">
            <text:p>1048805376</text:p>
          </table:table-cell>
          <table:table-cell office:value-type="string" calcext:value-type="string">
            <text:p><text:s/>0000000C</text:p>
          </table:table-cell>
          <table:table-cell table:formula="of:=-[.F29]" office:value-type="float" office:value="-1048805376" calcext:value-type="float">
            <text:p>-10488053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000F9FF</text:p>
          </table:table-cell>
          <table:table-cell office:value-type="float" office:value="-1073677825" calcext:value-type="float">
            <text:p>-1073677825</text:p>
          </table:table-cell>
          <table:table-cell office:value-type="string" calcext:value-type="string">
            <text:p><text:s/>3E7FC000</text:p>
          </table:table-cell>
          <table:table-cell office:value-type="float" office:value="1048559616" calcext:value-type="float">
            <text:p>1048559616</text:p>
          </table:table-cell>
          <table:table-cell office:value-type="string" calcext:value-type="string">
            <text:p><text:s/>0000000C</text:p>
          </table:table-cell>
          <table:table-cell table:formula="of:=-[.F30]" office:value-type="float" office:value="-1048559616" calcext:value-type="float">
            <text:p>-10485596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000F9F1</text:p>
          </table:table-cell>
          <table:table-cell office:value-type="float" office:value="-2147419663" calcext:value-type="float">
            <text:p>-2147419663</text:p>
          </table:table-cell>
          <table:table-cell office:value-type="string" calcext:value-type="string">
            <text:p><text:s/>3E7C4000</text:p>
          </table:table-cell>
          <table:table-cell office:value-type="float" office:value="1048330240" calcext:value-type="float">
            <text:p>1048330240</text:p>
          </table:table-cell>
          <table:table-cell office:value-type="float" office:value="8" calcext:value-type="float">
            <text:p>8</text:p>
          </table:table-cell>
          <table:table-cell table:formula="of:=-[.F31]" office:value-type="float" office:value="-1048330240" calcext:value-type="float">
            <text:p>-104833024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000F9E5</text:p>
          </table:table-cell>
          <table:table-cell office:value-type="float" office:value="-1073677851" calcext:value-type="float">
            <text:p>-1073677851</text:p>
          </table:table-cell>
          <table:table-cell table:style-name="ce1" office:value-type="string" calcext:value-type="string">
            <text:p><text:s/>3E794000</text:p>
          </table:table-cell>
          <table:table-cell office:value-type="float" office:value="1048133632" calcext:value-type="float">
            <text:p>1048133632</text:p>
          </table:table-cell>
          <table:table-cell office:value-type="string" calcext:value-type="string">
            <text:p><text:s/>0000000C</text:p>
          </table:table-cell>
          <table:table-cell table:formula="of:=-[.F32]" office:value-type="float" office:value="-1048133632" calcext:value-type="float">
            <text:p>-10481336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000F9D8</text:p>
          </table:table-cell>
          <table:table-cell office:value-type="float" office:value="-1073677864" calcext:value-type="float">
            <text:p>-1073677864</text:p>
          </table:table-cell>
          <table:table-cell table:style-name="ce1" office:value-type="string" calcext:value-type="string">
            <text:p><text:s/>3E760000</text:p>
          </table:table-cell>
          <table:table-cell office:value-type="float" office:value="1047920640" calcext:value-type="float">
            <text:p>1047920640</text:p>
          </table:table-cell>
          <table:table-cell office:value-type="string" calcext:value-type="string">
            <text:p><text:s/>0000000C</text:p>
          </table:table-cell>
          <table:table-cell table:formula="of:=-[.F33]" office:value-type="float" office:value="-1047920640" calcext:value-type="float">
            <text:p>-10479206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000F9C8</text:p>
          </table:table-cell>
          <table:table-cell office:value-type="float" office:value="1073805768" calcext:value-type="float">
            <text:p>1073805768</text:p>
          </table:table-cell>
          <table:table-cell table:style-name="ce1" office:value-type="string" calcext:value-type="string">
            <text:p><text:s/>3E720000</text:p>
          </table:table-cell>
          <table:table-cell office:value-type="float" office:value="1047658496" calcext:value-type="float">
            <text:p>1047658496</text:p>
          </table:table-cell>
          <table:table-cell office:value-type="float" office:value="4" calcext:value-type="float">
            <text:p>4</text:p>
          </table:table-cell>
          <table:table-cell table:formula="of:=[.F34]" office:value-type="float" office:value="1047658496" calcext:value-type="float">
            <text:p>10476584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000F9B6</text:p>
          </table:table-cell>
          <table:table-cell office:value-type="float" office:value="-2147419722" calcext:value-type="float">
            <text:p>-2147419722</text:p>
          </table:table-cell>
          <table:table-cell office:value-type="string" calcext:value-type="string">
            <text:p><text:s/>3E6D8000</text:p>
          </table:table-cell>
          <table:table-cell office:value-type="float" office:value="1047363584" calcext:value-type="float">
            <text:p>1047363584</text:p>
          </table:table-cell>
          <table:table-cell office:value-type="float" office:value="8" calcext:value-type="float">
            <text:p>8</text:p>
          </table:table-cell>
          <table:table-cell table:formula="of:=-[.F35]" office:value-type="float" office:value="-1047363584" calcext:value-type="float">
            <text:p>-10473635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000F970</text:p>
          </table:table-cell>
          <table:table-cell office:value-type="float" office:value="-2147419792" calcext:value-type="float">
            <text:p>-2147419792</text:p>
          </table:table-cell>
          <table:table-cell office:value-type="string" calcext:value-type="string">
            <text:p><text:s/>3E5C0000</text:p>
          </table:table-cell>
          <table:table-cell office:value-type="float" office:value="1046216704" calcext:value-type="float">
            <text:p>1046216704</text:p>
          </table:table-cell>
          <table:table-cell office:value-type="float" office:value="8" calcext:value-type="float">
            <text:p>8</text:p>
          </table:table-cell>
          <table:table-cell table:formula="of:=-[.F36]" office:value-type="float" office:value="-1046216704" calcext:value-type="float">
            <text:p>-10462167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000F986</text:p>
          </table:table-cell>
          <table:table-cell office:value-type="float" office:value="1073805702" calcext:value-type="float">
            <text:p>1073805702</text:p>
          </table:table-cell>
          <table:table-cell table:style-name="ce1" office:value-type="string" calcext:value-type="string">
            <text:p><text:s/>3E618000</text:p>
          </table:table-cell>
          <table:table-cell office:value-type="float" office:value="1046577152" calcext:value-type="float">
            <text:p>1046577152</text:p>
          </table:table-cell>
          <table:table-cell office:value-type="float" office:value="4" calcext:value-type="float">
            <text:p>4</text:p>
          </table:table-cell>
          <table:table-cell table:formula="of:=[.F37]" office:value-type="float" office:value="1046577152" calcext:value-type="float">
            <text:p>10465771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00F99B</text:p>
          </table:table-cell>
          <table:table-cell office:value-type="float" office:value="-2147419749" calcext:value-type="float">
            <text:p>-2147419749</text:p>
          </table:table-cell>
          <table:table-cell office:value-type="string" calcext:value-type="string">
            <text:p><text:s/>3E66C000</text:p>
          </table:table-cell>
          <table:table-cell office:value-type="float" office:value="1046921216" calcext:value-type="float">
            <text:p>1046921216</text:p>
          </table:table-cell>
          <table:table-cell office:value-type="float" office:value="8" calcext:value-type="float">
            <text:p>8</text:p>
          </table:table-cell>
          <table:table-cell table:formula="of:=-[.F38]" office:value-type="float" office:value="-1046921216" calcext:value-type="float">
            <text:p>-10469212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000F9B4</text:p>
          </table:table-cell>
          <table:table-cell office:value-type="float" office:value="1073805748" calcext:value-type="float">
            <text:p>1073805748</text:p>
          </table:table-cell>
          <table:table-cell office:value-type="string" calcext:value-type="string">
            <text:p><text:s/>3E6D0000</text:p>
          </table:table-cell>
          <table:table-cell office:value-type="float" office:value="1047330816" calcext:value-type="float">
            <text:p>1047330816</text:p>
          </table:table-cell>
          <table:table-cell office:value-type="float" office:value="4" calcext:value-type="float">
            <text:p>4</text:p>
          </table:table-cell>
          <table:table-cell table:formula="of:=[.F39]" office:value-type="float" office:value="1047330816" calcext:value-type="float">
            <text:p>10473308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000F9CB</text:p>
          </table:table-cell>
          <table:table-cell office:value-type="float" office:value="1073805771" calcext:value-type="float">
            <text:p>1073805771</text:p>
          </table:table-cell>
          <table:table-cell office:value-type="string" calcext:value-type="string">
            <text:p><text:s/>3E72C000</text:p>
          </table:table-cell>
          <table:table-cell office:value-type="float" office:value="1047707648" calcext:value-type="float">
            <text:p>1047707648</text:p>
          </table:table-cell>
          <table:table-cell office:value-type="float" office:value="4" calcext:value-type="float">
            <text:p>4</text:p>
          </table:table-cell>
          <table:table-cell table:formula="of:=[.F40]" office:value-type="float" office:value="1047707648" calcext:value-type="float">
            <text:p>10477076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000F9DB</text:p>
          </table:table-cell>
          <table:table-cell office:value-type="float" office:value="-1073677861" calcext:value-type="float">
            <text:p>-1073677861</text:p>
          </table:table-cell>
          <table:table-cell office:value-type="string" calcext:value-type="string">
            <text:p><text:s/>3E76C000</text:p>
          </table:table-cell>
          <table:table-cell office:value-type="float" office:value="1047969792" calcext:value-type="float">
            <text:p>1047969792</text:p>
          </table:table-cell>
          <table:table-cell office:value-type="string" calcext:value-type="string">
            <text:p><text:s/>0000000C</text:p>
          </table:table-cell>
          <table:table-cell table:formula="of:=-[.F41]" office:value-type="float" office:value="-1047969792" calcext:value-type="float">
            <text:p>-10479697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000F85D</text:p>
          </table:table-cell>
          <table:table-cell office:value-type="float" office:value="-1073678243" calcext:value-type="float">
            <text:p>-1073678243</text:p>
          </table:table-cell>
          <table:table-cell table:style-name="ce1" office:value-type="string" calcext:value-type="string">
            <text:p><text:s/>3E174000</text:p>
          </table:table-cell>
          <table:table-cell office:value-type="float" office:value="1041711104" calcext:value-type="float">
            <text:p>1041711104</text:p>
          </table:table-cell>
          <table:table-cell office:value-type="string" calcext:value-type="string">
            <text:p><text:s/>0000000C</text:p>
          </table:table-cell>
          <table:table-cell table:formula="of:=-[.F42]" office:value-type="float" office:value="-1041711104" calcext:value-type="float">
            <text:p>-10417111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000F862</text:p>
          </table:table-cell>
          <table:table-cell office:value-type="float" office:value="63586" calcext:value-type="float">
            <text:p>63586</text:p>
          </table:table-cell>
          <table:table-cell table:style-name="ce1" office:value-type="string" calcext:value-type="string">
            <text:p><text:s/>3E188000</text:p>
          </table:table-cell>
          <table:table-cell office:value-type="float" office:value="1041793024" calcext:value-type="float">
            <text:p>1041793024</text:p>
          </table:table-cell>
          <table:table-cell office:value-type="float" office:value="0" calcext:value-type="float">
            <text:p>0</text:p>
          </table:table-cell>
          <table:table-cell table:formula="of:=[.F43]" office:value-type="float" office:value="1041793024" calcext:value-type="float">
            <text:p>10417930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000F868</text:p>
          </table:table-cell>
          <table:table-cell office:value-type="float" office:value="1073805416" calcext:value-type="float">
            <text:p>1073805416</text:p>
          </table:table-cell>
          <table:table-cell office:value-type="string" calcext:value-type="string">
            <text:p><text:s/>3E1A0000</text:p>
          </table:table-cell>
          <table:table-cell office:value-type="float" office:value="1041891328" calcext:value-type="float">
            <text:p>1041891328</text:p>
          </table:table-cell>
          <table:table-cell office:value-type="float" office:value="4" calcext:value-type="float">
            <text:p>4</text:p>
          </table:table-cell>
          <table:table-cell table:formula="of:=[.F44]" office:value-type="float" office:value="1041891328" calcext:value-type="float">
            <text:p>10418913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000F871</text:p>
          </table:table-cell>
          <table:table-cell office:value-type="float" office:value="-1073678223" calcext:value-type="float">
            <text:p>-1073678223</text:p>
          </table:table-cell>
          <table:table-cell office:value-type="string" calcext:value-type="string">
            <text:p><text:s/>3E1C4000</text:p>
          </table:table-cell>
          <table:table-cell office:value-type="float" office:value="1042038784" calcext:value-type="float">
            <text:p>1042038784</text:p>
          </table:table-cell>
          <table:table-cell office:value-type="string" calcext:value-type="string">
            <text:p><text:s/>0000000C</text:p>
          </table:table-cell>
          <table:table-cell table:formula="of:=-[.F45]" office:value-type="float" office:value="-1042038784" calcext:value-type="float">
            <text:p>-10420387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000F87C</text:p>
          </table:table-cell>
          <table:table-cell office:value-type="float" office:value="1073805436" calcext:value-type="float">
            <text:p>1073805436</text:p>
          </table:table-cell>
          <table:table-cell office:value-type="string" calcext:value-type="string">
            <text:p><text:s/>3E1F0000</text:p>
          </table:table-cell>
          <table:table-cell office:value-type="float" office:value="1042219008" calcext:value-type="float">
            <text:p>1042219008</text:p>
          </table:table-cell>
          <table:table-cell office:value-type="float" office:value="4" calcext:value-type="float">
            <text:p>4</text:p>
          </table:table-cell>
          <table:table-cell table:formula="of:=[.F46]" office:value-type="float" office:value="1042219008" calcext:value-type="float">
            <text:p>10422190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000F889</text:p>
          </table:table-cell>
          <table:table-cell office:value-type="float" office:value="-2147420023" calcext:value-type="float">
            <text:p>-2147420023</text:p>
          </table:table-cell>
          <table:table-cell table:style-name="ce1" office:value-type="string" calcext:value-type="string">
            <text:p><text:s/>3E224000</text:p>
          </table:table-cell>
          <table:table-cell office:value-type="float" office:value="1042432000" calcext:value-type="float">
            <text:p>1042432000</text:p>
          </table:table-cell>
          <table:table-cell office:value-type="float" office:value="8" calcext:value-type="float">
            <text:p>8</text:p>
          </table:table-cell>
          <table:table-cell table:formula="of:=-[.F47]" office:value-type="float" office:value="-1042432000" calcext:value-type="float">
            <text:p>-1042432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000F89A</text:p>
          </table:table-cell>
          <table:table-cell office:value-type="float" office:value="-1073678182" calcext:value-type="float">
            <text:p>-1073678182</text:p>
          </table:table-cell>
          <table:table-cell table:style-name="ce1" office:value-type="string" calcext:value-type="string">
            <text:p><text:s/>3E268000</text:p>
          </table:table-cell>
          <table:table-cell office:value-type="float" office:value="1042710528" calcext:value-type="float">
            <text:p>1042710528</text:p>
          </table:table-cell>
          <table:table-cell office:value-type="string" calcext:value-type="string">
            <text:p><text:s/>0000000C</text:p>
          </table:table-cell>
          <table:table-cell table:formula="of:=-[.F48]" office:value-type="float" office:value="-1042710528" calcext:value-type="float">
            <text:p>-10427105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000F8A4</text:p>
          </table:table-cell>
          <table:table-cell office:value-type="float" office:value="-1073678172" calcext:value-type="float">
            <text:p>-1073678172</text:p>
          </table:table-cell>
          <table:table-cell table:style-name="ce1" office:value-type="string" calcext:value-type="string">
            <text:p><text:s/>3E290000</text:p>
          </table:table-cell>
          <table:table-cell office:value-type="float" office:value="1042874368" calcext:value-type="float">
            <text:p>1042874368</text:p>
          </table:table-cell>
          <table:table-cell office:value-type="string" calcext:value-type="string">
            <text:p><text:s/>0000000C</text:p>
          </table:table-cell>
          <table:table-cell table:formula="of:=-[.F49]" office:value-type="float" office:value="-1042874368" calcext:value-type="float">
            <text:p>-10428743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000F89A</text:p>
          </table:table-cell>
          <table:table-cell office:value-type="float" office:value="-1073678182" calcext:value-type="float">
            <text:p>-1073678182</text:p>
          </table:table-cell>
          <table:table-cell table:style-name="ce1" office:value-type="string" calcext:value-type="string">
            <text:p><text:s/>3E268000</text:p>
          </table:table-cell>
          <table:table-cell office:value-type="float" office:value="1042710528" calcext:value-type="float">
            <text:p>1042710528</text:p>
          </table:table-cell>
          <table:table-cell office:value-type="string" calcext:value-type="string">
            <text:p><text:s/>0000000C</text:p>
          </table:table-cell>
          <table:table-cell table:formula="of:=-[.F50]" office:value-type="float" office:value="-1042710528" calcext:value-type="float">
            <text:p>-10427105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000F88E</text:p>
          </table:table-cell>
          <table:table-cell office:value-type="float" office:value="-2147420018" calcext:value-type="float">
            <text:p>-2147420018</text:p>
          </table:table-cell>
          <table:table-cell table:style-name="ce1" office:value-type="string" calcext:value-type="string">
            <text:p><text:s/>3E238000</text:p>
          </table:table-cell>
          <table:table-cell office:value-type="float" office:value="1042513920" calcext:value-type="float">
            <text:p>1042513920</text:p>
          </table:table-cell>
          <table:table-cell office:value-type="float" office:value="8" calcext:value-type="float">
            <text:p>8</text:p>
          </table:table-cell>
          <table:table-cell table:formula="of:=-[.F51]" office:value-type="float" office:value="-1042513920" calcext:value-type="float">
            <text:p>-10425139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000F884</text:p>
          </table:table-cell>
          <table:table-cell office:value-type="float" office:value="1073805444" calcext:value-type="float">
            <text:p>1073805444</text:p>
          </table:table-cell>
          <table:table-cell table:style-name="ce1" office:value-type="string" calcext:value-type="string">
            <text:p><text:s/>3E210000</text:p>
          </table:table-cell>
          <table:table-cell office:value-type="float" office:value="1042350080" calcext:value-type="float">
            <text:p>1042350080</text:p>
          </table:table-cell>
          <table:table-cell office:value-type="float" office:value="4" calcext:value-type="float">
            <text:p>4</text:p>
          </table:table-cell>
          <table:table-cell table:formula="of:=[.F52]" office:value-type="float" office:value="1042350080" calcext:value-type="float">
            <text:p>104235008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000F87C</text:p>
          </table:table-cell>
          <table:table-cell office:value-type="float" office:value="1073805436" calcext:value-type="float">
            <text:p>1073805436</text:p>
          </table:table-cell>
          <table:table-cell office:value-type="string" calcext:value-type="string">
            <text:p><text:s/>3E1F0000</text:p>
          </table:table-cell>
          <table:table-cell office:value-type="float" office:value="1042219008" calcext:value-type="float">
            <text:p>1042219008</text:p>
          </table:table-cell>
          <table:table-cell office:value-type="float" office:value="4" calcext:value-type="float">
            <text:p>4</text:p>
          </table:table-cell>
          <table:table-cell table:formula="of:=[.F53]" office:value-type="float" office:value="1042219008" calcext:value-type="float">
            <text:p>104221900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000F871</text:p>
          </table:table-cell>
          <table:table-cell office:value-type="float" office:value="-1073678223" calcext:value-type="float">
            <text:p>-1073678223</text:p>
          </table:table-cell>
          <table:table-cell office:value-type="string" calcext:value-type="string">
            <text:p><text:s/>3E1C4000</text:p>
          </table:table-cell>
          <table:table-cell office:value-type="float" office:value="1042038784" calcext:value-type="float">
            <text:p>1042038784</text:p>
          </table:table-cell>
          <table:table-cell office:value-type="string" calcext:value-type="string">
            <text:p><text:s/>0000000C</text:p>
          </table:table-cell>
          <table:table-cell table:formula="of:=-[.F54]" office:value-type="float" office:value="-1042038784" calcext:value-type="float">
            <text:p>-104203878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000F9A2</text:p>
          </table:table-cell>
          <table:table-cell office:value-type="float" office:value="-1073677918" calcext:value-type="float">
            <text:p>-1073677918</text:p>
          </table:table-cell>
          <table:table-cell table:style-name="ce1" office:value-type="string" calcext:value-type="string">
            <text:p><text:s/>3E688000</text:p>
          </table:table-cell>
          <table:table-cell office:value-type="float" office:value="1047035904" calcext:value-type="float">
            <text:p>1047035904</text:p>
          </table:table-cell>
          <table:table-cell office:value-type="string" calcext:value-type="string">
            <text:p><text:s/>0000000C</text:p>
          </table:table-cell>
          <table:table-cell table:formula="of:=-[.F55]" office:value-type="float" office:value="-1047035904" calcext:value-type="float">
            <text:p>-10470359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000F991</text:p>
          </table:table-cell>
          <table:table-cell office:value-type="float" office:value="-1073677935" calcext:value-type="float">
            <text:p>-1073677935</text:p>
          </table:table-cell>
          <table:table-cell table:style-name="ce1" office:value-type="string" calcext:value-type="string">
            <text:p><text:s/>3E644000</text:p>
          </table:table-cell>
          <table:table-cell office:value-type="float" office:value="1046757376" calcext:value-type="float">
            <text:p>1046757376</text:p>
          </table:table-cell>
          <table:table-cell office:value-type="string" calcext:value-type="string">
            <text:p><text:s/>0000000C</text:p>
          </table:table-cell>
          <table:table-cell table:formula="of:=-[.F56]" office:value-type="float" office:value="-1046757376" calcext:value-type="float">
            <text:p>-104675737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000F983</text:p>
          </table:table-cell>
          <table:table-cell office:value-type="float" office:value="63875" calcext:value-type="float">
            <text:p>63875</text:p>
          </table:table-cell>
          <table:table-cell office:value-type="string" calcext:value-type="string">
            <text:p><text:s/>3E60C000</text:p>
          </table:table-cell>
          <table:table-cell office:value-type="float" office:value="1046528000" calcext:value-type="float">
            <text:p>1046528000</text:p>
          </table:table-cell>
          <table:table-cell office:value-type="float" office:value="0" calcext:value-type="float">
            <text:p>0</text:p>
          </table:table-cell>
          <table:table-cell table:formula="of:=[.F57]" office:value-type="float" office:value="1046528000" calcext:value-type="float">
            <text:p>1046528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000F972</text:p>
          </table:table-cell>
          <table:table-cell office:value-type="float" office:value="-1073677966" calcext:value-type="float">
            <text:p>-1073677966</text:p>
          </table:table-cell>
          <table:table-cell office:value-type="string" calcext:value-type="string">
            <text:p><text:s/>3E5C8000</text:p>
          </table:table-cell>
          <table:table-cell office:value-type="float" office:value="1046249472" calcext:value-type="float">
            <text:p>1046249472</text:p>
          </table:table-cell>
          <table:table-cell office:value-type="string" calcext:value-type="string">
            <text:p><text:s/>0000000C</text:p>
          </table:table-cell>
          <table:table-cell table:formula="of:=-[.F58]" office:value-type="float" office:value="-1046249472" calcext:value-type="float">
            <text:p>-104624947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000F95E</text:p>
          </table:table-cell>
          <table:table-cell office:value-type="float" office:value="-2147419810" calcext:value-type="float">
            <text:p>-2147419810</text:p>
          </table:table-cell>
          <table:table-cell table:style-name="ce1" office:value-type="string" calcext:value-type="string">
            <text:p><text:s/>3E578000</text:p>
          </table:table-cell>
          <table:table-cell office:value-type="float" office:value="1045921792" calcext:value-type="float">
            <text:p>1045921792</text:p>
          </table:table-cell>
          <table:table-cell office:value-type="float" office:value="8" calcext:value-type="float">
            <text:p>8</text:p>
          </table:table-cell>
          <table:table-cell table:formula="of:=-[.F59]" office:value-type="float" office:value="-1045921792" calcext:value-type="float">
            <text:p>-10459217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000F94A</text:p>
          </table:table-cell>
          <table:table-cell office:value-type="float" office:value="-2147419830" calcext:value-type="float">
            <text:p>-2147419830</text:p>
          </table:table-cell>
          <table:table-cell table:style-name="ce1" office:value-type="string" calcext:value-type="string">
            <text:p><text:s/>3E528000</text:p>
          </table:table-cell>
          <table:table-cell office:value-type="float" office:value="1045594112" calcext:value-type="float">
            <text:p>1045594112</text:p>
          </table:table-cell>
          <table:table-cell office:value-type="float" office:value="8" calcext:value-type="float">
            <text:p>8</text:p>
          </table:table-cell>
          <table:table-cell table:formula="of:=-[.F60]" office:value-type="float" office:value="-1045594112" calcext:value-type="float">
            <text:p>-104559411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000F9EC</text:p>
          </table:table-cell>
          <table:table-cell office:value-type="float" office:value="1073805804" calcext:value-type="float">
            <text:p>1073805804</text:p>
          </table:table-cell>
          <table:table-cell office:value-type="string" calcext:value-type="string">
            <text:p><text:s/>3E7B0000</text:p>
          </table:table-cell>
          <table:table-cell office:value-type="float" office:value="1048248320" calcext:value-type="float">
            <text:p>1048248320</text:p>
          </table:table-cell>
          <table:table-cell office:value-type="float" office:value="4" calcext:value-type="float">
            <text:p>4</text:p>
          </table:table-cell>
          <table:table-cell table:formula="of:=[.F61]" office:value-type="float" office:value="1048248320" calcext:value-type="float">
            <text:p>104824832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000F9F5</text:p>
          </table:table-cell>
          <table:table-cell office:value-type="float" office:value="-1073677835" calcext:value-type="float">
            <text:p>-1073677835</text:p>
          </table:table-cell>
          <table:table-cell office:value-type="string" calcext:value-type="string">
            <text:p><text:s/>3E7D4000</text:p>
          </table:table-cell>
          <table:table-cell office:value-type="float" office:value="1048395776" calcext:value-type="float">
            <text:p>1048395776</text:p>
          </table:table-cell>
          <table:table-cell office:value-type="string" calcext:value-type="string">
            <text:p><text:s/>0000000C</text:p>
          </table:table-cell>
          <table:table-cell table:formula="of:=-[.F62]" office:value-type="float" office:value="-1048395776" calcext:value-type="float">
            <text:p>-104839577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8000F9FF</text:p>
          </table:table-cell>
          <table:table-cell office:value-type="float" office:value="-2147419649" calcext:value-type="float">
            <text:p>-2147419649</text:p>
          </table:table-cell>
          <table:table-cell office:value-type="string" calcext:value-type="string">
            <text:p><text:s/>3E7FC000</text:p>
          </table:table-cell>
          <table:table-cell office:value-type="float" office:value="1048559616" calcext:value-type="float">
            <text:p>1048559616</text:p>
          </table:table-cell>
          <table:table-cell office:value-type="float" office:value="8" calcext:value-type="float">
            <text:p>8</text:p>
          </table:table-cell>
          <table:table-cell table:formula="of:=-[.F63]" office:value-type="float" office:value="-1048559616" calcext:value-type="float">
            <text:p>-10485596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000FA08</text:p>
          </table:table-cell>
          <table:table-cell office:value-type="float" office:value="-1073677816" calcext:value-type="float">
            <text:p>-1073677816</text:p>
          </table:table-cell>
          <table:table-cell table:style-name="ce1" office:value-type="string" calcext:value-type="string">
            <text:p><text:s/>3E820000</text:p>
          </table:table-cell>
          <table:table-cell office:value-type="float" office:value="1048707072" calcext:value-type="float">
            <text:p>1048707072</text:p>
          </table:table-cell>
          <table:table-cell office:value-type="string" calcext:value-type="string">
            <text:p><text:s/>0000000C</text:p>
          </table:table-cell>
          <table:table-cell table:formula="of:=-[.F64]" office:value-type="float" office:value="-1048707072" calcext:value-type="float">
            <text:p>-104870707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000FA0F</text:p>
          </table:table-cell>
          <table:table-cell office:value-type="float" office:value="-2147419633" calcext:value-type="float">
            <text:p>-2147419633</text:p>
          </table:table-cell>
          <table:table-cell office:value-type="string" calcext:value-type="string">
            <text:p><text:s/>3E83C000</text:p>
          </table:table-cell>
          <table:table-cell office:value-type="float" office:value="1048821760" calcext:value-type="float">
            <text:p>1048821760</text:p>
          </table:table-cell>
          <table:table-cell office:value-type="float" office:value="8" calcext:value-type="float">
            <text:p>8</text:p>
          </table:table-cell>
          <table:table-cell table:formula="of:=-[.F65]" office:value-type="float" office:value="-1048821760" calcext:value-type="float">
            <text:p>-104882176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000FA15</text:p>
          </table:table-cell>
          <table:table-cell office:value-type="float" office:value="1073805845" calcext:value-type="float">
            <text:p>1073805845</text:p>
          </table:table-cell>
          <table:table-cell table:style-name="ce1" office:value-type="string" calcext:value-type="string">
            <text:p><text:s/>3E854000</text:p>
          </table:table-cell>
          <table:table-cell office:value-type="float" office:value="1048920064" calcext:value-type="float">
            <text:p>1048920064</text:p>
          </table:table-cell>
          <table:table-cell office:value-type="float" office:value="4" calcext:value-type="float">
            <text:p>4</text:p>
          </table:table-cell>
          <table:table-cell table:formula="of:=[.F66]" office:value-type="float" office:value="1048920064" calcext:value-type="float">
            <text:p>104892006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000FA1B</text:p>
          </table:table-cell>
          <table:table-cell office:value-type="float" office:value="-1073677797" calcext:value-type="float">
            <text:p>-1073677797</text:p>
          </table:table-cell>
          <table:table-cell office:value-type="string" calcext:value-type="string">
            <text:p><text:s/>3E86C000</text:p>
          </table:table-cell>
          <table:table-cell office:value-type="float" office:value="1049018368" calcext:value-type="float">
            <text:p>1049018368</text:p>
          </table:table-cell>
          <table:table-cell office:value-type="string" calcext:value-type="string">
            <text:p><text:s/>0000000C</text:p>
          </table:table-cell>
          <table:table-cell table:formula="of:=-[.F67]" office:value-type="float" office:value="-1049018368" calcext:value-type="float">
            <text:p>-104901836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000F8B9</text:p>
          </table:table-cell>
          <table:table-cell office:value-type="float" office:value="1073805497" calcext:value-type="float">
            <text:p>1073805497</text:p>
          </table:table-cell>
          <table:table-cell office:value-type="string" calcext:value-type="string">
            <text:p><text:s/>3E2E4000</text:p>
          </table:table-cell>
          <table:table-cell office:value-type="float" office:value="1043218432" calcext:value-type="float">
            <text:p>1043218432</text:p>
          </table:table-cell>
          <table:table-cell office:value-type="float" office:value="4" calcext:value-type="float">
            <text:p>4</text:p>
          </table:table-cell>
          <table:table-cell table:formula="of:=[.F68]" office:value-type="float" office:value="1043218432" calcext:value-type="float">
            <text:p>104321843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000F8CF</text:p>
          </table:table-cell>
          <table:table-cell office:value-type="float" office:value="-1073678129" calcext:value-type="float">
            <text:p>-1073678129</text:p>
          </table:table-cell>
          <table:table-cell office:value-type="string" calcext:value-type="string">
            <text:p><text:s/>3E33C000</text:p>
          </table:table-cell>
          <table:table-cell office:value-type="float" office:value="1043578880" calcext:value-type="float">
            <text:p>1043578880</text:p>
          </table:table-cell>
          <table:table-cell office:value-type="string" calcext:value-type="string">
            <text:p><text:s/>0000000C</text:p>
          </table:table-cell>
          <table:table-cell table:formula="of:=-[.F69]" office:value-type="float" office:value="-1043578880" calcext:value-type="float">
            <text:p>-10435788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000F8E8</text:p>
          </table:table-cell>
          <table:table-cell office:value-type="float" office:value="63720" calcext:value-type="float">
            <text:p>63720</text:p>
          </table:table-cell>
          <table:table-cell office:value-type="string" calcext:value-type="string">
            <text:p><text:s/>3E3A0000</text:p>
          </table:table-cell>
          <table:table-cell office:value-type="float" office:value="1043988480" calcext:value-type="float">
            <text:p>1043988480</text:p>
          </table:table-cell>
          <table:table-cell office:value-type="float" office:value="0" calcext:value-type="float">
            <text:p>0</text:p>
          </table:table-cell>
          <table:table-cell table:formula="of:=[.F70]" office:value-type="float" office:value="1043988480" calcext:value-type="float">
            <text:p>104398848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8000F8FC</text:p>
          </table:table-cell>
          <table:table-cell office:value-type="float" office:value="-2147419908" calcext:value-type="float">
            <text:p>-2147419908</text:p>
          </table:table-cell>
          <table:table-cell office:value-type="string" calcext:value-type="string">
            <text:p><text:s/>3E3F0000</text:p>
          </table:table-cell>
          <table:table-cell office:value-type="float" office:value="1044316160" calcext:value-type="float">
            <text:p>1044316160</text:p>
          </table:table-cell>
          <table:table-cell office:value-type="float" office:value="8" calcext:value-type="float">
            <text:p>8</text:p>
          </table:table-cell>
          <table:table-cell table:formula="of:=-[.F71]" office:value-type="float" office:value="-1044316160" calcext:value-type="float">
            <text:p>-10443161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4000F90D</text:p>
          </table:table-cell>
          <table:table-cell office:value-type="float" office:value="1073805581" calcext:value-type="float">
            <text:p>1073805581</text:p>
          </table:table-cell>
          <table:table-cell table:style-name="ce1" office:value-type="string" calcext:value-type="string">
            <text:p><text:s/>3E434000</text:p>
          </table:table-cell>
          <table:table-cell office:value-type="float" office:value="1044594688" calcext:value-type="float">
            <text:p>1044594688</text:p>
          </table:table-cell>
          <table:table-cell office:value-type="float" office:value="4" calcext:value-type="float">
            <text:p>4</text:p>
          </table:table-cell>
          <table:table-cell table:formula="of:=[.F72]" office:value-type="float" office:value="1044594688" calcext:value-type="float">
            <text:p>104459468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000F91B</text:p>
          </table:table-cell>
          <table:table-cell office:value-type="float" office:value="1073805595" calcext:value-type="float">
            <text:p>1073805595</text:p>
          </table:table-cell>
          <table:table-cell office:value-type="string" calcext:value-type="string">
            <text:p><text:s/>3E46C000</text:p>
          </table:table-cell>
          <table:table-cell office:value-type="float" office:value="1044824064" calcext:value-type="float">
            <text:p>1044824064</text:p>
          </table:table-cell>
          <table:table-cell office:value-type="float" office:value="4" calcext:value-type="float">
            <text:p>4</text:p>
          </table:table-cell>
          <table:table-cell table:formula="of:=[.F73]" office:value-type="float" office:value="1044824064" calcext:value-type="float">
            <text:p>104482406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000F861</text:p>
          </table:table-cell>
          <table:table-cell office:value-type="float" office:value="63585" calcext:value-type="float">
            <text:p>63585</text:p>
          </table:table-cell>
          <table:table-cell table:style-name="ce1" office:value-type="string" calcext:value-type="string">
            <text:p><text:s/>3E184000</text:p>
          </table:table-cell>
          <table:table-cell office:value-type="float" office:value="1041776640" calcext:value-type="float">
            <text:p>1041776640</text:p>
          </table:table-cell>
          <table:table-cell office:value-type="float" office:value="0" calcext:value-type="float">
            <text:p>0</text:p>
          </table:table-cell>
          <table:table-cell table:formula="of:=[.F74]" office:value-type="float" office:value="1041776640" calcext:value-type="float">
            <text:p>104177664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000F853</text:p>
          </table:table-cell>
          <table:table-cell office:value-type="float" office:value="-1073678253" calcext:value-type="float">
            <text:p>-1073678253</text:p>
          </table:table-cell>
          <table:table-cell office:value-type="string" calcext:value-type="string">
            <text:p><text:s/>3E14C000</text:p>
          </table:table-cell>
          <table:table-cell office:value-type="float" office:value="1041547264" calcext:value-type="float">
            <text:p>1041547264</text:p>
          </table:table-cell>
          <table:table-cell office:value-type="string" calcext:value-type="string">
            <text:p><text:s/>0000000C</text:p>
          </table:table-cell>
          <table:table-cell table:formula="of:=-[.F75]" office:value-type="float" office:value="-1041547264" calcext:value-type="float">
            <text:p>-104154726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000F84A</text:p>
          </table:table-cell>
          <table:table-cell office:value-type="float" office:value="1073805386" calcext:value-type="float">
            <text:p>1073805386</text:p>
          </table:table-cell>
          <table:table-cell table:style-name="ce1" office:value-type="string" calcext:value-type="string">
            <text:p><text:s/>3E128000</text:p>
          </table:table-cell>
          <table:table-cell office:value-type="float" office:value="1041399808" calcext:value-type="float">
            <text:p>1041399808</text:p>
          </table:table-cell>
          <table:table-cell office:value-type="float" office:value="4" calcext:value-type="float">
            <text:p>4</text:p>
          </table:table-cell>
          <table:table-cell table:formula="of:=[.F76]" office:value-type="float" office:value="1041399808" calcext:value-type="float">
            <text:p>104139980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000F844</text:p>
          </table:table-cell>
          <table:table-cell office:value-type="float" office:value="1073805380" calcext:value-type="float">
            <text:p>1073805380</text:p>
          </table:table-cell>
          <table:table-cell table:style-name="ce1" office:value-type="string" calcext:value-type="string">
            <text:p><text:s/>3E110000</text:p>
          </table:table-cell>
          <table:table-cell office:value-type="float" office:value="1041301504" calcext:value-type="float">
            <text:p>1041301504</text:p>
          </table:table-cell>
          <table:table-cell office:value-type="float" office:value="4" calcext:value-type="float">
            <text:p>4</text:p>
          </table:table-cell>
          <table:table-cell table:formula="of:=[.F77]" office:value-type="float" office:value="1041301504" calcext:value-type="float">
            <text:p>10413015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4000F83F</text:p>
          </table:table-cell>
          <table:table-cell office:value-type="float" office:value="1073805375" calcext:value-type="float">
            <text:p>1073805375</text:p>
          </table:table-cell>
          <table:table-cell office:value-type="string" calcext:value-type="string">
            <text:p><text:s/>3E0FC000</text:p>
          </table:table-cell>
          <table:table-cell office:value-type="float" office:value="1041219584" calcext:value-type="float">
            <text:p>1041219584</text:p>
          </table:table-cell>
          <table:table-cell office:value-type="float" office:value="4" calcext:value-type="float">
            <text:p>4</text:p>
          </table:table-cell>
          <table:table-cell table:formula="of:=[.F78]" office:value-type="float" office:value="1041219584" calcext:value-type="float">
            <text:p>104121958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8000F83E</text:p>
          </table:table-cell>
          <table:table-cell office:value-type="float" office:value="-2147420098" calcext:value-type="float">
            <text:p>-2147420098</text:p>
          </table:table-cell>
          <table:table-cell office:value-type="string" calcext:value-type="string">
            <text:p><text:s/>3E0F8000</text:p>
          </table:table-cell>
          <table:table-cell office:value-type="float" office:value="1041203200" calcext:value-type="float">
            <text:p>1041203200</text:p>
          </table:table-cell>
          <table:table-cell office:value-type="float" office:value="8" calcext:value-type="float">
            <text:p>8</text:p>
          </table:table-cell>
          <table:table-cell table:formula="of:=-[.F79]" office:value-type="float" office:value="-1041203200" calcext:value-type="float">
            <text:p>-10412032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000F93B</text:p>
          </table:table-cell>
          <table:table-cell office:value-type="float" office:value="-1073678021" calcext:value-type="float">
            <text:p>-1073678021</text:p>
          </table:table-cell>
          <table:table-cell office:value-type="string" calcext:value-type="string">
            <text:p><text:s/>3E4EC000</text:p>
          </table:table-cell>
          <table:table-cell office:value-type="float" office:value="1045348352" calcext:value-type="float">
            <text:p>1045348352</text:p>
          </table:table-cell>
          <table:table-cell office:value-type="string" calcext:value-type="string">
            <text:p><text:s/>0000000C</text:p>
          </table:table-cell>
          <table:table-cell table:formula="of:=-[.F80]" office:value-type="float" office:value="-1045348352" calcext:value-type="float">
            <text:p>-10453483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000F92E</text:p>
          </table:table-cell>
          <table:table-cell office:value-type="float" office:value="63790" calcext:value-type="float">
            <text:p>63790</text:p>
          </table:table-cell>
          <table:table-cell office:value-type="string" calcext:value-type="string">
            <text:p><text:s/>3E4B8000</text:p>
          </table:table-cell>
          <table:table-cell office:value-type="float" office:value="1045135360" calcext:value-type="float">
            <text:p>1045135360</text:p>
          </table:table-cell>
          <table:table-cell office:value-type="float" office:value="0" calcext:value-type="float">
            <text:p>0</text:p>
          </table:table-cell>
          <table:table-cell table:formula="of:=[.F81]" office:value-type="float" office:value="1045135360" calcext:value-type="float">
            <text:p>10451353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000F923</text:p>
          </table:table-cell>
          <table:table-cell office:value-type="float" office:value="1073805603" calcext:value-type="float">
            <text:p>1073805603</text:p>
          </table:table-cell>
          <table:table-cell office:value-type="string" calcext:value-type="string">
            <text:p><text:s/>3E48C000</text:p>
          </table:table-cell>
          <table:table-cell office:value-type="float" office:value="1044955136" calcext:value-type="float">
            <text:p>1044955136</text:p>
          </table:table-cell>
          <table:table-cell office:value-type="float" office:value="4" calcext:value-type="float">
            <text:p>4</text:p>
          </table:table-cell>
          <table:table-cell table:formula="of:=[.F82]" office:value-type="float" office:value="1044955136" calcext:value-type="float">
            <text:p>10449551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000F91B</text:p>
          </table:table-cell>
          <table:table-cell office:value-type="float" office:value="63771" calcext:value-type="float">
            <text:p>63771</text:p>
          </table:table-cell>
          <table:table-cell office:value-type="string" calcext:value-type="string">
            <text:p><text:s/>3E46C000</text:p>
          </table:table-cell>
          <table:table-cell office:value-type="float" office:value="1044824064" calcext:value-type="float">
            <text:p>1044824064</text:p>
          </table:table-cell>
          <table:table-cell office:value-type="float" office:value="0" calcext:value-type="float">
            <text:p>0</text:p>
          </table:table-cell>
          <table:table-cell table:formula="of:=[.F83]" office:value-type="float" office:value="1044824064" calcext:value-type="float">
            <text:p>104482406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000F911</text:p>
          </table:table-cell>
          <table:table-cell office:value-type="float" office:value="-2147419887" calcext:value-type="float">
            <text:p>-2147419887</text:p>
          </table:table-cell>
          <table:table-cell table:style-name="ce1" office:value-type="string" calcext:value-type="string">
            <text:p><text:s/>3E444000</text:p>
          </table:table-cell>
          <table:table-cell office:value-type="float" office:value="1044660224" calcext:value-type="float">
            <text:p>1044660224</text:p>
          </table:table-cell>
          <table:table-cell office:value-type="float" office:value="8" calcext:value-type="float">
            <text:p>8</text:p>
          </table:table-cell>
          <table:table-cell table:formula="of:=-[.F84]" office:value-type="float" office:value="-1044660224" calcext:value-type="float">
            <text:p>-104466022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000F903</text:p>
          </table:table-cell>
          <table:table-cell office:value-type="float" office:value="-2147419901" calcext:value-type="float">
            <text:p>-2147419901</text:p>
          </table:table-cell>
          <table:table-cell office:value-type="string" calcext:value-type="string">
            <text:p><text:s/>3E40C000</text:p>
          </table:table-cell>
          <table:table-cell office:value-type="float" office:value="1044430848" calcext:value-type="float">
            <text:p>1044430848</text:p>
          </table:table-cell>
          <table:table-cell office:value-type="float" office:value="8" calcext:value-type="float">
            <text:p>8</text:p>
          </table:table-cell>
          <table:table-cell table:formula="of:=-[.F85]" office:value-type="float" office:value="-1044430848" calcext:value-type="float">
            <text:p>-104443084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8000F8F4</text:p>
          </table:table-cell>
          <table:table-cell office:value-type="float" office:value="-2147419916" calcext:value-type="float">
            <text:p>-2147419916</text:p>
          </table:table-cell>
          <table:table-cell office:value-type="string" calcext:value-type="string">
            <text:p><text:s/>3E3D0000</text:p>
          </table:table-cell>
          <table:table-cell office:value-type="float" office:value="1044185088" calcext:value-type="float">
            <text:p>1044185088</text:p>
          </table:table-cell>
          <table:table-cell office:value-type="float" office:value="8" calcext:value-type="float">
            <text:p>8</text:p>
          </table:table-cell>
          <table:table-cell table:formula="of:=-[.F86]" office:value-type="float" office:value="-1044185088" calcext:value-type="float">
            <text:p>-104418508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8000FA1E</text:p>
          </table:table-cell>
          <table:table-cell office:value-type="float" office:value="-2147419618" calcext:value-type="float">
            <text:p>-2147419618</text:p>
          </table:table-cell>
          <table:table-cell table:style-name="ce1" office:value-type="string" calcext:value-type="string">
            <text:p><text:s/>3E878000</text:p>
          </table:table-cell>
          <table:table-cell office:value-type="float" office:value="1049067520" calcext:value-type="float">
            <text:p>1049067520</text:p>
          </table:table-cell>
          <table:table-cell office:value-type="float" office:value="8" calcext:value-type="float">
            <text:p>8</text:p>
          </table:table-cell>
          <table:table-cell table:formula="of:=-[.F87]" office:value-type="float" office:value="-1049067520" calcext:value-type="float">
            <text:p>-10490675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000FA1D</text:p>
          </table:table-cell>
          <table:table-cell office:value-type="float" office:value="-1073677795" calcext:value-type="float">
            <text:p>-1073677795</text:p>
          </table:table-cell>
          <table:table-cell table:style-name="ce1" office:value-type="string" calcext:value-type="string">
            <text:p><text:s/>3E874000</text:p>
          </table:table-cell>
          <table:table-cell office:value-type="float" office:value="1049051136" calcext:value-type="float">
            <text:p>1049051136</text:p>
          </table:table-cell>
          <table:table-cell office:value-type="string" calcext:value-type="string">
            <text:p><text:s/>0000000C</text:p>
          </table:table-cell>
          <table:table-cell table:formula="of:=-[.F88]" office:value-type="float" office:value="-1049051136" calcext:value-type="float">
            <text:p>-104905113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000FA18</text:p>
          </table:table-cell>
          <table:table-cell office:value-type="float" office:value="64024" calcext:value-type="float">
            <text:p>64024</text:p>
          </table:table-cell>
          <table:table-cell table:style-name="ce1" office:value-type="string" calcext:value-type="string">
            <text:p><text:s/>3E860000</text:p>
          </table:table-cell>
          <table:table-cell office:value-type="float" office:value="1048969216" calcext:value-type="float">
            <text:p>1048969216</text:p>
          </table:table-cell>
          <table:table-cell office:value-type="float" office:value="0" calcext:value-type="float">
            <text:p>0</text:p>
          </table:table-cell>
          <table:table-cell table:formula="of:=[.F89]" office:value-type="float" office:value="1048969216" calcext:value-type="float">
            <text:p>104896921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000FA0D</text:p>
          </table:table-cell>
          <table:table-cell office:value-type="float" office:value="64013" calcext:value-type="float">
            <text:p>64013</text:p>
          </table:table-cell>
          <table:table-cell table:style-name="ce1" office:value-type="string" calcext:value-type="string">
            <text:p><text:s/>3E834000</text:p>
          </table:table-cell>
          <table:table-cell office:value-type="float" office:value="1048788992" calcext:value-type="float">
            <text:p>1048788992</text:p>
          </table:table-cell>
          <table:table-cell office:value-type="float" office:value="0" calcext:value-type="float">
            <text:p>0</text:p>
          </table:table-cell>
          <table:table-cell table:formula="of:=[.F90]" office:value-type="float" office:value="1048788992" calcext:value-type="float">
            <text:p>104878899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000F9FE</text:p>
          </table:table-cell>
          <table:table-cell office:value-type="float" office:value="-1073677826" calcext:value-type="float">
            <text:p>-1073677826</text:p>
          </table:table-cell>
          <table:table-cell office:value-type="string" calcext:value-type="string">
            <text:p><text:s/>3E7F8000</text:p>
          </table:table-cell>
          <table:table-cell office:value-type="float" office:value="1048543232" calcext:value-type="float">
            <text:p>1048543232</text:p>
          </table:table-cell>
          <table:table-cell office:value-type="string" calcext:value-type="string">
            <text:p><text:s/>0000000C</text:p>
          </table:table-cell>
          <table:table-cell table:formula="of:=-[.F91]" office:value-type="float" office:value="-1048543232" calcext:value-type="float">
            <text:p>-10485432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000F9F1</text:p>
          </table:table-cell>
          <table:table-cell office:value-type="float" office:value="-1073677839" calcext:value-type="float">
            <text:p>-1073677839</text:p>
          </table:table-cell>
          <table:table-cell office:value-type="string" calcext:value-type="string">
            <text:p><text:s/>3E7C4000</text:p>
          </table:table-cell>
          <table:table-cell office:value-type="float" office:value="1048330240" calcext:value-type="float">
            <text:p>1048330240</text:p>
          </table:table-cell>
          <table:table-cell office:value-type="string" calcext:value-type="string">
            <text:p><text:s/>0000000C</text:p>
          </table:table-cell>
          <table:table-cell table:formula="of:=-[.F92]" office:value-type="float" office:value="-1048330240" calcext:value-type="float">
            <text:p>-104833024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4000F931</text:p>
          </table:table-cell>
          <table:table-cell office:value-type="float" office:value="1073805617" calcext:value-type="float">
            <text:p>1073805617</text:p>
          </table:table-cell>
          <table:table-cell office:value-type="string" calcext:value-type="string">
            <text:p><text:s/>3E4C4000</text:p>
          </table:table-cell>
          <table:table-cell office:value-type="float" office:value="1045184512" calcext:value-type="float">
            <text:p>1045184512</text:p>
          </table:table-cell>
          <table:table-cell office:value-type="float" office:value="4" calcext:value-type="float">
            <text:p>4</text:p>
          </table:table-cell>
          <table:table-cell table:formula="of:=[.F93]" office:value-type="float" office:value="1045184512" calcext:value-type="float">
            <text:p>104518451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8000F942</text:p>
          </table:table-cell>
          <table:table-cell office:value-type="float" office:value="-2147419838" calcext:value-type="float">
            <text:p>-2147419838</text:p>
          </table:table-cell>
          <table:table-cell table:style-name="ce1" office:value-type="string" calcext:value-type="string">
            <text:p><text:s/>3E508000</text:p>
          </table:table-cell>
          <table:table-cell office:value-type="float" office:value="1045463040" calcext:value-type="float">
            <text:p>1045463040</text:p>
          </table:table-cell>
          <table:table-cell office:value-type="float" office:value="8" calcext:value-type="float">
            <text:p>8</text:p>
          </table:table-cell>
          <table:table-cell table:formula="of:=-[.F94]" office:value-type="float" office:value="-1045463040" calcext:value-type="float">
            <text:p>-104546304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000F956</text:p>
          </table:table-cell>
          <table:table-cell office:value-type="float" office:value="-1073677994" calcext:value-type="float">
            <text:p>-1073677994</text:p>
          </table:table-cell>
          <table:table-cell table:style-name="ce1" office:value-type="string" calcext:value-type="string">
            <text:p><text:s/>3E558000</text:p>
          </table:table-cell>
          <table:table-cell office:value-type="float" office:value="1045790720" calcext:value-type="float">
            <text:p>1045790720</text:p>
          </table:table-cell>
          <table:table-cell office:value-type="string" calcext:value-type="string">
            <text:p><text:s/>0000000C</text:p>
          </table:table-cell>
          <table:table-cell table:formula="of:=-[.F95]" office:value-type="float" office:value="-1045790720" calcext:value-type="float">
            <text:p>-104579072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8000F968</text:p>
          </table:table-cell>
          <table:table-cell office:value-type="float" office:value="-2147419800" calcext:value-type="float">
            <text:p>-2147419800</text:p>
          </table:table-cell>
          <table:table-cell office:value-type="string" calcext:value-type="string">
            <text:p><text:s/>3E5A0000</text:p>
          </table:table-cell>
          <table:table-cell office:value-type="float" office:value="1046085632" calcext:value-type="float">
            <text:p>1046085632</text:p>
          </table:table-cell>
          <table:table-cell office:value-type="float" office:value="8" calcext:value-type="float">
            <text:p>8</text:p>
          </table:table-cell>
          <table:table-cell table:formula="of:=-[.F96]" office:value-type="float" office:value="-1046085632" calcext:value-type="float">
            <text:p>-104608563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000F97A</text:p>
          </table:table-cell>
          <table:table-cell office:value-type="float" office:value="63866" calcext:value-type="float">
            <text:p>63866</text:p>
          </table:table-cell>
          <table:table-cell office:value-type="string" calcext:value-type="string">
            <text:p><text:s/>3E5E8000</text:p>
          </table:table-cell>
          <table:table-cell office:value-type="float" office:value="1046380544" calcext:value-type="float">
            <text:p>1046380544</text:p>
          </table:table-cell>
          <table:table-cell office:value-type="float" office:value="0" calcext:value-type="float">
            <text:p>0</text:p>
          </table:table-cell>
          <table:table-cell table:formula="of:=[.F97]" office:value-type="float" office:value="1046380544" calcext:value-type="float">
            <text:p>104638054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000F98B</text:p>
          </table:table-cell>
          <table:table-cell office:value-type="float" office:value="-1073677941" calcext:value-type="float">
            <text:p>-1073677941</text:p>
          </table:table-cell>
          <table:table-cell office:value-type="string" calcext:value-type="string">
            <text:p><text:s/>3E62C000</text:p>
          </table:table-cell>
          <table:table-cell office:value-type="float" office:value="1046659072" calcext:value-type="float">
            <text:p>1046659072</text:p>
          </table:table-cell>
          <table:table-cell office:value-type="string" calcext:value-type="string">
            <text:p><text:s/>0000000C</text:p>
          </table:table-cell>
          <table:table-cell table:formula="of:=-[.F98]" office:value-type="float" office:value="-1046659072" calcext:value-type="float">
            <text:p>-104665907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4000F99E</text:p>
          </table:table-cell>
          <table:table-cell office:value-type="float" office:value="1073805726" calcext:value-type="float">
            <text:p>1073805726</text:p>
          </table:table-cell>
          <table:table-cell table:style-name="ce1" office:value-type="string" calcext:value-type="string">
            <text:p><text:s/>3E678000</text:p>
          </table:table-cell>
          <table:table-cell office:value-type="float" office:value="1046970368" calcext:value-type="float">
            <text:p>1046970368</text:p>
          </table:table-cell>
          <table:table-cell office:value-type="float" office:value="4" calcext:value-type="float">
            <text:p>4</text:p>
          </table:table-cell>
          <table:table-cell table:formula="of:=[.F99]" office:value-type="float" office:value="1046970368" calcext:value-type="float">
            <text:p>10469703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00F855</text:p>
          </table:table-cell>
          <table:table-cell office:value-type="float" office:value="63573" calcext:value-type="float">
            <text:p>63573</text:p>
          </table:table-cell>
          <table:table-cell table:style-name="ce1" office:value-type="string" calcext:value-type="string">
            <text:p><text:s/>3E154000</text:p>
          </table:table-cell>
          <table:table-cell office:value-type="float" office:value="1041580032" calcext:value-type="float">
            <text:p>1041580032</text:p>
          </table:table-cell>
          <table:table-cell office:value-type="float" office:value="0" calcext:value-type="float">
            <text:p>0</text:p>
          </table:table-cell>
          <table:table-cell table:formula="of:=[.F100]" office:value-type="float" office:value="1041580032" calcext:value-type="float">
            <text:p>104158003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4000F85C</text:p>
          </table:table-cell>
          <table:table-cell office:value-type="float" office:value="1073805404" calcext:value-type="float">
            <text:p>1073805404</text:p>
          </table:table-cell>
          <table:table-cell table:style-name="ce1" office:value-type="string" calcext:value-type="string">
            <text:p><text:s/>3E170000</text:p>
          </table:table-cell>
          <table:table-cell office:value-type="float" office:value="1041694720" calcext:value-type="float">
            <text:p>1041694720</text:p>
          </table:table-cell>
          <table:table-cell office:value-type="float" office:value="4" calcext:value-type="float">
            <text:p>4</text:p>
          </table:table-cell>
          <table:table-cell table:formula="of:=[.F101]" office:value-type="float" office:value="1041694720" calcext:value-type="float">
            <text:p>104169472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000F865</text:p>
          </table:table-cell>
          <table:table-cell office:value-type="float" office:value="-1073678235" calcext:value-type="float">
            <text:p>-1073678235</text:p>
          </table:table-cell>
          <table:table-cell table:style-name="ce1" office:value-type="string" calcext:value-type="string">
            <text:p><text:s/>3E194000</text:p>
          </table:table-cell>
          <table:table-cell office:value-type="float" office:value="1041842176" calcext:value-type="float">
            <text:p>1041842176</text:p>
          </table:table-cell>
          <table:table-cell office:value-type="string" calcext:value-type="string">
            <text:p><text:s/>0000000C</text:p>
          </table:table-cell>
          <table:table-cell table:formula="of:=-[.F102]" office:value-type="float" office:value="-1041842176" calcext:value-type="float">
            <text:p>-104184217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4000F86C</text:p>
          </table:table-cell>
          <table:table-cell office:value-type="float" office:value="1073805420" calcext:value-type="float">
            <text:p>1073805420</text:p>
          </table:table-cell>
          <table:table-cell office:value-type="string" calcext:value-type="string">
            <text:p><text:s/>3E1B0000</text:p>
          </table:table-cell>
          <table:table-cell office:value-type="float" office:value="1041956864" calcext:value-type="float">
            <text:p>1041956864</text:p>
          </table:table-cell>
          <table:table-cell office:value-type="float" office:value="4" calcext:value-type="float">
            <text:p>4</text:p>
          </table:table-cell>
          <table:table-cell table:formula="of:=[.F103]" office:value-type="float" office:value="1041956864" calcext:value-type="float">
            <text:p>104195686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4000F86F</text:p>
          </table:table-cell>
          <table:table-cell office:value-type="float" office:value="1073805423" calcext:value-type="float">
            <text:p>1073805423</text:p>
          </table:table-cell>
          <table:table-cell office:value-type="string" calcext:value-type="string">
            <text:p><text:s/>3E1BC000</text:p>
          </table:table-cell>
          <table:table-cell office:value-type="float" office:value="1042006016" calcext:value-type="float">
            <text:p>1042006016</text:p>
          </table:table-cell>
          <table:table-cell office:value-type="float" office:value="4" calcext:value-type="float">
            <text:p>4</text:p>
          </table:table-cell>
          <table:table-cell table:formula="of:=[.F104]" office:value-type="float" office:value="1042006016" calcext:value-type="float">
            <text:p>10420060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000F875</text:p>
          </table:table-cell>
          <table:table-cell office:value-type="float" office:value="63605" calcext:value-type="float">
            <text:p>63605</text:p>
          </table:table-cell>
          <table:table-cell office:value-type="string" calcext:value-type="string">
            <text:p><text:s/>3E1D4000</text:p>
          </table:table-cell>
          <table:table-cell office:value-type="float" office:value="1042104320" calcext:value-type="float">
            <text:p>1042104320</text:p>
          </table:table-cell>
          <table:table-cell office:value-type="float" office:value="0" calcext:value-type="float">
            <text:p>0</text:p>
          </table:table-cell>
          <table:table-cell table:formula="of:=[.F105]" office:value-type="float" office:value="1042104320" calcext:value-type="float">
            <text:p>104210432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000F8E0</text:p>
          </table:table-cell>
          <table:table-cell office:value-type="float" office:value="-1073678112" calcext:value-type="float">
            <text:p>-1073678112</text:p>
          </table:table-cell>
          <table:table-cell table:style-name="ce1" office:value-type="string" calcext:value-type="string">
            <text:p><text:s/>3E380000</text:p>
          </table:table-cell>
          <table:table-cell office:value-type="float" office:value="1043857408" calcext:value-type="float">
            <text:p>1043857408</text:p>
          </table:table-cell>
          <table:table-cell office:value-type="string" calcext:value-type="string">
            <text:p><text:s/>0000000C</text:p>
          </table:table-cell>
          <table:table-cell table:formula="of:=-[.F106]" office:value-type="float" office:value="-1043857408" calcext:value-type="float">
            <text:p>-104385740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000F8CE</text:p>
          </table:table-cell>
          <table:table-cell office:value-type="float" office:value="63694" calcext:value-type="float">
            <text:p>63694</text:p>
          </table:table-cell>
          <table:table-cell table:style-name="ce1" office:value-type="string" calcext:value-type="string">
            <text:p><text:s/>3E338000</text:p>
          </table:table-cell>
          <table:table-cell office:value-type="float" office:value="1043562496" calcext:value-type="float">
            <text:p>1043562496</text:p>
          </table:table-cell>
          <table:table-cell office:value-type="float" office:value="0" calcext:value-type="float">
            <text:p>0</text:p>
          </table:table-cell>
          <table:table-cell table:formula="of:=[.F107]" office:value-type="float" office:value="1043562496" calcext:value-type="float">
            <text:p>104356249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000F8BC</text:p>
          </table:table-cell>
          <table:table-cell office:value-type="float" office:value="-1073678148" calcext:value-type="float">
            <text:p>-1073678148</text:p>
          </table:table-cell>
          <table:table-cell office:value-type="string" calcext:value-type="string">
            <text:p><text:s/>3E2F0000</text:p>
          </table:table-cell>
          <table:table-cell office:value-type="float" office:value="1043267584" calcext:value-type="float">
            <text:p>1043267584</text:p>
          </table:table-cell>
          <table:table-cell office:value-type="string" calcext:value-type="string">
            <text:p><text:s/>0000000C</text:p>
          </table:table-cell>
          <table:table-cell table:formula="of:=-[.F108]" office:value-type="float" office:value="-1043267584" calcext:value-type="float">
            <text:p>-104326758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8000F8AB</text:p>
          </table:table-cell>
          <table:table-cell office:value-type="float" office:value="-2147419989" calcext:value-type="float">
            <text:p>-2147419989</text:p>
          </table:table-cell>
          <table:table-cell office:value-type="string" calcext:value-type="string">
            <text:p><text:s/>3E2AC000</text:p>
          </table:table-cell>
          <table:table-cell office:value-type="float" office:value="1042989056" calcext:value-type="float">
            <text:p>1042989056</text:p>
          </table:table-cell>
          <table:table-cell office:value-type="float" office:value="8" calcext:value-type="float">
            <text:p>8</text:p>
          </table:table-cell>
          <table:table-cell table:formula="of:=-[.F109]" office:value-type="float" office:value="-1042989056" calcext:value-type="float">
            <text:p>-104298905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000F89B</text:p>
          </table:table-cell>
          <table:table-cell office:value-type="float" office:value="1073805467" calcext:value-type="float">
            <text:p>1073805467</text:p>
          </table:table-cell>
          <table:table-cell office:value-type="string" calcext:value-type="string">
            <text:p><text:s/>3E26C000</text:p>
          </table:table-cell>
          <table:table-cell office:value-type="float" office:value="1042726912" calcext:value-type="float">
            <text:p>1042726912</text:p>
          </table:table-cell>
          <table:table-cell office:value-type="float" office:value="4" calcext:value-type="float">
            <text:p>4</text:p>
          </table:table-cell>
          <table:table-cell table:formula="of:=[.F110]" office:value-type="float" office:value="1042726912" calcext:value-type="float">
            <text:p>10427269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4000F891</text:p>
          </table:table-cell>
          <table:table-cell office:value-type="float" office:value="1073805457" calcext:value-type="float">
            <text:p>1073805457</text:p>
          </table:table-cell>
          <table:table-cell table:style-name="ce1" office:value-type="string" calcext:value-type="string">
            <text:p><text:s/>3E244000</text:p>
          </table:table-cell>
          <table:table-cell office:value-type="float" office:value="1042563072" calcext:value-type="float">
            <text:p>1042563072</text:p>
          </table:table-cell>
          <table:table-cell office:value-type="float" office:value="4" calcext:value-type="float">
            <text:p>4</text:p>
          </table:table-cell>
          <table:table-cell table:formula="of:=[.F111]" office:value-type="float" office:value="1042563072" calcext:value-type="float">
            <text:p>104256307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4000F9E1</text:p>
          </table:table-cell>
          <table:table-cell office:value-type="float" office:value="1073805793" calcext:value-type="float">
            <text:p>1073805793</text:p>
          </table:table-cell>
          <table:table-cell table:style-name="ce1" office:value-type="string" calcext:value-type="string">
            <text:p><text:s/>3E784000</text:p>
          </table:table-cell>
          <table:table-cell office:value-type="float" office:value="1048068096" calcext:value-type="float">
            <text:p>1048068096</text:p>
          </table:table-cell>
          <table:table-cell office:value-type="float" office:value="4" calcext:value-type="float">
            <text:p>4</text:p>
          </table:table-cell>
          <table:table-cell table:formula="of:=[.F112]" office:value-type="float" office:value="1048068096" calcext:value-type="float">
            <text:p>104806809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4000F9D4</text:p>
          </table:table-cell>
          <table:table-cell office:value-type="float" office:value="1073805780" calcext:value-type="float">
            <text:p>1073805780</text:p>
          </table:table-cell>
          <table:table-cell table:style-name="ce1" office:value-type="string" calcext:value-type="string">
            <text:p><text:s/>3E750000</text:p>
          </table:table-cell>
          <table:table-cell office:value-type="float" office:value="1047855104" calcext:value-type="float">
            <text:p>1047855104</text:p>
          </table:table-cell>
          <table:table-cell office:value-type="float" office:value="4" calcext:value-type="float">
            <text:p>4</text:p>
          </table:table-cell>
          <table:table-cell table:formula="of:=[.F113]" office:value-type="float" office:value="1047855104" calcext:value-type="float">
            <text:p>104785510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000F9C3</text:p>
          </table:table-cell>
          <table:table-cell office:value-type="float" office:value="63939" calcext:value-type="float">
            <text:p>63939</text:p>
          </table:table-cell>
          <table:table-cell office:value-type="string" calcext:value-type="string">
            <text:p><text:s/>3E70C000</text:p>
          </table:table-cell>
          <table:table-cell office:value-type="float" office:value="1047576576" calcext:value-type="float">
            <text:p>1047576576</text:p>
          </table:table-cell>
          <table:table-cell office:value-type="float" office:value="0" calcext:value-type="float">
            <text:p>0</text:p>
          </table:table-cell>
          <table:table-cell table:formula="of:=[.F114]" office:value-type="float" office:value="1047576576" calcext:value-type="float">
            <text:p>104757657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000F9B2</text:p>
          </table:table-cell>
          <table:table-cell office:value-type="float" office:value="63922" calcext:value-type="float">
            <text:p>63922</text:p>
          </table:table-cell>
          <table:table-cell office:value-type="string" calcext:value-type="string">
            <text:p><text:s/>3E6C8000</text:p>
          </table:table-cell>
          <table:table-cell office:value-type="float" office:value="1047298048" calcext:value-type="float">
            <text:p>1047298048</text:p>
          </table:table-cell>
          <table:table-cell office:value-type="float" office:value="0" calcext:value-type="float">
            <text:p>0</text:p>
          </table:table-cell>
          <table:table-cell table:formula="of:=[.F115]" office:value-type="float" office:value="1047298048" calcext:value-type="float">
            <text:p>104729804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000F9A2</text:p>
          </table:table-cell>
          <table:table-cell office:value-type="float" office:value="-1073677918" calcext:value-type="float">
            <text:p>-1073677918</text:p>
          </table:table-cell>
          <table:table-cell table:style-name="ce1" office:value-type="string" calcext:value-type="string">
            <text:p><text:s/>3E688000</text:p>
          </table:table-cell>
          <table:table-cell office:value-type="float" office:value="1047035904" calcext:value-type="float">
            <text:p>1047035904</text:p>
          </table:table-cell>
          <table:table-cell office:value-type="string" calcext:value-type="string">
            <text:p><text:s/>0000000C</text:p>
          </table:table-cell>
          <table:table-cell table:formula="of:=-[.F116]" office:value-type="float" office:value="-1047035904" calcext:value-type="float">
            <text:p>-104703590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000F995</text:p>
          </table:table-cell>
          <table:table-cell office:value-type="float" office:value="63893" calcext:value-type="float">
            <text:p>63893</text:p>
          </table:table-cell>
          <table:table-cell table:style-name="ce1" office:value-type="string" calcext:value-type="string">
            <text:p><text:s/>3E654000</text:p>
          </table:table-cell>
          <table:table-cell office:value-type="float" office:value="1046822912" calcext:value-type="float">
            <text:p>1046822912</text:p>
          </table:table-cell>
          <table:table-cell office:value-type="float" office:value="0" calcext:value-type="float">
            <text:p>0</text:p>
          </table:table-cell>
          <table:table-cell table:formula="of:=[.F117]" office:value-type="float" office:value="1046822912" calcext:value-type="float">
            <text:p>104682291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C000F985</text:p>
          </table:table-cell>
          <table:table-cell office:value-type="float" office:value="-1073677947" calcext:value-type="float">
            <text:p>-1073677947</text:p>
          </table:table-cell>
          <table:table-cell table:style-name="ce1" office:value-type="string" calcext:value-type="string">
            <text:p><text:s/>3E614000</text:p>
          </table:table-cell>
          <table:table-cell office:value-type="float" office:value="1046560768" calcext:value-type="float">
            <text:p>1046560768</text:p>
          </table:table-cell>
          <table:table-cell office:value-type="string" calcext:value-type="string">
            <text:p><text:s/>0000000C</text:p>
          </table:table-cell>
          <table:table-cell table:formula="of:=-[.F118]" office:value-type="float" office:value="-1046560768" calcext:value-type="float">
            <text:p>-104656076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8000F9BC</text:p>
          </table:table-cell>
          <table:table-cell office:value-type="float" office:value="-2147419716" calcext:value-type="float">
            <text:p>-2147419716</text:p>
          </table:table-cell>
          <table:table-cell office:value-type="string" calcext:value-type="string">
            <text:p><text:s/>3E6F0000</text:p>
          </table:table-cell>
          <table:table-cell office:value-type="float" office:value="1047461888" calcext:value-type="float">
            <text:p>1047461888</text:p>
          </table:table-cell>
          <table:table-cell office:value-type="float" office:value="8" calcext:value-type="float">
            <text:p>8</text:p>
          </table:table-cell>
          <table:table-cell table:formula="of:=-[.F119]" office:value-type="float" office:value="-1047461888" calcext:value-type="float">
            <text:p>-104746188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000F9D0</text:p>
          </table:table-cell>
          <table:table-cell office:value-type="float" office:value="1073805776" calcext:value-type="float">
            <text:p>1073805776</text:p>
          </table:table-cell>
          <table:table-cell table:style-name="ce1" office:value-type="string" calcext:value-type="string">
            <text:p><text:s/>3E740000</text:p>
          </table:table-cell>
          <table:table-cell office:value-type="float" office:value="1047789568" calcext:value-type="float">
            <text:p>1047789568</text:p>
          </table:table-cell>
          <table:table-cell office:value-type="float" office:value="4" calcext:value-type="float">
            <text:p>4</text:p>
          </table:table-cell>
          <table:table-cell table:formula="of:=[.F120]" office:value-type="float" office:value="1047789568" calcext:value-type="float">
            <text:p>104778956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000F9DE</text:p>
          </table:table-cell>
          <table:table-cell office:value-type="float" office:value="-1073677858" calcext:value-type="float">
            <text:p>-1073677858</text:p>
          </table:table-cell>
          <table:table-cell table:style-name="ce1" office:value-type="string" calcext:value-type="string">
            <text:p><text:s/>3E778000</text:p>
          </table:table-cell>
          <table:table-cell office:value-type="float" office:value="1048018944" calcext:value-type="float">
            <text:p>1048018944</text:p>
          </table:table-cell>
          <table:table-cell office:value-type="string" calcext:value-type="string">
            <text:p><text:s/>0000000C</text:p>
          </table:table-cell>
          <table:table-cell table:formula="of:=-[.F121]" office:value-type="float" office:value="-1048018944" calcext:value-type="float">
            <text:p>-104801894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000F9EB</text:p>
          </table:table-cell>
          <table:table-cell office:value-type="float" office:value="63979" calcext:value-type="float">
            <text:p>63979</text:p>
          </table:table-cell>
          <table:table-cell office:value-type="string" calcext:value-type="string">
            <text:p><text:s/>3E7AC000</text:p>
          </table:table-cell>
          <table:table-cell office:value-type="float" office:value="1048231936" calcext:value-type="float">
            <text:p>1048231936</text:p>
          </table:table-cell>
          <table:table-cell office:value-type="float" office:value="0" calcext:value-type="float">
            <text:p>0</text:p>
          </table:table-cell>
          <table:table-cell table:formula="of:=[.F122]" office:value-type="float" office:value="1048231936" calcext:value-type="float">
            <text:p>104823193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000F9F3</text:p>
          </table:table-cell>
          <table:table-cell office:value-type="float" office:value="63987" calcext:value-type="float">
            <text:p>63987</text:p>
          </table:table-cell>
          <table:table-cell office:value-type="string" calcext:value-type="string">
            <text:p><text:s/>3E7CC000</text:p>
          </table:table-cell>
          <table:table-cell office:value-type="float" office:value="1048363008" calcext:value-type="float">
            <text:p>1048363008</text:p>
          </table:table-cell>
          <table:table-cell office:value-type="float" office:value="0" calcext:value-type="float">
            <text:p>0</text:p>
          </table:table-cell>
          <table:table-cell table:formula="of:=[.F123]" office:value-type="float" office:value="1048363008" calcext:value-type="float">
            <text:p>104836300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4000F9FA</text:p>
          </table:table-cell>
          <table:table-cell office:value-type="float" office:value="1073805818" calcext:value-type="float">
            <text:p>1073805818</text:p>
          </table:table-cell>
          <table:table-cell office:value-type="string" calcext:value-type="string">
            <text:p><text:s/>3E7E8000</text:p>
          </table:table-cell>
          <table:table-cell office:value-type="float" office:value="1048477696" calcext:value-type="float">
            <text:p>1048477696</text:p>
          </table:table-cell>
          <table:table-cell office:value-type="float" office:value="4" calcext:value-type="float">
            <text:p>4</text:p>
          </table:table-cell>
          <table:table-cell table:formula="of:=[.F124]" office:value-type="float" office:value="1048477696" calcext:value-type="float">
            <text:p>104847769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000FA03</text:p>
          </table:table-cell>
          <table:table-cell office:value-type="float" office:value="-1073677821" calcext:value-type="float">
            <text:p>-1073677821</text:p>
          </table:table-cell>
          <table:table-cell office:value-type="string" calcext:value-type="string">
            <text:p><text:s/>3E80C000</text:p>
          </table:table-cell>
          <table:table-cell office:value-type="float" office:value="1048625152" calcext:value-type="float">
            <text:p>1048625152</text:p>
          </table:table-cell>
          <table:table-cell office:value-type="string" calcext:value-type="string">
            <text:p><text:s/>0000000C</text:p>
          </table:table-cell>
          <table:table-cell table:formula="of:=-[.F125]" office:value-type="float" office:value="-1048625152" calcext:value-type="float">
            <text:p>-104862515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000F887</text:p>
          </table:table-cell>
          <table:table-cell office:value-type="float" office:value="63623" calcext:value-type="float">
            <text:p>63623</text:p>
          </table:table-cell>
          <table:table-cell office:value-type="string" calcext:value-type="string">
            <text:p><text:s/>3E21C000</text:p>
          </table:table-cell>
          <table:table-cell office:value-type="float" office:value="1042399232" calcext:value-type="float">
            <text:p>1042399232</text:p>
          </table:table-cell>
          <table:table-cell office:value-type="float" office:value="0" calcext:value-type="float">
            <text:p>0</text:p>
          </table:table-cell>
          <table:table-cell table:formula="of:=[.F126]" office:value-type="float" office:value="1042399232" calcext:value-type="float">
            <text:p>104239923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000F894</text:p>
          </table:table-cell>
          <table:table-cell office:value-type="float" office:value="-1073678188" calcext:value-type="float">
            <text:p>-1073678188</text:p>
          </table:table-cell>
          <table:table-cell table:style-name="ce1" office:value-type="string" calcext:value-type="string">
            <text:p><text:s/>3E250000</text:p>
          </table:table-cell>
          <table:table-cell office:value-type="float" office:value="1042612224" calcext:value-type="float">
            <text:p>1042612224</text:p>
          </table:table-cell>
          <table:table-cell office:value-type="string" calcext:value-type="string">
            <text:p><text:s/>0000000C</text:p>
          </table:table-cell>
          <table:table-cell table:formula="of:=-[.F127]" office:value-type="float" office:value="-1042612224" calcext:value-type="float">
            <text:p>-104261222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4000F8A7</text:p>
          </table:table-cell>
          <table:table-cell office:value-type="float" office:value="1073805479" calcext:value-type="float">
            <text:p>1073805479</text:p>
          </table:table-cell>
          <table:table-cell office:value-type="string" calcext:value-type="string">
            <text:p><text:s/>3E29C000</text:p>
          </table:table-cell>
          <table:table-cell office:value-type="float" office:value="1042923520" calcext:value-type="float">
            <text:p>1042923520</text:p>
          </table:table-cell>
          <table:table-cell office:value-type="float" office:value="4" calcext:value-type="float">
            <text:p>4</text:p>
          </table:table-cell>
          <table:table-cell table:formula="of:=[.F128]" office:value-type="float" office:value="1042923520" calcext:value-type="float">
            <text:p>104292352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000F8BB</text:p>
          </table:table-cell>
          <table:table-cell office:value-type="float" office:value="63675" calcext:value-type="float">
            <text:p>63675</text:p>
          </table:table-cell>
          <table:table-cell office:value-type="string" calcext:value-type="string">
            <text:p><text:s/>3E2EC000</text:p>
          </table:table-cell>
          <table:table-cell office:value-type="float" office:value="1043251200" calcext:value-type="float">
            <text:p>1043251200</text:p>
          </table:table-cell>
          <table:table-cell office:value-type="float" office:value="0" calcext:value-type="float">
            <text:p>0</text:p>
          </table:table-cell>
          <table:table-cell table:formula="of:=[.F129]" office:value-type="float" office:value="1043251200" calcext:value-type="float">
            <text:p>10432512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000F8D2</text:p>
          </table:table-cell>
          <table:table-cell office:value-type="float" office:value="63698" calcext:value-type="float">
            <text:p>63698</text:p>
          </table:table-cell>
          <table:table-cell table:style-name="ce1" office:value-type="string" calcext:value-type="string">
            <text:p><text:s/>3E348000</text:p>
          </table:table-cell>
          <table:table-cell office:value-type="float" office:value="1043628032" calcext:value-type="float">
            <text:p>1043628032</text:p>
          </table:table-cell>
          <table:table-cell office:value-type="float" office:value="0" calcext:value-type="float">
            <text:p>0</text:p>
          </table:table-cell>
          <table:table-cell table:formula="of:=[.F130]" office:value-type="float" office:value="1043628032" calcext:value-type="float">
            <text:p>104362803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000F8EA</text:p>
          </table:table-cell>
          <table:table-cell office:value-type="float" office:value="63722" calcext:value-type="float">
            <text:p>63722</text:p>
          </table:table-cell>
          <table:table-cell office:value-type="string" calcext:value-type="string">
            <text:p><text:s/>3E3A8000</text:p>
          </table:table-cell>
          <table:table-cell office:value-type="float" office:value="1044021248" calcext:value-type="float">
            <text:p>1044021248</text:p>
          </table:table-cell>
          <table:table-cell office:value-type="float" office:value="0" calcext:value-type="float">
            <text:p>0</text:p>
          </table:table-cell>
          <table:table-cell table:formula="of:=[.F131]" office:value-type="float" office:value="1044021248" calcext:value-type="float">
            <text:p>104402124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4000F881</text:p>
          </table:table-cell>
          <table:table-cell office:value-type="float" office:value="1073805441" calcext:value-type="float">
            <text:p>1073805441</text:p>
          </table:table-cell>
          <table:table-cell table:style-name="ce1" office:value-type="string" calcext:value-type="string">
            <text:p><text:s/>3E204000</text:p>
          </table:table-cell>
          <table:table-cell office:value-type="float" office:value="1042300928" calcext:value-type="float">
            <text:p>1042300928</text:p>
          </table:table-cell>
          <table:table-cell office:value-type="float" office:value="4" calcext:value-type="float">
            <text:p>4</text:p>
          </table:table-cell>
          <table:table-cell table:formula="of:=[.F132]" office:value-type="float" office:value="1042300928" calcext:value-type="float">
            <text:p>104230092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8000F877</text:p>
          </table:table-cell>
          <table:table-cell office:value-type="float" office:value="-2147420041" calcext:value-type="float">
            <text:p>-2147420041</text:p>
          </table:table-cell>
          <table:table-cell office:value-type="string" calcext:value-type="string">
            <text:p><text:s/>3E1DC000</text:p>
          </table:table-cell>
          <table:table-cell office:value-type="float" office:value="1042137088" calcext:value-type="float">
            <text:p>1042137088</text:p>
          </table:table-cell>
          <table:table-cell office:value-type="float" office:value="8" calcext:value-type="float">
            <text:p>8</text:p>
          </table:table-cell>
          <table:table-cell table:formula="of:=-[.F133]" office:value-type="float" office:value="-1042137088" calcext:value-type="float">
            <text:p>-104213708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4000F86B</text:p>
          </table:table-cell>
          <table:table-cell office:value-type="float" office:value="1073805419" calcext:value-type="float">
            <text:p>1073805419</text:p>
          </table:table-cell>
          <table:table-cell office:value-type="string" calcext:value-type="string">
            <text:p><text:s/>3E1AC000</text:p>
          </table:table-cell>
          <table:table-cell office:value-type="float" office:value="1041940480" calcext:value-type="float">
            <text:p>1041940480</text:p>
          </table:table-cell>
          <table:table-cell office:value-type="float" office:value="4" calcext:value-type="float">
            <text:p>4</text:p>
          </table:table-cell>
          <table:table-cell table:formula="of:=[.F134]" office:value-type="float" office:value="1041940480" calcext:value-type="float">
            <text:p>104194048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000F85F</text:p>
          </table:table-cell>
          <table:table-cell office:value-type="float" office:value="-1073678241" calcext:value-type="float">
            <text:p>-1073678241</text:p>
          </table:table-cell>
          <table:table-cell office:value-type="string" calcext:value-type="string">
            <text:p><text:s/>3E17C000</text:p>
          </table:table-cell>
          <table:table-cell office:value-type="float" office:value="1041743872" calcext:value-type="float">
            <text:p>1041743872</text:p>
          </table:table-cell>
          <table:table-cell office:value-type="string" calcext:value-type="string">
            <text:p><text:s/>0000000C</text:p>
          </table:table-cell>
          <table:table-cell table:formula="of:=-[.F135]" office:value-type="float" office:value="-1041743872" calcext:value-type="float">
            <text:p>-104174387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8000F853</text:p>
          </table:table-cell>
          <table:table-cell office:value-type="float" office:value="-2147420077" calcext:value-type="float">
            <text:p>-2147420077</text:p>
          </table:table-cell>
          <table:table-cell office:value-type="string" calcext:value-type="string">
            <text:p><text:s/>3E14C000</text:p>
          </table:table-cell>
          <table:table-cell office:value-type="float" office:value="1041547264" calcext:value-type="float">
            <text:p>1041547264</text:p>
          </table:table-cell>
          <table:table-cell office:value-type="float" office:value="8" calcext:value-type="float">
            <text:p>8</text:p>
          </table:table-cell>
          <table:table-cell table:formula="of:=-[.F136]" office:value-type="float" office:value="-1041547264" calcext:value-type="float">
            <text:p>-104154726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000F848</text:p>
          </table:table-cell>
          <table:table-cell office:value-type="float" office:value="-1073678264" calcext:value-type="float">
            <text:p>-1073678264</text:p>
          </table:table-cell>
          <table:table-cell table:style-name="ce1" office:value-type="string" calcext:value-type="string">
            <text:p><text:s/>3E120000</text:p>
          </table:table-cell>
          <table:table-cell office:value-type="float" office:value="1041367040" calcext:value-type="float">
            <text:p>1041367040</text:p>
          </table:table-cell>
          <table:table-cell office:value-type="string" calcext:value-type="string">
            <text:p><text:s/>0000000C</text:p>
          </table:table-cell>
          <table:table-cell table:formula="of:=-[.F137]" office:value-type="float" office:value="-1041367040" calcext:value-type="float">
            <text:p>-104136704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000F975</text:p>
          </table:table-cell>
          <table:table-cell office:value-type="float" office:value="63861" calcext:value-type="float">
            <text:p>63861</text:p>
          </table:table-cell>
          <table:table-cell office:value-type="string" calcext:value-type="string">
            <text:p><text:s/>3E5D4000</text:p>
          </table:table-cell>
          <table:table-cell office:value-type="float" office:value="1046298624" calcext:value-type="float">
            <text:p>1046298624</text:p>
          </table:table-cell>
          <table:table-cell office:value-type="float" office:value="0" calcext:value-type="float">
            <text:p>0</text:p>
          </table:table-cell>
          <table:table-cell table:formula="of:=[.F138]" office:value-type="float" office:value="1046298624" calcext:value-type="float">
            <text:p>104629862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000F961</text:p>
          </table:table-cell>
          <table:table-cell office:value-type="float" office:value="63841" calcext:value-type="float">
            <text:p>63841</text:p>
          </table:table-cell>
          <table:table-cell table:style-name="ce1" office:value-type="string" calcext:value-type="string">
            <text:p><text:s/>3E584000</text:p>
          </table:table-cell>
          <table:table-cell office:value-type="float" office:value="1045970944" calcext:value-type="float">
            <text:p>1045970944</text:p>
          </table:table-cell>
          <table:table-cell office:value-type="float" office:value="0" calcext:value-type="float">
            <text:p>0</text:p>
          </table:table-cell>
          <table:table-cell table:formula="of:=[.F139]" office:value-type="float" office:value="1045970944" calcext:value-type="float">
            <text:p>104597094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000F94E</text:p>
          </table:table-cell>
          <table:table-cell office:value-type="float" office:value="-1073678002" calcext:value-type="float">
            <text:p>-1073678002</text:p>
          </table:table-cell>
          <table:table-cell table:style-name="ce1" office:value-type="string" calcext:value-type="string">
            <text:p><text:s/>3E538000</text:p>
          </table:table-cell>
          <table:table-cell office:value-type="float" office:value="1045659648" calcext:value-type="float">
            <text:p>1045659648</text:p>
          </table:table-cell>
          <table:table-cell office:value-type="string" calcext:value-type="string">
            <text:p><text:s/>0000000C</text:p>
          </table:table-cell>
          <table:table-cell table:formula="of:=-[.F140]" office:value-type="float" office:value="-1045659648" calcext:value-type="float">
            <text:p>-104565964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4000F93F</text:p>
          </table:table-cell>
          <table:table-cell office:value-type="float" office:value="1073805631" calcext:value-type="float">
            <text:p>1073805631</text:p>
          </table:table-cell>
          <table:table-cell office:value-type="string" calcext:value-type="string">
            <text:p><text:s/>3E4FC000</text:p>
          </table:table-cell>
          <table:table-cell office:value-type="float" office:value="1045413888" calcext:value-type="float">
            <text:p>1045413888</text:p>
          </table:table-cell>
          <table:table-cell office:value-type="float" office:value="4" calcext:value-type="float">
            <text:p>4</text:p>
          </table:table-cell>
          <table:table-cell table:formula="of:=[.F141]" office:value-type="float" office:value="1045413888" calcext:value-type="float">
            <text:p>104541388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0000F934</text:p>
          </table:table-cell>
          <table:table-cell office:value-type="float" office:value="63796" calcext:value-type="float">
            <text:p>63796</text:p>
          </table:table-cell>
          <table:table-cell office:value-type="string" calcext:value-type="string">
            <text:p><text:s/>3E4D0000</text:p>
          </table:table-cell>
          <table:table-cell office:value-type="float" office:value="1045233664" calcext:value-type="float">
            <text:p>1045233664</text:p>
          </table:table-cell>
          <table:table-cell office:value-type="float" office:value="0" calcext:value-type="float">
            <text:p>0</text:p>
          </table:table-cell>
          <table:table-cell table:formula="of:=[.F142]" office:value-type="float" office:value="1045233664" calcext:value-type="float">
            <text:p>104523366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0000F92B</text:p>
          </table:table-cell>
          <table:table-cell office:value-type="float" office:value="63787" calcext:value-type="float">
            <text:p>63787</text:p>
          </table:table-cell>
          <table:table-cell office:value-type="string" calcext:value-type="string">
            <text:p><text:s/>3E4AC000</text:p>
          </table:table-cell>
          <table:table-cell office:value-type="float" office:value="1045086208" calcext:value-type="float">
            <text:p>1045086208</text:p>
          </table:table-cell>
          <table:table-cell office:value-type="float" office:value="0" calcext:value-type="float">
            <text:p>0</text:p>
          </table:table-cell>
          <table:table-cell table:formula="of:=[.F143]" office:value-type="float" office:value="1045086208" calcext:value-type="float">
            <text:p>104508620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4000F921</text:p>
          </table:table-cell>
          <table:table-cell office:value-type="float" office:value="1073805601" calcext:value-type="float">
            <text:p>1073805601</text:p>
          </table:table-cell>
          <table:table-cell table:style-name="ce1" office:value-type="string" calcext:value-type="string">
            <text:p><text:s/>3E484000</text:p>
          </table:table-cell>
          <table:table-cell office:value-type="float" office:value="1044922368" calcext:value-type="float">
            <text:p>1044922368</text:p>
          </table:table-cell>
          <table:table-cell office:value-type="float" office:value="4" calcext:value-type="float">
            <text:p>4</text:p>
          </table:table-cell>
          <table:table-cell table:formula="of:=[.F144]" office:value-type="float" office:value="1044922368" calcext:value-type="float">
            <text:p>104492236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000FA10</text:p>
          </table:table-cell>
          <table:table-cell office:value-type="float" office:value="64016" calcext:value-type="float">
            <text:p>64016</text:p>
          </table:table-cell>
          <table:table-cell table:style-name="ce1" office:value-type="string" calcext:value-type="string">
            <text:p><text:s/>3E840000</text:p>
          </table:table-cell>
          <table:table-cell office:value-type="float" office:value="1048838144" calcext:value-type="float">
            <text:p>1048838144</text:p>
          </table:table-cell>
          <table:table-cell office:value-type="float" office:value="0" calcext:value-type="float">
            <text:p>0</text:p>
          </table:table-cell>
          <table:table-cell table:formula="of:=[.F145]" office:value-type="float" office:value="1048838144" calcext:value-type="float">
            <text:p>104883814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4000FA17</text:p>
          </table:table-cell>
          <table:table-cell office:value-type="float" office:value="1073805847" calcext:value-type="float">
            <text:p>1073805847</text:p>
          </table:table-cell>
          <table:table-cell office:value-type="string" calcext:value-type="string">
            <text:p><text:s/>3E85C000</text:p>
          </table:table-cell>
          <table:table-cell office:value-type="float" office:value="1048952832" calcext:value-type="float">
            <text:p>1048952832</text:p>
          </table:table-cell>
          <table:table-cell office:value-type="float" office:value="4" calcext:value-type="float">
            <text:p>4</text:p>
          </table:table-cell>
          <table:table-cell table:formula="of:=[.F146]" office:value-type="float" office:value="1048952832" calcext:value-type="float">
            <text:p>104895283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4000FA1F</text:p>
          </table:table-cell>
          <table:table-cell office:value-type="float" office:value="1073805855" calcext:value-type="float">
            <text:p>1073805855</text:p>
          </table:table-cell>
          <table:table-cell office:value-type="string" calcext:value-type="string">
            <text:p><text:s/>3E87C000</text:p>
          </table:table-cell>
          <table:table-cell office:value-type="float" office:value="1049083904" calcext:value-type="float">
            <text:p>1049083904</text:p>
          </table:table-cell>
          <table:table-cell office:value-type="float" office:value="4" calcext:value-type="float">
            <text:p>4</text:p>
          </table:table-cell>
          <table:table-cell table:formula="of:=[.F147]" office:value-type="float" office:value="1049083904" calcext:value-type="float">
            <text:p>104908390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4000FA22</text:p>
          </table:table-cell>
          <table:table-cell office:value-type="float" office:value="1073805858" calcext:value-type="float">
            <text:p>1073805858</text:p>
          </table:table-cell>
          <table:table-cell table:style-name="ce1" office:value-type="string" calcext:value-type="string">
            <text:p><text:s/>3E888000</text:p>
          </table:table-cell>
          <table:table-cell office:value-type="float" office:value="1049133056" calcext:value-type="float">
            <text:p>1049133056</text:p>
          </table:table-cell>
          <table:table-cell office:value-type="float" office:value="4" calcext:value-type="float">
            <text:p>4</text:p>
          </table:table-cell>
          <table:table-cell table:formula="of:=[.F148]" office:value-type="float" office:value="1049133056" calcext:value-type="float">
            <text:p>104913305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000FA1F</text:p>
          </table:table-cell>
          <table:table-cell office:value-type="float" office:value="-1073677793" calcext:value-type="float">
            <text:p>-1073677793</text:p>
          </table:table-cell>
          <table:table-cell office:value-type="string" calcext:value-type="string">
            <text:p><text:s/>3E87C000</text:p>
          </table:table-cell>
          <table:table-cell office:value-type="float" office:value="1049083904" calcext:value-type="float">
            <text:p>1049083904</text:p>
          </table:table-cell>
          <table:table-cell office:value-type="string" calcext:value-type="string">
            <text:p><text:s/>0000000C</text:p>
          </table:table-cell>
          <table:table-cell table:formula="of:=-[.F149]" office:value-type="float" office:value="-1049083904" calcext:value-type="float">
            <text:p>-104908390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000FA19</text:p>
          </table:table-cell>
          <table:table-cell office:value-type="float" office:value="64025" calcext:value-type="float">
            <text:p>64025</text:p>
          </table:table-cell>
          <table:table-cell table:style-name="ce1" office:value-type="string" calcext:value-type="string">
            <text:p><text:s/>3E864000</text:p>
          </table:table-cell>
          <table:table-cell office:value-type="float" office:value="1048985600" calcext:value-type="float">
            <text:p>1048985600</text:p>
          </table:table-cell>
          <table:table-cell office:value-type="float" office:value="0" calcext:value-type="float">
            <text:p>0</text:p>
          </table:table-cell>
          <table:table-cell table:formula="of:=[.F150]" office:value-type="float" office:value="1048985600" calcext:value-type="float">
            <text:p>10489856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8000FA0A</text:p>
          </table:table-cell>
          <table:table-cell office:value-type="float" office:value="-2147419638" calcext:value-type="float">
            <text:p>-2147419638</text:p>
          </table:table-cell>
          <table:table-cell table:style-name="ce1" office:value-type="string" calcext:value-type="string">
            <text:p><text:s/>3E828000</text:p>
          </table:table-cell>
          <table:table-cell office:value-type="float" office:value="1048739840" calcext:value-type="float">
            <text:p>1048739840</text:p>
          </table:table-cell>
          <table:table-cell office:value-type="float" office:value="8" calcext:value-type="float">
            <text:p>8</text:p>
          </table:table-cell>
          <table:table-cell table:formula="of:=-[.F151]" office:value-type="float" office:value="-1048739840" calcext:value-type="float">
            <text:p>-104873984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4000F90A</text:p>
          </table:table-cell>
          <table:table-cell office:value-type="float" office:value="1073805578" calcext:value-type="float">
            <text:p>1073805578</text:p>
          </table:table-cell>
          <table:table-cell table:style-name="ce1" office:value-type="string" calcext:value-type="string">
            <text:p><text:s/>3E428000</text:p>
          </table:table-cell>
          <table:table-cell office:value-type="float" office:value="1044545536" calcext:value-type="float">
            <text:p>1044545536</text:p>
          </table:table-cell>
          <table:table-cell office:value-type="float" office:value="4" calcext:value-type="float">
            <text:p>4</text:p>
          </table:table-cell>
          <table:table-cell table:formula="of:=[.F152]" office:value-type="float" office:value="1044545536" calcext:value-type="float">
            <text:p>104454553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C000F918</text:p>
          </table:table-cell>
          <table:table-cell office:value-type="float" office:value="-1073678056" calcext:value-type="float">
            <text:p>-1073678056</text:p>
          </table:table-cell>
          <table:table-cell table:style-name="ce1" office:value-type="string" calcext:value-type="string">
            <text:p><text:s/>3E460000</text:p>
          </table:table-cell>
          <table:table-cell office:value-type="float" office:value="1044774912" calcext:value-type="float">
            <text:p>1044774912</text:p>
          </table:table-cell>
          <table:table-cell office:value-type="string" calcext:value-type="string">
            <text:p><text:s/>0000000C</text:p>
          </table:table-cell>
          <table:table-cell table:formula="of:=-[.F153]" office:value-type="float" office:value="-1044774912" calcext:value-type="float">
            <text:p>-104477491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0000F927</text:p>
          </table:table-cell>
          <table:table-cell office:value-type="float" office:value="63783" calcext:value-type="float">
            <text:p>63783</text:p>
          </table:table-cell>
          <table:table-cell office:value-type="string" calcext:value-type="string">
            <text:p><text:s/>3E49C000</text:p>
          </table:table-cell>
          <table:table-cell office:value-type="float" office:value="1045020672" calcext:value-type="float">
            <text:p>1045020672</text:p>
          </table:table-cell>
          <table:table-cell office:value-type="float" office:value="0" calcext:value-type="float">
            <text:p>0</text:p>
          </table:table-cell>
          <table:table-cell table:formula="of:=[.F154]" office:value-type="float" office:value="1045020672" calcext:value-type="float">
            <text:p>104502067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8000F938</text:p>
          </table:table-cell>
          <table:table-cell office:value-type="float" office:value="-2147419848" calcext:value-type="float">
            <text:p>-2147419848</text:p>
          </table:table-cell>
          <table:table-cell office:value-type="string" calcext:value-type="string">
            <text:p><text:s/>3E4E0000</text:p>
          </table:table-cell>
          <table:table-cell office:value-type="float" office:value="1045299200" calcext:value-type="float">
            <text:p>1045299200</text:p>
          </table:table-cell>
          <table:table-cell office:value-type="float" office:value="8" calcext:value-type="float">
            <text:p>8</text:p>
          </table:table-cell>
          <table:table-cell table:formula="of:=-[.F155]" office:value-type="float" office:value="-1045299200" calcext:value-type="float">
            <text:p>-10452992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8000F94C</text:p>
          </table:table-cell>
          <table:table-cell office:value-type="float" office:value="-2147419828" calcext:value-type="float">
            <text:p>-2147419828</text:p>
          </table:table-cell>
          <table:table-cell table:style-name="ce1" office:value-type="string" calcext:value-type="string">
            <text:p><text:s/>3E530000</text:p>
          </table:table-cell>
          <table:table-cell office:value-type="float" office:value="1045626880" calcext:value-type="float">
            <text:p>1045626880</text:p>
          </table:table-cell>
          <table:table-cell office:value-type="float" office:value="8" calcext:value-type="float">
            <text:p>8</text:p>
          </table:table-cell>
          <table:table-cell table:formula="of:=-[.F156]" office:value-type="float" office:value="-1045626880" calcext:value-type="float">
            <text:p>-104562688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0000F960</text:p>
          </table:table-cell>
          <table:table-cell office:value-type="float" office:value="63840" calcext:value-type="float">
            <text:p>63840</text:p>
          </table:table-cell>
          <table:table-cell table:style-name="ce1" office:value-type="string" calcext:value-type="string">
            <text:p><text:s/>3E580000</text:p>
          </table:table-cell>
          <table:table-cell office:value-type="float" office:value="1045954560" calcext:value-type="float">
            <text:p>1045954560</text:p>
          </table:table-cell>
          <table:table-cell office:value-type="float" office:value="0" calcext:value-type="float">
            <text:p>0</text:p>
          </table:table-cell>
          <table:table-cell table:formula="of:=[.F157]" office:value-type="float" office:value="1045954560" calcext:value-type="float">
            <text:p>104595456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8000F847</text:p>
          </table:table-cell>
          <table:table-cell office:value-type="float" office:value="-2147420089" calcext:value-type="float">
            <text:p>-2147420089</text:p>
          </table:table-cell>
          <table:table-cell office:value-type="string" calcext:value-type="string">
            <text:p><text:s/>3E11C000</text:p>
          </table:table-cell>
          <table:table-cell office:value-type="float" office:value="1041350656" calcext:value-type="float">
            <text:p>1041350656</text:p>
          </table:table-cell>
          <table:table-cell office:value-type="float" office:value="8" calcext:value-type="float">
            <text:p>8</text:p>
          </table:table-cell>
          <table:table-cell table:formula="of:=-[.F158]" office:value-type="float" office:value="-1041350656" calcext:value-type="float">
            <text:p>-104135065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4000F847</text:p>
          </table:table-cell>
          <table:table-cell office:value-type="float" office:value="1073805383" calcext:value-type="float">
            <text:p>1073805383</text:p>
          </table:table-cell>
          <table:table-cell office:value-type="string" calcext:value-type="string">
            <text:p><text:s/>3E11C000</text:p>
          </table:table-cell>
          <table:table-cell office:value-type="float" office:value="1041350656" calcext:value-type="float">
            <text:p>1041350656</text:p>
          </table:table-cell>
          <table:table-cell office:value-type="float" office:value="4" calcext:value-type="float">
            <text:p>4</text:p>
          </table:table-cell>
          <table:table-cell table:formula="of:=[.F159]" office:value-type="float" office:value="1041350656" calcext:value-type="float">
            <text:p>104135065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C000F84C</text:p>
          </table:table-cell>
          <table:table-cell office:value-type="float" office:value="-1073678260" calcext:value-type="float">
            <text:p>-1073678260</text:p>
          </table:table-cell>
          <table:table-cell table:style-name="ce1" office:value-type="string" calcext:value-type="string">
            <text:p><text:s/>3E130000</text:p>
          </table:table-cell>
          <table:table-cell office:value-type="float" office:value="1041432576" calcext:value-type="float">
            <text:p>1041432576</text:p>
          </table:table-cell>
          <table:table-cell office:value-type="string" calcext:value-type="string">
            <text:p><text:s/>0000000C</text:p>
          </table:table-cell>
          <table:table-cell table:formula="of:=-[.F160]" office:value-type="float" office:value="-1041432576" calcext:value-type="float">
            <text:p>-104143257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8000F854</text:p>
          </table:table-cell>
          <table:table-cell office:value-type="float" office:value="-2147420076" calcext:value-type="float">
            <text:p>-2147420076</text:p>
          </table:table-cell>
          <table:table-cell table:style-name="ce1" office:value-type="string" calcext:value-type="string">
            <text:p><text:s/>3E150000</text:p>
          </table:table-cell>
          <table:table-cell office:value-type="float" office:value="1041563648" calcext:value-type="float">
            <text:p>1041563648</text:p>
          </table:table-cell>
          <table:table-cell office:value-type="float" office:value="8" calcext:value-type="float">
            <text:p>8</text:p>
          </table:table-cell>
          <table:table-cell table:formula="of:=-[.F161]" office:value-type="float" office:value="-1041563648" calcext:value-type="float">
            <text:p>-104156364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4000F85D</text:p>
          </table:table-cell>
          <table:table-cell office:value-type="float" office:value="1073805405" calcext:value-type="float">
            <text:p>1073805405</text:p>
          </table:table-cell>
          <table:table-cell table:style-name="ce1" office:value-type="string" calcext:value-type="string">
            <text:p><text:s/>3E174000</text:p>
          </table:table-cell>
          <table:table-cell office:value-type="float" office:value="1041711104" calcext:value-type="float">
            <text:p>1041711104</text:p>
          </table:table-cell>
          <table:table-cell office:value-type="float" office:value="4" calcext:value-type="float">
            <text:p>4</text:p>
          </table:table-cell>
          <table:table-cell table:formula="of:=[.F162]" office:value-type="float" office:value="1041711104" calcext:value-type="float">
            <text:p>104171110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8000F864</text:p>
          </table:table-cell>
          <table:table-cell office:value-type="float" office:value="-2147420060" calcext:value-type="float">
            <text:p>-2147420060</text:p>
          </table:table-cell>
          <table:table-cell table:style-name="ce1" office:value-type="string" calcext:value-type="string">
            <text:p><text:s/>3E190000</text:p>
          </table:table-cell>
          <table:table-cell office:value-type="float" office:value="1041825792" calcext:value-type="float">
            <text:p>1041825792</text:p>
          </table:table-cell>
          <table:table-cell office:value-type="float" office:value="8" calcext:value-type="float">
            <text:p>8</text:p>
          </table:table-cell>
          <table:table-cell table:formula="of:=-[.F163]" office:value-type="float" office:value="-1041825792" calcext:value-type="float">
            <text:p>-104182579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C000F90D</text:p>
          </table:table-cell>
          <table:table-cell office:value-type="float" office:value="-1073678067" calcext:value-type="float">
            <text:p>-1073678067</text:p>
          </table:table-cell>
          <table:table-cell table:style-name="ce1" office:value-type="string" calcext:value-type="string">
            <text:p><text:s/>3E434000</text:p>
          </table:table-cell>
          <table:table-cell office:value-type="float" office:value="1044594688" calcext:value-type="float">
            <text:p>1044594688</text:p>
          </table:table-cell>
          <table:table-cell office:value-type="string" calcext:value-type="string">
            <text:p><text:s/>0000000C</text:p>
          </table:table-cell>
          <table:table-cell table:formula="of:=-[.F164]" office:value-type="float" office:value="-1044594688" calcext:value-type="float">
            <text:p>-104459468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0000F8FF</text:p>
          </table:table-cell>
          <table:table-cell office:value-type="float" office:value="63743" calcext:value-type="float">
            <text:p>63743</text:p>
          </table:table-cell>
          <table:table-cell office:value-type="string" calcext:value-type="string">
            <text:p><text:s/>3E3FC000</text:p>
          </table:table-cell>
          <table:table-cell office:value-type="float" office:value="1044365312" calcext:value-type="float">
            <text:p>1044365312</text:p>
          </table:table-cell>
          <table:table-cell office:value-type="float" office:value="0" calcext:value-type="float">
            <text:p>0</text:p>
          </table:table-cell>
          <table:table-cell table:formula="of:=[.F165]" office:value-type="float" office:value="1044365312" calcext:value-type="float">
            <text:p>10443653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0000F8EF</text:p>
          </table:table-cell>
          <table:table-cell office:value-type="float" office:value="63727" calcext:value-type="float">
            <text:p>63727</text:p>
          </table:table-cell>
          <table:table-cell office:value-type="string" calcext:value-type="string">
            <text:p><text:s/>3E3BC000</text:p>
          </table:table-cell>
          <table:table-cell office:value-type="float" office:value="1044103168" calcext:value-type="float">
            <text:p>1044103168</text:p>
          </table:table-cell>
          <table:table-cell office:value-type="float" office:value="0" calcext:value-type="float">
            <text:p>0</text:p>
          </table:table-cell>
          <table:table-cell table:formula="of:=[.F166]" office:value-type="float" office:value="1044103168" calcext:value-type="float">
            <text:p>104410316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4000F8DF</text:p>
          </table:table-cell>
          <table:table-cell office:value-type="float" office:value="1073805535" calcext:value-type="float">
            <text:p>1073805535</text:p>
          </table:table-cell>
          <table:table-cell office:value-type="string" calcext:value-type="string">
            <text:p><text:s/>3E37C000</text:p>
          </table:table-cell>
          <table:table-cell office:value-type="float" office:value="1043841024" calcext:value-type="float">
            <text:p>1043841024</text:p>
          </table:table-cell>
          <table:table-cell office:value-type="float" office:value="4" calcext:value-type="float">
            <text:p>4</text:p>
          </table:table-cell>
          <table:table-cell table:formula="of:=[.F167]" office:value-type="float" office:value="1043841024" calcext:value-type="float">
            <text:p>104384102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C000F8CE</text:p>
          </table:table-cell>
          <table:table-cell office:value-type="float" office:value="-1073678130" calcext:value-type="float">
            <text:p>-1073678130</text:p>
          </table:table-cell>
          <table:table-cell table:style-name="ce1" office:value-type="string" calcext:value-type="string">
            <text:p><text:s/>3E338000</text:p>
          </table:table-cell>
          <table:table-cell office:value-type="float" office:value="1043562496" calcext:value-type="float">
            <text:p>1043562496</text:p>
          </table:table-cell>
          <table:table-cell office:value-type="string" calcext:value-type="string">
            <text:p><text:s/>0000000C</text:p>
          </table:table-cell>
          <table:table-cell table:formula="of:=-[.F168]" office:value-type="float" office:value="-1043562496" calcext:value-type="float">
            <text:p>-104356249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0000F8BE</text:p>
          </table:table-cell>
          <table:table-cell office:value-type="float" office:value="63678" calcext:value-type="float">
            <text:p>63678</text:p>
          </table:table-cell>
          <table:table-cell office:value-type="string" calcext:value-type="string">
            <text:p><text:s/>3E2F8000</text:p>
          </table:table-cell>
          <table:table-cell office:value-type="float" office:value="1043300352" calcext:value-type="float">
            <text:p>1043300352</text:p>
          </table:table-cell>
          <table:table-cell office:value-type="float" office:value="0" calcext:value-type="float">
            <text:p>0</text:p>
          </table:table-cell>
          <table:table-cell table:formula="of:=[.F169]" office:value-type="float" office:value="1043300352" calcext:value-type="float">
            <text:p>104330035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4000F8AF</text:p>
          </table:table-cell>
          <table:table-cell office:value-type="float" office:value="1073805487" calcext:value-type="float">
            <text:p>1073805487</text:p>
          </table:table-cell>
          <table:table-cell office:value-type="string" calcext:value-type="string">
            <text:p><text:s/>3E2BC000</text:p>
          </table:table-cell>
          <table:table-cell office:value-type="float" office:value="1043054592" calcext:value-type="float">
            <text:p>1043054592</text:p>
          </table:table-cell>
          <table:table-cell office:value-type="float" office:value="4" calcext:value-type="float">
            <text:p>4</text:p>
          </table:table-cell>
          <table:table-cell table:formula="of:=[.F170]" office:value-type="float" office:value="1043054592" calcext:value-type="float">
            <text:p>104305459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8000F9F4</text:p>
          </table:table-cell>
          <table:table-cell office:value-type="float" office:value="-2147419660" calcext:value-type="float">
            <text:p>-2147419660</text:p>
          </table:table-cell>
          <table:table-cell office:value-type="string" calcext:value-type="string">
            <text:p><text:s/>3E7D0000</text:p>
          </table:table-cell>
          <table:table-cell office:value-type="float" office:value="1048379392" calcext:value-type="float">
            <text:p>1048379392</text:p>
          </table:table-cell>
          <table:table-cell office:value-type="float" office:value="8" calcext:value-type="float">
            <text:p>8</text:p>
          </table:table-cell>
          <table:table-cell table:formula="of:=-[.F171]" office:value-type="float" office:value="-1048379392" calcext:value-type="float">
            <text:p>-104837939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8000F9E8</text:p>
          </table:table-cell>
          <table:table-cell office:value-type="float" office:value="-2147419672" calcext:value-type="float">
            <text:p>-2147419672</text:p>
          </table:table-cell>
          <table:table-cell office:value-type="string" calcext:value-type="string">
            <text:p><text:s/>3E7A0000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8" calcext:value-type="float">
            <text:p>8</text:p>
          </table:table-cell>
          <table:table-cell table:formula="of:=-[.F172]" office:value-type="float" office:value="-1048182784" calcext:value-type="float">
            <text:p>-104818278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8000F9DC</text:p>
          </table:table-cell>
          <table:table-cell office:value-type="float" office:value="-2147419684" calcext:value-type="float">
            <text:p>-2147419684</text:p>
          </table:table-cell>
          <table:table-cell table:style-name="ce1" office:value-type="string" calcext:value-type="string">
            <text:p><text:s/>3E770000</text:p>
          </table:table-cell>
          <table:table-cell office:value-type="float" office:value="1047986176" calcext:value-type="float">
            <text:p>1047986176</text:p>
          </table:table-cell>
          <table:table-cell office:value-type="float" office:value="8" calcext:value-type="float">
            <text:p>8</text:p>
          </table:table-cell>
          <table:table-cell table:formula="of:=-[.F173]" office:value-type="float" office:value="-1047986176" calcext:value-type="float">
            <text:p>-104798617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C000F9CE</text:p>
          </table:table-cell>
          <table:table-cell office:value-type="float" office:value="-1073677874" calcext:value-type="float">
            <text:p>-1073677874</text:p>
          </table:table-cell>
          <table:table-cell table:style-name="ce1" office:value-type="string" calcext:value-type="string">
            <text:p><text:s/>3E738000</text:p>
          </table:table-cell>
          <table:table-cell office:value-type="float" office:value="1047756800" calcext:value-type="float">
            <text:p>1047756800</text:p>
          </table:table-cell>
          <table:table-cell office:value-type="string" calcext:value-type="string">
            <text:p><text:s/>0000000C</text:p>
          </table:table-cell>
          <table:table-cell table:formula="of:=-[.F174]" office:value-type="float" office:value="-1047756800" calcext:value-type="float">
            <text:p>-10477568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8000F9BF</text:p>
          </table:table-cell>
          <table:table-cell office:value-type="float" office:value="-2147419713" calcext:value-type="float">
            <text:p>-2147419713</text:p>
          </table:table-cell>
          <table:table-cell office:value-type="string" calcext:value-type="string">
            <text:p><text:s/>3E6FC000</text:p>
          </table:table-cell>
          <table:table-cell office:value-type="float" office:value="1047511040" calcext:value-type="float">
            <text:p>1047511040</text:p>
          </table:table-cell>
          <table:table-cell office:value-type="float" office:value="8" calcext:value-type="float">
            <text:p>8</text:p>
          </table:table-cell>
          <table:table-cell table:formula="of:=-[.F175]" office:value-type="float" office:value="-1047511040" calcext:value-type="float">
            <text:p>-104751104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C000F9AD</text:p>
          </table:table-cell>
          <table:table-cell office:value-type="float" office:value="-1073677907" calcext:value-type="float">
            <text:p>-1073677907</text:p>
          </table:table-cell>
          <table:table-cell office:value-type="string" calcext:value-type="string">
            <text:p><text:s/>3E6B4000</text:p>
          </table:table-cell>
          <table:table-cell office:value-type="float" office:value="1047216128" calcext:value-type="float">
            <text:p>1047216128</text:p>
          </table:table-cell>
          <table:table-cell office:value-type="string" calcext:value-type="string">
            <text:p><text:s/>0000000C</text:p>
          </table:table-cell>
          <table:table-cell table:formula="of:=-[.F176]" office:value-type="float" office:value="-1047216128" calcext:value-type="float">
            <text:p>-104721612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8000F97D</text:p>
          </table:table-cell>
          <table:table-cell office:value-type="float" office:value="-2147419779" calcext:value-type="float">
            <text:p>-2147419779</text:p>
          </table:table-cell>
          <table:table-cell office:value-type="string" calcext:value-type="string">
            <text:p><text:s/>3E5F4000</text:p>
          </table:table-cell>
          <table:table-cell office:value-type="float" office:value="1046429696" calcext:value-type="float">
            <text:p>1046429696</text:p>
          </table:table-cell>
          <table:table-cell office:value-type="float" office:value="8" calcext:value-type="float">
            <text:p>8</text:p>
          </table:table-cell>
          <table:table-cell table:formula="of:=-[.F177]" office:value-type="float" office:value="-1046429696" calcext:value-type="float">
            <text:p>-104642969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8000F993</text:p>
          </table:table-cell>
          <table:table-cell office:value-type="float" office:value="-2147419757" calcext:value-type="float">
            <text:p>-2147419757</text:p>
          </table:table-cell>
          <table:table-cell office:value-type="string" calcext:value-type="string">
            <text:p><text:s/>3E64C000</text:p>
          </table:table-cell>
          <table:table-cell office:value-type="float" office:value="1046790144" calcext:value-type="float">
            <text:p>1046790144</text:p>
          </table:table-cell>
          <table:table-cell office:value-type="float" office:value="8" calcext:value-type="float">
            <text:p>8</text:p>
          </table:table-cell>
          <table:table-cell table:formula="of:=-[.F178]" office:value-type="float" office:value="-1046790144" calcext:value-type="float">
            <text:p>-104679014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8000F9AD</text:p>
          </table:table-cell>
          <table:table-cell office:value-type="float" office:value="-2147419731" calcext:value-type="float">
            <text:p>-2147419731</text:p>
          </table:table-cell>
          <table:table-cell office:value-type="string" calcext:value-type="string">
            <text:p><text:s/>3E6B4000</text:p>
          </table:table-cell>
          <table:table-cell office:value-type="float" office:value="1047216128" calcext:value-type="float">
            <text:p>1047216128</text:p>
          </table:table-cell>
          <table:table-cell office:value-type="float" office:value="8" calcext:value-type="float">
            <text:p>8</text:p>
          </table:table-cell>
          <table:table-cell table:formula="of:=-[.F179]" office:value-type="float" office:value="-1047216128" calcext:value-type="float">
            <text:p>-104721612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0000F9C5</text:p>
          </table:table-cell>
          <table:table-cell office:value-type="float" office:value="63941" calcext:value-type="float">
            <text:p>63941</text:p>
          </table:table-cell>
          <table:table-cell table:style-name="ce1" office:value-type="string" calcext:value-type="string">
            <text:p><text:s/>3E714000</text:p>
          </table:table-cell>
          <table:table-cell office:value-type="float" office:value="1047609344" calcext:value-type="float">
            <text:p>1047609344</text:p>
          </table:table-cell>
          <table:table-cell office:value-type="float" office:value="0" calcext:value-type="float">
            <text:p>0</text:p>
          </table:table-cell>
          <table:table-cell table:formula="of:=[.F180]" office:value-type="float" office:value="1047609344" calcext:value-type="float">
            <text:p>104760934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4000F9D7</text:p>
          </table:table-cell>
          <table:table-cell office:value-type="float" office:value="1073805783" calcext:value-type="float">
            <text:p>1073805783</text:p>
          </table:table-cell>
          <table:table-cell office:value-type="string" calcext:value-type="string">
            <text:p><text:s/>3E75C000</text:p>
          </table:table-cell>
          <table:table-cell office:value-type="float" office:value="1047904256" calcext:value-type="float">
            <text:p>1047904256</text:p>
          </table:table-cell>
          <table:table-cell office:value-type="float" office:value="4" calcext:value-type="float">
            <text:p>4</text:p>
          </table:table-cell>
          <table:table-cell table:formula="of:=[.F181]" office:value-type="float" office:value="1047904256" calcext:value-type="float">
            <text:p>104790425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0000F9E5</text:p>
          </table:table-cell>
          <table:table-cell office:value-type="float" office:value="63973" calcext:value-type="float">
            <text:p>63973</text:p>
          </table:table-cell>
          <table:table-cell table:style-name="ce1" office:value-type="string" calcext:value-type="string">
            <text:p><text:s/>3E794000</text:p>
          </table:table-cell>
          <table:table-cell office:value-type="float" office:value="1048133632" calcext:value-type="float">
            <text:p>1048133632</text:p>
          </table:table-cell>
          <table:table-cell office:value-type="float" office:value="0" calcext:value-type="float">
            <text:p>0</text:p>
          </table:table-cell>
          <table:table-cell table:formula="of:=[.F182]" office:value-type="float" office:value="1048133632" calcext:value-type="float">
            <text:p>104813363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8000F9EE</text:p>
          </table:table-cell>
          <table:table-cell office:value-type="float" office:value="-2147419666" calcext:value-type="float">
            <text:p>-2147419666</text:p>
          </table:table-cell>
          <table:table-cell office:value-type="string" calcext:value-type="string">
            <text:p><text:s/>3E7B8000</text:p>
          </table:table-cell>
          <table:table-cell office:value-type="float" office:value="1048281088" calcext:value-type="float">
            <text:p>1048281088</text:p>
          </table:table-cell>
          <table:table-cell office:value-type="float" office:value="8" calcext:value-type="float">
            <text:p>8</text:p>
          </table:table-cell>
          <table:table-cell table:formula="of:=-[.F183]" office:value-type="float" office:value="-1048281088" calcext:value-type="float">
            <text:p>-104828108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0000F864</text:p>
          </table:table-cell>
          <table:table-cell office:value-type="float" office:value="63588" calcext:value-type="float">
            <text:p>63588</text:p>
          </table:table-cell>
          <table:table-cell table:style-name="ce1" office:value-type="string" calcext:value-type="string">
            <text:p><text:s/>3E190000</text:p>
          </table:table-cell>
          <table:table-cell office:value-type="float" office:value="1041825792" calcext:value-type="float">
            <text:p>1041825792</text:p>
          </table:table-cell>
          <table:table-cell office:value-type="float" office:value="0" calcext:value-type="float">
            <text:p>0</text:p>
          </table:table-cell>
          <table:table-cell table:formula="of:=[.F184]" office:value-type="float" office:value="1041825792" calcext:value-type="float">
            <text:p>104182579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8000F86D</text:p>
          </table:table-cell>
          <table:table-cell office:value-type="float" office:value="-2147420051" calcext:value-type="float">
            <text:p>-2147420051</text:p>
          </table:table-cell>
          <table:table-cell office:value-type="string" calcext:value-type="string">
            <text:p><text:s/>3E1B4000</text:p>
          </table:table-cell>
          <table:table-cell office:value-type="float" office:value="1041973248" calcext:value-type="float">
            <text:p>1041973248</text:p>
          </table:table-cell>
          <table:table-cell office:value-type="float" office:value="8" calcext:value-type="float">
            <text:p>8</text:p>
          </table:table-cell>
          <table:table-cell table:formula="of:=-[.F185]" office:value-type="float" office:value="-1041973248" calcext:value-type="float">
            <text:p>-104197324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C000F87B</text:p>
          </table:table-cell>
          <table:table-cell office:value-type="float" office:value="-1073678213" calcext:value-type="float">
            <text:p>-1073678213</text:p>
          </table:table-cell>
          <table:table-cell office:value-type="string" calcext:value-type="string">
            <text:p><text:s/>3E1EC000</text:p>
          </table:table-cell>
          <table:table-cell office:value-type="float" office:value="1042202624" calcext:value-type="float">
            <text:p>1042202624</text:p>
          </table:table-cell>
          <table:table-cell office:value-type="string" calcext:value-type="string">
            <text:p><text:s/>0000000C</text:p>
          </table:table-cell>
          <table:table-cell table:formula="of:=-[.F186]" office:value-type="float" office:value="-1042202624" calcext:value-type="float">
            <text:p>-104220262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0000F889</text:p>
          </table:table-cell>
          <table:table-cell office:value-type="float" office:value="63625" calcext:value-type="float">
            <text:p>63625</text:p>
          </table:table-cell>
          <table:table-cell table:style-name="ce1" office:value-type="string" calcext:value-type="string">
            <text:p><text:s/>3E224000</text:p>
          </table:table-cell>
          <table:table-cell office:value-type="float" office:value="1042432000" calcext:value-type="float">
            <text:p>1042432000</text:p>
          </table:table-cell>
          <table:table-cell office:value-type="float" office:value="0" calcext:value-type="float">
            <text:p>0</text:p>
          </table:table-cell>
          <table:table-cell table:formula="of:=[.F187]" office:value-type="float" office:value="1042432000" calcext:value-type="float">
            <text:p>1042432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0000F898</text:p>
          </table:table-cell>
          <table:table-cell office:value-type="float" office:value="63640" calcext:value-type="float">
            <text:p>63640</text:p>
          </table:table-cell>
          <table:table-cell table:style-name="ce1" office:value-type="string" calcext:value-type="string">
            <text:p><text:s/>3E260000</text:p>
          </table:table-cell>
          <table:table-cell office:value-type="float" office:value="1042677760" calcext:value-type="float">
            <text:p>1042677760</text:p>
          </table:table-cell>
          <table:table-cell office:value-type="float" office:value="0" calcext:value-type="float">
            <text:p>0</text:p>
          </table:table-cell>
          <table:table-cell table:formula="of:=[.F188]" office:value-type="float" office:value="1042677760" calcext:value-type="float">
            <text:p>104267776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8000F8AC</text:p>
          </table:table-cell>
          <table:table-cell office:value-type="float" office:value="-2147419988" calcext:value-type="float">
            <text:p>-2147419988</text:p>
          </table:table-cell>
          <table:table-cell office:value-type="string" calcext:value-type="string">
            <text:p><text:s/>3E2B0000</text:p>
          </table:table-cell>
          <table:table-cell office:value-type="float" office:value="1043005440" calcext:value-type="float">
            <text:p>1043005440</text:p>
          </table:table-cell>
          <table:table-cell office:value-type="float" office:value="8" calcext:value-type="float">
            <text:p>8</text:p>
          </table:table-cell>
          <table:table-cell table:formula="of:=-[.F189]" office:value-type="float" office:value="-1043005440" calcext:value-type="float">
            <text:p>-104300544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C000F89D</text:p>
          </table:table-cell>
          <table:table-cell office:value-type="float" office:value="-1073678179" calcext:value-type="float">
            <text:p>-1073678179</text:p>
          </table:table-cell>
          <table:table-cell table:style-name="ce1" office:value-type="string" calcext:value-type="string">
            <text:p><text:s/>3E274000</text:p>
          </table:table-cell>
          <table:table-cell office:value-type="float" office:value="1042759680" calcext:value-type="float">
            <text:p>1042759680</text:p>
          </table:table-cell>
          <table:table-cell office:value-type="string" calcext:value-type="string">
            <text:p><text:s/>0000000C</text:p>
          </table:table-cell>
          <table:table-cell table:formula="of:=-[.F190]" office:value-type="float" office:value="-1042759680" calcext:value-type="float">
            <text:p>-104275968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C000F896</text:p>
          </table:table-cell>
          <table:table-cell office:value-type="float" office:value="-1073678186" calcext:value-type="float">
            <text:p>-1073678186</text:p>
          </table:table-cell>
          <table:table-cell table:style-name="ce1" office:value-type="string" calcext:value-type="string">
            <text:p><text:s/>3E258000</text:p>
          </table:table-cell>
          <table:table-cell office:value-type="float" office:value="1042644992" calcext:value-type="float">
            <text:p>1042644992</text:p>
          </table:table-cell>
          <table:table-cell office:value-type="string" calcext:value-type="string">
            <text:p><text:s/>0000000C</text:p>
          </table:table-cell>
          <table:table-cell table:formula="of:=-[.F191]" office:value-type="float" office:value="-1042644992" calcext:value-type="float">
            <text:p>-104264499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C000F88D</text:p>
          </table:table-cell>
          <table:table-cell office:value-type="float" office:value="-1073678195" calcext:value-type="float">
            <text:p>-1073678195</text:p>
          </table:table-cell>
          <table:table-cell table:style-name="ce1" office:value-type="string" calcext:value-type="string">
            <text:p><text:s/>3E234000</text:p>
          </table:table-cell>
          <table:table-cell office:value-type="float" office:value="1042497536" calcext:value-type="float">
            <text:p>1042497536</text:p>
          </table:table-cell>
          <table:table-cell office:value-type="string" calcext:value-type="string">
            <text:p><text:s/>0000000C</text:p>
          </table:table-cell>
          <table:table-cell table:formula="of:=-[.F192]" office:value-type="float" office:value="-1042497536" calcext:value-type="float">
            <text:p>-104249753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8000F883</text:p>
          </table:table-cell>
          <table:table-cell office:value-type="float" office:value="-2147420029" calcext:value-type="float">
            <text:p>-2147420029</text:p>
          </table:table-cell>
          <table:table-cell office:value-type="string" calcext:value-type="string">
            <text:p><text:s/>3E20C000</text:p>
          </table:table-cell>
          <table:table-cell office:value-type="float" office:value="1042333696" calcext:value-type="float">
            <text:p>1042333696</text:p>
          </table:table-cell>
          <table:table-cell office:value-type="float" office:value="8" calcext:value-type="float">
            <text:p>8</text:p>
          </table:table-cell>
          <table:table-cell table:formula="of:=-[.F193]" office:value-type="float" office:value="-1042333696" calcext:value-type="float">
            <text:p>-104233369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8000F879</text:p>
          </table:table-cell>
          <table:table-cell office:value-type="float" office:value="-2147420039" calcext:value-type="float">
            <text:p>-2147420039</text:p>
          </table:table-cell>
          <table:table-cell office:value-type="string" calcext:value-type="string">
            <text:p><text:s/>3E1E4000</text:p>
          </table:table-cell>
          <table:table-cell office:value-type="float" office:value="1042169856" calcext:value-type="float">
            <text:p>1042169856</text:p>
          </table:table-cell>
          <table:table-cell office:value-type="float" office:value="8" calcext:value-type="float">
            <text:p>8</text:p>
          </table:table-cell>
          <table:table-cell table:formula="of:=-[.F194]" office:value-type="float" office:value="-1042169856" calcext:value-type="float">
            <text:p>-104216985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C000F86E</text:p>
          </table:table-cell>
          <table:table-cell office:value-type="float" office:value="-1073678226" calcext:value-type="float">
            <text:p>-1073678226</text:p>
          </table:table-cell>
          <table:table-cell office:value-type="string" calcext:value-type="string">
            <text:p><text:s/>3E1B8000</text:p>
          </table:table-cell>
          <table:table-cell office:value-type="float" office:value="1041989632" calcext:value-type="float">
            <text:p>1041989632</text:p>
          </table:table-cell>
          <table:table-cell office:value-type="string" calcext:value-type="string">
            <text:p><text:s/>0000000C</text:p>
          </table:table-cell>
          <table:table-cell table:formula="of:=-[.F195]" office:value-type="float" office:value="-1041989632" calcext:value-type="float">
            <text:p>-104198963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0000F99C</text:p>
          </table:table-cell>
          <table:table-cell office:value-type="float" office:value="63900" calcext:value-type="float">
            <text:p>63900</text:p>
          </table:table-cell>
          <table:table-cell table:style-name="ce1" office:value-type="string" calcext:value-type="string">
            <text:p><text:s/>3E670000</text:p>
          </table:table-cell>
          <table:table-cell office:value-type="float" office:value="1046937600" calcext:value-type="float">
            <text:p>1046937600</text:p>
          </table:table-cell>
          <table:table-cell office:value-type="float" office:value="0" calcext:value-type="float">
            <text:p>0</text:p>
          </table:table-cell>
          <table:table-cell table:formula="of:=[.F196]" office:value-type="float" office:value="1046937600" calcext:value-type="float">
            <text:p>10469376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4000F98F</text:p>
          </table:table-cell>
          <table:table-cell office:value-type="float" office:value="1073805711" calcext:value-type="float">
            <text:p>1073805711</text:p>
          </table:table-cell>
          <table:table-cell office:value-type="string" calcext:value-type="string">
            <text:p><text:s/>3E63C000</text:p>
          </table:table-cell>
          <table:table-cell office:value-type="float" office:value="1046724608" calcext:value-type="float">
            <text:p>1046724608</text:p>
          </table:table-cell>
          <table:table-cell office:value-type="float" office:value="4" calcext:value-type="float">
            <text:p>4</text:p>
          </table:table-cell>
          <table:table-cell table:formula="of:=[.F197]" office:value-type="float" office:value="1046724608" calcext:value-type="float">
            <text:p>104672460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0000F981</text:p>
          </table:table-cell>
          <table:table-cell office:value-type="float" office:value="63873" calcext:value-type="float">
            <text:p>63873</text:p>
          </table:table-cell>
          <table:table-cell table:style-name="ce1" office:value-type="string" calcext:value-type="string">
            <text:p><text:s/>3E604000</text:p>
          </table:table-cell>
          <table:table-cell office:value-type="float" office:value="1046495232" calcext:value-type="float">
            <text:p>1046495232</text:p>
          </table:table-cell>
          <table:table-cell office:value-type="float" office:value="0" calcext:value-type="float">
            <text:p>0</text:p>
          </table:table-cell>
          <table:table-cell table:formula="of:=[.F198]" office:value-type="float" office:value="1046495232" calcext:value-type="float">
            <text:p>104649523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4000F96D</text:p>
          </table:table-cell>
          <table:table-cell office:value-type="float" office:value="1073805677" calcext:value-type="float">
            <text:p>1073805677</text:p>
          </table:table-cell>
          <table:table-cell office:value-type="string" calcext:value-type="string">
            <text:p><text:s/>3E5B4000</text:p>
          </table:table-cell>
          <table:table-cell office:value-type="float" office:value="1046167552" calcext:value-type="float">
            <text:p>1046167552</text:p>
          </table:table-cell>
          <table:table-cell office:value-type="float" office:value="4" calcext:value-type="float">
            <text:p>4</text:p>
          </table:table-cell>
          <table:table-cell table:formula="of:=[.F199]" office:value-type="float" office:value="1046167552" calcext:value-type="float">
            <text:p>104616755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8000F95A</text:p>
          </table:table-cell>
          <table:table-cell office:value-type="float" office:value="-2147419814" calcext:value-type="float">
            <text:p>-2147419814</text:p>
          </table:table-cell>
          <table:table-cell table:style-name="ce1" office:value-type="string" calcext:value-type="string">
            <text:p><text:s/>3E568000</text:p>
          </table:table-cell>
          <table:table-cell office:value-type="float" office:value="1045856256" calcext:value-type="float">
            <text:p>1045856256</text:p>
          </table:table-cell>
          <table:table-cell office:value-type="float" office:value="8" calcext:value-type="float">
            <text:p>8</text:p>
          </table:table-cell>
          <table:table-cell table:formula="of:=-[.F200]" office:value-type="float" office:value="-1045856256" calcext:value-type="float">
            <text:p>-104585625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4000F949</text:p>
          </table:table-cell>
          <table:table-cell office:value-type="float" office:value="1073805641" calcext:value-type="float">
            <text:p>1073805641</text:p>
          </table:table-cell>
          <table:table-cell table:style-name="ce1" office:value-type="string" calcext:value-type="string">
            <text:p><text:s/>3E524000</text:p>
          </table:table-cell>
          <table:table-cell office:value-type="float" office:value="1045577728" calcext:value-type="float">
            <text:p>1045577728</text:p>
          </table:table-cell>
          <table:table-cell office:value-type="float" office:value="4" calcext:value-type="float">
            <text:p>4</text:p>
          </table:table-cell>
          <table:table-cell table:formula="of:=[.F201]" office:value-type="float" office:value="1045577728" calcext:value-type="float">
            <text:p>104557772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8000F93A</text:p>
          </table:table-cell>
          <table:table-cell office:value-type="float" office:value="-2147419846" calcext:value-type="float">
            <text:p>-2147419846</text:p>
          </table:table-cell>
          <table:table-cell office:value-type="string" calcext:value-type="string">
            <text:p><text:s/>3E4E8000</text:p>
          </table:table-cell>
          <table:table-cell office:value-type="float" office:value="1045331968" calcext:value-type="float">
            <text:p>1045331968</text:p>
          </table:table-cell>
          <table:table-cell office:value-type="float" office:value="8" calcext:value-type="float">
            <text:p>8</text:p>
          </table:table-cell>
          <table:table-cell table:formula="of:=-[.F202]" office:value-type="float" office:value="-1045331968" calcext:value-type="float">
            <text:p>-104533196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8000F9F9</text:p>
          </table:table-cell>
          <table:table-cell office:value-type="float" office:value="-2147419655" calcext:value-type="float">
            <text:p>-2147419655</text:p>
          </table:table-cell>
          <table:table-cell office:value-type="string" calcext:value-type="string">
            <text:p><text:s/>3E7E4000</text:p>
          </table:table-cell>
          <table:table-cell office:value-type="float" office:value="1048461312" calcext:value-type="float">
            <text:p>1048461312</text:p>
          </table:table-cell>
          <table:table-cell office:value-type="float" office:value="8" calcext:value-type="float">
            <text:p>8</text:p>
          </table:table-cell>
          <table:table-cell table:formula="of:=-[.F203]" office:value-type="float" office:value="-1048461312" calcext:value-type="float">
            <text:p>-104846131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4000FA01</text:p>
          </table:table-cell>
          <table:table-cell office:value-type="float" office:value="1073805825" calcext:value-type="float">
            <text:p>1073805825</text:p>
          </table:table-cell>
          <table:table-cell table:style-name="ce1" office:value-type="string" calcext:value-type="string">
            <text:p><text:s/>3E804000</text:p>
          </table:table-cell>
          <table:table-cell office:value-type="float" office:value="1048592384" calcext:value-type="float">
            <text:p>1048592384</text:p>
          </table:table-cell>
          <table:table-cell office:value-type="float" office:value="4" calcext:value-type="float">
            <text:p>4</text:p>
          </table:table-cell>
          <table:table-cell table:formula="of:=[.F204]" office:value-type="float" office:value="1048592384" calcext:value-type="float">
            <text:p>104859238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4000FA0A</text:p>
          </table:table-cell>
          <table:table-cell office:value-type="float" office:value="1073805834" calcext:value-type="float">
            <text:p>1073805834</text:p>
          </table:table-cell>
          <table:table-cell table:style-name="ce1" office:value-type="string" calcext:value-type="string">
            <text:p><text:s/>3E828000</text:p>
          </table:table-cell>
          <table:table-cell office:value-type="float" office:value="1048739840" calcext:value-type="float">
            <text:p>1048739840</text:p>
          </table:table-cell>
          <table:table-cell office:value-type="float" office:value="4" calcext:value-type="float">
            <text:p>4</text:p>
          </table:table-cell>
          <table:table-cell table:formula="of:=[.F205]" office:value-type="float" office:value="1048739840" calcext:value-type="float">
            <text:p>104873984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0000FA10</text:p>
          </table:table-cell>
          <table:table-cell office:value-type="float" office:value="64016" calcext:value-type="float">
            <text:p>64016</text:p>
          </table:table-cell>
          <table:table-cell table:style-name="ce1" office:value-type="string" calcext:value-type="string">
            <text:p><text:s/>3E840000</text:p>
          </table:table-cell>
          <table:table-cell office:value-type="float" office:value="1048838144" calcext:value-type="float">
            <text:p>1048838144</text:p>
          </table:table-cell>
          <table:table-cell office:value-type="float" office:value="0" calcext:value-type="float">
            <text:p>0</text:p>
          </table:table-cell>
          <table:table-cell table:formula="of:=[.F206]" office:value-type="float" office:value="1048838144" calcext:value-type="float">
            <text:p>104883814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C000FA16</text:p>
          </table:table-cell>
          <table:table-cell office:value-type="float" office:value="-1073677802" calcext:value-type="float">
            <text:p>-1073677802</text:p>
          </table:table-cell>
          <table:table-cell table:style-name="ce1" office:value-type="string" calcext:value-type="string">
            <text:p><text:s/>3E858000</text:p>
          </table:table-cell>
          <table:table-cell office:value-type="float" office:value="1048936448" calcext:value-type="float">
            <text:p>1048936448</text:p>
          </table:table-cell>
          <table:table-cell office:value-type="string" calcext:value-type="string">
            <text:p><text:s/>0000000C</text:p>
          </table:table-cell>
          <table:table-cell table:formula="of:=-[.F207]" office:value-type="float" office:value="-1048936448" calcext:value-type="float">
            <text:p>-104893644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4000FA1D</text:p>
          </table:table-cell>
          <table:table-cell office:value-type="float" office:value="1073805853" calcext:value-type="float">
            <text:p>1073805853</text:p>
          </table:table-cell>
          <table:table-cell table:style-name="ce1" office:value-type="string" calcext:value-type="string">
            <text:p><text:s/>3E874000</text:p>
          </table:table-cell>
          <table:table-cell office:value-type="float" office:value="1049051136" calcext:value-type="float">
            <text:p>1049051136</text:p>
          </table:table-cell>
          <table:table-cell office:value-type="float" office:value="4" calcext:value-type="float">
            <text:p>4</text:p>
          </table:table-cell>
          <table:table-cell table:formula="of:=[.F208]" office:value-type="float" office:value="1049051136" calcext:value-type="float">
            <text:p>104905113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4000F8C2</text:p>
          </table:table-cell>
          <table:table-cell office:value-type="float" office:value="1073805506" calcext:value-type="float">
            <text:p>1073805506</text:p>
          </table:table-cell>
          <table:table-cell table:style-name="ce1" office:value-type="string" calcext:value-type="string">
            <text:p><text:s/>3E308000</text:p>
          </table:table-cell>
          <table:table-cell office:value-type="float" office:value="1043365888" calcext:value-type="float">
            <text:p>1043365888</text:p>
          </table:table-cell>
          <table:table-cell office:value-type="float" office:value="4" calcext:value-type="float">
            <text:p>4</text:p>
          </table:table-cell>
          <table:table-cell table:formula="of:=[.F209]" office:value-type="float" office:value="1043365888" calcext:value-type="float">
            <text:p>104336588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C000F8D8</text:p>
          </table:table-cell>
          <table:table-cell office:value-type="float" office:value="-1073678120" calcext:value-type="float">
            <text:p>-1073678120</text:p>
          </table:table-cell>
          <table:table-cell table:style-name="ce1" office:value-type="string" calcext:value-type="string">
            <text:p><text:s/>3E360000</text:p>
          </table:table-cell>
          <table:table-cell office:value-type="float" office:value="1043726336" calcext:value-type="float">
            <text:p>1043726336</text:p>
          </table:table-cell>
          <table:table-cell office:value-type="string" calcext:value-type="string">
            <text:p><text:s/>0000000C</text:p>
          </table:table-cell>
          <table:table-cell table:formula="of:=-[.F210]" office:value-type="float" office:value="-1043726336" calcext:value-type="float">
            <text:p>-104372633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0000F8EE</text:p>
          </table:table-cell>
          <table:table-cell office:value-type="float" office:value="63726" calcext:value-type="float">
            <text:p>63726</text:p>
          </table:table-cell>
          <table:table-cell office:value-type="string" calcext:value-type="string">
            <text:p><text:s/>3E3B8000</text:p>
          </table:table-cell>
          <table:table-cell office:value-type="float" office:value="1044086784" calcext:value-type="float">
            <text:p>1044086784</text:p>
          </table:table-cell>
          <table:table-cell office:value-type="float" office:value="0" calcext:value-type="float">
            <text:p>0</text:p>
          </table:table-cell>
          <table:table-cell table:formula="of:=[.F211]" office:value-type="float" office:value="1044086784" calcext:value-type="float">
            <text:p>104408678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C000F900</text:p>
          </table:table-cell>
          <table:table-cell office:value-type="float" office:value="-1073678080" calcext:value-type="float">
            <text:p>-1073678080</text:p>
          </table:table-cell>
          <table:table-cell table:style-name="ce1" office:value-type="string" calcext:value-type="string">
            <text:p><text:s/>3E400000</text:p>
          </table:table-cell>
          <table:table-cell office:value-type="float" office:value="1044381696" calcext:value-type="float">
            <text:p>1044381696</text:p>
          </table:table-cell>
          <table:table-cell office:value-type="string" calcext:value-type="string">
            <text:p><text:s/>0000000C</text:p>
          </table:table-cell>
          <table:table-cell table:formula="of:=-[.F212]" office:value-type="float" office:value="-1044381696" calcext:value-type="float">
            <text:p>-104438169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0000F911</text:p>
          </table:table-cell>
          <table:table-cell office:value-type="float" office:value="63761" calcext:value-type="float">
            <text:p>63761</text:p>
          </table:table-cell>
          <table:table-cell table:style-name="ce1" office:value-type="string" calcext:value-type="string">
            <text:p><text:s/>3E444000</text:p>
          </table:table-cell>
          <table:table-cell office:value-type="float" office:value="1044660224" calcext:value-type="float">
            <text:p>1044660224</text:p>
          </table:table-cell>
          <table:table-cell office:value-type="float" office:value="0" calcext:value-type="float">
            <text:p>0</text:p>
          </table:table-cell>
          <table:table-cell table:formula="of:=[.F213]" office:value-type="float" office:value="1044660224" calcext:value-type="float">
            <text:p>104466022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8000F91E</text:p>
          </table:table-cell>
          <table:table-cell office:value-type="float" office:value="-2147419874" calcext:value-type="float">
            <text:p>-2147419874</text:p>
          </table:table-cell>
          <table:table-cell table:style-name="ce1" office:value-type="string" calcext:value-type="string">
            <text:p><text:s/>3E478000</text:p>
          </table:table-cell>
          <table:table-cell office:value-type="float" office:value="1044873216" calcext:value-type="float">
            <text:p>1044873216</text:p>
          </table:table-cell>
          <table:table-cell office:value-type="float" office:value="8" calcext:value-type="float">
            <text:p>8</text:p>
          </table:table-cell>
          <table:table-cell table:formula="of:=-[.F214]" office:value-type="float" office:value="-1044873216" calcext:value-type="float">
            <text:p>-104487321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0000F92D</text:p>
          </table:table-cell>
          <table:table-cell office:value-type="float" office:value="63789" calcext:value-type="float">
            <text:p>63789</text:p>
          </table:table-cell>
          <table:table-cell office:value-type="string" calcext:value-type="string">
            <text:p><text:s/>3E4B4000</text:p>
          </table:table-cell>
          <table:table-cell office:value-type="float" office:value="1045118976" calcext:value-type="float">
            <text:p>1045118976</text:p>
          </table:table-cell>
          <table:table-cell office:value-type="float" office:value="0" calcext:value-type="float">
            <text:p>0</text:p>
          </table:table-cell>
          <table:table-cell table:formula="of:=[.F215]" office:value-type="float" office:value="1045118976" calcext:value-type="float">
            <text:p>104511897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8000F852</text:p>
          </table:table-cell>
          <table:table-cell office:value-type="float" office:value="-2147420078" calcext:value-type="float">
            <text:p>-2147420078</text:p>
          </table:table-cell>
          <table:table-cell table:style-name="ce1" office:value-type="string" calcext:value-type="string">
            <text:p><text:s/>3E148000</text:p>
          </table:table-cell>
          <table:table-cell office:value-type="float" office:value="1041530880" calcext:value-type="float">
            <text:p>1041530880</text:p>
          </table:table-cell>
          <table:table-cell office:value-type="float" office:value="8" calcext:value-type="float">
            <text:p>8</text:p>
          </table:table-cell>
          <table:table-cell table:formula="of:=-[.F216]" office:value-type="float" office:value="-1041530880" calcext:value-type="float">
            <text:p>-104153088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8000F849</text:p>
          </table:table-cell>
          <table:table-cell office:value-type="float" office:value="-2147420087" calcext:value-type="float">
            <text:p>-2147420087</text:p>
          </table:table-cell>
          <table:table-cell table:style-name="ce1" office:value-type="string" calcext:value-type="string">
            <text:p><text:s/>3E124000</text:p>
          </table:table-cell>
          <table:table-cell office:value-type="float" office:value="1041383424" calcext:value-type="float">
            <text:p>1041383424</text:p>
          </table:table-cell>
          <table:table-cell office:value-type="float" office:value="8" calcext:value-type="float">
            <text:p>8</text:p>
          </table:table-cell>
          <table:table-cell table:formula="of:=-[.F217]" office:value-type="float" office:value="-1041383424" calcext:value-type="float">
            <text:p>-104138342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8000F843</text:p>
          </table:table-cell>
          <table:table-cell office:value-type="float" office:value="-2147420093" calcext:value-type="float">
            <text:p>-2147420093</text:p>
          </table:table-cell>
          <table:table-cell office:value-type="string" calcext:value-type="string">
            <text:p><text:s/>3E10C000</text:p>
          </table:table-cell>
          <table:table-cell office:value-type="float" office:value="1041285120" calcext:value-type="float">
            <text:p>1041285120</text:p>
          </table:table-cell>
          <table:table-cell office:value-type="float" office:value="8" calcext:value-type="float">
            <text:p>8</text:p>
          </table:table-cell>
          <table:table-cell table:formula="of:=-[.F218]" office:value-type="float" office:value="-1041285120" calcext:value-type="float">
            <text:p>-104128512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8000F841</text:p>
          </table:table-cell>
          <table:table-cell office:value-type="float" office:value="-2147420095" calcext:value-type="float">
            <text:p>-2147420095</text:p>
          </table:table-cell>
          <table:table-cell table:style-name="ce1" office:value-type="string" calcext:value-type="string">
            <text:p><text:s/>3E104000</text:p>
          </table:table-cell>
          <table:table-cell office:value-type="float" office:value="1041252352" calcext:value-type="float">
            <text:p>1041252352</text:p>
          </table:table-cell>
          <table:table-cell office:value-type="float" office:value="8" calcext:value-type="float">
            <text:p>8</text:p>
          </table:table-cell>
          <table:table-cell table:formula="of:=-[.F219]" office:value-type="float" office:value="-1041252352" calcext:value-type="float">
            <text:p>-104125235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0000F844</text:p>
          </table:table-cell>
          <table:table-cell office:value-type="float" office:value="63556" calcext:value-type="float">
            <text:p>63556</text:p>
          </table:table-cell>
          <table:table-cell table:style-name="ce1" office:value-type="string" calcext:value-type="string">
            <text:p><text:s/>3E110000</text:p>
          </table:table-cell>
          <table:table-cell office:value-type="float" office:value="1041301504" calcext:value-type="float">
            <text:p>1041301504</text:p>
          </table:table-cell>
          <table:table-cell office:value-type="float" office:value="0" calcext:value-type="float">
            <text:p>0</text:p>
          </table:table-cell>
          <table:table-cell table:formula="of:=[.F220]" office:value-type="float" office:value="1041301504" calcext:value-type="float">
            <text:p>104130150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0000F849</text:p>
          </table:table-cell>
          <table:table-cell office:value-type="float" office:value="63561" calcext:value-type="float">
            <text:p>63561</text:p>
          </table:table-cell>
          <table:table-cell table:style-name="ce1" office:value-type="string" calcext:value-type="string">
            <text:p><text:s/>3E124000</text:p>
          </table:table-cell>
          <table:table-cell office:value-type="float" office:value="1041383424" calcext:value-type="float">
            <text:p>1041383424</text:p>
          </table:table-cell>
          <table:table-cell office:value-type="float" office:value="0" calcext:value-type="float">
            <text:p>0</text:p>
          </table:table-cell>
          <table:table-cell table:formula="of:=[.F221]" office:value-type="float" office:value="1041383424" calcext:value-type="float">
            <text:p>104138342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0000F921</text:p>
          </table:table-cell>
          <table:table-cell office:value-type="float" office:value="63777" calcext:value-type="float">
            <text:p>63777</text:p>
          </table:table-cell>
          <table:table-cell table:style-name="ce1" office:value-type="string" calcext:value-type="string">
            <text:p><text:s/>3E484000</text:p>
          </table:table-cell>
          <table:table-cell office:value-type="float" office:value="1044922368" calcext:value-type="float">
            <text:p>1044922368</text:p>
          </table:table-cell>
          <table:table-cell office:value-type="float" office:value="0" calcext:value-type="float">
            <text:p>0</text:p>
          </table:table-cell>
          <table:table-cell table:formula="of:=[.F222]" office:value-type="float" office:value="1044922368" calcext:value-type="float">
            <text:p>104492236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0000F919</text:p>
          </table:table-cell>
          <table:table-cell office:value-type="float" office:value="63769" calcext:value-type="float">
            <text:p>63769</text:p>
          </table:table-cell>
          <table:table-cell table:style-name="ce1" office:value-type="string" calcext:value-type="string">
            <text:p><text:s/>3E464000</text:p>
          </table:table-cell>
          <table:table-cell office:value-type="float" office:value="1044791296" calcext:value-type="float">
            <text:p>1044791296</text:p>
          </table:table-cell>
          <table:table-cell office:value-type="float" office:value="0" calcext:value-type="float">
            <text:p>0</text:p>
          </table:table-cell>
          <table:table-cell table:formula="of:=[.F223]" office:value-type="float" office:value="1044791296" calcext:value-type="float">
            <text:p>104479129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C000F90D</text:p>
          </table:table-cell>
          <table:table-cell office:value-type="float" office:value="-1073678067" calcext:value-type="float">
            <text:p>-1073678067</text:p>
          </table:table-cell>
          <table:table-cell table:style-name="ce1" office:value-type="string" calcext:value-type="string">
            <text:p><text:s/>3E434000</text:p>
          </table:table-cell>
          <table:table-cell office:value-type="float" office:value="1044594688" calcext:value-type="float">
            <text:p>1044594688</text:p>
          </table:table-cell>
          <table:table-cell office:value-type="string" calcext:value-type="string">
            <text:p><text:s/>0000000C</text:p>
          </table:table-cell>
          <table:table-cell table:formula="of:=-[.F224]" office:value-type="float" office:value="-1044594688" calcext:value-type="float">
            <text:p>-104459468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0000F900</text:p>
          </table:table-cell>
          <table:table-cell office:value-type="float" office:value="63744" calcext:value-type="float">
            <text:p>63744</text:p>
          </table:table-cell>
          <table:table-cell table:style-name="ce1" office:value-type="string" calcext:value-type="string">
            <text:p><text:s/>3E400000</text:p>
          </table:table-cell>
          <table:table-cell office:value-type="float" office:value="1044381696" calcext:value-type="float">
            <text:p>1044381696</text:p>
          </table:table-cell>
          <table:table-cell office:value-type="float" office:value="0" calcext:value-type="float">
            <text:p>0</text:p>
          </table:table-cell>
          <table:table-cell table:formula="of:=[.F225]" office:value-type="float" office:value="1044381696" calcext:value-type="float">
            <text:p>104438169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4000F8F1</text:p>
          </table:table-cell>
          <table:table-cell office:value-type="float" office:value="1073805553" calcext:value-type="float">
            <text:p>1073805553</text:p>
          </table:table-cell>
          <table:table-cell office:value-type="string" calcext:value-type="string">
            <text:p><text:s/>3E3C4000</text:p>
          </table:table-cell>
          <table:table-cell office:value-type="float" office:value="1044135936" calcext:value-type="float">
            <text:p>1044135936</text:p>
          </table:table-cell>
          <table:table-cell office:value-type="float" office:value="4" calcext:value-type="float">
            <text:p>4</text:p>
          </table:table-cell>
          <table:table-cell table:formula="of:=[.F226]" office:value-type="float" office:value="1044135936" calcext:value-type="float">
            <text:p>104413593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0000F8E2</text:p>
          </table:table-cell>
          <table:table-cell office:value-type="float" office:value="63714" calcext:value-type="float">
            <text:p>63714</text:p>
          </table:table-cell>
          <table:table-cell table:style-name="ce1" office:value-type="string" calcext:value-type="string">
            <text:p><text:s/>3E388000</text:p>
          </table:table-cell>
          <table:table-cell office:value-type="float" office:value="1043890176" calcext:value-type="float">
            <text:p>1043890176</text:p>
          </table:table-cell>
          <table:table-cell office:value-type="float" office:value="0" calcext:value-type="float">
            <text:p>0</text:p>
          </table:table-cell>
          <table:table-cell table:formula="of:=[.F227]" office:value-type="float" office:value="1043890176" calcext:value-type="float">
            <text:p>104389017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0000F8D1</text:p>
          </table:table-cell>
          <table:table-cell office:value-type="float" office:value="63697" calcext:value-type="float">
            <text:p>63697</text:p>
          </table:table-cell>
          <table:table-cell table:style-name="ce1" office:value-type="string" calcext:value-type="string">
            <text:p><text:s/>3E344000</text:p>
          </table:table-cell>
          <table:table-cell office:value-type="float" office:value="1043611648" calcext:value-type="float">
            <text:p>1043611648</text:p>
          </table:table-cell>
          <table:table-cell office:value-type="float" office:value="0" calcext:value-type="float">
            <text:p>0</text:p>
          </table:table-cell>
          <table:table-cell table:formula="of:=[.F228]" office:value-type="float" office:value="1043611648" calcext:value-type="float">
            <text:p>104361164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8000FA0E</text:p>
          </table:table-cell>
          <table:table-cell office:value-type="float" office:value="-2147419634" calcext:value-type="float">
            <text:p>-2147419634</text:p>
          </table:table-cell>
          <table:table-cell table:style-name="ce1" office:value-type="string" calcext:value-type="string">
            <text:p><text:s/>3E838000</text:p>
          </table:table-cell>
          <table:table-cell office:value-type="float" office:value="1048805376" calcext:value-type="float">
            <text:p>1048805376</text:p>
          </table:table-cell>
          <table:table-cell office:value-type="float" office:value="8" calcext:value-type="float">
            <text:p>8</text:p>
          </table:table-cell>
          <table:table-cell table:formula="of:=-[.F229]" office:value-type="float" office:value="-1048805376" calcext:value-type="float">
            <text:p>-104880537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4000FA04</text:p>
          </table:table-cell>
          <table:table-cell office:value-type="float" office:value="1073805828" calcext:value-type="float">
            <text:p>1073805828</text:p>
          </table:table-cell>
          <table:table-cell table:style-name="ce1" office:value-type="string" calcext:value-type="string">
            <text:p><text:s/>3E810000</text:p>
          </table:table-cell>
          <table:table-cell office:value-type="float" office:value="1048641536" calcext:value-type="float">
            <text:p>1048641536</text:p>
          </table:table-cell>
          <table:table-cell office:value-type="float" office:value="4" calcext:value-type="float">
            <text:p>4</text:p>
          </table:table-cell>
          <table:table-cell table:formula="of:=[.F230]" office:value-type="float" office:value="1048641536" calcext:value-type="float">
            <text:p>104864153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8000F9F7</text:p>
          </table:table-cell>
          <table:table-cell office:value-type="float" office:value="-2147419657" calcext:value-type="float">
            <text:p>-2147419657</text:p>
          </table:table-cell>
          <table:table-cell office:value-type="string" calcext:value-type="string">
            <text:p><text:s/>3E7DC000</text:p>
          </table:table-cell>
          <table:table-cell office:value-type="float" office:value="1048428544" calcext:value-type="float">
            <text:p>1048428544</text:p>
          </table:table-cell>
          <table:table-cell office:value-type="float" office:value="8" calcext:value-type="float">
            <text:p>8</text:p>
          </table:table-cell>
          <table:table-cell table:formula="of:=-[.F231]" office:value-type="float" office:value="-1048428544" calcext:value-type="float">
            <text:p>-104842854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C000F9E9</text:p>
          </table:table-cell>
          <table:table-cell office:value-type="float" office:value="-1073677847" calcext:value-type="float">
            <text:p>-1073677847</text:p>
          </table:table-cell>
          <table:table-cell office:value-type="string" calcext:value-type="string">
            <text:p><text:s/>3E7A4000</text:p>
          </table:table-cell>
          <table:table-cell office:value-type="float" office:value="1048199168" calcext:value-type="float">
            <text:p>1048199168</text:p>
          </table:table-cell>
          <table:table-cell office:value-type="string" calcext:value-type="string">
            <text:p><text:s/>0000000C</text:p>
          </table:table-cell>
          <table:table-cell table:formula="of:=-[.F232]" office:value-type="float" office:value="-1048199168" calcext:value-type="float">
            <text:p>-104819916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8000F9DD</text:p>
          </table:table-cell>
          <table:table-cell office:value-type="float" office:value="-2147419683" calcext:value-type="float">
            <text:p>-2147419683</text:p>
          </table:table-cell>
          <table:table-cell table:style-name="ce1" office:value-type="string" calcext:value-type="string">
            <text:p><text:s/>3E774000</text:p>
          </table:table-cell>
          <table:table-cell office:value-type="float" office:value="1048002560" calcext:value-type="float">
            <text:p>1048002560</text:p>
          </table:table-cell>
          <table:table-cell office:value-type="float" office:value="8" calcext:value-type="float">
            <text:p>8</text:p>
          </table:table-cell>
          <table:table-cell table:formula="of:=-[.F233]" office:value-type="float" office:value="-1048002560" calcext:value-type="float">
            <text:p>-104800256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C000F9D0</text:p>
          </table:table-cell>
          <table:table-cell office:value-type="float" office:value="-1073677872" calcext:value-type="float">
            <text:p>-1073677872</text:p>
          </table:table-cell>
          <table:table-cell table:style-name="ce1" office:value-type="string" calcext:value-type="string">
            <text:p><text:s/>3E740000</text:p>
          </table:table-cell>
          <table:table-cell office:value-type="float" office:value="1047789568" calcext:value-type="float">
            <text:p>1047789568</text:p>
          </table:table-cell>
          <table:table-cell office:value-type="string" calcext:value-type="string">
            <text:p><text:s/>0000000C</text:p>
          </table:table-cell>
          <table:table-cell table:formula="of:=-[.F234]" office:value-type="float" office:value="-1047789568" calcext:value-type="float">
            <text:p>-104778956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4000F943</text:p>
          </table:table-cell>
          <table:table-cell office:value-type="float" office:value="1073805635" calcext:value-type="float">
            <text:p>1073805635</text:p>
          </table:table-cell>
          <table:table-cell office:value-type="string" calcext:value-type="string">
            <text:p><text:s/>3E50C000</text:p>
          </table:table-cell>
          <table:table-cell office:value-type="float" office:value="1045479424" calcext:value-type="float">
            <text:p>1045479424</text:p>
          </table:table-cell>
          <table:table-cell office:value-type="float" office:value="4" calcext:value-type="float">
            <text:p>4</text:p>
          </table:table-cell>
          <table:table-cell table:formula="of:=[.F235]" office:value-type="float" office:value="1045479424" calcext:value-type="float">
            <text:p>104547942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0000F957</text:p>
          </table:table-cell>
          <table:table-cell office:value-type="float" office:value="63831" calcext:value-type="float">
            <text:p>63831</text:p>
          </table:table-cell>
          <table:table-cell office:value-type="string" calcext:value-type="string">
            <text:p><text:s/>3E55C000</text:p>
          </table:table-cell>
          <table:table-cell office:value-type="float" office:value="1045807104" calcext:value-type="float">
            <text:p>1045807104</text:p>
          </table:table-cell>
          <table:table-cell office:value-type="float" office:value="0" calcext:value-type="float">
            <text:p>0</text:p>
          </table:table-cell>
          <table:table-cell table:formula="of:=[.F236]" office:value-type="float" office:value="1045807104" calcext:value-type="float">
            <text:p>104580710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C000F96A</text:p>
          </table:table-cell>
          <table:table-cell office:value-type="float" office:value="-1073677974" calcext:value-type="float">
            <text:p>-1073677974</text:p>
          </table:table-cell>
          <table:table-cell office:value-type="string" calcext:value-type="string">
            <text:p><text:s/>3E5A8000</text:p>
          </table:table-cell>
          <table:table-cell office:value-type="float" office:value="1046118400" calcext:value-type="float">
            <text:p>1046118400</text:p>
          </table:table-cell>
          <table:table-cell office:value-type="string" calcext:value-type="string">
            <text:p><text:s/>0000000C</text:p>
          </table:table-cell>
          <table:table-cell table:formula="of:=-[.F237]" office:value-type="float" office:value="-1046118400" calcext:value-type="float">
            <text:p>-10461184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0000F980</text:p>
          </table:table-cell>
          <table:table-cell office:value-type="float" office:value="63872" calcext:value-type="float">
            <text:p>63872</text:p>
          </table:table-cell>
          <table:table-cell table:style-name="ce1" office:value-type="string" calcext:value-type="string">
            <text:p><text:s/>3E600000</text:p>
          </table:table-cell>
          <table:table-cell office:value-type="float" office:value="1046478848" calcext:value-type="float">
            <text:p>1046478848</text:p>
          </table:table-cell>
          <table:table-cell office:value-type="float" office:value="0" calcext:value-type="float">
            <text:p>0</text:p>
          </table:table-cell>
          <table:table-cell table:formula="of:=[.F238]" office:value-type="float" office:value="1046478848" calcext:value-type="float">
            <text:p>104647884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C000F997</text:p>
          </table:table-cell>
          <table:table-cell office:value-type="float" office:value="-1073677929" calcext:value-type="float">
            <text:p>-1073677929</text:p>
          </table:table-cell>
          <table:table-cell office:value-type="string" calcext:value-type="string">
            <text:p><text:s/>3E65C000</text:p>
          </table:table-cell>
          <table:table-cell office:value-type="float" office:value="1046855680" calcext:value-type="float">
            <text:p>1046855680</text:p>
          </table:table-cell>
          <table:table-cell office:value-type="string" calcext:value-type="string">
            <text:p><text:s/>0000000C</text:p>
          </table:table-cell>
          <table:table-cell table:formula="of:=-[.F239]" office:value-type="float" office:value="-1046855680" calcext:value-type="float">
            <text:p>-104685568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4000F9AF</text:p>
          </table:table-cell>
          <table:table-cell office:value-type="float" office:value="1073805743" calcext:value-type="float">
            <text:p>1073805743</text:p>
          </table:table-cell>
          <table:table-cell office:value-type="string" calcext:value-type="string">
            <text:p><text:s/>3E6BC000</text:p>
          </table:table-cell>
          <table:table-cell office:value-type="float" office:value="1047248896" calcext:value-type="float">
            <text:p>1047248896</text:p>
          </table:table-cell>
          <table:table-cell office:value-type="float" office:value="4" calcext:value-type="float">
            <text:p>4</text:p>
          </table:table-cell>
          <table:table-cell table:formula="of:=[.F240]" office:value-type="float" office:value="1047248896" calcext:value-type="float">
            <text:p>104724889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C000F9C5</text:p>
          </table:table-cell>
          <table:table-cell office:value-type="float" office:value="-1073677883" calcext:value-type="float">
            <text:p>-1073677883</text:p>
          </table:table-cell>
          <table:table-cell table:style-name="ce1" office:value-type="string" calcext:value-type="string">
            <text:p><text:s/>3E714000</text:p>
          </table:table-cell>
          <table:table-cell office:value-type="float" office:value="1047609344" calcext:value-type="float">
            <text:p>1047609344</text:p>
          </table:table-cell>
          <table:table-cell office:value-type="string" calcext:value-type="string">
            <text:p><text:s/>0000000C</text:p>
          </table:table-cell>
          <table:table-cell table:formula="of:=-[.F241]" office:value-type="float" office:value="-1047609344" calcext:value-type="float">
            <text:p>-104760934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0000F855</text:p>
          </table:table-cell>
          <table:table-cell office:value-type="float" office:value="63573" calcext:value-type="float">
            <text:p>63573</text:p>
          </table:table-cell>
          <table:table-cell table:style-name="ce1" office:value-type="string" calcext:value-type="string">
            <text:p><text:s/>3E154000</text:p>
          </table:table-cell>
          <table:table-cell office:value-type="float" office:value="1041580032" calcext:value-type="float">
            <text:p>1041580032</text:p>
          </table:table-cell>
          <table:table-cell office:value-type="float" office:value="0" calcext:value-type="float">
            <text:p>0</text:p>
          </table:table-cell>
          <table:table-cell table:formula="of:=[.F242]" office:value-type="float" office:value="1041580032" calcext:value-type="float">
            <text:p>104158003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4000F85C</text:p>
          </table:table-cell>
          <table:table-cell office:value-type="float" office:value="1073805404" calcext:value-type="float">
            <text:p>1073805404</text:p>
          </table:table-cell>
          <table:table-cell table:style-name="ce1" office:value-type="string" calcext:value-type="string">
            <text:p><text:s/>3E170000</text:p>
          </table:table-cell>
          <table:table-cell office:value-type="float" office:value="1041694720" calcext:value-type="float">
            <text:p>1041694720</text:p>
          </table:table-cell>
          <table:table-cell office:value-type="float" office:value="4" calcext:value-type="float">
            <text:p>4</text:p>
          </table:table-cell>
          <table:table-cell table:formula="of:=[.F243]" office:value-type="float" office:value="1041694720" calcext:value-type="float">
            <text:p>104169472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4000F863</text:p>
          </table:table-cell>
          <table:table-cell office:value-type="float" office:value="1073805411" calcext:value-type="float">
            <text:p>1073805411</text:p>
          </table:table-cell>
          <table:table-cell office:value-type="string" calcext:value-type="string">
            <text:p><text:s/>3E18C000</text:p>
          </table:table-cell>
          <table:table-cell office:value-type="float" office:value="1041809408" calcext:value-type="float">
            <text:p>1041809408</text:p>
          </table:table-cell>
          <table:table-cell office:value-type="float" office:value="4" calcext:value-type="float">
            <text:p>4</text:p>
          </table:table-cell>
          <table:table-cell table:formula="of:=[.F244]" office:value-type="float" office:value="1041809408" calcext:value-type="float">
            <text:p>104180940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4000F86B</text:p>
          </table:table-cell>
          <table:table-cell office:value-type="float" office:value="1073805419" calcext:value-type="float">
            <text:p>1073805419</text:p>
          </table:table-cell>
          <table:table-cell office:value-type="string" calcext:value-type="string">
            <text:p><text:s/>3E1AC000</text:p>
          </table:table-cell>
          <table:table-cell office:value-type="float" office:value="1041940480" calcext:value-type="float">
            <text:p>1041940480</text:p>
          </table:table-cell>
          <table:table-cell office:value-type="float" office:value="4" calcext:value-type="float">
            <text:p>4</text:p>
          </table:table-cell>
          <table:table-cell table:formula="of:=[.F245]" office:value-type="float" office:value="1041940480" calcext:value-type="float">
            <text:p>104194048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8000F874</text:p>
          </table:table-cell>
          <table:table-cell office:value-type="float" office:value="-2147420044" calcext:value-type="float">
            <text:p>-2147420044</text:p>
          </table:table-cell>
          <table:table-cell office:value-type="string" calcext:value-type="string">
            <text:p><text:s/>3E1D0000</text:p>
          </table:table-cell>
          <table:table-cell office:value-type="float" office:value="1042087936" calcext:value-type="float">
            <text:p>1042087936</text:p>
          </table:table-cell>
          <table:table-cell office:value-type="float" office:value="8" calcext:value-type="float">
            <text:p>8</text:p>
          </table:table-cell>
          <table:table-cell table:formula="of:=-[.F246]" office:value-type="float" office:value="-1042087936" calcext:value-type="float">
            <text:p>-104208793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C000F87F</text:p>
          </table:table-cell>
          <table:table-cell office:value-type="float" office:value="-1073678209" calcext:value-type="float">
            <text:p>-1073678209</text:p>
          </table:table-cell>
          <table:table-cell office:value-type="string" calcext:value-type="string">
            <text:p><text:s/>3E1FC000</text:p>
          </table:table-cell>
          <table:table-cell office:value-type="float" office:value="1042268160" calcext:value-type="float">
            <text:p>1042268160</text:p>
          </table:table-cell>
          <table:table-cell office:value-type="string" calcext:value-type="string">
            <text:p><text:s/>0000000C</text:p>
          </table:table-cell>
          <table:table-cell table:formula="of:=-[.F247]" office:value-type="float" office:value="-1042268160" calcext:value-type="float">
            <text:p>-104226816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C000F8C4</text:p>
          </table:table-cell>
          <table:table-cell office:value-type="float" office:value="-1073678140" calcext:value-type="float">
            <text:p>-1073678140</text:p>
          </table:table-cell>
          <table:table-cell table:style-name="ce1" office:value-type="string" calcext:value-type="string">
            <text:p><text:s/>3E310000</text:p>
          </table:table-cell>
          <table:table-cell office:value-type="float" office:value="1043398656" calcext:value-type="float">
            <text:p>1043398656</text:p>
          </table:table-cell>
          <table:table-cell office:value-type="string" calcext:value-type="string">
            <text:p><text:s/>0000000C</text:p>
          </table:table-cell>
          <table:table-cell table:formula="of:=-[.F248]" office:value-type="float" office:value="-1043398656" calcext:value-type="float">
            <text:p>-104339865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C000F8B3</text:p>
          </table:table-cell>
          <table:table-cell office:value-type="float" office:value="-1073678157" calcext:value-type="float">
            <text:p>-1073678157</text:p>
          </table:table-cell>
          <table:table-cell office:value-type="string" calcext:value-type="string">
            <text:p><text:s/>3E2CC000</text:p>
          </table:table-cell>
          <table:table-cell office:value-type="float" office:value="1043120128" calcext:value-type="float">
            <text:p>1043120128</text:p>
          </table:table-cell>
          <table:table-cell office:value-type="string" calcext:value-type="string">
            <text:p><text:s/>0000000C</text:p>
          </table:table-cell>
          <table:table-cell table:formula="of:=-[.F249]" office:value-type="float" office:value="-1043120128" calcext:value-type="float">
            <text:p>-104312012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0000F8A6</text:p>
          </table:table-cell>
          <table:table-cell office:value-type="float" office:value="63654" calcext:value-type="float">
            <text:p>63654</text:p>
          </table:table-cell>
          <table:table-cell table:style-name="ce1" office:value-type="string" calcext:value-type="string">
            <text:p><text:s/>3E298000</text:p>
          </table:table-cell>
          <table:table-cell office:value-type="float" office:value="1042907136" calcext:value-type="float">
            <text:p>1042907136</text:p>
          </table:table-cell>
          <table:table-cell office:value-type="float" office:value="0" calcext:value-type="float">
            <text:p>0</text:p>
          </table:table-cell>
          <table:table-cell table:formula="of:=[.F250]" office:value-type="float" office:value="1042907136" calcext:value-type="float">
            <text:p>104290713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8000F89C</text:p>
          </table:table-cell>
          <table:table-cell office:value-type="float" office:value="-2147420004" calcext:value-type="float">
            <text:p>-2147420004</text:p>
          </table:table-cell>
          <table:table-cell table:style-name="ce1" office:value-type="string" calcext:value-type="string">
            <text:p><text:s/>3E270000</text:p>
          </table:table-cell>
          <table:table-cell office:value-type="float" office:value="1042743296" calcext:value-type="float">
            <text:p>1042743296</text:p>
          </table:table-cell>
          <table:table-cell office:value-type="float" office:value="8" calcext:value-type="float">
            <text:p>8</text:p>
          </table:table-cell>
          <table:table-cell table:formula="of:=-[.F251]" office:value-type="float" office:value="-1042743296" calcext:value-type="float">
            <text:p>-104274329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C000F893</text:p>
          </table:table-cell>
          <table:table-cell office:value-type="float" office:value="-1073678189" calcext:value-type="float">
            <text:p>-1073678189</text:p>
          </table:table-cell>
          <table:table-cell office:value-type="string" calcext:value-type="string">
            <text:p><text:s/>3E24C000</text:p>
          </table:table-cell>
          <table:table-cell office:value-type="float" office:value="1042595840" calcext:value-type="float">
            <text:p>1042595840</text:p>
          </table:table-cell>
          <table:table-cell office:value-type="string" calcext:value-type="string">
            <text:p><text:s/>0000000C</text:p>
          </table:table-cell>
          <table:table-cell table:formula="of:=-[.F252]" office:value-type="float" office:value="-1042595840" calcext:value-type="float">
            <text:p>-104259584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0000F889</text:p>
          </table:table-cell>
          <table:table-cell office:value-type="float" office:value="63625" calcext:value-type="float">
            <text:p>63625</text:p>
          </table:table-cell>
          <table:table-cell table:style-name="ce1" office:value-type="string" calcext:value-type="string">
            <text:p><text:s/>3E224000</text:p>
          </table:table-cell>
          <table:table-cell office:value-type="float" office:value="1042432000" calcext:value-type="float">
            <text:p>1042432000</text:p>
          </table:table-cell>
          <table:table-cell office:value-type="float" office:value="0" calcext:value-type="float">
            <text:p>0</text:p>
          </table:table-cell>
          <table:table-cell table:formula="of:=[.F253]" office:value-type="float" office:value="1042432000" calcext:value-type="float">
            <text:p>1042432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4000F87E</text:p>
          </table:table-cell>
          <table:table-cell office:value-type="float" office:value="1073805438" calcext:value-type="float">
            <text:p>1073805438</text:p>
          </table:table-cell>
          <table:table-cell office:value-type="string" calcext:value-type="string">
            <text:p><text:s/>3E1F8000</text:p>
          </table:table-cell>
          <table:table-cell office:value-type="float" office:value="1042251776" calcext:value-type="float">
            <text:p>1042251776</text:p>
          </table:table-cell>
          <table:table-cell office:value-type="float" office:value="4" calcext:value-type="float">
            <text:p>4</text:p>
          </table:table-cell>
          <table:table-cell table:formula="of:=[.F254]" office:value-type="float" office:value="1042251776" calcext:value-type="float">
            <text:p>104225177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0000F9B4</text:p>
          </table:table-cell>
          <table:table-cell office:value-type="float" office:value="63924" calcext:value-type="float">
            <text:p>63924</text:p>
          </table:table-cell>
          <table:table-cell office:value-type="string" calcext:value-type="string">
            <text:p><text:s/>3E6D0000</text:p>
          </table:table-cell>
          <table:table-cell office:value-type="float" office:value="1047330816" calcext:value-type="float">
            <text:p>1047330816</text:p>
          </table:table-cell>
          <table:table-cell office:value-type="float" office:value="0" calcext:value-type="float">
            <text:p>0</text:p>
          </table:table-cell>
          <table:table-cell table:formula="of:=[.F255]" office:value-type="float" office:value="1047330816" calcext:value-type="float">
            <text:p>104733081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office:value-type="string" calcext:value-type="string">
            <text:p>C000F9A2</text:p>
          </table:table-cell>
          <table:table-cell office:value-type="float" office:value="-1073677918" calcext:value-type="float">
            <text:p>-1073677918</text:p>
          </table:table-cell>
          <table:table-cell table:style-name="ce1" office:value-type="string" calcext:value-type="string">
            <text:p><text:s/>3E688000</text:p>
          </table:table-cell>
          <table:table-cell office:value-type="float" office:value="1047035904" calcext:value-type="float">
            <text:p>1047035904</text:p>
          </table:table-cell>
          <table:table-cell office:value-type="string" calcext:value-type="string">
            <text:p><text:s/>0000000C</text:p>
          </table:table-cell>
          <table:table-cell table:formula="of:=-[.F256]" office:value-type="float" office:value="-1047035904" calcext:value-type="float">
            <text:p>-104703590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8000F993</text:p>
          </table:table-cell>
          <table:table-cell office:value-type="float" office:value="-2147419757" calcext:value-type="float">
            <text:p>-2147419757</text:p>
          </table:table-cell>
          <table:table-cell office:value-type="string" calcext:value-type="string">
            <text:p><text:s/>3E64C000</text:p>
          </table:table-cell>
          <table:table-cell office:value-type="float" office:value="1046790144" calcext:value-type="float">
            <text:p>1046790144</text:p>
          </table:table-cell>
          <table:table-cell office:value-type="float" office:value="8" calcext:value-type="float">
            <text:p>8</text:p>
          </table:table-cell>
          <table:table-cell table:formula="of:=-[.F257]" office:value-type="float" office:value="-1046790144" calcext:value-type="float">
            <text:p>-104679014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4000F986</text:p>
          </table:table-cell>
          <table:table-cell office:value-type="float" office:value="1073805702" calcext:value-type="float">
            <text:p>1073805702</text:p>
          </table:table-cell>
          <table:table-cell table:style-name="ce1" office:value-type="string" calcext:value-type="string">
            <text:p><text:s/>3E618000</text:p>
          </table:table-cell>
          <table:table-cell office:value-type="float" office:value="1046577152" calcext:value-type="float">
            <text:p>1046577152</text:p>
          </table:table-cell>
          <table:table-cell office:value-type="float" office:value="4" calcext:value-type="float">
            <text:p>4</text:p>
          </table:table-cell>
          <table:table-cell table:formula="of:=[.F258]" office:value-type="float" office:value="1046577152" calcext:value-type="float">
            <text:p>104657715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  <table:table-cell office:value-type="string" calcext:value-type="string">
            <text:p>C000F977</text:p>
          </table:table-cell>
          <table:table-cell office:value-type="float" office:value="-1073677961" calcext:value-type="float">
            <text:p>-1073677961</text:p>
          </table:table-cell>
          <table:table-cell office:value-type="string" calcext:value-type="string">
            <text:p><text:s/>3E5DC000</text:p>
          </table:table-cell>
          <table:table-cell office:value-type="float" office:value="1046331392" calcext:value-type="float">
            <text:p>1046331392</text:p>
          </table:table-cell>
          <table:table-cell office:value-type="string" calcext:value-type="string">
            <text:p><text:s/>0000000C</text:p>
          </table:table-cell>
          <table:table-cell table:formula="of:=-[.F259]" office:value-type="float" office:value="-1046331392" calcext:value-type="float">
            <text:p>-104633139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0000F965</text:p>
          </table:table-cell>
          <table:table-cell office:value-type="float" office:value="63845" calcext:value-type="float">
            <text:p>63845</text:p>
          </table:table-cell>
          <table:table-cell table:style-name="ce1" office:value-type="string" calcext:value-type="string">
            <text:p><text:s/>3E594000</text:p>
          </table:table-cell>
          <table:table-cell office:value-type="float" office:value="1046036480" calcext:value-type="float">
            <text:p>1046036480</text:p>
          </table:table-cell>
          <table:table-cell office:value-type="float" office:value="0" calcext:value-type="float">
            <text:p>0</text:p>
          </table:table-cell>
          <table:table-cell table:formula="of:=[.F260]" office:value-type="float" office:value="1046036480" calcext:value-type="float">
            <text:p>104603648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office:value-type="string" calcext:value-type="string">
            <text:p>4000F9D6</text:p>
          </table:table-cell>
          <table:table-cell office:value-type="float" office:value="1073805782" calcext:value-type="float">
            <text:p>1073805782</text:p>
          </table:table-cell>
          <table:table-cell table:style-name="ce1" office:value-type="string" calcext:value-type="string">
            <text:p><text:s/>3E758000</text:p>
          </table:table-cell>
          <table:table-cell office:value-type="float" office:value="1047887872" calcext:value-type="float">
            <text:p>1047887872</text:p>
          </table:table-cell>
          <table:table-cell office:value-type="float" office:value="4" calcext:value-type="float">
            <text:p>4</text:p>
          </table:table-cell>
          <table:table-cell table:formula="of:=[.F261]" office:value-type="float" office:value="1047887872" calcext:value-type="float">
            <text:p>104788787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4000F9E1</text:p>
          </table:table-cell>
          <table:table-cell office:value-type="float" office:value="1073805793" calcext:value-type="float">
            <text:p>1073805793</text:p>
          </table:table-cell>
          <table:table-cell table:style-name="ce1" office:value-type="string" calcext:value-type="string">
            <text:p><text:s/>3E784000</text:p>
          </table:table-cell>
          <table:table-cell office:value-type="float" office:value="1048068096" calcext:value-type="float">
            <text:p>1048068096</text:p>
          </table:table-cell>
          <table:table-cell office:value-type="float" office:value="4" calcext:value-type="float">
            <text:p>4</text:p>
          </table:table-cell>
          <table:table-cell table:formula="of:=[.F262]" office:value-type="float" office:value="1048068096" calcext:value-type="float">
            <text:p>104806809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8000F9E9</text:p>
          </table:table-cell>
          <table:table-cell office:value-type="float" office:value="-2147419671" calcext:value-type="float">
            <text:p>-2147419671</text:p>
          </table:table-cell>
          <table:table-cell office:value-type="string" calcext:value-type="string">
            <text:p><text:s/>3E7A4000</text:p>
          </table:table-cell>
          <table:table-cell office:value-type="float" office:value="1048199168" calcext:value-type="float">
            <text:p>1048199168</text:p>
          </table:table-cell>
          <table:table-cell office:value-type="float" office:value="8" calcext:value-type="float">
            <text:p>8</text:p>
          </table:table-cell>
          <table:table-cell table:formula="of:=-[.F263]" office:value-type="float" office:value="-1048199168" calcext:value-type="float">
            <text:p>-104819916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0000F9EF</text:p>
          </table:table-cell>
          <table:table-cell office:value-type="float" office:value="63983" calcext:value-type="float">
            <text:p>63983</text:p>
          </table:table-cell>
          <table:table-cell office:value-type="string" calcext:value-type="string">
            <text:p><text:s/>3E7BC000</text:p>
          </table:table-cell>
          <table:table-cell office:value-type="float" office:value="1048297472" calcext:value-type="float">
            <text:p>1048297472</text:p>
          </table:table-cell>
          <table:table-cell office:value-type="float" office:value="0" calcext:value-type="float">
            <text:p>0</text:p>
          </table:table-cell>
          <table:table-cell table:formula="of:=[.F264]" office:value-type="float" office:value="1048297472" calcext:value-type="float">
            <text:p>104829747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4000F9F7</text:p>
          </table:table-cell>
          <table:table-cell office:value-type="float" office:value="1073805815" calcext:value-type="float">
            <text:p>1073805815</text:p>
          </table:table-cell>
          <table:table-cell office:value-type="string" calcext:value-type="string">
            <text:p><text:s/>3E7DC000</text:p>
          </table:table-cell>
          <table:table-cell office:value-type="float" office:value="1048428544" calcext:value-type="float">
            <text:p>1048428544</text:p>
          </table:table-cell>
          <table:table-cell office:value-type="float" office:value="4" calcext:value-type="float">
            <text:p>4</text:p>
          </table:table-cell>
          <table:table-cell table:formula="of:=[.F265]" office:value-type="float" office:value="1048428544" calcext:value-type="float">
            <text:p>104842854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/>
          <table:table-cell office:value-type="string" calcext:value-type="string">
            <text:p>C000FA00</text:p>
          </table:table-cell>
          <table:table-cell office:value-type="float" office:value="-1073677824" calcext:value-type="float">
            <text:p>-1073677824</text:p>
          </table:table-cell>
          <table:table-cell table:style-name="ce1" office:value-type="string" calcext:value-type="string">
            <text:p><text:s/>3E800000</text:p>
          </table:table-cell>
          <table:table-cell office:value-type="float" office:value="1048576000" calcext:value-type="float">
            <text:p>1048576000</text:p>
          </table:table-cell>
          <table:table-cell office:value-type="string" calcext:value-type="string">
            <text:p><text:s/>0000000C</text:p>
          </table:table-cell>
          <table:table-cell table:formula="of:=-[.F266]" office:value-type="float" office:value="-1048576000" calcext:value-type="float">
            <text:p>-10485760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4000F894</text:p>
          </table:table-cell>
          <table:table-cell office:value-type="float" office:value="1073805460" calcext:value-type="float">
            <text:p>1073805460</text:p>
          </table:table-cell>
          <table:table-cell table:style-name="ce1" office:value-type="string" calcext:value-type="string">
            <text:p><text:s/>3E250000</text:p>
          </table:table-cell>
          <table:table-cell office:value-type="float" office:value="1042612224" calcext:value-type="float">
            <text:p>1042612224</text:p>
          </table:table-cell>
          <table:table-cell office:value-type="float" office:value="4" calcext:value-type="float">
            <text:p>4</text:p>
          </table:table-cell>
          <table:table-cell table:formula="of:=[.F267]" office:value-type="float" office:value="1042612224" calcext:value-type="float">
            <text:p>104261222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C000F8A4</text:p>
          </table:table-cell>
          <table:table-cell office:value-type="float" office:value="-1073678172" calcext:value-type="float">
            <text:p>-1073678172</text:p>
          </table:table-cell>
          <table:table-cell table:style-name="ce1" office:value-type="string" calcext:value-type="string">
            <text:p><text:s/>3E290000</text:p>
          </table:table-cell>
          <table:table-cell office:value-type="float" office:value="1042874368" calcext:value-type="float">
            <text:p>1042874368</text:p>
          </table:table-cell>
          <table:table-cell office:value-type="string" calcext:value-type="string">
            <text:p><text:s/>0000000C</text:p>
          </table:table-cell>
          <table:table-cell table:formula="of:=-[.F268]" office:value-type="float" office:value="-1042874368" calcext:value-type="float">
            <text:p>-104287436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0000F8B7</text:p>
          </table:table-cell>
          <table:table-cell office:value-type="float" office:value="63671" calcext:value-type="float">
            <text:p>63671</text:p>
          </table:table-cell>
          <table:table-cell office:value-type="string" calcext:value-type="string">
            <text:p><text:s/>3E2DC000</text:p>
          </table:table-cell>
          <table:table-cell office:value-type="float" office:value="1043185664" calcext:value-type="float">
            <text:p>1043185664</text:p>
          </table:table-cell>
          <table:table-cell office:value-type="float" office:value="0" calcext:value-type="float">
            <text:p>0</text:p>
          </table:table-cell>
          <table:table-cell table:formula="of:=[.F269]" office:value-type="float" office:value="1043185664" calcext:value-type="float">
            <text:p>104318566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/>
          <table:table-cell office:value-type="string" calcext:value-type="string">
            <text:p>8000F8CD</text:p>
          </table:table-cell>
          <table:table-cell office:value-type="float" office:value="-2147419955" calcext:value-type="float">
            <text:p>-2147419955</text:p>
          </table:table-cell>
          <table:table-cell table:style-name="ce1" office:value-type="string" calcext:value-type="string">
            <text:p><text:s/>3E334000</text:p>
          </table:table-cell>
          <table:table-cell office:value-type="float" office:value="1043546112" calcext:value-type="float">
            <text:p>1043546112</text:p>
          </table:table-cell>
          <table:table-cell office:value-type="float" office:value="8" calcext:value-type="float">
            <text:p>8</text:p>
          </table:table-cell>
          <table:table-cell table:formula="of:=-[.F270]" office:value-type="float" office:value="-1043546112" calcext:value-type="float">
            <text:p>-104354611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/>
          <table:table-cell office:value-type="string" calcext:value-type="string">
            <text:p>4000F8E6</text:p>
          </table:table-cell>
          <table:table-cell office:value-type="float" office:value="1073805542" calcext:value-type="float">
            <text:p>1073805542</text:p>
          </table:table-cell>
          <table:table-cell table:style-name="ce1" office:value-type="string" calcext:value-type="string">
            <text:p><text:s/>3E398000</text:p>
          </table:table-cell>
          <table:table-cell office:value-type="float" office:value="1043955712" calcext:value-type="float">
            <text:p>1043955712</text:p>
          </table:table-cell>
          <table:table-cell office:value-type="float" office:value="4" calcext:value-type="float">
            <text:p>4</text:p>
          </table:table-cell>
          <table:table-cell table:formula="of:=[.F271]" office:value-type="float" office:value="1043955712" calcext:value-type="float">
            <text:p>104395571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4000F8FA</text:p>
          </table:table-cell>
          <table:table-cell office:value-type="float" office:value="1073805562" calcext:value-type="float">
            <text:p>1073805562</text:p>
          </table:table-cell>
          <table:table-cell office:value-type="string" calcext:value-type="string">
            <text:p><text:s/>3E3E8000</text:p>
          </table:table-cell>
          <table:table-cell office:value-type="float" office:value="1044283392" calcext:value-type="float">
            <text:p>1044283392</text:p>
          </table:table-cell>
          <table:table-cell office:value-type="float" office:value="4" calcext:value-type="float">
            <text:p>4</text:p>
          </table:table-cell>
          <table:table-cell table:formula="of:=[.F272]" office:value-type="float" office:value="1044283392" calcext:value-type="float">
            <text:p>104428339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/>
          <table:table-cell office:value-type="string" calcext:value-type="string">
            <text:p>8000F90C</text:p>
          </table:table-cell>
          <table:table-cell office:value-type="float" office:value="-2147419892" calcext:value-type="float">
            <text:p>-2147419892</text:p>
          </table:table-cell>
          <table:table-cell table:style-name="ce1" office:value-type="string" calcext:value-type="string">
            <text:p><text:s/>3E430000</text:p>
          </table:table-cell>
          <table:table-cell office:value-type="float" office:value="1044578304" calcext:value-type="float">
            <text:p>1044578304</text:p>
          </table:table-cell>
          <table:table-cell office:value-type="float" office:value="8" calcext:value-type="float">
            <text:p>8</text:p>
          </table:table-cell>
          <table:table-cell table:formula="of:=-[.F273]" office:value-type="float" office:value="-1044578304" calcext:value-type="float">
            <text:p>-104457830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4000F872</text:p>
          </table:table-cell>
          <table:table-cell office:value-type="float" office:value="1073805426" calcext:value-type="float">
            <text:p>1073805426</text:p>
          </table:table-cell>
          <table:table-cell office:value-type="string" calcext:value-type="string">
            <text:p><text:s/>3E1C8000</text:p>
          </table:table-cell>
          <table:table-cell office:value-type="float" office:value="1042055168" calcext:value-type="float">
            <text:p>1042055168</text:p>
          </table:table-cell>
          <table:table-cell office:value-type="float" office:value="4" calcext:value-type="float">
            <text:p>4</text:p>
          </table:table-cell>
          <table:table-cell table:formula="of:=[.F274]" office:value-type="float" office:value="1042055168" calcext:value-type="float">
            <text:p>104205516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  <table:table-cell office:value-type="string" calcext:value-type="string">
            <text:p>C000F865</text:p>
          </table:table-cell>
          <table:table-cell office:value-type="float" office:value="-1073678235" calcext:value-type="float">
            <text:p>-1073678235</text:p>
          </table:table-cell>
          <table:table-cell table:style-name="ce1" office:value-type="string" calcext:value-type="string">
            <text:p><text:s/>3E194000</text:p>
          </table:table-cell>
          <table:table-cell office:value-type="float" office:value="1041842176" calcext:value-type="float">
            <text:p>1041842176</text:p>
          </table:table-cell>
          <table:table-cell office:value-type="string" calcext:value-type="string">
            <text:p><text:s/>0000000C</text:p>
          </table:table-cell>
          <table:table-cell table:formula="of:=-[.F275]" office:value-type="float" office:value="-1041842176" calcext:value-type="float">
            <text:p>-104184217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C000F856</text:p>
          </table:table-cell>
          <table:table-cell office:value-type="float" office:value="-1073678250" calcext:value-type="float">
            <text:p>-1073678250</text:p>
          </table:table-cell>
          <table:table-cell table:style-name="ce1" office:value-type="string" calcext:value-type="string">
            <text:p><text:s/>3E158000</text:p>
          </table:table-cell>
          <table:table-cell office:value-type="float" office:value="1041596416" calcext:value-type="float">
            <text:p>1041596416</text:p>
          </table:table-cell>
          <table:table-cell office:value-type="string" calcext:value-type="string">
            <text:p><text:s/>0000000C</text:p>
          </table:table-cell>
          <table:table-cell table:formula="of:=-[.F276]" office:value-type="float" office:value="-1041596416" calcext:value-type="float">
            <text:p>-104159641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C000F84B</text:p>
          </table:table-cell>
          <table:table-cell office:value-type="float" office:value="-1073678261" calcext:value-type="float">
            <text:p>-1073678261</text:p>
          </table:table-cell>
          <table:table-cell office:value-type="string" calcext:value-type="string">
            <text:p><text:s/>3E12C000</text:p>
          </table:table-cell>
          <table:table-cell office:value-type="float" office:value="1041416192" calcext:value-type="float">
            <text:p>1041416192</text:p>
          </table:table-cell>
          <table:table-cell office:value-type="string" calcext:value-type="string">
            <text:p><text:s/>0000000C</text:p>
          </table:table-cell>
          <table:table-cell table:formula="of:=-[.F277]" office:value-type="float" office:value="-1041416192" calcext:value-type="float">
            <text:p>-104141619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  <table:table-cell office:value-type="string" calcext:value-type="string">
            <text:p>0000F846</text:p>
          </table:table-cell>
          <table:table-cell office:value-type="float" office:value="63558" calcext:value-type="float">
            <text:p>63558</text:p>
          </table:table-cell>
          <table:table-cell table:style-name="ce1" office:value-type="string" calcext:value-type="string">
            <text:p><text:s/>3E118000</text:p>
          </table:table-cell>
          <table:table-cell office:value-type="float" office:value="1041334272" calcext:value-type="float">
            <text:p>1041334272</text:p>
          </table:table-cell>
          <table:table-cell office:value-type="float" office:value="0" calcext:value-type="float">
            <text:p>0</text:p>
          </table:table-cell>
          <table:table-cell table:formula="of:=[.F278]" office:value-type="float" office:value="1041334272" calcext:value-type="float">
            <text:p>104133427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  <table:table-cell office:value-type="string" calcext:value-type="string">
            <text:p>4000F841</text:p>
          </table:table-cell>
          <table:table-cell office:value-type="float" office:value="1073805377" calcext:value-type="float">
            <text:p>1073805377</text:p>
          </table:table-cell>
          <table:table-cell table:style-name="ce1" office:value-type="string" calcext:value-type="string">
            <text:p><text:s/>3E104000</text:p>
          </table:table-cell>
          <table:table-cell office:value-type="float" office:value="1041252352" calcext:value-type="float">
            <text:p>1041252352</text:p>
          </table:table-cell>
          <table:table-cell office:value-type="float" office:value="4" calcext:value-type="float">
            <text:p>4</text:p>
          </table:table-cell>
          <table:table-cell table:formula="of:=[.F279]" office:value-type="float" office:value="1041252352" calcext:value-type="float">
            <text:p>104125235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0000F94D</text:p>
          </table:table-cell>
          <table:table-cell office:value-type="float" office:value="63821" calcext:value-type="float">
            <text:p>63821</text:p>
          </table:table-cell>
          <table:table-cell table:style-name="ce1" office:value-type="string" calcext:value-type="string">
            <text:p><text:s/>3E534000</text:p>
          </table:table-cell>
          <table:table-cell office:value-type="float" office:value="1045643264" calcext:value-type="float">
            <text:p>1045643264</text:p>
          </table:table-cell>
          <table:table-cell office:value-type="float" office:value="0" calcext:value-type="float">
            <text:p>0</text:p>
          </table:table-cell>
          <table:table-cell table:formula="of:=[.F280]" office:value-type="float" office:value="1045643264" calcext:value-type="float">
            <text:p>104564326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4000F93B</text:p>
          </table:table-cell>
          <table:table-cell office:value-type="float" office:value="1073805627" calcext:value-type="float">
            <text:p>1073805627</text:p>
          </table:table-cell>
          <table:table-cell office:value-type="string" calcext:value-type="string">
            <text:p><text:s/>3E4EC000</text:p>
          </table:table-cell>
          <table:table-cell office:value-type="float" office:value="1045348352" calcext:value-type="float">
            <text:p>1045348352</text:p>
          </table:table-cell>
          <table:table-cell office:value-type="float" office:value="4" calcext:value-type="float">
            <text:p>4</text:p>
          </table:table-cell>
          <table:table-cell table:formula="of:=[.F281]" office:value-type="float" office:value="1045348352" calcext:value-type="float">
            <text:p>104534835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8000F92E</text:p>
          </table:table-cell>
          <table:table-cell office:value-type="float" office:value="-2147419858" calcext:value-type="float">
            <text:p>-2147419858</text:p>
          </table:table-cell>
          <table:table-cell office:value-type="string" calcext:value-type="string">
            <text:p><text:s/>3E4B8000</text:p>
          </table:table-cell>
          <table:table-cell office:value-type="float" office:value="1045135360" calcext:value-type="float">
            <text:p>1045135360</text:p>
          </table:table-cell>
          <table:table-cell office:value-type="float" office:value="8" calcext:value-type="float">
            <text:p>8</text:p>
          </table:table-cell>
          <table:table-cell table:formula="of:=-[.F282]" office:value-type="float" office:value="-1045135360" calcext:value-type="float">
            <text:p>-104513536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  <table:table-cell office:value-type="string" calcext:value-type="string">
            <text:p>C000F925</text:p>
          </table:table-cell>
          <table:table-cell office:value-type="float" office:value="-1073678043" calcext:value-type="float">
            <text:p>-1073678043</text:p>
          </table:table-cell>
          <table:table-cell table:style-name="ce1" office:value-type="string" calcext:value-type="string">
            <text:p><text:s/>3E494000</text:p>
          </table:table-cell>
          <table:table-cell office:value-type="float" office:value="1044987904" calcext:value-type="float">
            <text:p>1044987904</text:p>
          </table:table-cell>
          <table:table-cell office:value-type="string" calcext:value-type="string">
            <text:p><text:s/>0000000C</text:p>
          </table:table-cell>
          <table:table-cell table:formula="of:=-[.F283]" office:value-type="float" office:value="-1044987904" calcext:value-type="float">
            <text:p>-104498790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/>
          <table:table-cell office:value-type="string" calcext:value-type="string">
            <text:p>0000F91F</text:p>
          </table:table-cell>
          <table:table-cell office:value-type="float" office:value="63775" calcext:value-type="float">
            <text:p>63775</text:p>
          </table:table-cell>
          <table:table-cell office:value-type="string" calcext:value-type="string">
            <text:p><text:s/>3E47C000</text:p>
          </table:table-cell>
          <table:table-cell office:value-type="float" office:value="1044889600" calcext:value-type="float">
            <text:p>1044889600</text:p>
          </table:table-cell>
          <table:table-cell office:value-type="float" office:value="0" calcext:value-type="float">
            <text:p>0</text:p>
          </table:table-cell>
          <table:table-cell table:formula="of:=[.F284]" office:value-type="float" office:value="1044889600" calcext:value-type="float">
            <text:p>10448896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0000F917</text:p>
          </table:table-cell>
          <table:table-cell office:value-type="float" office:value="63767" calcext:value-type="float">
            <text:p>63767</text:p>
          </table:table-cell>
          <table:table-cell office:value-type="string" calcext:value-type="string">
            <text:p><text:s/>3E45C000</text:p>
          </table:table-cell>
          <table:table-cell office:value-type="float" office:value="1044758528" calcext:value-type="float">
            <text:p>1044758528</text:p>
          </table:table-cell>
          <table:table-cell office:value-type="float" office:value="0" calcext:value-type="float">
            <text:p>0</text:p>
          </table:table-cell>
          <table:table-cell table:formula="of:=[.F285]" office:value-type="float" office:value="1044758528" calcext:value-type="float">
            <text:p>104475852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/>
          <table:table-cell office:value-type="string" calcext:value-type="string">
            <text:p>8000F908</text:p>
          </table:table-cell>
          <table:table-cell office:value-type="float" office:value="-2147419896" calcext:value-type="float">
            <text:p>-2147419896</text:p>
          </table:table-cell>
          <table:table-cell table:style-name="ce1" office:value-type="string" calcext:value-type="string">
            <text:p><text:s/>3E420000</text:p>
          </table:table-cell>
          <table:table-cell office:value-type="float" office:value="1044512768" calcext:value-type="float">
            <text:p>1044512768</text:p>
          </table:table-cell>
          <table:table-cell office:value-type="float" office:value="8" calcext:value-type="float">
            <text:p>8</text:p>
          </table:table-cell>
          <table:table-cell table:formula="of:=-[.F286]" office:value-type="float" office:value="-1044512768" calcext:value-type="float">
            <text:p>-104451276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8000FA1B</text:p>
          </table:table-cell>
          <table:table-cell office:value-type="float" office:value="-2147419621" calcext:value-type="float">
            <text:p>-2147419621</text:p>
          </table:table-cell>
          <table:table-cell office:value-type="string" calcext:value-type="string">
            <text:p><text:s/>3E86C000</text:p>
          </table:table-cell>
          <table:table-cell office:value-type="float" office:value="1049018368" calcext:value-type="float">
            <text:p>1049018368</text:p>
          </table:table-cell>
          <table:table-cell office:value-type="float" office:value="8" calcext:value-type="float">
            <text:p>8</text:p>
          </table:table-cell>
          <table:table-cell table:formula="of:=-[.F287]" office:value-type="float" office:value="-1049018368" calcext:value-type="float">
            <text:p>-104901836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  <table:table-cell office:value-type="string" calcext:value-type="string">
            <text:p>0000FA20</text:p>
          </table:table-cell>
          <table:table-cell office:value-type="float" office:value="64032" calcext:value-type="float">
            <text:p>64032</text:p>
          </table:table-cell>
          <table:table-cell table:style-name="ce1" office:value-type="string" calcext:value-type="string">
            <text:p><text:s/>3E880000</text:p>
          </table:table-cell>
          <table:table-cell office:value-type="float" office:value="1049100288" calcext:value-type="float">
            <text:p>1049100288</text:p>
          </table:table-cell>
          <table:table-cell office:value-type="float" office:value="0" calcext:value-type="float">
            <text:p>0</text:p>
          </table:table-cell>
          <table:table-cell table:formula="of:=[.F288]" office:value-type="float" office:value="1049100288" calcext:value-type="float">
            <text:p>104910028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office:value-type="string" calcext:value-type="string">
            <text:p>4000FA1E</text:p>
          </table:table-cell>
          <table:table-cell office:value-type="float" office:value="1073805854" calcext:value-type="float">
            <text:p>1073805854</text:p>
          </table:table-cell>
          <table:table-cell table:style-name="ce1" office:value-type="string" calcext:value-type="string">
            <text:p><text:s/>3E878000</text:p>
          </table:table-cell>
          <table:table-cell office:value-type="float" office:value="1049067520" calcext:value-type="float">
            <text:p>1049067520</text:p>
          </table:table-cell>
          <table:table-cell office:value-type="float" office:value="4" calcext:value-type="float">
            <text:p>4</text:p>
          </table:table-cell>
          <table:table-cell table:formula="of:=[.F289]" office:value-type="float" office:value="1049067520" calcext:value-type="float">
            <text:p>104906752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office:value-type="string" calcext:value-type="string">
            <text:p>C000FA16</text:p>
          </table:table-cell>
          <table:table-cell office:value-type="float" office:value="-1073677802" calcext:value-type="float">
            <text:p>-1073677802</text:p>
          </table:table-cell>
          <table:table-cell table:style-name="ce1" office:value-type="string" calcext:value-type="string">
            <text:p><text:s/>3E858000</text:p>
          </table:table-cell>
          <table:table-cell office:value-type="float" office:value="1048936448" calcext:value-type="float">
            <text:p>1048936448</text:p>
          </table:table-cell>
          <table:table-cell office:value-type="string" calcext:value-type="string">
            <text:p><text:s/>0000000C</text:p>
          </table:table-cell>
          <table:table-cell table:formula="of:=-[.F290]" office:value-type="float" office:value="-1048936448" calcext:value-type="float">
            <text:p>-104893644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0000FA0A</text:p>
          </table:table-cell>
          <table:table-cell office:value-type="float" office:value="64010" calcext:value-type="float">
            <text:p>64010</text:p>
          </table:table-cell>
          <table:table-cell table:style-name="ce1" office:value-type="string" calcext:value-type="string">
            <text:p><text:s/>3E828000</text:p>
          </table:table-cell>
          <table:table-cell office:value-type="float" office:value="1048739840" calcext:value-type="float">
            <text:p>1048739840</text:p>
          </table:table-cell>
          <table:table-cell office:value-type="float" office:value="0" calcext:value-type="float">
            <text:p>0</text:p>
          </table:table-cell>
          <table:table-cell table:formula="of:=[.F291]" office:value-type="float" office:value="1048739840" calcext:value-type="float">
            <text:p>104873984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4000F9FC</text:p>
          </table:table-cell>
          <table:table-cell office:value-type="float" office:value="1073805820" calcext:value-type="float">
            <text:p>1073805820</text:p>
          </table:table-cell>
          <table:table-cell office:value-type="string" calcext:value-type="string">
            <text:p><text:s/>3E7F0000</text:p>
          </table:table-cell>
          <table:table-cell office:value-type="float" office:value="1048510464" calcext:value-type="float">
            <text:p>1048510464</text:p>
          </table:table-cell>
          <table:table-cell office:value-type="float" office:value="4" calcext:value-type="float">
            <text:p>4</text:p>
          </table:table-cell>
          <table:table-cell table:formula="of:=[.F292]" office:value-type="float" office:value="1048510464" calcext:value-type="float">
            <text:p>104851046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4000F919</text:p>
          </table:table-cell>
          <table:table-cell office:value-type="float" office:value="1073805593" calcext:value-type="float">
            <text:p>1073805593</text:p>
          </table:table-cell>
          <table:table-cell table:style-name="ce1" office:value-type="string" calcext:value-type="string">
            <text:p><text:s/>3E464000</text:p>
          </table:table-cell>
          <table:table-cell office:value-type="float" office:value="1044791296" calcext:value-type="float">
            <text:p>1044791296</text:p>
          </table:table-cell>
          <table:table-cell office:value-type="float" office:value="4" calcext:value-type="float">
            <text:p>4</text:p>
          </table:table-cell>
          <table:table-cell table:formula="of:=[.F293]" office:value-type="float" office:value="1044791296" calcext:value-type="float">
            <text:p>104479129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C000F926</text:p>
          </table:table-cell>
          <table:table-cell office:value-type="float" office:value="-1073678042" calcext:value-type="float">
            <text:p>-1073678042</text:p>
          </table:table-cell>
          <table:table-cell table:style-name="ce1" office:value-type="string" calcext:value-type="string">
            <text:p><text:s/>3E498000</text:p>
          </table:table-cell>
          <table:table-cell office:value-type="float" office:value="1045004288" calcext:value-type="float">
            <text:p>1045004288</text:p>
          </table:table-cell>
          <table:table-cell office:value-type="string" calcext:value-type="string">
            <text:p><text:s/>0000000C</text:p>
          </table:table-cell>
          <table:table-cell table:formula="of:=-[.F294]" office:value-type="float" office:value="-1045004288" calcext:value-type="float">
            <text:p>-104500428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4000F935</text:p>
          </table:table-cell>
          <table:table-cell office:value-type="float" office:value="1073805621" calcext:value-type="float">
            <text:p>1073805621</text:p>
          </table:table-cell>
          <table:table-cell office:value-type="string" calcext:value-type="string">
            <text:p><text:s/>3E4D4000</text:p>
          </table:table-cell>
          <table:table-cell office:value-type="float" office:value="1045250048" calcext:value-type="float">
            <text:p>1045250048</text:p>
          </table:table-cell>
          <table:table-cell office:value-type="float" office:value="4" calcext:value-type="float">
            <text:p>4</text:p>
          </table:table-cell>
          <table:table-cell table:formula="of:=[.F295]" office:value-type="float" office:value="1045250048" calcext:value-type="float">
            <text:p>104525004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C000F947</text:p>
          </table:table-cell>
          <table:table-cell office:value-type="float" office:value="-1073678009" calcext:value-type="float">
            <text:p>-1073678009</text:p>
          </table:table-cell>
          <table:table-cell office:value-type="string" calcext:value-type="string">
            <text:p><text:s/>3E51C000</text:p>
          </table:table-cell>
          <table:table-cell office:value-type="float" office:value="1045544960" calcext:value-type="float">
            <text:p>1045544960</text:p>
          </table:table-cell>
          <table:table-cell office:value-type="string" calcext:value-type="string">
            <text:p><text:s/>0000000C</text:p>
          </table:table-cell>
          <table:table-cell table:formula="of:=-[.F296]" office:value-type="float" office:value="-1045544960" calcext:value-type="float">
            <text:p>-104554496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4000F95B</text:p>
          </table:table-cell>
          <table:table-cell office:value-type="float" office:value="1073805659" calcext:value-type="float">
            <text:p>1073805659</text:p>
          </table:table-cell>
          <table:table-cell office:value-type="string" calcext:value-type="string">
            <text:p><text:s/>3E56C000</text:p>
          </table:table-cell>
          <table:table-cell office:value-type="float" office:value="1045872640" calcext:value-type="float">
            <text:p>1045872640</text:p>
          </table:table-cell>
          <table:table-cell office:value-type="float" office:value="4" calcext:value-type="float">
            <text:p>4</text:p>
          </table:table-cell>
          <table:table-cell table:formula="of:=[.F297]" office:value-type="float" office:value="1045872640" calcext:value-type="float">
            <text:p>104587264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C000F96E</text:p>
          </table:table-cell>
          <table:table-cell office:value-type="float" office:value="-1073677970" calcext:value-type="float">
            <text:p>-1073677970</text:p>
          </table:table-cell>
          <table:table-cell office:value-type="string" calcext:value-type="string">
            <text:p><text:s/>3E5B8000</text:p>
          </table:table-cell>
          <table:table-cell office:value-type="float" office:value="1046183936" calcext:value-type="float">
            <text:p>1046183936</text:p>
          </table:table-cell>
          <table:table-cell office:value-type="string" calcext:value-type="string">
            <text:p><text:s/>0000000C</text:p>
          </table:table-cell>
          <table:table-cell table:formula="of:=-[.F298]" office:value-type="float" office:value="-1046183936" calcext:value-type="float">
            <text:p>-104618393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/>
          <table:table-cell office:value-type="string" calcext:value-type="string">
            <text:p>C000F845</text:p>
          </table:table-cell>
          <table:table-cell office:value-type="float" office:value="-1073678267" calcext:value-type="float">
            <text:p>-1073678267</text:p>
          </table:table-cell>
          <table:table-cell table:style-name="ce1" office:value-type="string" calcext:value-type="string">
            <text:p><text:s/>3E114000</text:p>
          </table:table-cell>
          <table:table-cell office:value-type="float" office:value="1041317888" calcext:value-type="float">
            <text:p>1041317888</text:p>
          </table:table-cell>
          <table:table-cell office:value-type="string" calcext:value-type="string">
            <text:p><text:s/>0000000C</text:p>
          </table:table-cell>
          <table:table-cell table:formula="of:=-[.F299]" office:value-type="float" office:value="-1041317888" calcext:value-type="float">
            <text:p>-104131788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C000F84C</text:p>
          </table:table-cell>
          <table:table-cell office:value-type="float" office:value="-1073678260" calcext:value-type="float">
            <text:p>-1073678260</text:p>
          </table:table-cell>
          <table:table-cell table:style-name="ce1" office:value-type="string" calcext:value-type="string">
            <text:p><text:s/>3E130000</text:p>
          </table:table-cell>
          <table:table-cell office:value-type="float" office:value="1041432576" calcext:value-type="float">
            <text:p>1041432576</text:p>
          </table:table-cell>
          <table:table-cell office:value-type="string" calcext:value-type="string">
            <text:p><text:s/>0000000C</text:p>
          </table:table-cell>
          <table:table-cell table:formula="of:=-[.F300]" office:value-type="float" office:value="-1041432576" calcext:value-type="float">
            <text:p>-104143257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C000F854</text:p>
          </table:table-cell>
          <table:table-cell office:value-type="float" office:value="-1073678252" calcext:value-type="float">
            <text:p>-1073678252</text:p>
          </table:table-cell>
          <table:table-cell table:style-name="ce1" office:value-type="string" calcext:value-type="string">
            <text:p><text:s/>3E150000</text:p>
          </table:table-cell>
          <table:table-cell office:value-type="float" office:value="1041563648" calcext:value-type="float">
            <text:p>1041563648</text:p>
          </table:table-cell>
          <table:table-cell office:value-type="string" calcext:value-type="string">
            <text:p><text:s/>0000000C</text:p>
          </table:table-cell>
          <table:table-cell table:formula="of:=-[.F301]" office:value-type="float" office:value="-1041563648" calcext:value-type="float">
            <text:p>-104156364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0000F85B</text:p>
          </table:table-cell>
          <table:table-cell office:value-type="float" office:value="63579" calcext:value-type="float">
            <text:p>63579</text:p>
          </table:table-cell>
          <table:table-cell office:value-type="string" calcext:value-type="string">
            <text:p><text:s/>3E16C000</text:p>
          </table:table-cell>
          <table:table-cell office:value-type="float" office:value="1041678336" calcext:value-type="float">
            <text:p>1041678336</text:p>
          </table:table-cell>
          <table:table-cell office:value-type="float" office:value="0" calcext:value-type="float">
            <text:p>0</text:p>
          </table:table-cell>
          <table:table-cell table:formula="of:=[.F302]" office:value-type="float" office:value="1041678336" calcext:value-type="float">
            <text:p>104167833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4000F862</text:p>
          </table:table-cell>
          <table:table-cell office:value-type="float" office:value="1073805410" calcext:value-type="float">
            <text:p>1073805410</text:p>
          </table:table-cell>
          <table:table-cell table:style-name="ce1" office:value-type="string" calcext:value-type="string">
            <text:p><text:s/>3E188000</text:p>
          </table:table-cell>
          <table:table-cell office:value-type="float" office:value="1041793024" calcext:value-type="float">
            <text:p>1041793024</text:p>
          </table:table-cell>
          <table:table-cell office:value-type="float" office:value="4" calcext:value-type="float">
            <text:p>4</text:p>
          </table:table-cell>
          <table:table-cell table:formula="of:=[.F303]" office:value-type="float" office:value="1041793024" calcext:value-type="float">
            <text:p>104179302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4000F866</text:p>
          </table:table-cell>
          <table:table-cell office:value-type="float" office:value="1073805414" calcext:value-type="float">
            <text:p>1073805414</text:p>
          </table:table-cell>
          <table:table-cell table:style-name="ce1" office:value-type="string" calcext:value-type="string">
            <text:p><text:s/>3E198000</text:p>
          </table:table-cell>
          <table:table-cell office:value-type="float" office:value="1041858560" calcext:value-type="float">
            <text:p>1041858560</text:p>
          </table:table-cell>
          <table:table-cell office:value-type="float" office:value="4" calcext:value-type="float">
            <text:p>4</text:p>
          </table:table-cell>
          <table:table-cell table:formula="of:=[.F304]" office:value-type="float" office:value="1041858560" calcext:value-type="float">
            <text:p>104185856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C000F869</text:p>
          </table:table-cell>
          <table:table-cell office:value-type="float" office:value="-1073678231" calcext:value-type="float">
            <text:p>-1073678231</text:p>
          </table:table-cell>
          <table:table-cell office:value-type="string" calcext:value-type="string">
            <text:p><text:s/>3E1A4000</text:p>
          </table:table-cell>
          <table:table-cell office:value-type="float" office:value="1041907712" calcext:value-type="float">
            <text:p>1041907712</text:p>
          </table:table-cell>
          <table:table-cell office:value-type="string" calcext:value-type="string">
            <text:p><text:s/>0000000C</text:p>
          </table:table-cell>
          <table:table-cell table:formula="of:=-[.F305]" office:value-type="float" office:value="-1041907712" calcext:value-type="float">
            <text:p>-104190771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4000F8F4</text:p>
          </table:table-cell>
          <table:table-cell office:value-type="float" office:value="1073805556" calcext:value-type="float">
            <text:p>1073805556</text:p>
          </table:table-cell>
          <table:table-cell office:value-type="string" calcext:value-type="string">
            <text:p><text:s/>3E3D0000</text:p>
          </table:table-cell>
          <table:table-cell office:value-type="float" office:value="1044185088" calcext:value-type="float">
            <text:p>1044185088</text:p>
          </table:table-cell>
          <table:table-cell office:value-type="float" office:value="4" calcext:value-type="float">
            <text:p>4</text:p>
          </table:table-cell>
          <table:table-cell table:formula="of:=[.F306]" office:value-type="float" office:value="1044185088" calcext:value-type="float">
            <text:p>104418508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0000F8E3</text:p>
          </table:table-cell>
          <table:table-cell office:value-type="float" office:value="63715" calcext:value-type="float">
            <text:p>63715</text:p>
          </table:table-cell>
          <table:table-cell office:value-type="string" calcext:value-type="string">
            <text:p><text:s/>3E38C000</text:p>
          </table:table-cell>
          <table:table-cell office:value-type="float" office:value="1043906560" calcext:value-type="float">
            <text:p>1043906560</text:p>
          </table:table-cell>
          <table:table-cell office:value-type="float" office:value="0" calcext:value-type="float">
            <text:p>0</text:p>
          </table:table-cell>
          <table:table-cell table:formula="of:=[.F307]" office:value-type="float" office:value="1043906560" calcext:value-type="float">
            <text:p>104390656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0000F8D1</text:p>
          </table:table-cell>
          <table:table-cell office:value-type="float" office:value="63697" calcext:value-type="float">
            <text:p>63697</text:p>
          </table:table-cell>
          <table:table-cell table:style-name="ce1" office:value-type="string" calcext:value-type="string">
            <text:p><text:s/>3E344000</text:p>
          </table:table-cell>
          <table:table-cell office:value-type="float" office:value="1043611648" calcext:value-type="float">
            <text:p>1043611648</text:p>
          </table:table-cell>
          <table:table-cell office:value-type="float" office:value="0" calcext:value-type="float">
            <text:p>0</text:p>
          </table:table-cell>
          <table:table-cell table:formula="of:=[.F308]" office:value-type="float" office:value="1043611648" calcext:value-type="float">
            <text:p>104361164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0000F8C2</text:p>
          </table:table-cell>
          <table:table-cell office:value-type="float" office:value="63682" calcext:value-type="float">
            <text:p>63682</text:p>
          </table:table-cell>
          <table:table-cell table:style-name="ce1" office:value-type="string" calcext:value-type="string">
            <text:p><text:s/>3E308000</text:p>
          </table:table-cell>
          <table:table-cell office:value-type="float" office:value="1043365888" calcext:value-type="float">
            <text:p>1043365888</text:p>
          </table:table-cell>
          <table:table-cell office:value-type="float" office:value="0" calcext:value-type="float">
            <text:p>0</text:p>
          </table:table-cell>
          <table:table-cell table:formula="of:=[.F309]" office:value-type="float" office:value="1043365888" calcext:value-type="float">
            <text:p>104336588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C000F8B2</text:p>
          </table:table-cell>
          <table:table-cell office:value-type="float" office:value="-1073678158" calcext:value-type="float">
            <text:p>-1073678158</text:p>
          </table:table-cell>
          <table:table-cell office:value-type="string" calcext:value-type="string">
            <text:p><text:s/>3E2C8000</text:p>
          </table:table-cell>
          <table:table-cell office:value-type="float" office:value="1043103744" calcext:value-type="float">
            <text:p>1043103744</text:p>
          </table:table-cell>
          <table:table-cell office:value-type="string" calcext:value-type="string">
            <text:p><text:s/>0000000C</text:p>
          </table:table-cell>
          <table:table-cell table:formula="of:=-[.F310]" office:value-type="float" office:value="-1043103744" calcext:value-type="float">
            <text:p>-104310374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8000F8A4</text:p>
          </table:table-cell>
          <table:table-cell office:value-type="float" office:value="-2147419996" calcext:value-type="float">
            <text:p>-2147419996</text:p>
          </table:table-cell>
          <table:table-cell table:style-name="ce1" office:value-type="string" calcext:value-type="string">
            <text:p><text:s/>3E290000</text:p>
          </table:table-cell>
          <table:table-cell office:value-type="float" office:value="1042874368" calcext:value-type="float">
            <text:p>1042874368</text:p>
          </table:table-cell>
          <table:table-cell office:value-type="float" office:value="8" calcext:value-type="float">
            <text:p>8</text:p>
          </table:table-cell>
          <table:table-cell table:formula="of:=-[.F311]" office:value-type="float" office:value="-1042874368" calcext:value-type="float">
            <text:p>-104287436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4000F9E6</text:p>
          </table:table-cell>
          <table:table-cell office:value-type="float" office:value="1073805798" calcext:value-type="float">
            <text:p>1073805798</text:p>
          </table:table-cell>
          <table:table-cell table:style-name="ce1" office:value-type="string" calcext:value-type="string">
            <text:p><text:s/>3E798000</text:p>
          </table:table-cell>
          <table:table-cell office:value-type="float" office:value="1048150016" calcext:value-type="float">
            <text:p>1048150016</text:p>
          </table:table-cell>
          <table:table-cell office:value-type="float" office:value="4" calcext:value-type="float">
            <text:p>4</text:p>
          </table:table-cell>
          <table:table-cell table:formula="of:=[.F312]" office:value-type="float" office:value="1048150016" calcext:value-type="float">
            <text:p>104815001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/>
          <table:table-cell office:value-type="string" calcext:value-type="string">
            <text:p>C000F9D9</text:p>
          </table:table-cell>
          <table:table-cell office:value-type="float" office:value="-1073677863" calcext:value-type="float">
            <text:p>-1073677863</text:p>
          </table:table-cell>
          <table:table-cell table:style-name="ce1" office:value-type="string" calcext:value-type="string">
            <text:p><text:s/>3E764000</text:p>
          </table:table-cell>
          <table:table-cell office:value-type="float" office:value="1047937024" calcext:value-type="float">
            <text:p>1047937024</text:p>
          </table:table-cell>
          <table:table-cell office:value-type="string" calcext:value-type="string">
            <text:p><text:s/>0000000C</text:p>
          </table:table-cell>
          <table:table-cell table:formula="of:=-[.F313]" office:value-type="float" office:value="-1047937024" calcext:value-type="float">
            <text:p>-104793702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/>
          <table:table-cell office:value-type="string" calcext:value-type="string">
            <text:p>C000F9CB</text:p>
          </table:table-cell>
          <table:table-cell office:value-type="float" office:value="-1073677877" calcext:value-type="float">
            <text:p>-1073677877</text:p>
          </table:table-cell>
          <table:table-cell office:value-type="string" calcext:value-type="string">
            <text:p><text:s/>3E72C000</text:p>
          </table:table-cell>
          <table:table-cell office:value-type="float" office:value="1047707648" calcext:value-type="float">
            <text:p>1047707648</text:p>
          </table:table-cell>
          <table:table-cell office:value-type="string" calcext:value-type="string">
            <text:p><text:s/>0000000C</text:p>
          </table:table-cell>
          <table:table-cell table:formula="of:=-[.F314]" office:value-type="float" office:value="-1047707648" calcext:value-type="float">
            <text:p>-104770764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4000F9BE</text:p>
          </table:table-cell>
          <table:table-cell office:value-type="float" office:value="1073805758" calcext:value-type="float">
            <text:p>1073805758</text:p>
          </table:table-cell>
          <table:table-cell office:value-type="string" calcext:value-type="string">
            <text:p><text:s/>3E6F8000</text:p>
          </table:table-cell>
          <table:table-cell office:value-type="float" office:value="1047494656" calcext:value-type="float">
            <text:p>1047494656</text:p>
          </table:table-cell>
          <table:table-cell office:value-type="float" office:value="4" calcext:value-type="float">
            <text:p>4</text:p>
          </table:table-cell>
          <table:table-cell table:formula="of:=[.F315]" office:value-type="float" office:value="1047494656" calcext:value-type="float">
            <text:p>104749465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8000F9AE</text:p>
          </table:table-cell>
          <table:table-cell office:value-type="float" office:value="-2147419730" calcext:value-type="float">
            <text:p>-2147419730</text:p>
          </table:table-cell>
          <table:table-cell office:value-type="string" calcext:value-type="string">
            <text:p><text:s/>3E6B8000</text:p>
          </table:table-cell>
          <table:table-cell office:value-type="float" office:value="1047232512" calcext:value-type="float">
            <text:p>1047232512</text:p>
          </table:table-cell>
          <table:table-cell office:value-type="float" office:value="8" calcext:value-type="float">
            <text:p>8</text:p>
          </table:table-cell>
          <table:table-cell table:formula="of:=-[.F316]" office:value-type="float" office:value="-1047232512" calcext:value-type="float">
            <text:p>-104723251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8000F99C</text:p>
          </table:table-cell>
          <table:table-cell office:value-type="float" office:value="-2147419748" calcext:value-type="float">
            <text:p>-2147419748</text:p>
          </table:table-cell>
          <table:table-cell table:style-name="ce1" office:value-type="string" calcext:value-type="string">
            <text:p><text:s/>3E670000</text:p>
          </table:table-cell>
          <table:table-cell office:value-type="float" office:value="1046937600" calcext:value-type="float">
            <text:p>1046937600</text:p>
          </table:table-cell>
          <table:table-cell office:value-type="float" office:value="8" calcext:value-type="float">
            <text:p>8</text:p>
          </table:table-cell>
          <table:table-cell table:formula="of:=-[.F317]" office:value-type="float" office:value="-1046937600" calcext:value-type="float">
            <text:p>-104693760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4000F98D</text:p>
          </table:table-cell>
          <table:table-cell office:value-type="float" office:value="1073805709" calcext:value-type="float">
            <text:p>1073805709</text:p>
          </table:table-cell>
          <table:table-cell table:style-name="ce1" office:value-type="string" calcext:value-type="string">
            <text:p><text:s/>3E634000</text:p>
          </table:table-cell>
          <table:table-cell office:value-type="float" office:value="1046691840" calcext:value-type="float">
            <text:p>1046691840</text:p>
          </table:table-cell>
          <table:table-cell office:value-type="float" office:value="4" calcext:value-type="float">
            <text:p>4</text:p>
          </table:table-cell>
          <table:table-cell table:formula="of:=[.F318]" office:value-type="float" office:value="1046691840" calcext:value-type="float">
            <text:p>104669184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8000F9A3</text:p>
          </table:table-cell>
          <table:table-cell office:value-type="float" office:value="-2147419741" calcext:value-type="float">
            <text:p>-2147419741</text:p>
          </table:table-cell>
          <table:table-cell office:value-type="string" calcext:value-type="string">
            <text:p><text:s/>3E68C000</text:p>
          </table:table-cell>
          <table:table-cell office:value-type="float" office:value="1047052288" calcext:value-type="float">
            <text:p>1047052288</text:p>
          </table:table-cell>
          <table:table-cell office:value-type="float" office:value="8" calcext:value-type="float">
            <text:p>8</text:p>
          </table:table-cell>
          <table:table-cell table:formula="of:=-[.F319]" office:value-type="float" office:value="-1047052288" calcext:value-type="float">
            <text:p>-104705228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4000F9BC</text:p>
          </table:table-cell>
          <table:table-cell office:value-type="float" office:value="1073805756" calcext:value-type="float">
            <text:p>1073805756</text:p>
          </table:table-cell>
          <table:table-cell office:value-type="string" calcext:value-type="string">
            <text:p><text:s/>3E6F0000</text:p>
          </table:table-cell>
          <table:table-cell office:value-type="float" office:value="1047461888" calcext:value-type="float">
            <text:p>1047461888</text:p>
          </table:table-cell>
          <table:table-cell office:value-type="float" office:value="4" calcext:value-type="float">
            <text:p>4</text:p>
          </table:table-cell>
          <table:table-cell table:formula="of:=[.F320]" office:value-type="float" office:value="1047461888" calcext:value-type="float">
            <text:p>104746188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/>
          <table:table-cell office:value-type="string" calcext:value-type="string">
            <text:p>0000F9D0</text:p>
          </table:table-cell>
          <table:table-cell office:value-type="float" office:value="63952" calcext:value-type="float">
            <text:p>63952</text:p>
          </table:table-cell>
          <table:table-cell table:style-name="ce1" office:value-type="string" calcext:value-type="string">
            <text:p><text:s/>3E740000</text:p>
          </table:table-cell>
          <table:table-cell office:value-type="float" office:value="1047789568" calcext:value-type="float">
            <text:p>1047789568</text:p>
          </table:table-cell>
          <table:table-cell office:value-type="float" office:value="0" calcext:value-type="float">
            <text:p>0</text:p>
          </table:table-cell>
          <table:table-cell table:formula="of:=[.F321]" office:value-type="float" office:value="1047789568" calcext:value-type="float">
            <text:p>104778956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/>
          <table:table-cell office:value-type="string" calcext:value-type="string">
            <text:p>4000F9DF</text:p>
          </table:table-cell>
          <table:table-cell office:value-type="float" office:value="1073805791" calcext:value-type="float">
            <text:p>1073805791</text:p>
          </table:table-cell>
          <table:table-cell office:value-type="string" calcext:value-type="string">
            <text:p><text:s/>3E77C000</text:p>
          </table:table-cell>
          <table:table-cell office:value-type="float" office:value="1048035328" calcext:value-type="float">
            <text:p>1048035328</text:p>
          </table:table-cell>
          <table:table-cell office:value-type="float" office:value="4" calcext:value-type="float">
            <text:p>4</text:p>
          </table:table-cell>
          <table:table-cell table:formula="of:=[.F322]" office:value-type="float" office:value="1048035328" calcext:value-type="float">
            <text:p>104803532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C000F9E9</text:p>
          </table:table-cell>
          <table:table-cell office:value-type="float" office:value="-1073677847" calcext:value-type="float">
            <text:p>-1073677847</text:p>
          </table:table-cell>
          <table:table-cell office:value-type="string" calcext:value-type="string">
            <text:p><text:s/>3E7A4000</text:p>
          </table:table-cell>
          <table:table-cell office:value-type="float" office:value="1048199168" calcext:value-type="float">
            <text:p>1048199168</text:p>
          </table:table-cell>
          <table:table-cell office:value-type="string" calcext:value-type="string">
            <text:p><text:s/>0000000C</text:p>
          </table:table-cell>
          <table:table-cell table:formula="of:=-[.F323]" office:value-type="float" office:value="-1048199168" calcext:value-type="float">
            <text:p>-104819916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0000F9F0</text:p>
          </table:table-cell>
          <table:table-cell office:value-type="float" office:value="63984" calcext:value-type="float">
            <text:p>63984</text:p>
          </table:table-cell>
          <table:table-cell office:value-type="string" calcext:value-type="string">
            <text:p><text:s/>3E7C0000</text:p>
          </table:table-cell>
          <table:table-cell office:value-type="float" office:value="1048313856" calcext:value-type="float">
            <text:p>1048313856</text:p>
          </table:table-cell>
          <table:table-cell office:value-type="float" office:value="0" calcext:value-type="float">
            <text:p>0</text:p>
          </table:table-cell>
          <table:table-cell table:formula="of:=[.F324]" office:value-type="float" office:value="1048313856" calcext:value-type="float">
            <text:p>104831385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/>
          <table:table-cell office:value-type="string" calcext:value-type="string">
            <text:p>0000F868</text:p>
          </table:table-cell>
          <table:table-cell office:value-type="float" office:value="63592" calcext:value-type="float">
            <text:p>63592</text:p>
          </table:table-cell>
          <table:table-cell office:value-type="string" calcext:value-type="string">
            <text:p><text:s/>3E1A0000</text:p>
          </table:table-cell>
          <table:table-cell office:value-type="float" office:value="1041891328" calcext:value-type="float">
            <text:p>1041891328</text:p>
          </table:table-cell>
          <table:table-cell office:value-type="float" office:value="0" calcext:value-type="float">
            <text:p>0</text:p>
          </table:table-cell>
          <table:table-cell table:formula="of:=[.F325]" office:value-type="float" office:value="1041891328" calcext:value-type="float">
            <text:p>104189132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0000F873</text:p>
          </table:table-cell>
          <table:table-cell office:value-type="float" office:value="63603" calcext:value-type="float">
            <text:p>63603</text:p>
          </table:table-cell>
          <table:table-cell office:value-type="string" calcext:value-type="string">
            <text:p><text:s/>3E1CC000</text:p>
          </table:table-cell>
          <table:table-cell office:value-type="float" office:value="1042071552" calcext:value-type="float">
            <text:p>1042071552</text:p>
          </table:table-cell>
          <table:table-cell office:value-type="float" office:value="0" calcext:value-type="float">
            <text:p>0</text:p>
          </table:table-cell>
          <table:table-cell table:formula="of:=[.F326]" office:value-type="float" office:value="1042071552" calcext:value-type="float">
            <text:p>104207155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4000F881</text:p>
          </table:table-cell>
          <table:table-cell office:value-type="float" office:value="1073805441" calcext:value-type="float">
            <text:p>1073805441</text:p>
          </table:table-cell>
          <table:table-cell table:style-name="ce1" office:value-type="string" calcext:value-type="string">
            <text:p><text:s/>3E204000</text:p>
          </table:table-cell>
          <table:table-cell office:value-type="float" office:value="1042300928" calcext:value-type="float">
            <text:p>1042300928</text:p>
          </table:table-cell>
          <table:table-cell office:value-type="float" office:value="4" calcext:value-type="float">
            <text:p>4</text:p>
          </table:table-cell>
          <table:table-cell table:formula="of:=[.F327]" office:value-type="float" office:value="1042300928" calcext:value-type="float">
            <text:p>104230092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/>
          <table:table-cell office:value-type="string" calcext:value-type="string">
            <text:p>8000F88F</text:p>
          </table:table-cell>
          <table:table-cell office:value-type="float" office:value="-2147420017" calcext:value-type="float">
            <text:p>-2147420017</text:p>
          </table:table-cell>
          <table:table-cell office:value-type="string" calcext:value-type="string">
            <text:p><text:s/>3E23C000</text:p>
          </table:table-cell>
          <table:table-cell office:value-type="float" office:value="1042530304" calcext:value-type="float">
            <text:p>1042530304</text:p>
          </table:table-cell>
          <table:table-cell office:value-type="float" office:value="8" calcext:value-type="float">
            <text:p>8</text:p>
          </table:table-cell>
          <table:table-cell table:formula="of:=-[.F328]" office:value-type="float" office:value="-1042530304" calcext:value-type="float">
            <text:p>-104253030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/>
          <table:table-cell office:value-type="string" calcext:value-type="string">
            <text:p>4000F8A0</text:p>
          </table:table-cell>
          <table:table-cell office:value-type="float" office:value="1073805472" calcext:value-type="float">
            <text:p>1073805472</text:p>
          </table:table-cell>
          <table:table-cell table:style-name="ce1" office:value-type="string" calcext:value-type="string">
            <text:p><text:s/>3E280000</text:p>
          </table:table-cell>
          <table:table-cell office:value-type="float" office:value="1042808832" calcext:value-type="float">
            <text:p>1042808832</text:p>
          </table:table-cell>
          <table:table-cell office:value-type="float" office:value="4" calcext:value-type="float">
            <text:p>4</text:p>
          </table:table-cell>
          <table:table-cell table:formula="of:=[.F329]" office:value-type="float" office:value="1042808832" calcext:value-type="float">
            <text:p>104280883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/>
          <table:table-cell office:value-type="string" calcext:value-type="string">
            <text:p>C000F8B6</text:p>
          </table:table-cell>
          <table:table-cell office:value-type="float" office:value="-1073678154" calcext:value-type="float">
            <text:p>-1073678154</text:p>
          </table:table-cell>
          <table:table-cell office:value-type="string" calcext:value-type="string">
            <text:p><text:s/>3E2D8000</text:p>
          </table:table-cell>
          <table:table-cell office:value-type="float" office:value="1043169280" calcext:value-type="float">
            <text:p>1043169280</text:p>
          </table:table-cell>
          <table:table-cell office:value-type="string" calcext:value-type="string">
            <text:p><text:s/>0000000C</text:p>
          </table:table-cell>
          <table:table-cell table:formula="of:=-[.F330]" office:value-type="float" office:value="-1043169280" calcext:value-type="float">
            <text:p>-104316928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/>
          <table:table-cell office:value-type="string" calcext:value-type="string">
            <text:p>4000F8CD</text:p>
          </table:table-cell>
          <table:table-cell office:value-type="float" office:value="1073805517" calcext:value-type="float">
            <text:p>1073805517</text:p>
          </table:table-cell>
          <table:table-cell table:style-name="ce1" office:value-type="string" calcext:value-type="string">
            <text:p><text:s/>3E334000</text:p>
          </table:table-cell>
          <table:table-cell office:value-type="float" office:value="1043546112" calcext:value-type="float">
            <text:p>1043546112</text:p>
          </table:table-cell>
          <table:table-cell office:value-type="float" office:value="4" calcext:value-type="float">
            <text:p>4</text:p>
          </table:table-cell>
          <table:table-cell table:formula="of:=[.F331]" office:value-type="float" office:value="1043546112" calcext:value-type="float">
            <text:p>104354611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4000F892</text:p>
          </table:table-cell>
          <table:table-cell office:value-type="float" office:value="1073805458" calcext:value-type="float">
            <text:p>1073805458</text:p>
          </table:table-cell>
          <table:table-cell table:style-name="ce1" office:value-type="string" calcext:value-type="string">
            <text:p><text:s/>3E248000</text:p>
          </table:table-cell>
          <table:table-cell office:value-type="float" office:value="1042579456" calcext:value-type="float">
            <text:p>1042579456</text:p>
          </table:table-cell>
          <table:table-cell office:value-type="float" office:value="4" calcext:value-type="float">
            <text:p>4</text:p>
          </table:table-cell>
          <table:table-cell table:formula="of:=[.F332]" office:value-type="float" office:value="1042579456" calcext:value-type="float">
            <text:p>104257945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0000F888</text:p>
          </table:table-cell>
          <table:table-cell office:value-type="float" office:value="63624" calcext:value-type="float">
            <text:p>63624</text:p>
          </table:table-cell>
          <table:table-cell table:style-name="ce1" office:value-type="string" calcext:value-type="string">
            <text:p><text:s/>3E220000</text:p>
          </table:table-cell>
          <table:table-cell office:value-type="float" office:value="1042415616" calcext:value-type="float">
            <text:p>1042415616</text:p>
          </table:table-cell>
          <table:table-cell office:value-type="float" office:value="0" calcext:value-type="float">
            <text:p>0</text:p>
          </table:table-cell>
          <table:table-cell table:formula="of:=[.F333]" office:value-type="float" office:value="1042415616" calcext:value-type="float">
            <text:p>104241561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/>
          <table:table-cell office:value-type="string" calcext:value-type="string">
            <text:p>8000F87E</text:p>
          </table:table-cell>
          <table:table-cell office:value-type="float" office:value="-2147420034" calcext:value-type="float">
            <text:p>-2147420034</text:p>
          </table:table-cell>
          <table:table-cell office:value-type="string" calcext:value-type="string">
            <text:p><text:s/>3E1F8000</text:p>
          </table:table-cell>
          <table:table-cell office:value-type="float" office:value="1042251776" calcext:value-type="float">
            <text:p>1042251776</text:p>
          </table:table-cell>
          <table:table-cell office:value-type="float" office:value="8" calcext:value-type="float">
            <text:p>8</text:p>
          </table:table-cell>
          <table:table-cell table:formula="of:=-[.F334]" office:value-type="float" office:value="-1042251776" calcext:value-type="float">
            <text:p>-104225177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4000F873</text:p>
          </table:table-cell>
          <table:table-cell office:value-type="float" office:value="1073805427" calcext:value-type="float">
            <text:p>1073805427</text:p>
          </table:table-cell>
          <table:table-cell office:value-type="string" calcext:value-type="string">
            <text:p><text:s/>3E1CC000</text:p>
          </table:table-cell>
          <table:table-cell office:value-type="float" office:value="1042071552" calcext:value-type="float">
            <text:p>1042071552</text:p>
          </table:table-cell>
          <table:table-cell office:value-type="float" office:value="4" calcext:value-type="float">
            <text:p>4</text:p>
          </table:table-cell>
          <table:table-cell table:formula="of:=[.F335]" office:value-type="float" office:value="1042071552" calcext:value-type="float">
            <text:p>104207155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4000F868</text:p>
          </table:table-cell>
          <table:table-cell office:value-type="float" office:value="1073805416" calcext:value-type="float">
            <text:p>1073805416</text:p>
          </table:table-cell>
          <table:table-cell office:value-type="string" calcext:value-type="string">
            <text:p><text:s/>3E1A0000</text:p>
          </table:table-cell>
          <table:table-cell office:value-type="float" office:value="1041891328" calcext:value-type="float">
            <text:p>1041891328</text:p>
          </table:table-cell>
          <table:table-cell office:value-type="float" office:value="4" calcext:value-type="float">
            <text:p>4</text:p>
          </table:table-cell>
          <table:table-cell table:formula="of:=[.F336]" office:value-type="float" office:value="1041891328" calcext:value-type="float">
            <text:p>104189132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8000F85A</text:p>
          </table:table-cell>
          <table:table-cell office:value-type="float" office:value="-2147420070" calcext:value-type="float">
            <text:p>-2147420070</text:p>
          </table:table-cell>
          <table:table-cell table:style-name="ce1" office:value-type="string" calcext:value-type="string">
            <text:p><text:s/>3E168000</text:p>
          </table:table-cell>
          <table:table-cell office:value-type="float" office:value="1041661952" calcext:value-type="float">
            <text:p>1041661952</text:p>
          </table:table-cell>
          <table:table-cell office:value-type="float" office:value="8" calcext:value-type="float">
            <text:p>8</text:p>
          </table:table-cell>
          <table:table-cell table:formula="of:=-[.F337]" office:value-type="float" office:value="-1041661952" calcext:value-type="float">
            <text:p>-104166195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C000F980</text:p>
          </table:table-cell>
          <table:table-cell office:value-type="float" office:value="-1073677952" calcext:value-type="float">
            <text:p>-1073677952</text:p>
          </table:table-cell>
          <table:table-cell table:style-name="ce1" office:value-type="string" calcext:value-type="string">
            <text:p><text:s/>3E600000</text:p>
          </table:table-cell>
          <table:table-cell office:value-type="float" office:value="1046478848" calcext:value-type="float">
            <text:p>1046478848</text:p>
          </table:table-cell>
          <table:table-cell office:value-type="string" calcext:value-type="string">
            <text:p><text:s/>0000000C</text:p>
          </table:table-cell>
          <table:table-cell table:formula="of:=-[.F338]" office:value-type="float" office:value="-1046478848" calcext:value-type="float">
            <text:p>-104647884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4000F96E</text:p>
          </table:table-cell>
          <table:table-cell office:value-type="float" office:value="1073805678" calcext:value-type="float">
            <text:p>1073805678</text:p>
          </table:table-cell>
          <table:table-cell office:value-type="string" calcext:value-type="string">
            <text:p><text:s/>3E5B8000</text:p>
          </table:table-cell>
          <table:table-cell office:value-type="float" office:value="1046183936" calcext:value-type="float">
            <text:p>1046183936</text:p>
          </table:table-cell>
          <table:table-cell office:value-type="float" office:value="4" calcext:value-type="float">
            <text:p>4</text:p>
          </table:table-cell>
          <table:table-cell table:formula="of:=[.F339]" office:value-type="float" office:value="1046183936" calcext:value-type="float">
            <text:p>104618393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0000F958</text:p>
          </table:table-cell>
          <table:table-cell office:value-type="float" office:value="63832" calcext:value-type="float">
            <text:p>63832</text:p>
          </table:table-cell>
          <table:table-cell table:style-name="ce1" office:value-type="string" calcext:value-type="string">
            <text:p><text:s/>3E560000</text:p>
          </table:table-cell>
          <table:table-cell office:value-type="float" office:value="1045823488" calcext:value-type="float">
            <text:p>1045823488</text:p>
          </table:table-cell>
          <table:table-cell office:value-type="float" office:value="0" calcext:value-type="float">
            <text:p>0</text:p>
          </table:table-cell>
          <table:table-cell table:formula="of:=[.F340]" office:value-type="float" office:value="1045823488" calcext:value-type="float">
            <text:p>104582348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4000F944</text:p>
          </table:table-cell>
          <table:table-cell office:value-type="float" office:value="1073805636" calcext:value-type="float">
            <text:p>1073805636</text:p>
          </table:table-cell>
          <table:table-cell table:style-name="ce1" office:value-type="string" calcext:value-type="string">
            <text:p><text:s/>3E510000</text:p>
          </table:table-cell>
          <table:table-cell office:value-type="float" office:value="1045495808" calcext:value-type="float">
            <text:p>1045495808</text:p>
          </table:table-cell>
          <table:table-cell office:value-type="float" office:value="4" calcext:value-type="float">
            <text:p>4</text:p>
          </table:table-cell>
          <table:table-cell table:formula="of:=[.F341]" office:value-type="float" office:value="1045495808" calcext:value-type="float">
            <text:p>104549580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C000F934</text:p>
          </table:table-cell>
          <table:table-cell office:value-type="float" office:value="-1073678028" calcext:value-type="float">
            <text:p>-1073678028</text:p>
          </table:table-cell>
          <table:table-cell office:value-type="string" calcext:value-type="string">
            <text:p><text:s/>3E4D0000</text:p>
          </table:table-cell>
          <table:table-cell office:value-type="float" office:value="1045233664" calcext:value-type="float">
            <text:p>1045233664</text:p>
          </table:table-cell>
          <table:table-cell office:value-type="string" calcext:value-type="string">
            <text:p><text:s/>0000000C</text:p>
          </table:table-cell>
          <table:table-cell table:formula="of:=-[.F342]" office:value-type="float" office:value="-1045233664" calcext:value-type="float">
            <text:p>-104523366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4000F929</text:p>
          </table:table-cell>
          <table:table-cell office:value-type="float" office:value="1073805609" calcext:value-type="float">
            <text:p>1073805609</text:p>
          </table:table-cell>
          <table:table-cell office:value-type="string" calcext:value-type="string">
            <text:p><text:s/>3E4A4000</text:p>
          </table:table-cell>
          <table:table-cell office:value-type="float" office:value="1045053440" calcext:value-type="float">
            <text:p>1045053440</text:p>
          </table:table-cell>
          <table:table-cell office:value-type="float" office:value="4" calcext:value-type="float">
            <text:p>4</text:p>
          </table:table-cell>
          <table:table-cell table:formula="of:=[.F343]" office:value-type="float" office:value="1045053440" calcext:value-type="float">
            <text:p>104505344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0000F9F7</text:p>
          </table:table-cell>
          <table:table-cell office:value-type="float" office:value="63991" calcext:value-type="float">
            <text:p>63991</text:p>
          </table:table-cell>
          <table:table-cell office:value-type="string" calcext:value-type="string">
            <text:p><text:s/>3E7DC000</text:p>
          </table:table-cell>
          <table:table-cell office:value-type="float" office:value="1048428544" calcext:value-type="float">
            <text:p>1048428544</text:p>
          </table:table-cell>
          <table:table-cell office:value-type="float" office:value="0" calcext:value-type="float">
            <text:p>0</text:p>
          </table:table-cell>
          <table:table-cell table:formula="of:=[.F344]" office:value-type="float" office:value="1048428544" calcext:value-type="float">
            <text:p>104842854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0000FA00</text:p>
          </table:table-cell>
          <table:table-cell office:value-type="float" office:value="64000" calcext:value-type="float">
            <text:p>64000</text:p>
          </table:table-cell>
          <table:table-cell table:style-name="ce1" office:value-type="string" calcext:value-type="string">
            <text:p><text:s/>3E800000</text:p>
          </table:table-cell>
          <table:table-cell office:value-type="float" office:value="1048576000" calcext:value-type="float">
            <text:p>1048576000</text:p>
          </table:table-cell>
          <table:table-cell office:value-type="float" office:value="0" calcext:value-type="float">
            <text:p>0</text:p>
          </table:table-cell>
          <table:table-cell table:formula="of:=[.F345]" office:value-type="float" office:value="1048576000" calcext:value-type="float">
            <text:p>10485760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8000FA05</text:p>
          </table:table-cell>
          <table:table-cell office:value-type="float" office:value="-2147419643" calcext:value-type="float">
            <text:p>-2147419643</text:p>
          </table:table-cell>
          <table:table-cell table:style-name="ce1" office:value-type="string" calcext:value-type="string">
            <text:p><text:s/>3E814000</text:p>
          </table:table-cell>
          <table:table-cell office:value-type="float" office:value="1048657920" calcext:value-type="float">
            <text:p>1048657920</text:p>
          </table:table-cell>
          <table:table-cell office:value-type="float" office:value="8" calcext:value-type="float">
            <text:p>8</text:p>
          </table:table-cell>
          <table:table-cell table:formula="of:=-[.F346]" office:value-type="float" office:value="-1048657920" calcext:value-type="float">
            <text:p>-104865792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0000FA0C</text:p>
          </table:table-cell>
          <table:table-cell office:value-type="float" office:value="64012" calcext:value-type="float">
            <text:p>64012</text:p>
          </table:table-cell>
          <table:table-cell table:style-name="ce1" office:value-type="string" calcext:value-type="string">
            <text:p><text:s/>3E830000</text:p>
          </table:table-cell>
          <table:table-cell office:value-type="float" office:value="1048772608" calcext:value-type="float">
            <text:p>1048772608</text:p>
          </table:table-cell>
          <table:table-cell office:value-type="float" office:value="0" calcext:value-type="float">
            <text:p>0</text:p>
          </table:table-cell>
          <table:table-cell table:formula="of:=[.F347]" office:value-type="float" office:value="1048772608" calcext:value-type="float">
            <text:p>104877260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C000FA12</text:p>
          </table:table-cell>
          <table:table-cell office:value-type="float" office:value="-1073677806" calcext:value-type="float">
            <text:p>-1073677806</text:p>
          </table:table-cell>
          <table:table-cell table:style-name="ce1" office:value-type="string" calcext:value-type="string">
            <text:p><text:s/>3E848000</text:p>
          </table:table-cell>
          <table:table-cell office:value-type="float" office:value="1048870912" calcext:value-type="float">
            <text:p>1048870912</text:p>
          </table:table-cell>
          <table:table-cell office:value-type="string" calcext:value-type="string">
            <text:p><text:s/>0000000C</text:p>
          </table:table-cell>
          <table:table-cell table:formula="of:=-[.F348]" office:value-type="float" office:value="-1048870912" calcext:value-type="float">
            <text:p>-104887091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/>
          <table:table-cell office:value-type="string" calcext:value-type="string">
            <text:p>C000FA14</text:p>
          </table:table-cell>
          <table:table-cell office:value-type="float" office:value="-1073677804" calcext:value-type="float">
            <text:p>-1073677804</text:p>
          </table:table-cell>
          <table:table-cell table:style-name="ce1" office:value-type="string" calcext:value-type="string">
            <text:p><text:s/>3E850000</text:p>
          </table:table-cell>
          <table:table-cell office:value-type="float" office:value="1048903680" calcext:value-type="float">
            <text:p>1048903680</text:p>
          </table:table-cell>
          <table:table-cell office:value-type="string" calcext:value-type="string">
            <text:p><text:s/>0000000C</text:p>
          </table:table-cell>
          <table:table-cell table:formula="of:=-[.F349]" office:value-type="float" office:value="-1048903680" calcext:value-type="float">
            <text:p>-104890368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0000FA12</text:p>
          </table:table-cell>
          <table:table-cell office:value-type="float" office:value="64018" calcext:value-type="float">
            <text:p>64018</text:p>
          </table:table-cell>
          <table:table-cell table:style-name="ce1" office:value-type="string" calcext:value-type="string">
            <text:p><text:s/>3E848000</text:p>
          </table:table-cell>
          <table:table-cell office:value-type="float" office:value="1048870912" calcext:value-type="float">
            <text:p>1048870912</text:p>
          </table:table-cell>
          <table:table-cell office:value-type="float" office:value="0" calcext:value-type="float">
            <text:p>0</text:p>
          </table:table-cell>
          <table:table-cell table:formula="of:=[.F350]" office:value-type="float" office:value="1048870912" calcext:value-type="float">
            <text:p>104887091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4000F8FA</text:p>
          </table:table-cell>
          <table:table-cell office:value-type="float" office:value="1073805562" calcext:value-type="float">
            <text:p>1073805562</text:p>
          </table:table-cell>
          <table:table-cell office:value-type="string" calcext:value-type="string">
            <text:p><text:s/>3E3E8000</text:p>
          </table:table-cell>
          <table:table-cell office:value-type="float" office:value="1044283392" calcext:value-type="float">
            <text:p>1044283392</text:p>
          </table:table-cell>
          <table:table-cell office:value-type="float" office:value="4" calcext:value-type="float">
            <text:p>4</text:p>
          </table:table-cell>
          <table:table-cell table:formula="of:=[.F351]" office:value-type="float" office:value="1044283392" calcext:value-type="float">
            <text:p>104428339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0000F90E</text:p>
          </table:table-cell>
          <table:table-cell office:value-type="float" office:value="63758" calcext:value-type="float">
            <text:p>63758</text:p>
          </table:table-cell>
          <table:table-cell table:style-name="ce1" office:value-type="string" calcext:value-type="string">
            <text:p><text:s/>3E438000</text:p>
          </table:table-cell>
          <table:table-cell office:value-type="float" office:value="1044611072" calcext:value-type="float">
            <text:p>1044611072</text:p>
          </table:table-cell>
          <table:table-cell office:value-type="float" office:value="0" calcext:value-type="float">
            <text:p>0</text:p>
          </table:table-cell>
          <table:table-cell table:formula="of:=[.F352]" office:value-type="float" office:value="1044611072" calcext:value-type="float">
            <text:p>104461107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  <table:table-cell office:value-type="string" calcext:value-type="string">
            <text:p>4000F91F</text:p>
          </table:table-cell>
          <table:table-cell office:value-type="float" office:value="1073805599" calcext:value-type="float">
            <text:p>1073805599</text:p>
          </table:table-cell>
          <table:table-cell office:value-type="string" calcext:value-type="string">
            <text:p><text:s/>3E47C000</text:p>
          </table:table-cell>
          <table:table-cell office:value-type="float" office:value="1044889600" calcext:value-type="float">
            <text:p>1044889600</text:p>
          </table:table-cell>
          <table:table-cell office:value-type="float" office:value="4" calcext:value-type="float">
            <text:p>4</text:p>
          </table:table-cell>
          <table:table-cell table:formula="of:=[.F353]" office:value-type="float" office:value="1044889600" calcext:value-type="float">
            <text:p>10448896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string" calcext:value-type="string">
            <text:p>8000F92C</text:p>
          </table:table-cell>
          <table:table-cell office:value-type="float" office:value="-2147419860" calcext:value-type="float">
            <text:p>-2147419860</text:p>
          </table:table-cell>
          <table:table-cell office:value-type="string" calcext:value-type="string">
            <text:p><text:s/>3E4B0000</text:p>
          </table:table-cell>
          <table:table-cell office:value-type="float" office:value="1045102592" calcext:value-type="float">
            <text:p>1045102592</text:p>
          </table:table-cell>
          <table:table-cell office:value-type="float" office:value="8" calcext:value-type="float">
            <text:p>8</text:p>
          </table:table-cell>
          <table:table-cell table:formula="of:=-[.F354]" office:value-type="float" office:value="-1045102592" calcext:value-type="float">
            <text:p>-104510259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  <table:table-cell office:value-type="string" calcext:value-type="string">
            <text:p>8000F939</text:p>
          </table:table-cell>
          <table:table-cell office:value-type="float" office:value="-2147419847" calcext:value-type="float">
            <text:p>-2147419847</text:p>
          </table:table-cell>
          <table:table-cell office:value-type="string" calcext:value-type="string">
            <text:p><text:s/>3E4E4000</text:p>
          </table:table-cell>
          <table:table-cell office:value-type="float" office:value="1045315584" calcext:value-type="float">
            <text:p>1045315584</text:p>
          </table:table-cell>
          <table:table-cell office:value-type="float" office:value="8" calcext:value-type="float">
            <text:p>8</text:p>
          </table:table-cell>
          <table:table-cell table:formula="of:=-[.F355]" office:value-type="float" office:value="-1045315584" calcext:value-type="float">
            <text:p>-104531558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/>
          <table:table-cell office:value-type="string" calcext:value-type="string">
            <text:p>C000F949</text:p>
          </table:table-cell>
          <table:table-cell office:value-type="float" office:value="-1073678007" calcext:value-type="float">
            <text:p>-1073678007</text:p>
          </table:table-cell>
          <table:table-cell table:style-name="ce1" office:value-type="string" calcext:value-type="string">
            <text:p><text:s/>3E524000</text:p>
          </table:table-cell>
          <table:table-cell office:value-type="float" office:value="1045577728" calcext:value-type="float">
            <text:p>1045577728</text:p>
          </table:table-cell>
          <table:table-cell office:value-type="string" calcext:value-type="string">
            <text:p><text:s/>0000000C</text:p>
          </table:table-cell>
          <table:table-cell table:formula="of:=-[.F356]" office:value-type="float" office:value="-1045577728" calcext:value-type="float">
            <text:p>-104557772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/>
          <table:table-cell office:value-type="string" calcext:value-type="string">
            <text:p>C000F846</text:p>
          </table:table-cell>
          <table:table-cell office:value-type="float" office:value="-1073678266" calcext:value-type="float">
            <text:p>-1073678266</text:p>
          </table:table-cell>
          <table:table-cell table:style-name="ce1" office:value-type="string" calcext:value-type="string">
            <text:p><text:s/>3E118000</text:p>
          </table:table-cell>
          <table:table-cell office:value-type="float" office:value="1041334272" calcext:value-type="float">
            <text:p>1041334272</text:p>
          </table:table-cell>
          <table:table-cell office:value-type="string" calcext:value-type="string">
            <text:p><text:s/>0000000C</text:p>
          </table:table-cell>
          <table:table-cell table:formula="of:=-[.F357]" office:value-type="float" office:value="-1041334272" calcext:value-type="float">
            <text:p>-104133427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/>
          <table:table-cell office:value-type="string" calcext:value-type="string">
            <text:p>0000F842</text:p>
          </table:table-cell>
          <table:table-cell office:value-type="float" office:value="63554" calcext:value-type="float">
            <text:p>63554</text:p>
          </table:table-cell>
          <table:table-cell table:style-name="ce1" office:value-type="string" calcext:value-type="string">
            <text:p><text:s/>3E108000</text:p>
          </table:table-cell>
          <table:table-cell office:value-type="float" office:value="1041268736" calcext:value-type="float">
            <text:p>1041268736</text:p>
          </table:table-cell>
          <table:table-cell office:value-type="float" office:value="0" calcext:value-type="float">
            <text:p>0</text:p>
          </table:table-cell>
          <table:table-cell table:formula="of:=[.F358]" office:value-type="float" office:value="1041268736" calcext:value-type="float">
            <text:p>104126873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/>
          <table:table-cell office:value-type="string" calcext:value-type="string">
            <text:p>4000F841</text:p>
          </table:table-cell>
          <table:table-cell office:value-type="float" office:value="1073805377" calcext:value-type="float">
            <text:p>1073805377</text:p>
          </table:table-cell>
          <table:table-cell table:style-name="ce1" office:value-type="string" calcext:value-type="string">
            <text:p><text:s/>3E104000</text:p>
          </table:table-cell>
          <table:table-cell office:value-type="float" office:value="1041252352" calcext:value-type="float">
            <text:p>1041252352</text:p>
          </table:table-cell>
          <table:table-cell office:value-type="float" office:value="4" calcext:value-type="float">
            <text:p>4</text:p>
          </table:table-cell>
          <table:table-cell table:formula="of:=[.F359]" office:value-type="float" office:value="1041252352" calcext:value-type="float">
            <text:p>104125235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/>
          <table:table-cell office:value-type="string" calcext:value-type="string">
            <text:p>C000F841</text:p>
          </table:table-cell>
          <table:table-cell office:value-type="float" office:value="-1073678271" calcext:value-type="float">
            <text:p>-1073678271</text:p>
          </table:table-cell>
          <table:table-cell table:style-name="ce1" office:value-type="string" calcext:value-type="string">
            <text:p><text:s/>3E104000</text:p>
          </table:table-cell>
          <table:table-cell office:value-type="float" office:value="1041252352" calcext:value-type="float">
            <text:p>1041252352</text:p>
          </table:table-cell>
          <table:table-cell office:value-type="string" calcext:value-type="string">
            <text:p><text:s/>0000000C</text:p>
          </table:table-cell>
          <table:table-cell table:formula="of:=-[.F360]" office:value-type="float" office:value="-1041252352" calcext:value-type="float">
            <text:p>-104125235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8000F848</text:p>
          </table:table-cell>
          <table:table-cell office:value-type="float" office:value="-2147420088" calcext:value-type="float">
            <text:p>-2147420088</text:p>
          </table:table-cell>
          <table:table-cell table:style-name="ce1" office:value-type="string" calcext:value-type="string">
            <text:p><text:s/>3E120000</text:p>
          </table:table-cell>
          <table:table-cell office:value-type="float" office:value="1041367040" calcext:value-type="float">
            <text:p>1041367040</text:p>
          </table:table-cell>
          <table:table-cell office:value-type="float" office:value="8" calcext:value-type="float">
            <text:p>8</text:p>
          </table:table-cell>
          <table:table-cell table:formula="of:=-[.F361]" office:value-type="float" office:value="-1041367040" calcext:value-type="float">
            <text:p>-104136704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/>
          <table:table-cell office:value-type="string" calcext:value-type="string">
            <text:p>C000F850</text:p>
          </table:table-cell>
          <table:table-cell office:value-type="float" office:value="-1073678256" calcext:value-type="float">
            <text:p>-1073678256</text:p>
          </table:table-cell>
          <table:table-cell table:style-name="ce1" office:value-type="string" calcext:value-type="string">
            <text:p><text:s/>3E140000</text:p>
          </table:table-cell>
          <table:table-cell office:value-type="float" office:value="1041498112" calcext:value-type="float">
            <text:p>1041498112</text:p>
          </table:table-cell>
          <table:table-cell office:value-type="string" calcext:value-type="string">
            <text:p><text:s/>0000000C</text:p>
          </table:table-cell>
          <table:table-cell table:formula="of:=-[.F362]" office:value-type="float" office:value="-1041498112" calcext:value-type="float">
            <text:p>-104149811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4000F857</text:p>
          </table:table-cell>
          <table:table-cell office:value-type="float" office:value="1073805399" calcext:value-type="float">
            <text:p>1073805399</text:p>
          </table:table-cell>
          <table:table-cell office:value-type="string" calcext:value-type="string">
            <text:p><text:s/>3E15C000</text:p>
          </table:table-cell>
          <table:table-cell office:value-type="float" office:value="1041612800" calcext:value-type="float">
            <text:p>1041612800</text:p>
          </table:table-cell>
          <table:table-cell office:value-type="float" office:value="4" calcext:value-type="float">
            <text:p>4</text:p>
          </table:table-cell>
          <table:table-cell table:formula="of:=[.F363]" office:value-type="float" office:value="1041612800" calcext:value-type="float">
            <text:p>104161280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/>
          <table:table-cell office:value-type="string" calcext:value-type="string">
            <text:p>0000F918</text:p>
          </table:table-cell>
          <table:table-cell office:value-type="float" office:value="63768" calcext:value-type="float">
            <text:p>63768</text:p>
          </table:table-cell>
          <table:table-cell table:style-name="ce1" office:value-type="string" calcext:value-type="string">
            <text:p><text:s/>3E460000</text:p>
          </table:table-cell>
          <table:table-cell office:value-type="float" office:value="1044774912" calcext:value-type="float">
            <text:p>1044774912</text:p>
          </table:table-cell>
          <table:table-cell office:value-type="float" office:value="0" calcext:value-type="float">
            <text:p>0</text:p>
          </table:table-cell>
          <table:table-cell table:formula="of:=[.F364]" office:value-type="float" office:value="1044774912" calcext:value-type="float">
            <text:p>104477491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/>
          <table:table-cell office:value-type="string" calcext:value-type="string">
            <text:p>C000F909</text:p>
          </table:table-cell>
          <table:table-cell office:value-type="float" office:value="-1073678071" calcext:value-type="float">
            <text:p>-1073678071</text:p>
          </table:table-cell>
          <table:table-cell table:style-name="ce1" office:value-type="string" calcext:value-type="string">
            <text:p><text:s/>3E424000</text:p>
          </table:table-cell>
          <table:table-cell office:value-type="float" office:value="1044529152" calcext:value-type="float">
            <text:p>1044529152</text:p>
          </table:table-cell>
          <table:table-cell office:value-type="string" calcext:value-type="string">
            <text:p><text:s/>0000000C</text:p>
          </table:table-cell>
          <table:table-cell table:formula="of:=-[.F365]" office:value-type="float" office:value="-1044529152" calcext:value-type="float">
            <text:p>-104452915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/>
          <table:table-cell office:value-type="string" calcext:value-type="string">
            <text:p>0000F8FB</text:p>
          </table:table-cell>
          <table:table-cell office:value-type="float" office:value="63739" calcext:value-type="float">
            <text:p>63739</text:p>
          </table:table-cell>
          <table:table-cell office:value-type="string" calcext:value-type="string">
            <text:p><text:s/>3E3EC000</text:p>
          </table:table-cell>
          <table:table-cell office:value-type="float" office:value="1044299776" calcext:value-type="float">
            <text:p>1044299776</text:p>
          </table:table-cell>
          <table:table-cell office:value-type="float" office:value="0" calcext:value-type="float">
            <text:p>0</text:p>
          </table:table-cell>
          <table:table-cell table:formula="of:=[.F366]" office:value-type="float" office:value="1044299776" calcext:value-type="float">
            <text:p>104429977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  <table:table-cell office:value-type="string" calcext:value-type="string">
            <text:p>4000F8EE</text:p>
          </table:table-cell>
          <table:table-cell office:value-type="float" office:value="1073805550" calcext:value-type="float">
            <text:p>1073805550</text:p>
          </table:table-cell>
          <table:table-cell office:value-type="string" calcext:value-type="string">
            <text:p><text:s/>3E3B8000</text:p>
          </table:table-cell>
          <table:table-cell office:value-type="float" office:value="1044086784" calcext:value-type="float">
            <text:p>1044086784</text:p>
          </table:table-cell>
          <table:table-cell office:value-type="float" office:value="4" calcext:value-type="float">
            <text:p>4</text:p>
          </table:table-cell>
          <table:table-cell table:formula="of:=[.F367]" office:value-type="float" office:value="1044086784" calcext:value-type="float">
            <text:p>104408678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/>
          <table:table-cell office:value-type="string" calcext:value-type="string">
            <text:p>C000F8DC</text:p>
          </table:table-cell>
          <table:table-cell office:value-type="float" office:value="-1073678116" calcext:value-type="float">
            <text:p>-1073678116</text:p>
          </table:table-cell>
          <table:table-cell table:style-name="ce1" office:value-type="string" calcext:value-type="string">
            <text:p><text:s/>3E370000</text:p>
          </table:table-cell>
          <table:table-cell office:value-type="float" office:value="1043791872" calcext:value-type="float">
            <text:p>1043791872</text:p>
          </table:table-cell>
          <table:table-cell office:value-type="string" calcext:value-type="string">
            <text:p><text:s/>0000000C</text:p>
          </table:table-cell>
          <table:table-cell table:formula="of:=-[.F368]" office:value-type="float" office:value="-1043791872" calcext:value-type="float">
            <text:p>-104379187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/>
          <table:table-cell office:value-type="string" calcext:value-type="string">
            <text:p>0000F8CA</text:p>
          </table:table-cell>
          <table:table-cell office:value-type="float" office:value="63690" calcext:value-type="float">
            <text:p>63690</text:p>
          </table:table-cell>
          <table:table-cell table:style-name="ce1" office:value-type="string" calcext:value-type="string">
            <text:p><text:s/>3E328000</text:p>
          </table:table-cell>
          <table:table-cell office:value-type="float" office:value="1043496960" calcext:value-type="float">
            <text:p>1043496960</text:p>
          </table:table-cell>
          <table:table-cell office:value-type="float" office:value="0" calcext:value-type="float">
            <text:p>0</text:p>
          </table:table-cell>
          <table:table-cell table:formula="of:=[.F369]" office:value-type="float" office:value="1043496960" calcext:value-type="float">
            <text:p>104349696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4000FA09</text:p>
          </table:table-cell>
          <table:table-cell office:value-type="float" office:value="1073805833" calcext:value-type="float">
            <text:p>1073805833</text:p>
          </table:table-cell>
          <table:table-cell table:style-name="ce1" office:value-type="string" calcext:value-type="string">
            <text:p><text:s/>3E824000</text:p>
          </table:table-cell>
          <table:table-cell office:value-type="float" office:value="1048723456" calcext:value-type="float">
            <text:p>1048723456</text:p>
          </table:table-cell>
          <table:table-cell office:value-type="float" office:value="4" calcext:value-type="float">
            <text:p>4</text:p>
          </table:table-cell>
          <table:table-cell table:formula="of:=[.F370]" office:value-type="float" office:value="1048723456" calcext:value-type="float">
            <text:p>104872345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/>
          <table:table-cell office:value-type="string" calcext:value-type="string">
            <text:p>0000F9FD</text:p>
          </table:table-cell>
          <table:table-cell office:value-type="float" office:value="63997" calcext:value-type="float">
            <text:p>63997</text:p>
          </table:table-cell>
          <table:table-cell office:value-type="string" calcext:value-type="string">
            <text:p><text:s/>3E7F4000</text:p>
          </table:table-cell>
          <table:table-cell office:value-type="float" office:value="1048526848" calcext:value-type="float">
            <text:p>1048526848</text:p>
          </table:table-cell>
          <table:table-cell office:value-type="float" office:value="0" calcext:value-type="float">
            <text:p>0</text:p>
          </table:table-cell>
          <table:table-cell table:formula="of:=[.F371]" office:value-type="float" office:value="1048526848" calcext:value-type="float">
            <text:p>104852684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/>
          <table:table-cell office:value-type="string" calcext:value-type="string">
            <text:p>C000F9EF</text:p>
          </table:table-cell>
          <table:table-cell office:value-type="float" office:value="-1073677841" calcext:value-type="float">
            <text:p>-1073677841</text:p>
          </table:table-cell>
          <table:table-cell office:value-type="string" calcext:value-type="string">
            <text:p><text:s/>3E7BC000</text:p>
          </table:table-cell>
          <table:table-cell office:value-type="float" office:value="1048297472" calcext:value-type="float">
            <text:p>1048297472</text:p>
          </table:table-cell>
          <table:table-cell office:value-type="string" calcext:value-type="string">
            <text:p><text:s/>0000000C</text:p>
          </table:table-cell>
          <table:table-cell table:formula="of:=-[.F372]" office:value-type="float" office:value="-1048297472" calcext:value-type="float">
            <text:p>-104829747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/>
          <table:table-cell office:value-type="string" calcext:value-type="string">
            <text:p>4000F9E4</text:p>
          </table:table-cell>
          <table:table-cell office:value-type="float" office:value="1073805796" calcext:value-type="float">
            <text:p>1073805796</text:p>
          </table:table-cell>
          <table:table-cell table:style-name="ce1" office:value-type="string" calcext:value-type="string">
            <text:p><text:s/>3E790000</text:p>
          </table:table-cell>
          <table:table-cell office:value-type="float" office:value="1048117248" calcext:value-type="float">
            <text:p>1048117248</text:p>
          </table:table-cell>
          <table:table-cell office:value-type="float" office:value="4" calcext:value-type="float">
            <text:p>4</text:p>
          </table:table-cell>
          <table:table-cell table:formula="of:=[.F373]" office:value-type="float" office:value="1048117248" calcext:value-type="float">
            <text:p>104811724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0000F9D7</text:p>
          </table:table-cell>
          <table:table-cell office:value-type="float" office:value="63959" calcext:value-type="float">
            <text:p>63959</text:p>
          </table:table-cell>
          <table:table-cell office:value-type="string" calcext:value-type="string">
            <text:p><text:s/>3E75C000</text:p>
          </table:table-cell>
          <table:table-cell office:value-type="float" office:value="1047904256" calcext:value-type="float">
            <text:p>1047904256</text:p>
          </table:table-cell>
          <table:table-cell office:value-type="float" office:value="0" calcext:value-type="float">
            <text:p>0</text:p>
          </table:table-cell>
          <table:table-cell table:formula="of:=[.F374]" office:value-type="float" office:value="1047904256" calcext:value-type="float">
            <text:p>104790425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  <table:table-cell office:value-type="string" calcext:value-type="string">
            <text:p>4000F9C7</text:p>
          </table:table-cell>
          <table:table-cell office:value-type="float" office:value="1073805767" calcext:value-type="float">
            <text:p>1073805767</text:p>
          </table:table-cell>
          <table:table-cell office:value-type="string" calcext:value-type="string">
            <text:p><text:s/>3E71C000</text:p>
          </table:table-cell>
          <table:table-cell office:value-type="float" office:value="1047642112" calcext:value-type="float">
            <text:p>1047642112</text:p>
          </table:table-cell>
          <table:table-cell office:value-type="float" office:value="4" calcext:value-type="float">
            <text:p>4</text:p>
          </table:table-cell>
          <table:table-cell table:formula="of:=[.F375]" office:value-type="float" office:value="1047642112" calcext:value-type="float">
            <text:p>104764211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4000F9B8</text:p>
          </table:table-cell>
          <table:table-cell office:value-type="float" office:value="1073805752" calcext:value-type="float">
            <text:p>1073805752</text:p>
          </table:table-cell>
          <table:table-cell office:value-type="string" calcext:value-type="string">
            <text:p><text:s/>3E6E0000</text:p>
          </table:table-cell>
          <table:table-cell office:value-type="float" office:value="1047396352" calcext:value-type="float">
            <text:p>1047396352</text:p>
          </table:table-cell>
          <table:table-cell office:value-type="float" office:value="4" calcext:value-type="float">
            <text:p>4</text:p>
          </table:table-cell>
          <table:table-cell table:formula="of:=[.F376]" office:value-type="float" office:value="1047396352" calcext:value-type="float">
            <text:p>104739635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/>
          <table:table-cell office:value-type="string" calcext:value-type="string">
            <text:p>0000F964</text:p>
          </table:table-cell>
          <table:table-cell office:value-type="float" office:value="63844" calcext:value-type="float">
            <text:p>63844</text:p>
          </table:table-cell>
          <table:table-cell table:style-name="ce1" office:value-type="string" calcext:value-type="string">
            <text:p><text:s/>3E590000</text:p>
          </table:table-cell>
          <table:table-cell office:value-type="float" office:value="1046020096" calcext:value-type="float">
            <text:p>1046020096</text:p>
          </table:table-cell>
          <table:table-cell office:value-type="float" office:value="0" calcext:value-type="float">
            <text:p>0</text:p>
          </table:table-cell>
          <table:table-cell table:formula="of:=[.F377]" office:value-type="float" office:value="1046020096" calcext:value-type="float">
            <text:p>104602009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/>
          <table:table-cell office:value-type="string" calcext:value-type="string">
            <text:p>4000F977</text:p>
          </table:table-cell>
          <table:table-cell office:value-type="float" office:value="1073805687" calcext:value-type="float">
            <text:p>1073805687</text:p>
          </table:table-cell>
          <table:table-cell office:value-type="string" calcext:value-type="string">
            <text:p><text:s/>3E5DC000</text:p>
          </table:table-cell>
          <table:table-cell office:value-type="float" office:value="1046331392" calcext:value-type="float">
            <text:p>1046331392</text:p>
          </table:table-cell>
          <table:table-cell office:value-type="float" office:value="4" calcext:value-type="float">
            <text:p>4</text:p>
          </table:table-cell>
          <table:table-cell table:formula="of:=[.F378]" office:value-type="float" office:value="1046331392" calcext:value-type="float">
            <text:p>104633139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/>
          <table:table-cell office:value-type="string" calcext:value-type="string">
            <text:p>C000F98D</text:p>
          </table:table-cell>
          <table:table-cell office:value-type="float" office:value="-1073677939" calcext:value-type="float">
            <text:p>-1073677939</text:p>
          </table:table-cell>
          <table:table-cell table:style-name="ce1" office:value-type="string" calcext:value-type="string">
            <text:p><text:s/>3E634000</text:p>
          </table:table-cell>
          <table:table-cell office:value-type="float" office:value="1046691840" calcext:value-type="float">
            <text:p>1046691840</text:p>
          </table:table-cell>
          <table:table-cell office:value-type="string" calcext:value-type="string">
            <text:p><text:s/>0000000C</text:p>
          </table:table-cell>
          <table:table-cell table:formula="of:=-[.F379]" office:value-type="float" office:value="-1046691840" calcext:value-type="float">
            <text:p>-104669184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/>
          <table:table-cell office:value-type="string" calcext:value-type="string">
            <text:p>8000F9A6</text:p>
          </table:table-cell>
          <table:table-cell office:value-type="float" office:value="-2147419738" calcext:value-type="float">
            <text:p>-2147419738</text:p>
          </table:table-cell>
          <table:table-cell table:style-name="ce1" office:value-type="string" calcext:value-type="string">
            <text:p><text:s/>3E698000</text:p>
          </table:table-cell>
          <table:table-cell office:value-type="float" office:value="1047101440" calcext:value-type="float">
            <text:p>1047101440</text:p>
          </table:table-cell>
          <table:table-cell office:value-type="float" office:value="8" calcext:value-type="float">
            <text:p>8</text:p>
          </table:table-cell>
          <table:table-cell table:formula="of:=-[.F380]" office:value-type="float" office:value="-1047101440" calcext:value-type="float">
            <text:p>-104710144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/>
          <table:table-cell office:value-type="string" calcext:value-type="string">
            <text:p>8000F9BE</text:p>
          </table:table-cell>
          <table:table-cell office:value-type="float" office:value="-2147419714" calcext:value-type="float">
            <text:p>-2147419714</text:p>
          </table:table-cell>
          <table:table-cell office:value-type="string" calcext:value-type="string">
            <text:p><text:s/>3E6F8000</text:p>
          </table:table-cell>
          <table:table-cell office:value-type="float" office:value="1047494656" calcext:value-type="float">
            <text:p>1047494656</text:p>
          </table:table-cell>
          <table:table-cell office:value-type="float" office:value="8" calcext:value-type="float">
            <text:p>8</text:p>
          </table:table-cell>
          <table:table-cell table:formula="of:=-[.F381]" office:value-type="float" office:value="-1047494656" calcext:value-type="float">
            <text:p>-104749465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/>
          <table:table-cell office:value-type="string" calcext:value-type="string">
            <text:p>8000F9D2</text:p>
          </table:table-cell>
          <table:table-cell office:value-type="float" office:value="-2147419694" calcext:value-type="float">
            <text:p>-2147419694</text:p>
          </table:table-cell>
          <table:table-cell table:style-name="ce1" office:value-type="string" calcext:value-type="string">
            <text:p><text:s/>3E748000</text:p>
          </table:table-cell>
          <table:table-cell office:value-type="float" office:value="1047822336" calcext:value-type="float">
            <text:p>1047822336</text:p>
          </table:table-cell>
          <table:table-cell office:value-type="float" office:value="8" calcext:value-type="float">
            <text:p>8</text:p>
          </table:table-cell>
          <table:table-cell table:formula="of:=-[.F382]" office:value-type="float" office:value="-1047822336" calcext:value-type="float">
            <text:p>-104782233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/>
          <table:table-cell office:value-type="string" calcext:value-type="string">
            <text:p>C000F869</text:p>
          </table:table-cell>
          <table:table-cell office:value-type="float" office:value="-1073678231" calcext:value-type="float">
            <text:p>-1073678231</text:p>
          </table:table-cell>
          <table:table-cell office:value-type="string" calcext:value-type="string">
            <text:p><text:s/>3E1A4000</text:p>
          </table:table-cell>
          <table:table-cell office:value-type="float" office:value="1041907712" calcext:value-type="float">
            <text:p>1041907712</text:p>
          </table:table-cell>
          <table:table-cell office:value-type="string" calcext:value-type="string">
            <text:p><text:s/>0000000C</text:p>
          </table:table-cell>
          <table:table-cell table:formula="of:=-[.F383]" office:value-type="float" office:value="-1041907712" calcext:value-type="float">
            <text:p>-104190771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/>
          <table:table-cell office:value-type="string" calcext:value-type="string">
            <text:p>4000F86D</text:p>
          </table:table-cell>
          <table:table-cell office:value-type="float" office:value="1073805421" calcext:value-type="float">
            <text:p>1073805421</text:p>
          </table:table-cell>
          <table:table-cell office:value-type="string" calcext:value-type="string">
            <text:p><text:s/>3E1B4000</text:p>
          </table:table-cell>
          <table:table-cell office:value-type="float" office:value="1041973248" calcext:value-type="float">
            <text:p>1041973248</text:p>
          </table:table-cell>
          <table:table-cell office:value-type="float" office:value="4" calcext:value-type="float">
            <text:p>4</text:p>
          </table:table-cell>
          <table:table-cell table:formula="of:=[.F384]" office:value-type="float" office:value="1041973248" calcext:value-type="float">
            <text:p>104197324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0000F872</text:p>
          </table:table-cell>
          <table:table-cell office:value-type="float" office:value="63602" calcext:value-type="float">
            <text:p>63602</text:p>
          </table:table-cell>
          <table:table-cell office:value-type="string" calcext:value-type="string">
            <text:p><text:s/>3E1C8000</text:p>
          </table:table-cell>
          <table:table-cell office:value-type="float" office:value="1042055168" calcext:value-type="float">
            <text:p>1042055168</text:p>
          </table:table-cell>
          <table:table-cell office:value-type="float" office:value="0" calcext:value-type="float">
            <text:p>0</text:p>
          </table:table-cell>
          <table:table-cell table:formula="of:=[.F385]" office:value-type="float" office:value="1042055168" calcext:value-type="float">
            <text:p>104205516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/>
          <table:table-cell office:value-type="string" calcext:value-type="string">
            <text:p>0000F87A</text:p>
          </table:table-cell>
          <table:table-cell office:value-type="float" office:value="63610" calcext:value-type="float">
            <text:p>63610</text:p>
          </table:table-cell>
          <table:table-cell office:value-type="string" calcext:value-type="string">
            <text:p><text:s/>3E1E8000</text:p>
          </table:table-cell>
          <table:table-cell office:value-type="float" office:value="1042186240" calcext:value-type="float">
            <text:p>1042186240</text:p>
          </table:table-cell>
          <table:table-cell office:value-type="float" office:value="0" calcext:value-type="float">
            <text:p>0</text:p>
          </table:table-cell>
          <table:table-cell table:formula="of:=[.F386]" office:value-type="float" office:value="1042186240" calcext:value-type="float">
            <text:p>104218624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  <table:table-cell office:value-type="string" calcext:value-type="string">
            <text:p>C000F883</text:p>
          </table:table-cell>
          <table:table-cell office:value-type="float" office:value="-1073678205" calcext:value-type="float">
            <text:p>-1073678205</text:p>
          </table:table-cell>
          <table:table-cell office:value-type="string" calcext:value-type="string">
            <text:p><text:s/>3E20C000</text:p>
          </table:table-cell>
          <table:table-cell office:value-type="float" office:value="1042333696" calcext:value-type="float">
            <text:p>1042333696</text:p>
          </table:table-cell>
          <table:table-cell office:value-type="string" calcext:value-type="string">
            <text:p><text:s/>0000000C</text:p>
          </table:table-cell>
          <table:table-cell table:formula="of:=-[.F387]" office:value-type="float" office:value="-1042333696" calcext:value-type="float">
            <text:p>-104233369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8000F890</text:p>
          </table:table-cell>
          <table:table-cell office:value-type="float" office:value="-2147420016" calcext:value-type="float">
            <text:p>-2147420016</text:p>
          </table:table-cell>
          <table:table-cell table:style-name="ce1" office:value-type="string" calcext:value-type="string">
            <text:p><text:s/>3E240000</text:p>
          </table:table-cell>
          <table:table-cell office:value-type="float" office:value="1042546688" calcext:value-type="float">
            <text:p>1042546688</text:p>
          </table:table-cell>
          <table:table-cell office:value-type="float" office:value="8" calcext:value-type="float">
            <text:p>8</text:p>
          </table:table-cell>
          <table:table-cell table:formula="of:=-[.F388]" office:value-type="float" office:value="-1042546688" calcext:value-type="float">
            <text:p>-104254668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/>
          <table:table-cell office:value-type="string" calcext:value-type="string">
            <text:p>0000F8A1</text:p>
          </table:table-cell>
          <table:table-cell office:value-type="float" office:value="63649" calcext:value-type="float">
            <text:p>63649</text:p>
          </table:table-cell>
          <table:table-cell table:style-name="ce1" office:value-type="string" calcext:value-type="string">
            <text:p><text:s/>3E284000</text:p>
          </table:table-cell>
          <table:table-cell office:value-type="float" office:value="1042825216" calcext:value-type="float">
            <text:p>1042825216</text:p>
          </table:table-cell>
          <table:table-cell office:value-type="float" office:value="0" calcext:value-type="float">
            <text:p>0</text:p>
          </table:table-cell>
          <table:table-cell table:formula="of:=[.F389]" office:value-type="float" office:value="1042825216" calcext:value-type="float">
            <text:p>104282521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/>
          <table:table-cell office:value-type="string" calcext:value-type="string">
            <text:p>0000F8A7</text:p>
          </table:table-cell>
          <table:table-cell office:value-type="float" office:value="63655" calcext:value-type="float">
            <text:p>63655</text:p>
          </table:table-cell>
          <table:table-cell office:value-type="string" calcext:value-type="string">
            <text:p><text:s/>3E29C000</text:p>
          </table:table-cell>
          <table:table-cell office:value-type="float" office:value="1042923520" calcext:value-type="float">
            <text:p>1042923520</text:p>
          </table:table-cell>
          <table:table-cell office:value-type="float" office:value="0" calcext:value-type="float">
            <text:p>0</text:p>
          </table:table-cell>
          <table:table-cell table:formula="of:=[.F390]" office:value-type="float" office:value="1042923520" calcext:value-type="float">
            <text:p>104292352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  <table:table-cell office:value-type="string" calcext:value-type="string">
            <text:p>0000F89C</text:p>
          </table:table-cell>
          <table:table-cell office:value-type="float" office:value="63644" calcext:value-type="float">
            <text:p>63644</text:p>
          </table:table-cell>
          <table:table-cell table:style-name="ce1" office:value-type="string" calcext:value-type="string">
            <text:p><text:s/>3E270000</text:p>
          </table:table-cell>
          <table:table-cell office:value-type="float" office:value="1042743296" calcext:value-type="float">
            <text:p>1042743296</text:p>
          </table:table-cell>
          <table:table-cell office:value-type="float" office:value="0" calcext:value-type="float">
            <text:p>0</text:p>
          </table:table-cell>
          <table:table-cell table:formula="of:=[.F391]" office:value-type="float" office:value="1042743296" calcext:value-type="float">
            <text:p>104274329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/>
          <table:table-cell office:value-type="string" calcext:value-type="string">
            <text:p>4000F896</text:p>
          </table:table-cell>
          <table:table-cell office:value-type="float" office:value="1073805462" calcext:value-type="float">
            <text:p>1073805462</text:p>
          </table:table-cell>
          <table:table-cell table:style-name="ce1" office:value-type="string" calcext:value-type="string">
            <text:p><text:s/>3E258000</text:p>
          </table:table-cell>
          <table:table-cell office:value-type="float" office:value="1042644992" calcext:value-type="float">
            <text:p>1042644992</text:p>
          </table:table-cell>
          <table:table-cell office:value-type="float" office:value="4" calcext:value-type="float">
            <text:p>4</text:p>
          </table:table-cell>
          <table:table-cell table:formula="of:=[.F392]" office:value-type="float" office:value="1042644992" calcext:value-type="float">
            <text:p>104264499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/>
          <table:table-cell office:value-type="string" calcext:value-type="string">
            <text:p>0000F88E</text:p>
          </table:table-cell>
          <table:table-cell office:value-type="float" office:value="63630" calcext:value-type="float">
            <text:p>63630</text:p>
          </table:table-cell>
          <table:table-cell table:style-name="ce1" office:value-type="string" calcext:value-type="string">
            <text:p><text:s/>3E238000</text:p>
          </table:table-cell>
          <table:table-cell office:value-type="float" office:value="1042513920" calcext:value-type="float">
            <text:p>1042513920</text:p>
          </table:table-cell>
          <table:table-cell office:value-type="float" office:value="0" calcext:value-type="float">
            <text:p>0</text:p>
          </table:table-cell>
          <table:table-cell table:formula="of:=[.F393]" office:value-type="float" office:value="1042513920" calcext:value-type="float">
            <text:p>104251392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/>
          <table:table-cell office:value-type="string" calcext:value-type="string">
            <text:p>0000F884</text:p>
          </table:table-cell>
          <table:table-cell office:value-type="float" office:value="63620" calcext:value-type="float">
            <text:p>63620</text:p>
          </table:table-cell>
          <table:table-cell table:style-name="ce1" office:value-type="string" calcext:value-type="string">
            <text:p><text:s/>3E210000</text:p>
          </table:table-cell>
          <table:table-cell office:value-type="float" office:value="1042350080" calcext:value-type="float">
            <text:p>1042350080</text:p>
          </table:table-cell>
          <table:table-cell office:value-type="float" office:value="0" calcext:value-type="float">
            <text:p>0</text:p>
          </table:table-cell>
          <table:table-cell table:formula="of:=[.F394]" office:value-type="float" office:value="1042350080" calcext:value-type="float">
            <text:p>104235008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/>
          <table:table-cell office:value-type="string" calcext:value-type="string">
            <text:p>C000F87B</text:p>
          </table:table-cell>
          <table:table-cell office:value-type="float" office:value="-1073678213" calcext:value-type="float">
            <text:p>-1073678213</text:p>
          </table:table-cell>
          <table:table-cell office:value-type="string" calcext:value-type="string">
            <text:p><text:s/>3E1EC000</text:p>
          </table:table-cell>
          <table:table-cell office:value-type="float" office:value="1042202624" calcext:value-type="float">
            <text:p>1042202624</text:p>
          </table:table-cell>
          <table:table-cell office:value-type="string" calcext:value-type="string">
            <text:p><text:s/>0000000C</text:p>
          </table:table-cell>
          <table:table-cell table:formula="of:=-[.F395]" office:value-type="float" office:value="-1042202624" calcext:value-type="float">
            <text:p>-104220262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  <table:table-cell office:value-type="string" calcext:value-type="string">
            <text:p>0000F9A7</text:p>
          </table:table-cell>
          <table:table-cell office:value-type="float" office:value="63911" calcext:value-type="float">
            <text:p>63911</text:p>
          </table:table-cell>
          <table:table-cell office:value-type="string" calcext:value-type="string">
            <text:p><text:s/>3E69C000</text:p>
          </table:table-cell>
          <table:table-cell office:value-type="float" office:value="1047117824" calcext:value-type="float">
            <text:p>1047117824</text:p>
          </table:table-cell>
          <table:table-cell office:value-type="float" office:value="0" calcext:value-type="float">
            <text:p>0</text:p>
          </table:table-cell>
          <table:table-cell table:formula="of:=[.F396]" office:value-type="float" office:value="1047117824" calcext:value-type="float">
            <text:p>104711782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C000F996</text:p>
          </table:table-cell>
          <table:table-cell office:value-type="float" office:value="-1073677930" calcext:value-type="float">
            <text:p>-1073677930</text:p>
          </table:table-cell>
          <table:table-cell table:style-name="ce1" office:value-type="string" calcext:value-type="string">
            <text:p><text:s/>3E658000</text:p>
          </table:table-cell>
          <table:table-cell office:value-type="float" office:value="1046839296" calcext:value-type="float">
            <text:p>1046839296</text:p>
          </table:table-cell>
          <table:table-cell office:value-type="string" calcext:value-type="string">
            <text:p><text:s/>0000000C</text:p>
          </table:table-cell>
          <table:table-cell table:formula="of:=-[.F397]" office:value-type="float" office:value="-1046839296" calcext:value-type="float">
            <text:p>-104683929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C000F987</text:p>
          </table:table-cell>
          <table:table-cell office:value-type="float" office:value="-1073677945" calcext:value-type="float">
            <text:p>-1073677945</text:p>
          </table:table-cell>
          <table:table-cell office:value-type="string" calcext:value-type="string">
            <text:p><text:s/>3E61C000</text:p>
          </table:table-cell>
          <table:table-cell office:value-type="float" office:value="1046593536" calcext:value-type="float">
            <text:p>1046593536</text:p>
          </table:table-cell>
          <table:table-cell office:value-type="string" calcext:value-type="string">
            <text:p><text:s/>0000000C</text:p>
          </table:table-cell>
          <table:table-cell table:formula="of:=-[.F398]" office:value-type="float" office:value="-1046593536" calcext:value-type="float">
            <text:p>-104659353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/>
          <table:table-cell office:value-type="string" calcext:value-type="string">
            <text:p>C000F977</text:p>
          </table:table-cell>
          <table:table-cell office:value-type="float" office:value="-1073677961" calcext:value-type="float">
            <text:p>-1073677961</text:p>
          </table:table-cell>
          <table:table-cell office:value-type="string" calcext:value-type="string">
            <text:p><text:s/>3E5DC000</text:p>
          </table:table-cell>
          <table:table-cell office:value-type="float" office:value="1046331392" calcext:value-type="float">
            <text:p>1046331392</text:p>
          </table:table-cell>
          <table:table-cell office:value-type="string" calcext:value-type="string">
            <text:p><text:s/>0000000C</text:p>
          </table:table-cell>
          <table:table-cell table:formula="of:=-[.F399]" office:value-type="float" office:value="-1046331392" calcext:value-type="float">
            <text:p>-104633139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8000F966</text:p>
          </table:table-cell>
          <table:table-cell office:value-type="float" office:value="-2147419802" calcext:value-type="float">
            <text:p>-2147419802</text:p>
          </table:table-cell>
          <table:table-cell table:style-name="ce1" office:value-type="string" calcext:value-type="string">
            <text:p><text:s/>3E598000</text:p>
          </table:table-cell>
          <table:table-cell office:value-type="float" office:value="1046052864" calcext:value-type="float">
            <text:p>1046052864</text:p>
          </table:table-cell>
          <table:table-cell office:value-type="float" office:value="8" calcext:value-type="float">
            <text:p>8</text:p>
          </table:table-cell>
          <table:table-cell table:formula="of:=-[.F400]" office:value-type="float" office:value="-1046052864" calcext:value-type="float">
            <text:p>-104605286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  <table:table-cell office:value-type="string" calcext:value-type="string">
            <text:p>C000F951</text:p>
          </table:table-cell>
          <table:table-cell office:value-type="float" office:value="-1073677999" calcext:value-type="float">
            <text:p>-1073677999</text:p>
          </table:table-cell>
          <table:table-cell table:style-name="ce1" office:value-type="string" calcext:value-type="string">
            <text:p><text:s/>3E544000</text:p>
          </table:table-cell>
          <table:table-cell office:value-type="float" office:value="1045708800" calcext:value-type="float">
            <text:p>1045708800</text:p>
          </table:table-cell>
          <table:table-cell office:value-type="string" calcext:value-type="string">
            <text:p><text:s/>0000000C</text:p>
          </table:table-cell>
          <table:table-cell table:formula="of:=-[.F401]" office:value-type="float" office:value="-1045708800" calcext:value-type="float">
            <text:p>-10457088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  <table:table-cell office:value-type="string" calcext:value-type="string">
            <text:p>0000F93F</text:p>
          </table:table-cell>
          <table:table-cell office:value-type="float" office:value="63807" calcext:value-type="float">
            <text:p>63807</text:p>
          </table:table-cell>
          <table:table-cell office:value-type="string" calcext:value-type="string">
            <text:p><text:s/>3E4FC000</text:p>
          </table:table-cell>
          <table:table-cell office:value-type="float" office:value="1045413888" calcext:value-type="float">
            <text:p>1045413888</text:p>
          </table:table-cell>
          <table:table-cell office:value-type="float" office:value="0" calcext:value-type="float">
            <text:p>0</text:p>
          </table:table-cell>
          <table:table-cell table:formula="of:=[.F402]" office:value-type="float" office:value="1045413888" calcext:value-type="float">
            <text:p>104541388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  <table:table-cell office:value-type="string" calcext:value-type="string">
            <text:p>8000F9EA</text:p>
          </table:table-cell>
          <table:table-cell office:value-type="float" office:value="-2147419670" calcext:value-type="float">
            <text:p>-2147419670</text:p>
          </table:table-cell>
          <table:table-cell office:value-type="string" calcext:value-type="string">
            <text:p><text:s/>3E7A8000</text:p>
          </table:table-cell>
          <table:table-cell office:value-type="float" office:value="1048215552" calcext:value-type="float">
            <text:p>1048215552</text:p>
          </table:table-cell>
          <table:table-cell office:value-type="float" office:value="8" calcext:value-type="float">
            <text:p>8</text:p>
          </table:table-cell>
          <table:table-cell table:formula="of:=-[.F403]" office:value-type="float" office:value="-1048215552" calcext:value-type="float">
            <text:p>-104821555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0000F9F3</text:p>
          </table:table-cell>
          <table:table-cell office:value-type="float" office:value="63987" calcext:value-type="float">
            <text:p>63987</text:p>
          </table:table-cell>
          <table:table-cell office:value-type="string" calcext:value-type="string">
            <text:p><text:s/>3E7CC000</text:p>
          </table:table-cell>
          <table:table-cell office:value-type="float" office:value="1048363008" calcext:value-type="float">
            <text:p>1048363008</text:p>
          </table:table-cell>
          <table:table-cell office:value-type="float" office:value="0" calcext:value-type="float">
            <text:p>0</text:p>
          </table:table-cell>
          <table:table-cell table:formula="of:=[.F404]" office:value-type="float" office:value="1048363008" calcext:value-type="float">
            <text:p>104836300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  <table:table-cell office:value-type="string" calcext:value-type="string">
            <text:p>C000F9F9</text:p>
          </table:table-cell>
          <table:table-cell office:value-type="float" office:value="-1073677831" calcext:value-type="float">
            <text:p>-1073677831</text:p>
          </table:table-cell>
          <table:table-cell office:value-type="string" calcext:value-type="string">
            <text:p><text:s/>3E7E4000</text:p>
          </table:table-cell>
          <table:table-cell office:value-type="float" office:value="1048461312" calcext:value-type="float">
            <text:p>1048461312</text:p>
          </table:table-cell>
          <table:table-cell office:value-type="string" calcext:value-type="string">
            <text:p><text:s/>0000000C</text:p>
          </table:table-cell>
          <table:table-cell table:formula="of:=-[.F405]" office:value-type="float" office:value="-1048461312" calcext:value-type="float">
            <text:p>-104846131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  <table:table-cell office:value-type="string" calcext:value-type="string">
            <text:p>C000FA00</text:p>
          </table:table-cell>
          <table:table-cell office:value-type="float" office:value="-1073677824" calcext:value-type="float">
            <text:p>-1073677824</text:p>
          </table:table-cell>
          <table:table-cell table:style-name="ce1" office:value-type="string" calcext:value-type="string">
            <text:p><text:s/>3E800000</text:p>
          </table:table-cell>
          <table:table-cell office:value-type="float" office:value="1048576000" calcext:value-type="float">
            <text:p>1048576000</text:p>
          </table:table-cell>
          <table:table-cell office:value-type="string" calcext:value-type="string">
            <text:p><text:s/>0000000C</text:p>
          </table:table-cell>
          <table:table-cell table:formula="of:=-[.F406]" office:value-type="float" office:value="-1048576000" calcext:value-type="float">
            <text:p>-104857600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  <table:table-cell office:value-type="string" calcext:value-type="string">
            <text:p>4000FA08</text:p>
          </table:table-cell>
          <table:table-cell office:value-type="float" office:value="1073805832" calcext:value-type="float">
            <text:p>1073805832</text:p>
          </table:table-cell>
          <table:table-cell table:style-name="ce1" office:value-type="string" calcext:value-type="string">
            <text:p><text:s/>3E820000</text:p>
          </table:table-cell>
          <table:table-cell office:value-type="float" office:value="1048707072" calcext:value-type="float">
            <text:p>1048707072</text:p>
          </table:table-cell>
          <table:table-cell office:value-type="float" office:value="4" calcext:value-type="float">
            <text:p>4</text:p>
          </table:table-cell>
          <table:table-cell table:formula="of:=[.F407]" office:value-type="float" office:value="1048707072" calcext:value-type="float">
            <text:p>104870707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  <table:table-cell office:value-type="string" calcext:value-type="string">
            <text:p>0000FA0E</text:p>
          </table:table-cell>
          <table:table-cell office:value-type="float" office:value="64014" calcext:value-type="float">
            <text:p>64014</text:p>
          </table:table-cell>
          <table:table-cell table:style-name="ce1" office:value-type="string" calcext:value-type="string">
            <text:p><text:s/>3E838000</text:p>
          </table:table-cell>
          <table:table-cell office:value-type="float" office:value="1048805376" calcext:value-type="float">
            <text:p>1048805376</text:p>
          </table:table-cell>
          <table:table-cell office:value-type="float" office:value="0" calcext:value-type="float">
            <text:p>0</text:p>
          </table:table-cell>
          <table:table-cell table:formula="of:=[.F408]" office:value-type="float" office:value="1048805376" calcext:value-type="float">
            <text:p>104880537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  <table:table-cell office:value-type="string" calcext:value-type="string">
            <text:p>0000F8B7</text:p>
          </table:table-cell>
          <table:table-cell office:value-type="float" office:value="63671" calcext:value-type="float">
            <text:p>63671</text:p>
          </table:table-cell>
          <table:table-cell office:value-type="string" calcext:value-type="string">
            <text:p><text:s/>3E2DC000</text:p>
          </table:table-cell>
          <table:table-cell office:value-type="float" office:value="1043185664" calcext:value-type="float">
            <text:p>1043185664</text:p>
          </table:table-cell>
          <table:table-cell office:value-type="float" office:value="0" calcext:value-type="float">
            <text:p>0</text:p>
          </table:table-cell>
          <table:table-cell table:formula="of:=[.F409]" office:value-type="float" office:value="1043185664" calcext:value-type="float">
            <text:p>104318566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8000F8CD</text:p>
          </table:table-cell>
          <table:table-cell office:value-type="float" office:value="-2147419955" calcext:value-type="float">
            <text:p>-2147419955</text:p>
          </table:table-cell>
          <table:table-cell table:style-name="ce1" office:value-type="string" calcext:value-type="string">
            <text:p><text:s/>3E334000</text:p>
          </table:table-cell>
          <table:table-cell office:value-type="float" office:value="1043546112" calcext:value-type="float">
            <text:p>1043546112</text:p>
          </table:table-cell>
          <table:table-cell office:value-type="float" office:value="8" calcext:value-type="float">
            <text:p>8</text:p>
          </table:table-cell>
          <table:table-cell table:formula="of:=-[.F410]" office:value-type="float" office:value="-1043546112" calcext:value-type="float">
            <text:p>-104354611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  <table:table-cell office:value-type="string" calcext:value-type="string">
            <text:p>0000F8E5</text:p>
          </table:table-cell>
          <table:table-cell office:value-type="float" office:value="63717" calcext:value-type="float">
            <text:p>63717</text:p>
          </table:table-cell>
          <table:table-cell table:style-name="ce1" office:value-type="string" calcext:value-type="string">
            <text:p><text:s/>3E394000</text:p>
          </table:table-cell>
          <table:table-cell office:value-type="float" office:value="1043939328" calcext:value-type="float">
            <text:p>1043939328</text:p>
          </table:table-cell>
          <table:table-cell office:value-type="float" office:value="0" calcext:value-type="float">
            <text:p>0</text:p>
          </table:table-cell>
          <table:table-cell table:formula="of:=[.F411]" office:value-type="float" office:value="1043939328" calcext:value-type="float">
            <text:p>104393932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/>
          <table:table-cell office:value-type="string" calcext:value-type="string">
            <text:p>8000F8F9</text:p>
          </table:table-cell>
          <table:table-cell office:value-type="float" office:value="-2147419911" calcext:value-type="float">
            <text:p>-2147419911</text:p>
          </table:table-cell>
          <table:table-cell office:value-type="string" calcext:value-type="string">
            <text:p><text:s/>3E3E4000</text:p>
          </table:table-cell>
          <table:table-cell office:value-type="float" office:value="1044267008" calcext:value-type="float">
            <text:p>1044267008</text:p>
          </table:table-cell>
          <table:table-cell office:value-type="float" office:value="8" calcext:value-type="float">
            <text:p>8</text:p>
          </table:table-cell>
          <table:table-cell table:formula="of:=-[.F412]" office:value-type="float" office:value="-1044267008" calcext:value-type="float">
            <text:p>-104426700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/>
          <table:table-cell office:value-type="string" calcext:value-type="string">
            <text:p>8000F90B</text:p>
          </table:table-cell>
          <table:table-cell office:value-type="float" office:value="-2147419893" calcext:value-type="float">
            <text:p>-2147419893</text:p>
          </table:table-cell>
          <table:table-cell office:value-type="string" calcext:value-type="string">
            <text:p><text:s/>3E42C000</text:p>
          </table:table-cell>
          <table:table-cell office:value-type="float" office:value="1044561920" calcext:value-type="float">
            <text:p>1044561920</text:p>
          </table:table-cell>
          <table:table-cell office:value-type="float" office:value="8" calcext:value-type="float">
            <text:p>8</text:p>
          </table:table-cell>
          <table:table-cell table:formula="of:=-[.F413]" office:value-type="float" office:value="-1044561920" calcext:value-type="float">
            <text:p>-104456192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/>
          <table:table-cell office:value-type="string" calcext:value-type="string">
            <text:p>8000F91B</text:p>
          </table:table-cell>
          <table:table-cell office:value-type="float" office:value="-2147419877" calcext:value-type="float">
            <text:p>-2147419877</text:p>
          </table:table-cell>
          <table:table-cell office:value-type="string" calcext:value-type="string">
            <text:p><text:s/>3E46C000</text:p>
          </table:table-cell>
          <table:table-cell office:value-type="float" office:value="1044824064" calcext:value-type="float">
            <text:p>1044824064</text:p>
          </table:table-cell>
          <table:table-cell office:value-type="float" office:value="8" calcext:value-type="float">
            <text:p>8</text:p>
          </table:table-cell>
          <table:table-cell table:formula="of:=-[.F414]" office:value-type="float" office:value="-1044824064" calcext:value-type="float">
            <text:p>-104482406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  <table:table-cell office:value-type="string" calcext:value-type="string">
            <text:p>4000F927</text:p>
          </table:table-cell>
          <table:table-cell office:value-type="float" office:value="1073805607" calcext:value-type="float">
            <text:p>1073805607</text:p>
          </table:table-cell>
          <table:table-cell office:value-type="string" calcext:value-type="string">
            <text:p><text:s/>3E49C000</text:p>
          </table:table-cell>
          <table:table-cell office:value-type="float" office:value="1045020672" calcext:value-type="float">
            <text:p>1045020672</text:p>
          </table:table-cell>
          <table:table-cell office:value-type="float" office:value="4" calcext:value-type="float">
            <text:p>4</text:p>
          </table:table-cell>
          <table:table-cell table:formula="of:=[.F415]" office:value-type="float" office:value="1045020672" calcext:value-type="float">
            <text:p>104502067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/>
          <table:table-cell office:value-type="string" calcext:value-type="string">
            <text:p>8000F85A</text:p>
          </table:table-cell>
          <table:table-cell office:value-type="float" office:value="-2147420070" calcext:value-type="float">
            <text:p>-2147420070</text:p>
          </table:table-cell>
          <table:table-cell table:style-name="ce1" office:value-type="string" calcext:value-type="string">
            <text:p><text:s/>3E168000</text:p>
          </table:table-cell>
          <table:table-cell office:value-type="float" office:value="1041661952" calcext:value-type="float">
            <text:p>1041661952</text:p>
          </table:table-cell>
          <table:table-cell office:value-type="float" office:value="8" calcext:value-type="float">
            <text:p>8</text:p>
          </table:table-cell>
          <table:table-cell table:formula="of:=-[.F416]" office:value-type="float" office:value="-1041661952" calcext:value-type="float">
            <text:p>-104166195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8000F84D</text:p>
          </table:table-cell>
          <table:table-cell office:value-type="float" office:value="-2147420083" calcext:value-type="float">
            <text:p>-2147420083</text:p>
          </table:table-cell>
          <table:table-cell table:style-name="ce1" office:value-type="string" calcext:value-type="string">
            <text:p><text:s/>3E134000</text:p>
          </table:table-cell>
          <table:table-cell office:value-type="float" office:value="1041448960" calcext:value-type="float">
            <text:p>1041448960</text:p>
          </table:table-cell>
          <table:table-cell office:value-type="float" office:value="8" calcext:value-type="float">
            <text:p>8</text:p>
          </table:table-cell>
          <table:table-cell table:formula="of:=-[.F417]" office:value-type="float" office:value="-1041448960" calcext:value-type="float">
            <text:p>-104144896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/>
          <table:table-cell office:value-type="string" calcext:value-type="string">
            <text:p>C000F844</text:p>
          </table:table-cell>
          <table:table-cell office:value-type="float" office:value="-1073678268" calcext:value-type="float">
            <text:p>-1073678268</text:p>
          </table:table-cell>
          <table:table-cell table:style-name="ce1" office:value-type="string" calcext:value-type="string">
            <text:p><text:s/>3E110000</text:p>
          </table:table-cell>
          <table:table-cell office:value-type="float" office:value="1041301504" calcext:value-type="float">
            <text:p>1041301504</text:p>
          </table:table-cell>
          <table:table-cell office:value-type="string" calcext:value-type="string">
            <text:p><text:s/>0000000C</text:p>
          </table:table-cell>
          <table:table-cell table:formula="of:=-[.F418]" office:value-type="float" office:value="-1041301504" calcext:value-type="float">
            <text:p>-104130150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/>
          <table:table-cell office:value-type="string" calcext:value-type="string">
            <text:p>C000F841</text:p>
          </table:table-cell>
          <table:table-cell office:value-type="float" office:value="-1073678271" calcext:value-type="float">
            <text:p>-1073678271</text:p>
          </table:table-cell>
          <table:table-cell table:style-name="ce1" office:value-type="string" calcext:value-type="string">
            <text:p><text:s/>3E104000</text:p>
          </table:table-cell>
          <table:table-cell office:value-type="float" office:value="1041252352" calcext:value-type="float">
            <text:p>1041252352</text:p>
          </table:table-cell>
          <table:table-cell office:value-type="string" calcext:value-type="string">
            <text:p><text:s/>0000000C</text:p>
          </table:table-cell>
          <table:table-cell table:formula="of:=-[.F419]" office:value-type="float" office:value="-1041252352" calcext:value-type="float">
            <text:p>-104125235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/>
          <table:table-cell office:value-type="string" calcext:value-type="string">
            <text:p>4000F840</text:p>
          </table:table-cell>
          <table:table-cell office:value-type="float" office:value="1073805376" calcext:value-type="float">
            <text:p>1073805376</text:p>
          </table:table-cell>
          <table:table-cell table:style-name="ce1" office:value-type="string" calcext:value-type="string">
            <text:p><text:s/>3E100000</text:p>
          </table:table-cell>
          <table:table-cell office:value-type="float" office:value="1041235968" calcext:value-type="float">
            <text:p>1041235968</text:p>
          </table:table-cell>
          <table:table-cell office:value-type="float" office:value="4" calcext:value-type="float">
            <text:p>4</text:p>
          </table:table-cell>
          <table:table-cell table:formula="of:=[.F420]" office:value-type="float" office:value="1041235968" calcext:value-type="float">
            <text:p>104123596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/>
          <table:table-cell office:value-type="string" calcext:value-type="string">
            <text:p>4000F844</text:p>
          </table:table-cell>
          <table:table-cell office:value-type="float" office:value="1073805380" calcext:value-type="float">
            <text:p>1073805380</text:p>
          </table:table-cell>
          <table:table-cell table:style-name="ce1" office:value-type="string" calcext:value-type="string">
            <text:p><text:s/>3E110000</text:p>
          </table:table-cell>
          <table:table-cell office:value-type="float" office:value="1041301504" calcext:value-type="float">
            <text:p>1041301504</text:p>
          </table:table-cell>
          <table:table-cell office:value-type="float" office:value="4" calcext:value-type="float">
            <text:p>4</text:p>
          </table:table-cell>
          <table:table-cell table:formula="of:=[.F421]" office:value-type="float" office:value="1041301504" calcext:value-type="float">
            <text:p>104130150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8000F92F</text:p>
          </table:table-cell>
          <table:table-cell office:value-type="float" office:value="-2147419857" calcext:value-type="float">
            <text:p>-2147419857</text:p>
          </table:table-cell>
          <table:table-cell office:value-type="string" calcext:value-type="string">
            <text:p><text:s/>3E4BC000</text:p>
          </table:table-cell>
          <table:table-cell office:value-type="float" office:value="1045151744" calcext:value-type="float">
            <text:p>1045151744</text:p>
          </table:table-cell>
          <table:table-cell office:value-type="float" office:value="8" calcext:value-type="float">
            <text:p>8</text:p>
          </table:table-cell>
          <table:table-cell table:formula="of:=-[.F422]" office:value-type="float" office:value="-1045151744" calcext:value-type="float">
            <text:p>-104515174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/>
          <table:table-cell office:value-type="string" calcext:value-type="string">
            <text:p>0000F926</text:p>
          </table:table-cell>
          <table:table-cell office:value-type="float" office:value="63782" calcext:value-type="float">
            <text:p>63782</text:p>
          </table:table-cell>
          <table:table-cell table:style-name="ce1" office:value-type="string" calcext:value-type="string">
            <text:p><text:s/>3E498000</text:p>
          </table:table-cell>
          <table:table-cell office:value-type="float" office:value="1045004288" calcext:value-type="float">
            <text:p>1045004288</text:p>
          </table:table-cell>
          <table:table-cell office:value-type="float" office:value="0" calcext:value-type="float">
            <text:p>0</text:p>
          </table:table-cell>
          <table:table-cell table:formula="of:=[.F423]" office:value-type="float" office:value="1045004288" calcext:value-type="float">
            <text:p>104500428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/>
          <table:table-cell office:value-type="string" calcext:value-type="string">
            <text:p>8000F91D</text:p>
          </table:table-cell>
          <table:table-cell office:value-type="float" office:value="-2147419875" calcext:value-type="float">
            <text:p>-2147419875</text:p>
          </table:table-cell>
          <table:table-cell table:style-name="ce1" office:value-type="string" calcext:value-type="string">
            <text:p><text:s/>3E474000</text:p>
          </table:table-cell>
          <table:table-cell office:value-type="float" office:value="1044856832" calcext:value-type="float">
            <text:p>1044856832</text:p>
          </table:table-cell>
          <table:table-cell office:value-type="float" office:value="8" calcext:value-type="float">
            <text:p>8</text:p>
          </table:table-cell>
          <table:table-cell table:formula="of:=-[.F424]" office:value-type="float" office:value="-1044856832" calcext:value-type="float">
            <text:p>-104485683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/>
          <table:table-cell office:value-type="string" calcext:value-type="string">
            <text:p>C000F912</text:p>
          </table:table-cell>
          <table:table-cell office:value-type="float" office:value="-1073678062" calcext:value-type="float">
            <text:p>-1073678062</text:p>
          </table:table-cell>
          <table:table-cell table:style-name="ce1" office:value-type="string" calcext:value-type="string">
            <text:p><text:s/>3E448000</text:p>
          </table:table-cell>
          <table:table-cell office:value-type="float" office:value="1044676608" calcext:value-type="float">
            <text:p>1044676608</text:p>
          </table:table-cell>
          <table:table-cell office:value-type="string" calcext:value-type="string">
            <text:p><text:s/>0000000C</text:p>
          </table:table-cell>
          <table:table-cell table:formula="of:=-[.F425]" office:value-type="float" office:value="-1044676608" calcext:value-type="float">
            <text:p>-104467660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/>
          <table:table-cell office:value-type="string" calcext:value-type="string">
            <text:p>8000F905</text:p>
          </table:table-cell>
          <table:table-cell office:value-type="float" office:value="-2147419899" calcext:value-type="float">
            <text:p>-2147419899</text:p>
          </table:table-cell>
          <table:table-cell table:style-name="ce1" office:value-type="string" calcext:value-type="string">
            <text:p><text:s/>3E414000</text:p>
          </table:table-cell>
          <table:table-cell office:value-type="float" office:value="1044463616" calcext:value-type="float">
            <text:p>1044463616</text:p>
          </table:table-cell>
          <table:table-cell office:value-type="float" office:value="8" calcext:value-type="float">
            <text:p>8</text:p>
          </table:table-cell>
          <table:table-cell table:formula="of:=-[.F426]" office:value-type="float" office:value="-1044463616" calcext:value-type="float">
            <text:p>-104446361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/>
          <table:table-cell office:value-type="string" calcext:value-type="string">
            <text:p>C000F8F7</text:p>
          </table:table-cell>
          <table:table-cell office:value-type="float" office:value="-1073678089" calcext:value-type="float">
            <text:p>-1073678089</text:p>
          </table:table-cell>
          <table:table-cell office:value-type="string" calcext:value-type="string">
            <text:p><text:s/>3E3DC000</text:p>
          </table:table-cell>
          <table:table-cell office:value-type="float" office:value="1044234240" calcext:value-type="float">
            <text:p>1044234240</text:p>
          </table:table-cell>
          <table:table-cell office:value-type="string" calcext:value-type="string">
            <text:p><text:s/>0000000C</text:p>
          </table:table-cell>
          <table:table-cell table:formula="of:=-[.F427]" office:value-type="float" office:value="-1044234240" calcext:value-type="float">
            <text:p>-104423424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  <table:table-cell office:value-type="string" calcext:value-type="string">
            <text:p>8000FA15</text:p>
          </table:table-cell>
          <table:table-cell office:value-type="float" office:value="-2147419627" calcext:value-type="float">
            <text:p>-2147419627</text:p>
          </table:table-cell>
          <table:table-cell table:style-name="ce1" office:value-type="string" calcext:value-type="string">
            <text:p><text:s/>3E854000</text:p>
          </table:table-cell>
          <table:table-cell office:value-type="float" office:value="1048920064" calcext:value-type="float">
            <text:p>1048920064</text:p>
          </table:table-cell>
          <table:table-cell office:value-type="float" office:value="8" calcext:value-type="float">
            <text:p>8</text:p>
          </table:table-cell>
          <table:table-cell table:formula="of:=-[.F428]" office:value-type="float" office:value="-1048920064" calcext:value-type="float">
            <text:p>-104892006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0000FA16</text:p>
          </table:table-cell>
          <table:table-cell office:value-type="float" office:value="64022" calcext:value-type="float">
            <text:p>64022</text:p>
          </table:table-cell>
          <table:table-cell table:style-name="ce1" office:value-type="string" calcext:value-type="string">
            <text:p><text:s/>3E858000</text:p>
          </table:table-cell>
          <table:table-cell office:value-type="float" office:value="1048936448" calcext:value-type="float">
            <text:p>1048936448</text:p>
          </table:table-cell>
          <table:table-cell office:value-type="float" office:value="0" calcext:value-type="float">
            <text:p>0</text:p>
          </table:table-cell>
          <table:table-cell table:formula="of:=[.F429]" office:value-type="float" office:value="1048936448" calcext:value-type="float">
            <text:p>104893644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0000FA11</text:p>
          </table:table-cell>
          <table:table-cell office:value-type="float" office:value="64017" calcext:value-type="float">
            <text:p>64017</text:p>
          </table:table-cell>
          <table:table-cell table:style-name="ce1" office:value-type="string" calcext:value-type="string">
            <text:p><text:s/>3E844000</text:p>
          </table:table-cell>
          <table:table-cell office:value-type="float" office:value="1048854528" calcext:value-type="float">
            <text:p>1048854528</text:p>
          </table:table-cell>
          <table:table-cell office:value-type="float" office:value="0" calcext:value-type="float">
            <text:p>0</text:p>
          </table:table-cell>
          <table:table-cell table:formula="of:=[.F430]" office:value-type="float" office:value="1048854528" calcext:value-type="float">
            <text:p>104885452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  <table:table-cell office:value-type="string" calcext:value-type="string">
            <text:p>C000FA06</text:p>
          </table:table-cell>
          <table:table-cell office:value-type="float" office:value="-1073677818" calcext:value-type="float">
            <text:p>-1073677818</text:p>
          </table:table-cell>
          <table:table-cell table:style-name="ce1" office:value-type="string" calcext:value-type="string">
            <text:p><text:s/>3E818000</text:p>
          </table:table-cell>
          <table:table-cell office:value-type="float" office:value="1048674304" calcext:value-type="float">
            <text:p>1048674304</text:p>
          </table:table-cell>
          <table:table-cell office:value-type="string" calcext:value-type="string">
            <text:p><text:s/>0000000C</text:p>
          </table:table-cell>
          <table:table-cell table:formula="of:=-[.F431]" office:value-type="float" office:value="-1048674304" calcext:value-type="float">
            <text:p>-104867430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/>
          <table:table-cell office:value-type="string" calcext:value-type="string">
            <text:p>0000F9FA</text:p>
          </table:table-cell>
          <table:table-cell office:value-type="float" office:value="63994" calcext:value-type="float">
            <text:p>63994</text:p>
          </table:table-cell>
          <table:table-cell office:value-type="string" calcext:value-type="string">
            <text:p><text:s/>3E7E8000</text:p>
          </table:table-cell>
          <table:table-cell office:value-type="float" office:value="1048477696" calcext:value-type="float">
            <text:p>1048477696</text:p>
          </table:table-cell>
          <table:table-cell office:value-type="float" office:value="0" calcext:value-type="float">
            <text:p>0</text:p>
          </table:table-cell>
          <table:table-cell table:formula="of:=[.F432]" office:value-type="float" office:value="1048477696" calcext:value-type="float">
            <text:p>104847769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/>
          <table:table-cell office:value-type="string" calcext:value-type="string">
            <text:p>4000F9EE</text:p>
          </table:table-cell>
          <table:table-cell office:value-type="float" office:value="1073805806" calcext:value-type="float">
            <text:p>1073805806</text:p>
          </table:table-cell>
          <table:table-cell office:value-type="string" calcext:value-type="string">
            <text:p><text:s/>3E7B8000</text:p>
          </table:table-cell>
          <table:table-cell office:value-type="float" office:value="1048281088" calcext:value-type="float">
            <text:p>1048281088</text:p>
          </table:table-cell>
          <table:table-cell office:value-type="float" office:value="4" calcext:value-type="float">
            <text:p>4</text:p>
          </table:table-cell>
          <table:table-cell table:formula="of:=[.F433]" office:value-type="float" office:value="1048281088" calcext:value-type="float">
            <text:p>104828108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  <table:table-cell office:value-type="string" calcext:value-type="string">
            <text:p>0000F9E3</text:p>
          </table:table-cell>
          <table:table-cell office:value-type="float" office:value="63971" calcext:value-type="float">
            <text:p>63971</text:p>
          </table:table-cell>
          <table:table-cell office:value-type="string" calcext:value-type="string">
            <text:p><text:s/>3E78C000</text:p>
          </table:table-cell>
          <table:table-cell office:value-type="float" office:value="1048100864" calcext:value-type="float">
            <text:p>1048100864</text:p>
          </table:table-cell>
          <table:table-cell office:value-type="float" office:value="0" calcext:value-type="float">
            <text:p>0</text:p>
          </table:table-cell>
          <table:table-cell table:formula="of:=[.F434]" office:value-type="float" office:value="1048100864" calcext:value-type="float">
            <text:p>104810086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/>
          <table:table-cell office:value-type="string" calcext:value-type="string">
            <text:p>0000F934</text:p>
          </table:table-cell>
          <table:table-cell office:value-type="float" office:value="63796" calcext:value-type="float">
            <text:p>63796</text:p>
          </table:table-cell>
          <table:table-cell office:value-type="string" calcext:value-type="string">
            <text:p><text:s/>3E4D0000</text:p>
          </table:table-cell>
          <table:table-cell office:value-type="float" office:value="1045233664" calcext:value-type="float">
            <text:p>1045233664</text:p>
          </table:table-cell>
          <table:table-cell office:value-type="float" office:value="0" calcext:value-type="float">
            <text:p>0</text:p>
          </table:table-cell>
          <table:table-cell table:formula="of:=[.F435]" office:value-type="float" office:value="1045233664" calcext:value-type="float">
            <text:p>104523366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/>
          <table:table-cell office:value-type="string" calcext:value-type="string">
            <text:p>C000F946</text:p>
          </table:table-cell>
          <table:table-cell office:value-type="float" office:value="-1073678010" calcext:value-type="float">
            <text:p>-1073678010</text:p>
          </table:table-cell>
          <table:table-cell table:style-name="ce1" office:value-type="string" calcext:value-type="string">
            <text:p><text:s/>3E518000</text:p>
          </table:table-cell>
          <table:table-cell office:value-type="float" office:value="1045528576" calcext:value-type="float">
            <text:p>1045528576</text:p>
          </table:table-cell>
          <table:table-cell office:value-type="string" calcext:value-type="string">
            <text:p><text:s/>0000000C</text:p>
          </table:table-cell>
          <table:table-cell table:formula="of:=-[.F436]" office:value-type="float" office:value="-1045528576" calcext:value-type="float">
            <text:p>-104552857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  <table:table-cell office:value-type="string" calcext:value-type="string">
            <text:p>C000F95A</text:p>
          </table:table-cell>
          <table:table-cell office:value-type="float" office:value="-1073677990" calcext:value-type="float">
            <text:p>-1073677990</text:p>
          </table:table-cell>
          <table:table-cell table:style-name="ce1" office:value-type="string" calcext:value-type="string">
            <text:p><text:s/>3E568000</text:p>
          </table:table-cell>
          <table:table-cell office:value-type="float" office:value="1045856256" calcext:value-type="float">
            <text:p>1045856256</text:p>
          </table:table-cell>
          <table:table-cell office:value-type="string" calcext:value-type="string">
            <text:p><text:s/>0000000C</text:p>
          </table:table-cell>
          <table:table-cell table:formula="of:=-[.F437]" office:value-type="float" office:value="-1045856256" calcext:value-type="float">
            <text:p>-104585625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  <table:table-cell office:value-type="string" calcext:value-type="string">
            <text:p>4000F970</text:p>
          </table:table-cell>
          <table:table-cell office:value-type="float" office:value="1073805680" calcext:value-type="float">
            <text:p>1073805680</text:p>
          </table:table-cell>
          <table:table-cell office:value-type="string" calcext:value-type="string">
            <text:p><text:s/>3E5C0000</text:p>
          </table:table-cell>
          <table:table-cell office:value-type="float" office:value="1046216704" calcext:value-type="float">
            <text:p>1046216704</text:p>
          </table:table-cell>
          <table:table-cell office:value-type="float" office:value="4" calcext:value-type="float">
            <text:p>4</text:p>
          </table:table-cell>
          <table:table-cell table:formula="of:=[.F438]" office:value-type="float" office:value="1046216704" calcext:value-type="float">
            <text:p>104621670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  <table:table-cell office:value-type="string" calcext:value-type="string">
            <text:p>4000F984</text:p>
          </table:table-cell>
          <table:table-cell office:value-type="float" office:value="1073805700" calcext:value-type="float">
            <text:p>1073805700</text:p>
          </table:table-cell>
          <table:table-cell table:style-name="ce1" office:value-type="string" calcext:value-type="string">
            <text:p><text:s/>3E610000</text:p>
          </table:table-cell>
          <table:table-cell office:value-type="float" office:value="1046544384" calcext:value-type="float">
            <text:p>1046544384</text:p>
          </table:table-cell>
          <table:table-cell office:value-type="float" office:value="4" calcext:value-type="float">
            <text:p>4</text:p>
          </table:table-cell>
          <table:table-cell table:formula="of:=[.F439]" office:value-type="float" office:value="1046544384" calcext:value-type="float">
            <text:p>104654438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/>
          <table:table-cell office:value-type="string" calcext:value-type="string">
            <text:p>C000F99A</text:p>
          </table:table-cell>
          <table:table-cell office:value-type="float" office:value="-1073677926" calcext:value-type="float">
            <text:p>-1073677926</text:p>
          </table:table-cell>
          <table:table-cell table:style-name="ce1" office:value-type="string" calcext:value-type="string">
            <text:p><text:s/>3E668000</text:p>
          </table:table-cell>
          <table:table-cell office:value-type="float" office:value="1046904832" calcext:value-type="float">
            <text:p>1046904832</text:p>
          </table:table-cell>
          <table:table-cell office:value-type="string" calcext:value-type="string">
            <text:p><text:s/>0000000C</text:p>
          </table:table-cell>
          <table:table-cell table:formula="of:=-[.F440]" office:value-type="float" office:value="-1046904832" calcext:value-type="float">
            <text:p>-104690483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/>
          <table:table-cell office:value-type="string" calcext:value-type="string">
            <text:p>0000F851</text:p>
          </table:table-cell>
          <table:table-cell office:value-type="float" office:value="63569" calcext:value-type="float">
            <text:p>63569</text:p>
          </table:table-cell>
          <table:table-cell table:style-name="ce1" office:value-type="string" calcext:value-type="string">
            <text:p><text:s/>3E144000</text:p>
          </table:table-cell>
          <table:table-cell office:value-type="float" office:value="1041514496" calcext:value-type="float">
            <text:p>1041514496</text:p>
          </table:table-cell>
          <table:table-cell office:value-type="float" office:value="0" calcext:value-type="float">
            <text:p>0</text:p>
          </table:table-cell>
          <table:table-cell table:formula="of:=[.F441]" office:value-type="float" office:value="1041514496" calcext:value-type="float">
            <text:p>104151449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/>
          <table:table-cell office:value-type="string" calcext:value-type="string">
            <text:p>8000F85A</text:p>
          </table:table-cell>
          <table:table-cell office:value-type="float" office:value="-2147420070" calcext:value-type="float">
            <text:p>-2147420070</text:p>
          </table:table-cell>
          <table:table-cell table:style-name="ce1" office:value-type="string" calcext:value-type="string">
            <text:p><text:s/>3E168000</text:p>
          </table:table-cell>
          <table:table-cell office:value-type="float" office:value="1041661952" calcext:value-type="float">
            <text:p>1041661952</text:p>
          </table:table-cell>
          <table:table-cell office:value-type="float" office:value="8" calcext:value-type="float">
            <text:p>8</text:p>
          </table:table-cell>
          <table:table-cell table:formula="of:=-[.F442]" office:value-type="float" office:value="-1041661952" calcext:value-type="float">
            <text:p>-104166195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/>
          <table:table-cell office:value-type="string" calcext:value-type="string">
            <text:p>4000F862</text:p>
          </table:table-cell>
          <table:table-cell office:value-type="float" office:value="1073805410" calcext:value-type="float">
            <text:p>1073805410</text:p>
          </table:table-cell>
          <table:table-cell table:style-name="ce1" office:value-type="string" calcext:value-type="string">
            <text:p><text:s/>3E188000</text:p>
          </table:table-cell>
          <table:table-cell office:value-type="float" office:value="1041793024" calcext:value-type="float">
            <text:p>1041793024</text:p>
          </table:table-cell>
          <table:table-cell office:value-type="float" office:value="4" calcext:value-type="float">
            <text:p>4</text:p>
          </table:table-cell>
          <table:table-cell table:formula="of:=[.F443]" office:value-type="float" office:value="1041793024" calcext:value-type="float">
            <text:p>104179302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/>
          <table:table-cell office:value-type="string" calcext:value-type="string">
            <text:p>C000F867</text:p>
          </table:table-cell>
          <table:table-cell office:value-type="float" office:value="-1073678233" calcext:value-type="float">
            <text:p>-1073678233</text:p>
          </table:table-cell>
          <table:table-cell office:value-type="string" calcext:value-type="string">
            <text:p><text:s/>3E19C000</text:p>
          </table:table-cell>
          <table:table-cell office:value-type="float" office:value="1041874944" calcext:value-type="float">
            <text:p>1041874944</text:p>
          </table:table-cell>
          <table:table-cell office:value-type="string" calcext:value-type="string">
            <text:p><text:s/>0000000C</text:p>
          </table:table-cell>
          <table:table-cell table:formula="of:=-[.F444]" office:value-type="float" office:value="-1041874944" calcext:value-type="float">
            <text:p>-104187494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/>
          <table:table-cell office:value-type="string" calcext:value-type="string">
            <text:p>4000F86C</text:p>
          </table:table-cell>
          <table:table-cell office:value-type="float" office:value="1073805420" calcext:value-type="float">
            <text:p>1073805420</text:p>
          </table:table-cell>
          <table:table-cell office:value-type="string" calcext:value-type="string">
            <text:p><text:s/>3E1B0000</text:p>
          </table:table-cell>
          <table:table-cell office:value-type="float" office:value="1041956864" calcext:value-type="float">
            <text:p>1041956864</text:p>
          </table:table-cell>
          <table:table-cell office:value-type="float" office:value="4" calcext:value-type="float">
            <text:p>4</text:p>
          </table:table-cell>
          <table:table-cell table:formula="of:=[.F445]" office:value-type="float" office:value="1041956864" calcext:value-type="float">
            <text:p>104195686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/>
          <table:table-cell office:value-type="string" calcext:value-type="string">
            <text:p>4000F872</text:p>
          </table:table-cell>
          <table:table-cell office:value-type="float" office:value="1073805426" calcext:value-type="float">
            <text:p>1073805426</text:p>
          </table:table-cell>
          <table:table-cell office:value-type="string" calcext:value-type="string">
            <text:p><text:s/>3E1C8000</text:p>
          </table:table-cell>
          <table:table-cell office:value-type="float" office:value="1042055168" calcext:value-type="float">
            <text:p>1042055168</text:p>
          </table:table-cell>
          <table:table-cell office:value-type="float" office:value="4" calcext:value-type="float">
            <text:p>4</text:p>
          </table:table-cell>
          <table:table-cell table:formula="of:=[.F446]" office:value-type="float" office:value="1042055168" calcext:value-type="float">
            <text:p>104205516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/>
          <table:table-cell office:value-type="string" calcext:value-type="string">
            <text:p>C000F87B</text:p>
          </table:table-cell>
          <table:table-cell office:value-type="float" office:value="-1073678213" calcext:value-type="float">
            <text:p>-1073678213</text:p>
          </table:table-cell>
          <table:table-cell office:value-type="string" calcext:value-type="string">
            <text:p><text:s/>3E1EC000</text:p>
          </table:table-cell>
          <table:table-cell office:value-type="float" office:value="1042202624" calcext:value-type="float">
            <text:p>1042202624</text:p>
          </table:table-cell>
          <table:table-cell office:value-type="string" calcext:value-type="string">
            <text:p><text:s/>0000000C</text:p>
          </table:table-cell>
          <table:table-cell table:formula="of:=-[.F447]" office:value-type="float" office:value="-1042202624" calcext:value-type="float">
            <text:p>-104220262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/>
          <table:table-cell office:value-type="string" calcext:value-type="string">
            <text:p>8000F8D3</text:p>
          </table:table-cell>
          <table:table-cell office:value-type="float" office:value="-2147419949" calcext:value-type="float">
            <text:p>-2147419949</text:p>
          </table:table-cell>
          <table:table-cell office:value-type="string" calcext:value-type="string">
            <text:p><text:s/>3E34C000</text:p>
          </table:table-cell>
          <table:table-cell office:value-type="float" office:value="1043644416" calcext:value-type="float">
            <text:p>1043644416</text:p>
          </table:table-cell>
          <table:table-cell office:value-type="float" office:value="8" calcext:value-type="float">
            <text:p>8</text:p>
          </table:table-cell>
          <table:table-cell table:formula="of:=-[.F448]" office:value-type="float" office:value="-1043644416" calcext:value-type="float">
            <text:p>-104364441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/>
          <table:table-cell office:value-type="string" calcext:value-type="string">
            <text:p>4000F8C5</text:p>
          </table:table-cell>
          <table:table-cell office:value-type="float" office:value="1073805509" calcext:value-type="float">
            <text:p>1073805509</text:p>
          </table:table-cell>
          <table:table-cell table:style-name="ce1" office:value-type="string" calcext:value-type="string">
            <text:p><text:s/>3E314000</text:p>
          </table:table-cell>
          <table:table-cell office:value-type="float" office:value="1043415040" calcext:value-type="float">
            <text:p>1043415040</text:p>
          </table:table-cell>
          <table:table-cell office:value-type="float" office:value="4" calcext:value-type="float">
            <text:p>4</text:p>
          </table:table-cell>
          <table:table-cell table:formula="of:=[.F449]" office:value-type="float" office:value="1043415040" calcext:value-type="float">
            <text:p>104341504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/>
          <table:table-cell office:value-type="string" calcext:value-type="string">
            <text:p>0000F8B6</text:p>
          </table:table-cell>
          <table:table-cell office:value-type="float" office:value="63670" calcext:value-type="float">
            <text:p>63670</text:p>
          </table:table-cell>
          <table:table-cell office:value-type="string" calcext:value-type="string">
            <text:p><text:s/>3E2D8000</text:p>
          </table:table-cell>
          <table:table-cell office:value-type="float" office:value="1043169280" calcext:value-type="float">
            <text:p>1043169280</text:p>
          </table:table-cell>
          <table:table-cell office:value-type="float" office:value="0" calcext:value-type="float">
            <text:p>0</text:p>
          </table:table-cell>
          <table:table-cell table:formula="of:=[.F450]" office:value-type="float" office:value="1043169280" calcext:value-type="float">
            <text:p>104316928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/>
          <table:table-cell office:value-type="string" calcext:value-type="string">
            <text:p>4000F8A7</text:p>
          </table:table-cell>
          <table:table-cell office:value-type="float" office:value="1073805479" calcext:value-type="float">
            <text:p>1073805479</text:p>
          </table:table-cell>
          <table:table-cell office:value-type="string" calcext:value-type="string">
            <text:p><text:s/>3E29C000</text:p>
          </table:table-cell>
          <table:table-cell office:value-type="float" office:value="1042923520" calcext:value-type="float">
            <text:p>1042923520</text:p>
          </table:table-cell>
          <table:table-cell office:value-type="float" office:value="4" calcext:value-type="float">
            <text:p>4</text:p>
          </table:table-cell>
          <table:table-cell table:formula="of:=[.F451]" office:value-type="float" office:value="1042923520" calcext:value-type="float">
            <text:p>104292352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/>
          <table:table-cell office:value-type="string" calcext:value-type="string">
            <text:p>C000F899</text:p>
          </table:table-cell>
          <table:table-cell office:value-type="float" office:value="-1073678183" calcext:value-type="float">
            <text:p>-1073678183</text:p>
          </table:table-cell>
          <table:table-cell table:style-name="ce1" office:value-type="string" calcext:value-type="string">
            <text:p><text:s/>3E264000</text:p>
          </table:table-cell>
          <table:table-cell office:value-type="float" office:value="1042694144" calcext:value-type="float">
            <text:p>1042694144</text:p>
          </table:table-cell>
          <table:table-cell office:value-type="string" calcext:value-type="string">
            <text:p><text:s/>0000000C</text:p>
          </table:table-cell>
          <table:table-cell table:formula="of:=-[.F452]" office:value-type="float" office:value="-1042694144" calcext:value-type="float">
            <text:p>-104269414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/>
          <table:table-cell office:value-type="string" calcext:value-type="string">
            <text:p>8000F890</text:p>
          </table:table-cell>
          <table:table-cell office:value-type="float" office:value="-2147420016" calcext:value-type="float">
            <text:p>-2147420016</text:p>
          </table:table-cell>
          <table:table-cell table:style-name="ce1" office:value-type="string" calcext:value-type="string">
            <text:p><text:s/>3E240000</text:p>
          </table:table-cell>
          <table:table-cell office:value-type="float" office:value="1042546688" calcext:value-type="float">
            <text:p>1042546688</text:p>
          </table:table-cell>
          <table:table-cell office:value-type="float" office:value="8" calcext:value-type="float">
            <text:p>8</text:p>
          </table:table-cell>
          <table:table-cell table:formula="of:=-[.F453]" office:value-type="float" office:value="-1042546688" calcext:value-type="float">
            <text:p>-104254668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/>
          <table:table-cell office:value-type="string" calcext:value-type="string">
            <text:p>8000F9D1</text:p>
          </table:table-cell>
          <table:table-cell office:value-type="float" office:value="-2147419695" calcext:value-type="float">
            <text:p>-2147419695</text:p>
          </table:table-cell>
          <table:table-cell table:style-name="ce1" office:value-type="string" calcext:value-type="string">
            <text:p><text:s/>3E744000</text:p>
          </table:table-cell>
          <table:table-cell office:value-type="float" office:value="1047805952" calcext:value-type="float">
            <text:p>1047805952</text:p>
          </table:table-cell>
          <table:table-cell office:value-type="float" office:value="8" calcext:value-type="float">
            <text:p>8</text:p>
          </table:table-cell>
          <table:table-cell table:formula="of:=-[.F454]" office:value-type="float" office:value="-1047805952" calcext:value-type="float">
            <text:p>-104780595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/>
          <table:table-cell office:value-type="string" calcext:value-type="string">
            <text:p>0000F9C1</text:p>
          </table:table-cell>
          <table:table-cell office:value-type="float" office:value="63937" calcext:value-type="float">
            <text:p>63937</text:p>
          </table:table-cell>
          <table:table-cell table:style-name="ce1" office:value-type="string" calcext:value-type="string">
            <text:p><text:s/>3E704000</text:p>
          </table:table-cell>
          <table:table-cell office:value-type="float" office:value="1047543808" calcext:value-type="float">
            <text:p>1047543808</text:p>
          </table:table-cell>
          <table:table-cell office:value-type="float" office:value="0" calcext:value-type="float">
            <text:p>0</text:p>
          </table:table-cell>
          <table:table-cell table:formula="of:=[.F455]" office:value-type="float" office:value="1047543808" calcext:value-type="float">
            <text:p>104754380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/>
          <table:table-cell office:value-type="string" calcext:value-type="string">
            <text:p>8000F9AF</text:p>
          </table:table-cell>
          <table:table-cell office:value-type="float" office:value="-2147419729" calcext:value-type="float">
            <text:p>-2147419729</text:p>
          </table:table-cell>
          <table:table-cell office:value-type="string" calcext:value-type="string">
            <text:p><text:s/>3E6BC000</text:p>
          </table:table-cell>
          <table:table-cell office:value-type="float" office:value="1047248896" calcext:value-type="float">
            <text:p>1047248896</text:p>
          </table:table-cell>
          <table:table-cell office:value-type="float" office:value="8" calcext:value-type="float">
            <text:p>8</text:p>
          </table:table-cell>
          <table:table-cell table:formula="of:=-[.F456]" office:value-type="float" office:value="-1047248896" calcext:value-type="float">
            <text:p>-104724889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/>
          <table:table-cell office:value-type="string" calcext:value-type="string">
            <text:p>0000F99D</text:p>
          </table:table-cell>
          <table:table-cell office:value-type="float" office:value="63901" calcext:value-type="float">
            <text:p>63901</text:p>
          </table:table-cell>
          <table:table-cell table:style-name="ce1" office:value-type="string" calcext:value-type="string">
            <text:p><text:s/>3E674000</text:p>
          </table:table-cell>
          <table:table-cell office:value-type="float" office:value="1046953984" calcext:value-type="float">
            <text:p>1046953984</text:p>
          </table:table-cell>
          <table:table-cell office:value-type="float" office:value="0" calcext:value-type="float">
            <text:p>0</text:p>
          </table:table-cell>
          <table:table-cell table:formula="of:=[.F457]" office:value-type="float" office:value="1046953984" calcext:value-type="float">
            <text:p>104695398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/>
          <table:table-cell office:value-type="string" calcext:value-type="string">
            <text:p>C000F98D</text:p>
          </table:table-cell>
          <table:table-cell office:value-type="float" office:value="-1073677939" calcext:value-type="float">
            <text:p>-1073677939</text:p>
          </table:table-cell>
          <table:table-cell table:style-name="ce1" office:value-type="string" calcext:value-type="string">
            <text:p><text:s/>3E634000</text:p>
          </table:table-cell>
          <table:table-cell office:value-type="float" office:value="1046691840" calcext:value-type="float">
            <text:p>1046691840</text:p>
          </table:table-cell>
          <table:table-cell office:value-type="string" calcext:value-type="string">
            <text:p><text:s/>0000000C</text:p>
          </table:table-cell>
          <table:table-cell table:formula="of:=-[.F458]" office:value-type="float" office:value="-1046691840" calcext:value-type="float">
            <text:p>-104669184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/>
          <table:table-cell office:value-type="string" calcext:value-type="string">
            <text:p>C000F980</text:p>
          </table:table-cell>
          <table:table-cell office:value-type="float" office:value="-1073677952" calcext:value-type="float">
            <text:p>-1073677952</text:p>
          </table:table-cell>
          <table:table-cell table:style-name="ce1" office:value-type="string" calcext:value-type="string">
            <text:p><text:s/>3E600000</text:p>
          </table:table-cell>
          <table:table-cell office:value-type="float" office:value="1046478848" calcext:value-type="float">
            <text:p>1046478848</text:p>
          </table:table-cell>
          <table:table-cell office:value-type="string" calcext:value-type="string">
            <text:p><text:s/>0000000C</text:p>
          </table:table-cell>
          <table:table-cell table:formula="of:=-[.F459]" office:value-type="float" office:value="-1046478848" calcext:value-type="float">
            <text:p>-104647884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/>
          <table:table-cell office:value-type="string" calcext:value-type="string">
            <text:p>4000F970</text:p>
          </table:table-cell>
          <table:table-cell office:value-type="float" office:value="1073805680" calcext:value-type="float">
            <text:p>1073805680</text:p>
          </table:table-cell>
          <table:table-cell office:value-type="string" calcext:value-type="string">
            <text:p><text:s/>3E5C0000</text:p>
          </table:table-cell>
          <table:table-cell office:value-type="float" office:value="1046216704" calcext:value-type="float">
            <text:p>1046216704</text:p>
          </table:table-cell>
          <table:table-cell office:value-type="float" office:value="4" calcext:value-type="float">
            <text:p>4</text:p>
          </table:table-cell>
          <table:table-cell table:formula="of:=[.F460]" office:value-type="float" office:value="1046216704" calcext:value-type="float">
            <text:p>104621670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/>
          <table:table-cell office:value-type="string" calcext:value-type="string">
            <text:p>C000F9C7</text:p>
          </table:table-cell>
          <table:table-cell office:value-type="float" office:value="-1073677881" calcext:value-type="float">
            <text:p>-1073677881</text:p>
          </table:table-cell>
          <table:table-cell office:value-type="string" calcext:value-type="string">
            <text:p><text:s/>3E71C000</text:p>
          </table:table-cell>
          <table:table-cell office:value-type="float" office:value="1047642112" calcext:value-type="float">
            <text:p>1047642112</text:p>
          </table:table-cell>
          <table:table-cell office:value-type="string" calcext:value-type="string">
            <text:p><text:s/>0000000C</text:p>
          </table:table-cell>
          <table:table-cell table:formula="of:=-[.F461]" office:value-type="float" office:value="-1047642112" calcext:value-type="float">
            <text:p>-104764211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C000F9D7</text:p>
          </table:table-cell>
          <table:table-cell office:value-type="float" office:value="-1073677865" calcext:value-type="float">
            <text:p>-1073677865</text:p>
          </table:table-cell>
          <table:table-cell office:value-type="string" calcext:value-type="string">
            <text:p><text:s/>3E75C000</text:p>
          </table:table-cell>
          <table:table-cell office:value-type="float" office:value="1047904256" calcext:value-type="float">
            <text:p>1047904256</text:p>
          </table:table-cell>
          <table:table-cell office:value-type="string" calcext:value-type="string">
            <text:p><text:s/>0000000C</text:p>
          </table:table-cell>
          <table:table-cell table:formula="of:=-[.F462]" office:value-type="float" office:value="-1047904256" calcext:value-type="float">
            <text:p>-104790425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/>
          <table:table-cell office:value-type="string" calcext:value-type="string">
            <text:p>C000F9E4</text:p>
          </table:table-cell>
          <table:table-cell office:value-type="float" office:value="-1073677852" calcext:value-type="float">
            <text:p>-1073677852</text:p>
          </table:table-cell>
          <table:table-cell table:style-name="ce1" office:value-type="string" calcext:value-type="string">
            <text:p><text:s/>3E790000</text:p>
          </table:table-cell>
          <table:table-cell office:value-type="float" office:value="1048117248" calcext:value-type="float">
            <text:p>1048117248</text:p>
          </table:table-cell>
          <table:table-cell office:value-type="string" calcext:value-type="string">
            <text:p><text:s/>0000000C</text:p>
          </table:table-cell>
          <table:table-cell table:formula="of:=-[.F463]" office:value-type="float" office:value="-1048117248" calcext:value-type="float">
            <text:p>-104811724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/>
          <table:table-cell office:value-type="string" calcext:value-type="string">
            <text:p>C000F9ED</text:p>
          </table:table-cell>
          <table:table-cell office:value-type="float" office:value="-1073677843" calcext:value-type="float">
            <text:p>-1073677843</text:p>
          </table:table-cell>
          <table:table-cell office:value-type="string" calcext:value-type="string">
            <text:p><text:s/>3E7B4000</text:p>
          </table:table-cell>
          <table:table-cell office:value-type="float" office:value="1048264704" calcext:value-type="float">
            <text:p>1048264704</text:p>
          </table:table-cell>
          <table:table-cell office:value-type="string" calcext:value-type="string">
            <text:p><text:s/>0000000C</text:p>
          </table:table-cell>
          <table:table-cell table:formula="of:=-[.F464]" office:value-type="float" office:value="-1048264704" calcext:value-type="float">
            <text:p>-104826470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/>
          <table:table-cell office:value-type="string" calcext:value-type="string">
            <text:p>4000F9F5</text:p>
          </table:table-cell>
          <table:table-cell office:value-type="float" office:value="1073805813" calcext:value-type="float">
            <text:p>1073805813</text:p>
          </table:table-cell>
          <table:table-cell office:value-type="string" calcext:value-type="string">
            <text:p><text:s/>3E7D4000</text:p>
          </table:table-cell>
          <table:table-cell office:value-type="float" office:value="1048395776" calcext:value-type="float">
            <text:p>1048395776</text:p>
          </table:table-cell>
          <table:table-cell office:value-type="float" office:value="4" calcext:value-type="float">
            <text:p>4</text:p>
          </table:table-cell>
          <table:table-cell table:formula="of:=[.F465]" office:value-type="float" office:value="1048395776" calcext:value-type="float">
            <text:p>104839577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/>
          <table:table-cell office:value-type="string" calcext:value-type="string">
            <text:p>4000F9FD</text:p>
          </table:table-cell>
          <table:table-cell office:value-type="float" office:value="1073805821" calcext:value-type="float">
            <text:p>1073805821</text:p>
          </table:table-cell>
          <table:table-cell office:value-type="string" calcext:value-type="string">
            <text:p><text:s/>3E7F4000</text:p>
          </table:table-cell>
          <table:table-cell office:value-type="float" office:value="1048526848" calcext:value-type="float">
            <text:p>1048526848</text:p>
          </table:table-cell>
          <table:table-cell office:value-type="float" office:value="4" calcext:value-type="float">
            <text:p>4</text:p>
          </table:table-cell>
          <table:table-cell table:formula="of:=[.F466]" office:value-type="float" office:value="1048526848" calcext:value-type="float">
            <text:p>104852684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/>
          <table:table-cell office:value-type="string" calcext:value-type="string">
            <text:p>0000F88A</text:p>
          </table:table-cell>
          <table:table-cell office:value-type="float" office:value="63626" calcext:value-type="float">
            <text:p>63626</text:p>
          </table:table-cell>
          <table:table-cell table:style-name="ce1" office:value-type="string" calcext:value-type="string">
            <text:p><text:s/>3E228000</text:p>
          </table:table-cell>
          <table:table-cell office:value-type="float" office:value="1042448384" calcext:value-type="float">
            <text:p>1042448384</text:p>
          </table:table-cell>
          <table:table-cell office:value-type="float" office:value="0" calcext:value-type="float">
            <text:p>0</text:p>
          </table:table-cell>
          <table:table-cell table:formula="of:=[.F467]" office:value-type="float" office:value="1042448384" calcext:value-type="float">
            <text:p>104244838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/>
          <table:table-cell office:value-type="string" calcext:value-type="string">
            <text:p>0000F898</text:p>
          </table:table-cell>
          <table:table-cell office:value-type="float" office:value="63640" calcext:value-type="float">
            <text:p>63640</text:p>
          </table:table-cell>
          <table:table-cell table:style-name="ce1" office:value-type="string" calcext:value-type="string">
            <text:p><text:s/>3E260000</text:p>
          </table:table-cell>
          <table:table-cell office:value-type="float" office:value="1042677760" calcext:value-type="float">
            <text:p>1042677760</text:p>
          </table:table-cell>
          <table:table-cell office:value-type="float" office:value="0" calcext:value-type="float">
            <text:p>0</text:p>
          </table:table-cell>
          <table:table-cell table:formula="of:=[.F468]" office:value-type="float" office:value="1042677760" calcext:value-type="float">
            <text:p>104267776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/>
          <table:table-cell office:value-type="string" calcext:value-type="string">
            <text:p>C000F8A8</text:p>
          </table:table-cell>
          <table:table-cell office:value-type="float" office:value="-1073678168" calcext:value-type="float">
            <text:p>-1073678168</text:p>
          </table:table-cell>
          <table:table-cell office:value-type="string" calcext:value-type="string">
            <text:p><text:s/>3E2A0000</text:p>
          </table:table-cell>
          <table:table-cell office:value-type="float" office:value="1042939904" calcext:value-type="float">
            <text:p>1042939904</text:p>
          </table:table-cell>
          <table:table-cell office:value-type="string" calcext:value-type="string">
            <text:p><text:s/>0000000C</text:p>
          </table:table-cell>
          <table:table-cell table:formula="of:=-[.F469]" office:value-type="float" office:value="-1042939904" calcext:value-type="float">
            <text:p>-104293990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/>
          <table:table-cell office:value-type="string" calcext:value-type="string">
            <text:p>4000F8BD</text:p>
          </table:table-cell>
          <table:table-cell office:value-type="float" office:value="1073805501" calcext:value-type="float">
            <text:p>1073805501</text:p>
          </table:table-cell>
          <table:table-cell office:value-type="string" calcext:value-type="string">
            <text:p><text:s/>3E2F4000</text:p>
          </table:table-cell>
          <table:table-cell office:value-type="float" office:value="1043283968" calcext:value-type="float">
            <text:p>1043283968</text:p>
          </table:table-cell>
          <table:table-cell office:value-type="float" office:value="4" calcext:value-type="float">
            <text:p>4</text:p>
          </table:table-cell>
          <table:table-cell table:formula="of:=[.F470]" office:value-type="float" office:value="1043283968" calcext:value-type="float">
            <text:p>104328396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/>
          <table:table-cell office:value-type="string" calcext:value-type="string">
            <text:p>0000F8D4</text:p>
          </table:table-cell>
          <table:table-cell office:value-type="float" office:value="63700" calcext:value-type="float">
            <text:p>63700</text:p>
          </table:table-cell>
          <table:table-cell table:style-name="ce1" office:value-type="string" calcext:value-type="string">
            <text:p><text:s/>3E350000</text:p>
          </table:table-cell>
          <table:table-cell office:value-type="float" office:value="1043660800" calcext:value-type="float">
            <text:p>1043660800</text:p>
          </table:table-cell>
          <table:table-cell office:value-type="float" office:value="0" calcext:value-type="float">
            <text:p>0</text:p>
          </table:table-cell>
          <table:table-cell table:formula="of:=[.F471]" office:value-type="float" office:value="1043660800" calcext:value-type="float">
            <text:p>104366080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/>
          <table:table-cell office:value-type="string" calcext:value-type="string">
            <text:p>0000F8EB</text:p>
          </table:table-cell>
          <table:table-cell office:value-type="float" office:value="63723" calcext:value-type="float">
            <text:p>63723</text:p>
          </table:table-cell>
          <table:table-cell office:value-type="string" calcext:value-type="string">
            <text:p><text:s/>3E3AC000</text:p>
          </table:table-cell>
          <table:table-cell office:value-type="float" office:value="1044037632" calcext:value-type="float">
            <text:p>1044037632</text:p>
          </table:table-cell>
          <table:table-cell office:value-type="float" office:value="0" calcext:value-type="float">
            <text:p>0</text:p>
          </table:table-cell>
          <table:table-cell table:formula="of:=[.F472]" office:value-type="float" office:value="1044037632" calcext:value-type="float">
            <text:p>104403763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/>
          <table:table-cell office:value-type="string" calcext:value-type="string">
            <text:p>C000F887</text:p>
          </table:table-cell>
          <table:table-cell office:value-type="float" office:value="-1073678201" calcext:value-type="float">
            <text:p>-1073678201</text:p>
          </table:table-cell>
          <table:table-cell office:value-type="string" calcext:value-type="string">
            <text:p><text:s/>3E21C000</text:p>
          </table:table-cell>
          <table:table-cell office:value-type="float" office:value="1042399232" calcext:value-type="float">
            <text:p>1042399232</text:p>
          </table:table-cell>
          <table:table-cell office:value-type="string" calcext:value-type="string">
            <text:p><text:s/>0000000C</text:p>
          </table:table-cell>
          <table:table-cell table:formula="of:=-[.F473]" office:value-type="float" office:value="-1042399232" calcext:value-type="float">
            <text:p>-104239923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/>
          <table:table-cell office:value-type="string" calcext:value-type="string">
            <text:p>8000F87D</text:p>
          </table:table-cell>
          <table:table-cell office:value-type="float" office:value="-2147420035" calcext:value-type="float">
            <text:p>-2147420035</text:p>
          </table:table-cell>
          <table:table-cell office:value-type="string" calcext:value-type="string">
            <text:p><text:s/>3E1F4000</text:p>
          </table:table-cell>
          <table:table-cell office:value-type="float" office:value="1042235392" calcext:value-type="float">
            <text:p>1042235392</text:p>
          </table:table-cell>
          <table:table-cell office:value-type="float" office:value="8" calcext:value-type="float">
            <text:p>8</text:p>
          </table:table-cell>
          <table:table-cell table:formula="of:=-[.F474]" office:value-type="float" office:value="-1042235392" calcext:value-type="float">
            <text:p>-104223539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/>
          <table:table-cell office:value-type="string" calcext:value-type="string">
            <text:p>C000F871</text:p>
          </table:table-cell>
          <table:table-cell office:value-type="float" office:value="-1073678223" calcext:value-type="float">
            <text:p>-1073678223</text:p>
          </table:table-cell>
          <table:table-cell office:value-type="string" calcext:value-type="string">
            <text:p><text:s/>3E1C4000</text:p>
          </table:table-cell>
          <table:table-cell office:value-type="float" office:value="1042038784" calcext:value-type="float">
            <text:p>1042038784</text:p>
          </table:table-cell>
          <table:table-cell office:value-type="string" calcext:value-type="string">
            <text:p><text:s/>0000000C</text:p>
          </table:table-cell>
          <table:table-cell table:formula="of:=-[.F475]" office:value-type="float" office:value="-1042038784" calcext:value-type="float">
            <text:p>-104203878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/>
          <table:table-cell office:value-type="string" calcext:value-type="string">
            <text:p>8000F865</text:p>
          </table:table-cell>
          <table:table-cell office:value-type="float" office:value="-2147420059" calcext:value-type="float">
            <text:p>-2147420059</text:p>
          </table:table-cell>
          <table:table-cell table:style-name="ce1" office:value-type="string" calcext:value-type="string">
            <text:p><text:s/>3E194000</text:p>
          </table:table-cell>
          <table:table-cell office:value-type="float" office:value="1041842176" calcext:value-type="float">
            <text:p>1041842176</text:p>
          </table:table-cell>
          <table:table-cell office:value-type="float" office:value="8" calcext:value-type="float">
            <text:p>8</text:p>
          </table:table-cell>
          <table:table-cell table:formula="of:=-[.F476]" office:value-type="float" office:value="-1041842176" calcext:value-type="float">
            <text:p>-104184217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/>
          <table:table-cell office:value-type="string" calcext:value-type="string">
            <text:p>0000F85B</text:p>
          </table:table-cell>
          <table:table-cell office:value-type="float" office:value="63579" calcext:value-type="float">
            <text:p>63579</text:p>
          </table:table-cell>
          <table:table-cell office:value-type="string" calcext:value-type="string">
            <text:p><text:s/>3E16C000</text:p>
          </table:table-cell>
          <table:table-cell office:value-type="float" office:value="1041678336" calcext:value-type="float">
            <text:p>1041678336</text:p>
          </table:table-cell>
          <table:table-cell office:value-type="float" office:value="0" calcext:value-type="float">
            <text:p>0</text:p>
          </table:table-cell>
          <table:table-cell table:formula="of:=[.F477]" office:value-type="float" office:value="1041678336" calcext:value-type="float">
            <text:p>104167833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/>
          <table:table-cell office:value-type="string" calcext:value-type="string">
            <text:p>8000F84F</text:p>
          </table:table-cell>
          <table:table-cell office:value-type="float" office:value="-2147420081" calcext:value-type="float">
            <text:p>-2147420081</text:p>
          </table:table-cell>
          <table:table-cell office:value-type="string" calcext:value-type="string">
            <text:p><text:s/>3E13C000</text:p>
          </table:table-cell>
          <table:table-cell office:value-type="float" office:value="1041481728" calcext:value-type="float">
            <text:p>1041481728</text:p>
          </table:table-cell>
          <table:table-cell office:value-type="float" office:value="8" calcext:value-type="float">
            <text:p>8</text:p>
          </table:table-cell>
          <table:table-cell table:formula="of:=-[.F478]" office:value-type="float" office:value="-1041481728" calcext:value-type="float">
            <text:p>-104148172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/>
          <table:table-cell office:value-type="string" calcext:value-type="string">
            <text:p>8000F847</text:p>
          </table:table-cell>
          <table:table-cell office:value-type="float" office:value="-2147420089" calcext:value-type="float">
            <text:p>-2147420089</text:p>
          </table:table-cell>
          <table:table-cell office:value-type="string" calcext:value-type="string">
            <text:p><text:s/>3E11C000</text:p>
          </table:table-cell>
          <table:table-cell office:value-type="float" office:value="1041350656" calcext:value-type="float">
            <text:p>1041350656</text:p>
          </table:table-cell>
          <table:table-cell office:value-type="float" office:value="8" calcext:value-type="float">
            <text:p>8</text:p>
          </table:table-cell>
          <table:table-cell table:formula="of:=-[.F479]" office:value-type="float" office:value="-1041350656" calcext:value-type="float">
            <text:p>-104135065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/>
          <table:table-cell office:value-type="string" calcext:value-type="string">
            <text:p>8000F958</text:p>
          </table:table-cell>
          <table:table-cell office:value-type="float" office:value="-2147419816" calcext:value-type="float">
            <text:p>-2147419816</text:p>
          </table:table-cell>
          <table:table-cell table:style-name="ce1" office:value-type="string" calcext:value-type="string">
            <text:p><text:s/>3E560000</text:p>
          </table:table-cell>
          <table:table-cell office:value-type="float" office:value="1045823488" calcext:value-type="float">
            <text:p>1045823488</text:p>
          </table:table-cell>
          <table:table-cell office:value-type="float" office:value="8" calcext:value-type="float">
            <text:p>8</text:p>
          </table:table-cell>
          <table:table-cell table:formula="of:=-[.F480]" office:value-type="float" office:value="-1045823488" calcext:value-type="float">
            <text:p>-104582348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/>
          <table:table-cell office:value-type="string" calcext:value-type="string">
            <text:p>0000F945</text:p>
          </table:table-cell>
          <table:table-cell office:value-type="float" office:value="63813" calcext:value-type="float">
            <text:p>63813</text:p>
          </table:table-cell>
          <table:table-cell table:style-name="ce1" office:value-type="string" calcext:value-type="string">
            <text:p><text:s/>3E514000</text:p>
          </table:table-cell>
          <table:table-cell office:value-type="float" office:value="1045512192" calcext:value-type="float">
            <text:p>1045512192</text:p>
          </table:table-cell>
          <table:table-cell office:value-type="float" office:value="0" calcext:value-type="float">
            <text:p>0</text:p>
          </table:table-cell>
          <table:table-cell table:formula="of:=[.F481]" office:value-type="float" office:value="1045512192" calcext:value-type="float">
            <text:p>104551219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/>
          <table:table-cell office:value-type="string" calcext:value-type="string">
            <text:p>4000F934</text:p>
          </table:table-cell>
          <table:table-cell office:value-type="float" office:value="1073805620" calcext:value-type="float">
            <text:p>1073805620</text:p>
          </table:table-cell>
          <table:table-cell office:value-type="string" calcext:value-type="string">
            <text:p><text:s/>3E4D0000</text:p>
          </table:table-cell>
          <table:table-cell office:value-type="float" office:value="1045233664" calcext:value-type="float">
            <text:p>1045233664</text:p>
          </table:table-cell>
          <table:table-cell office:value-type="float" office:value="4" calcext:value-type="float">
            <text:p>4</text:p>
          </table:table-cell>
          <table:table-cell table:formula="of:=[.F482]" office:value-type="float" office:value="1045233664" calcext:value-type="float">
            <text:p>104523366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/>
          <table:table-cell office:value-type="string" calcext:value-type="string">
            <text:p>C000F929</text:p>
          </table:table-cell>
          <table:table-cell office:value-type="float" office:value="-1073678039" calcext:value-type="float">
            <text:p>-1073678039</text:p>
          </table:table-cell>
          <table:table-cell office:value-type="string" calcext:value-type="string">
            <text:p><text:s/>3E4A4000</text:p>
          </table:table-cell>
          <table:table-cell office:value-type="float" office:value="1045053440" calcext:value-type="float">
            <text:p>1045053440</text:p>
          </table:table-cell>
          <table:table-cell office:value-type="string" calcext:value-type="string">
            <text:p><text:s/>0000000C</text:p>
          </table:table-cell>
          <table:table-cell table:formula="of:=-[.F483]" office:value-type="float" office:value="-1045053440" calcext:value-type="float">
            <text:p>-104505344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/>
          <table:table-cell office:value-type="string" calcext:value-type="string">
            <text:p>0000F922</text:p>
          </table:table-cell>
          <table:table-cell office:value-type="float" office:value="63778" calcext:value-type="float">
            <text:p>63778</text:p>
          </table:table-cell>
          <table:table-cell table:style-name="ce1" office:value-type="string" calcext:value-type="string">
            <text:p><text:s/>3E488000</text:p>
          </table:table-cell>
          <table:table-cell office:value-type="float" office:value="1044938752" calcext:value-type="float">
            <text:p>1044938752</text:p>
          </table:table-cell>
          <table:table-cell office:value-type="float" office:value="0" calcext:value-type="float">
            <text:p>0</text:p>
          </table:table-cell>
          <table:table-cell table:formula="of:=[.F484]" office:value-type="float" office:value="1044938752" calcext:value-type="float">
            <text:p>104493875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/>
          <table:table-cell office:value-type="string" calcext:value-type="string">
            <text:p>C000F919</text:p>
          </table:table-cell>
          <table:table-cell office:value-type="float" office:value="-1073678055" calcext:value-type="float">
            <text:p>-1073678055</text:p>
          </table:table-cell>
          <table:table-cell table:style-name="ce1" office:value-type="string" calcext:value-type="string">
            <text:p><text:s/>3E464000</text:p>
          </table:table-cell>
          <table:table-cell office:value-type="float" office:value="1044791296" calcext:value-type="float">
            <text:p>1044791296</text:p>
          </table:table-cell>
          <table:table-cell office:value-type="string" calcext:value-type="string">
            <text:p><text:s/>0000000C</text:p>
          </table:table-cell>
          <table:table-cell table:formula="of:=-[.F485]" office:value-type="float" office:value="-1044791296" calcext:value-type="float">
            <text:p>-104479129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/>
          <table:table-cell office:value-type="string" calcext:value-type="string">
            <text:p>8000FA07</text:p>
          </table:table-cell>
          <table:table-cell office:value-type="float" office:value="-2147419641" calcext:value-type="float">
            <text:p>-2147419641</text:p>
          </table:table-cell>
          <table:table-cell office:value-type="string" calcext:value-type="string">
            <text:p><text:s/>3E81C000</text:p>
          </table:table-cell>
          <table:table-cell office:value-type="float" office:value="1048690688" calcext:value-type="float">
            <text:p>1048690688</text:p>
          </table:table-cell>
          <table:table-cell office:value-type="float" office:value="8" calcext:value-type="float">
            <text:p>8</text:p>
          </table:table-cell>
          <table:table-cell table:formula="of:=-[.F486]" office:value-type="float" office:value="-1048690688" calcext:value-type="float">
            <text:p>-104869068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/>
          <table:table-cell office:value-type="string" calcext:value-type="string">
            <text:p>4000FA0E</text:p>
          </table:table-cell>
          <table:table-cell office:value-type="float" office:value="1073805838" calcext:value-type="float">
            <text:p>1073805838</text:p>
          </table:table-cell>
          <table:table-cell table:style-name="ce1" office:value-type="string" calcext:value-type="string">
            <text:p><text:s/>3E838000</text:p>
          </table:table-cell>
          <table:table-cell office:value-type="float" office:value="1048805376" calcext:value-type="float">
            <text:p>1048805376</text:p>
          </table:table-cell>
          <table:table-cell office:value-type="float" office:value="4" calcext:value-type="float">
            <text:p>4</text:p>
          </table:table-cell>
          <table:table-cell table:formula="of:=[.F487]" office:value-type="float" office:value="1048805376" calcext:value-type="float">
            <text:p>104880537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/>
          <table:table-cell office:value-type="string" calcext:value-type="string">
            <text:p>0000FA14</text:p>
          </table:table-cell>
          <table:table-cell office:value-type="float" office:value="64020" calcext:value-type="float">
            <text:p>64020</text:p>
          </table:table-cell>
          <table:table-cell table:style-name="ce1" office:value-type="string" calcext:value-type="string">
            <text:p><text:s/>3E850000</text:p>
          </table:table-cell>
          <table:table-cell office:value-type="float" office:value="1048903680" calcext:value-type="float">
            <text:p>1048903680</text:p>
          </table:table-cell>
          <table:table-cell office:value-type="float" office:value="0" calcext:value-type="float">
            <text:p>0</text:p>
          </table:table-cell>
          <table:table-cell table:formula="of:=[.F488]" office:value-type="float" office:value="1048903680" calcext:value-type="float">
            <text:p>104890368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/>
          <table:table-cell office:value-type="string" calcext:value-type="string">
            <text:p>4000FA17</text:p>
          </table:table-cell>
          <table:table-cell office:value-type="float" office:value="1073805847" calcext:value-type="float">
            <text:p>1073805847</text:p>
          </table:table-cell>
          <table:table-cell office:value-type="string" calcext:value-type="string">
            <text:p><text:s/>3E85C000</text:p>
          </table:table-cell>
          <table:table-cell office:value-type="float" office:value="1048952832" calcext:value-type="float">
            <text:p>1048952832</text:p>
          </table:table-cell>
          <table:table-cell office:value-type="float" office:value="4" calcext:value-type="float">
            <text:p>4</text:p>
          </table:table-cell>
          <table:table-cell table:formula="of:=[.F489]" office:value-type="float" office:value="1048952832" calcext:value-type="float">
            <text:p>104895283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/>
          <table:table-cell office:value-type="string" calcext:value-type="string">
            <text:p>8000FA15</text:p>
          </table:table-cell>
          <table:table-cell office:value-type="float" office:value="-2147419627" calcext:value-type="float">
            <text:p>-2147419627</text:p>
          </table:table-cell>
          <table:table-cell table:style-name="ce1" office:value-type="string" calcext:value-type="string">
            <text:p><text:s/>3E854000</text:p>
          </table:table-cell>
          <table:table-cell office:value-type="float" office:value="1048920064" calcext:value-type="float">
            <text:p>1048920064</text:p>
          </table:table-cell>
          <table:table-cell office:value-type="float" office:value="8" calcext:value-type="float">
            <text:p>8</text:p>
          </table:table-cell>
          <table:table-cell table:formula="of:=-[.F490]" office:value-type="float" office:value="-1048920064" calcext:value-type="float">
            <text:p>-104892006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/>
          <table:table-cell office:value-type="string" calcext:value-type="string">
            <text:p>8000FA0E</text:p>
          </table:table-cell>
          <table:table-cell office:value-type="float" office:value="-2147419634" calcext:value-type="float">
            <text:p>-2147419634</text:p>
          </table:table-cell>
          <table:table-cell table:style-name="ce1" office:value-type="string" calcext:value-type="string">
            <text:p><text:s/>3E838000</text:p>
          </table:table-cell>
          <table:table-cell office:value-type="float" office:value="1048805376" calcext:value-type="float">
            <text:p>1048805376</text:p>
          </table:table-cell>
          <table:table-cell office:value-type="float" office:value="8" calcext:value-type="float">
            <text:p>8</text:p>
          </table:table-cell>
          <table:table-cell table:formula="of:=-[.F491]" office:value-type="float" office:value="-1048805376" calcext:value-type="float">
            <text:p>-104880537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000FA02</text:p>
          </table:table-cell>
          <table:table-cell office:value-type="float" office:value="-1073677822" calcext:value-type="float">
            <text:p>-1073677822</text:p>
          </table:table-cell>
          <table:table-cell table:style-name="ce1" office:value-type="string" calcext:value-type="string">
            <text:p><text:s/>3E808000</text:p>
          </table:table-cell>
          <table:table-cell office:value-type="float" office:value="1048608768" calcext:value-type="float">
            <text:p>1048608768</text:p>
          </table:table-cell>
          <table:table-cell office:value-type="string" calcext:value-type="string">
            <text:p><text:s/>0000000C</text:p>
          </table:table-cell>
          <table:table-cell table:formula="of:=-[.F492]" office:value-type="float" office:value="-1048608768" calcext:value-type="float">
            <text:p>-104860876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/>
          <table:table-cell office:value-type="string" calcext:value-type="string">
            <text:p>8000F90E</text:p>
          </table:table-cell>
          <table:table-cell office:value-type="float" office:value="-2147419890" calcext:value-type="float">
            <text:p>-2147419890</text:p>
          </table:table-cell>
          <table:table-cell table:style-name="ce1" office:value-type="string" calcext:value-type="string">
            <text:p><text:s/>3E438000</text:p>
          </table:table-cell>
          <table:table-cell office:value-type="float" office:value="1044611072" calcext:value-type="float">
            <text:p>1044611072</text:p>
          </table:table-cell>
          <table:table-cell office:value-type="float" office:value="8" calcext:value-type="float">
            <text:p>8</text:p>
          </table:table-cell>
          <table:table-cell table:formula="of:=-[.F493]" office:value-type="float" office:value="-1044611072" calcext:value-type="float">
            <text:p>-104461107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/>
          <table:table-cell office:value-type="string" calcext:value-type="string">
            <text:p>8000F91C</text:p>
          </table:table-cell>
          <table:table-cell office:value-type="float" office:value="-2147419876" calcext:value-type="float">
            <text:p>-2147419876</text:p>
          </table:table-cell>
          <table:table-cell table:style-name="ce1" office:value-type="string" calcext:value-type="string">
            <text:p><text:s/>3E470000</text:p>
          </table:table-cell>
          <table:table-cell office:value-type="float" office:value="1044840448" calcext:value-type="float">
            <text:p>1044840448</text:p>
          </table:table-cell>
          <table:table-cell office:value-type="float" office:value="8" calcext:value-type="float">
            <text:p>8</text:p>
          </table:table-cell>
          <table:table-cell table:formula="of:=-[.F494]" office:value-type="float" office:value="-1044840448" calcext:value-type="float">
            <text:p>-104484044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0000F929</text:p>
          </table:table-cell>
          <table:table-cell office:value-type="float" office:value="63785" calcext:value-type="float">
            <text:p>63785</text:p>
          </table:table-cell>
          <table:table-cell office:value-type="string" calcext:value-type="string">
            <text:p><text:s/>3E4A4000</text:p>
          </table:table-cell>
          <table:table-cell office:value-type="float" office:value="1045053440" calcext:value-type="float">
            <text:p>1045053440</text:p>
          </table:table-cell>
          <table:table-cell office:value-type="float" office:value="0" calcext:value-type="float">
            <text:p>0</text:p>
          </table:table-cell>
          <table:table-cell table:formula="of:=[.F495]" office:value-type="float" office:value="1045053440" calcext:value-type="float">
            <text:p>104505344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/>
          <table:table-cell office:value-type="string" calcext:value-type="string">
            <text:p>0000F939</text:p>
          </table:table-cell>
          <table:table-cell office:value-type="float" office:value="63801" calcext:value-type="float">
            <text:p>63801</text:p>
          </table:table-cell>
          <table:table-cell office:value-type="string" calcext:value-type="string">
            <text:p><text:s/>3E4E4000</text:p>
          </table:table-cell>
          <table:table-cell office:value-type="float" office:value="1045315584" calcext:value-type="float">
            <text:p>1045315584</text:p>
          </table:table-cell>
          <table:table-cell office:value-type="float" office:value="0" calcext:value-type="float">
            <text:p>0</text:p>
          </table:table-cell>
          <table:table-cell table:formula="of:=[.F496]" office:value-type="float" office:value="1045315584" calcext:value-type="float">
            <text:p>104531558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000F94C</text:p>
          </table:table-cell>
          <table:table-cell office:value-type="float" office:value="-1073678004" calcext:value-type="float">
            <text:p>-1073678004</text:p>
          </table:table-cell>
          <table:table-cell table:style-name="ce1" office:value-type="string" calcext:value-type="string">
            <text:p><text:s/>3E530000</text:p>
          </table:table-cell>
          <table:table-cell office:value-type="float" office:value="1045626880" calcext:value-type="float">
            <text:p>1045626880</text:p>
          </table:table-cell>
          <table:table-cell office:value-type="string" calcext:value-type="string">
            <text:p><text:s/>0000000C</text:p>
          </table:table-cell>
          <table:table-cell table:formula="of:=-[.F497]" office:value-type="float" office:value="-1045626880" calcext:value-type="float">
            <text:p>-104562688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/>
          <table:table-cell office:value-type="string" calcext:value-type="string">
            <text:p>0000F960</text:p>
          </table:table-cell>
          <table:table-cell office:value-type="float" office:value="63840" calcext:value-type="float">
            <text:p>63840</text:p>
          </table:table-cell>
          <table:table-cell table:style-name="ce1" office:value-type="string" calcext:value-type="string">
            <text:p><text:s/>3E580000</text:p>
          </table:table-cell>
          <table:table-cell office:value-type="float" office:value="1045954560" calcext:value-type="float">
            <text:p>1045954560</text:p>
          </table:table-cell>
          <table:table-cell office:value-type="float" office:value="0" calcext:value-type="float">
            <text:p>0</text:p>
          </table:table-cell>
          <table:table-cell table:formula="of:=[.F498]" office:value-type="float" office:value="1045954560" calcext:value-type="float">
            <text:p>104595456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4000F84A</text:p>
          </table:table-cell>
          <table:table-cell office:value-type="float" office:value="1073805386" calcext:value-type="float">
            <text:p>1073805386</text:p>
          </table:table-cell>
          <table:table-cell table:style-name="ce1" office:value-type="string" calcext:value-type="string">
            <text:p><text:s/>3E128000</text:p>
          </table:table-cell>
          <table:table-cell office:value-type="float" office:value="1041399808" calcext:value-type="float">
            <text:p>1041399808</text:p>
          </table:table-cell>
          <table:table-cell office:value-type="float" office:value="4" calcext:value-type="float">
            <text:p>4</text:p>
          </table:table-cell>
          <table:table-cell table:formula="of:=[.F499]" office:value-type="float" office:value="1041399808" calcext:value-type="float">
            <text:p>104139980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/>
          <table:table-cell office:value-type="string" calcext:value-type="string">
            <text:p>C000F84B</text:p>
          </table:table-cell>
          <table:table-cell office:value-type="float" office:value="-1073678261" calcext:value-type="float">
            <text:p>-1073678261</text:p>
          </table:table-cell>
          <table:table-cell office:value-type="string" calcext:value-type="string">
            <text:p><text:s/>3E12C000</text:p>
          </table:table-cell>
          <table:table-cell office:value-type="float" office:value="1041416192" calcext:value-type="float">
            <text:p>1041416192</text:p>
          </table:table-cell>
          <table:table-cell office:value-type="string" calcext:value-type="string">
            <text:p><text:s/>0000000C</text:p>
          </table:table-cell>
          <table:table-cell table:formula="of:=-[.F500]" office:value-type="float" office:value="-1041416192" calcext:value-type="float">
            <text:p>-104141619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0000F851</text:p>
          </table:table-cell>
          <table:table-cell office:value-type="float" office:value="63569" calcext:value-type="float">
            <text:p>63569</text:p>
          </table:table-cell>
          <table:table-cell table:style-name="ce1" office:value-type="string" calcext:value-type="string">
            <text:p><text:s/>3E144000</text:p>
          </table:table-cell>
          <table:table-cell office:value-type="float" office:value="1041514496" calcext:value-type="float">
            <text:p>1041514496</text:p>
          </table:table-cell>
          <table:table-cell office:value-type="float" office:value="0" calcext:value-type="float">
            <text:p>0</text:p>
          </table:table-cell>
          <table:table-cell table:formula="of:=[.F501]" office:value-type="float" office:value="1041514496" calcext:value-type="float">
            <text:p>1041514496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/>
          <table:table-cell office:value-type="string" calcext:value-type="string">
            <text:p>4000F857</text:p>
          </table:table-cell>
          <table:table-cell office:value-type="float" office:value="1073805399" calcext:value-type="float">
            <text:p>1073805399</text:p>
          </table:table-cell>
          <table:table-cell office:value-type="string" calcext:value-type="string">
            <text:p><text:s/>3E15C000</text:p>
          </table:table-cell>
          <table:table-cell office:value-type="float" office:value="1041612800" calcext:value-type="float">
            <text:p>1041612800</text:p>
          </table:table-cell>
          <table:table-cell office:value-type="float" office:value="4" calcext:value-type="float">
            <text:p>4</text:p>
          </table:table-cell>
          <table:table-cell table:formula="of:=[.F502]" office:value-type="float" office:value="1041612800" calcext:value-type="float">
            <text:p>104161280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/>
          <table:table-cell office:value-type="string" calcext:value-type="string">
            <text:p>8000F85F</text:p>
          </table:table-cell>
          <table:table-cell office:value-type="float" office:value="-2147420065" calcext:value-type="float">
            <text:p>-2147420065</text:p>
          </table:table-cell>
          <table:table-cell office:value-type="string" calcext:value-type="string">
            <text:p><text:s/>3E17C000</text:p>
          </table:table-cell>
          <table:table-cell office:value-type="float" office:value="1041743872" calcext:value-type="float">
            <text:p>1041743872</text:p>
          </table:table-cell>
          <table:table-cell office:value-type="float" office:value="8" calcext:value-type="float">
            <text:p>8</text:p>
          </table:table-cell>
          <table:table-cell table:formula="of:=-[.F503]" office:value-type="float" office:value="-1041743872" calcext:value-type="float">
            <text:p>-104174387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/>
          <table:table-cell office:value-type="string" calcext:value-type="string">
            <text:p>4000F866</text:p>
          </table:table-cell>
          <table:table-cell office:value-type="float" office:value="1073805414" calcext:value-type="float">
            <text:p>1073805414</text:p>
          </table:table-cell>
          <table:table-cell table:style-name="ce1" office:value-type="string" calcext:value-type="string">
            <text:p><text:s/>3E198000</text:p>
          </table:table-cell>
          <table:table-cell office:value-type="float" office:value="1041858560" calcext:value-type="float">
            <text:p>1041858560</text:p>
          </table:table-cell>
          <table:table-cell office:value-type="float" office:value="4" calcext:value-type="float">
            <text:p>4</text:p>
          </table:table-cell>
          <table:table-cell table:formula="of:=[.F504]" office:value-type="float" office:value="1041858560" calcext:value-type="float">
            <text:p>104185856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/>
          <table:table-cell office:value-type="string" calcext:value-type="string">
            <text:p>8000F911</text:p>
          </table:table-cell>
          <table:table-cell office:value-type="float" office:value="-2147419887" calcext:value-type="float">
            <text:p>-2147419887</text:p>
          </table:table-cell>
          <table:table-cell table:style-name="ce1" office:value-type="string" calcext:value-type="string">
            <text:p><text:s/>3E444000</text:p>
          </table:table-cell>
          <table:table-cell office:value-type="float" office:value="1044660224" calcext:value-type="float">
            <text:p>1044660224</text:p>
          </table:table-cell>
          <table:table-cell office:value-type="float" office:value="8" calcext:value-type="float">
            <text:p>8</text:p>
          </table:table-cell>
          <table:table-cell table:formula="of:=-[.F505]" office:value-type="float" office:value="-1044660224" calcext:value-type="float">
            <text:p>-1044660224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0000F904</text:p>
          </table:table-cell>
          <table:table-cell office:value-type="float" office:value="63748" calcext:value-type="float">
            <text:p>63748</text:p>
          </table:table-cell>
          <table:table-cell table:style-name="ce1" office:value-type="string" calcext:value-type="string">
            <text:p><text:s/>3E410000</text:p>
          </table:table-cell>
          <table:table-cell office:value-type="float" office:value="1044447232" calcext:value-type="float">
            <text:p>1044447232</text:p>
          </table:table-cell>
          <table:table-cell office:value-type="float" office:value="0" calcext:value-type="float">
            <text:p>0</text:p>
          </table:table-cell>
          <table:table-cell table:formula="of:=[.F506]" office:value-type="float" office:value="1044447232" calcext:value-type="float">
            <text:p>104444723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/>
          <table:table-cell office:value-type="string" calcext:value-type="string">
            <text:p>C000F8F6</text:p>
          </table:table-cell>
          <table:table-cell office:value-type="float" office:value="-1073678090" calcext:value-type="float">
            <text:p>-1073678090</text:p>
          </table:table-cell>
          <table:table-cell office:value-type="string" calcext:value-type="string">
            <text:p><text:s/>3E3D8000</text:p>
          </table:table-cell>
          <table:table-cell office:value-type="float" office:value="1044217856" calcext:value-type="float">
            <text:p>1044217856</text:p>
          </table:table-cell>
          <table:table-cell office:value-type="string" calcext:value-type="string">
            <text:p><text:s/>0000000C</text:p>
          </table:table-cell>
          <table:table-cell table:formula="of:=-[.F507]" office:value-type="float" office:value="-1044217856" calcext:value-type="float">
            <text:p>-104421785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/>
          <table:table-cell office:value-type="string" calcext:value-type="string">
            <text:p>4000F8E5</text:p>
          </table:table-cell>
          <table:table-cell office:value-type="float" office:value="1073805541" calcext:value-type="float">
            <text:p>1073805541</text:p>
          </table:table-cell>
          <table:table-cell table:style-name="ce1" office:value-type="string" calcext:value-type="string">
            <text:p><text:s/>3E394000</text:p>
          </table:table-cell>
          <table:table-cell office:value-type="float" office:value="1043939328" calcext:value-type="float">
            <text:p>1043939328</text:p>
          </table:table-cell>
          <table:table-cell office:value-type="float" office:value="4" calcext:value-type="float">
            <text:p>4</text:p>
          </table:table-cell>
          <table:table-cell table:formula="of:=[.F508]" office:value-type="float" office:value="1043939328" calcext:value-type="float">
            <text:p>1043939328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/>
          <table:table-cell office:value-type="string" calcext:value-type="string">
            <text:p>0000F8D1</text:p>
          </table:table-cell>
          <table:table-cell office:value-type="float" office:value="63697" calcext:value-type="float">
            <text:p>63697</text:p>
          </table:table-cell>
          <table:table-cell table:style-name="ce1" office:value-type="string" calcext:value-type="string">
            <text:p><text:s/>3E344000</text:p>
          </table:table-cell>
          <table:table-cell office:value-type="float" office:value="1043611648" calcext:value-type="float">
            <text:p>1043611648</text:p>
          </table:table-cell>
          <table:table-cell office:value-type="float" office:value="0" calcext:value-type="float">
            <text:p>0</text:p>
          </table:table-cell>
          <table:table-cell table:formula="of:=[.F509]" office:value-type="float" office:value="1043611648" calcext:value-type="float">
            <text:p>104361164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/>
          <table:table-cell office:value-type="string" calcext:value-type="string">
            <text:p>0000F8C1</text:p>
          </table:table-cell>
          <table:table-cell office:value-type="float" office:value="63681" calcext:value-type="float">
            <text:p>63681</text:p>
          </table:table-cell>
          <table:table-cell table:style-name="ce1" office:value-type="string" calcext:value-type="string">
            <text:p><text:s/>3E304000</text:p>
          </table:table-cell>
          <table:table-cell office:value-type="float" office:value="1043349504" calcext:value-type="float">
            <text:p>1043349504</text:p>
          </table:table-cell>
          <table:table-cell office:value-type="float" office:value="0" calcext:value-type="float">
            <text:p>0</text:p>
          </table:table-cell>
          <table:table-cell table:formula="of:=[.F510]" office:value-type="float" office:value="1043349504" calcext:value-type="float">
            <text:p>104334950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/>
          <table:table-cell office:value-type="string" calcext:value-type="string">
            <text:p>0000F8B4</text:p>
          </table:table-cell>
          <table:table-cell office:value-type="float" office:value="63668" calcext:value-type="float">
            <text:p>63668</text:p>
          </table:table-cell>
          <table:table-cell office:value-type="string" calcext:value-type="string">
            <text:p><text:s/>3E2D0000</text:p>
          </table:table-cell>
          <table:table-cell office:value-type="float" office:value="1043136512" calcext:value-type="float">
            <text:p>1043136512</text:p>
          </table:table-cell>
          <table:table-cell office:value-type="float" office:value="0" calcext:value-type="float">
            <text:p>0</text:p>
          </table:table-cell>
          <table:table-cell table:formula="of:=[.F511]" office:value-type="float" office:value="1043136512" calcext:value-type="float">
            <text:p>104313651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/>
          <table:table-cell office:value-type="string" calcext:value-type="string">
            <text:p>4000F9ED</text:p>
          </table:table-cell>
          <table:table-cell office:value-type="float" office:value="1073805805" calcext:value-type="float">
            <text:p>1073805805</text:p>
          </table:table-cell>
          <table:table-cell office:value-type="string" calcext:value-type="string">
            <text:p><text:s/>3E7B4000</text:p>
          </table:table-cell>
          <table:table-cell office:value-type="float" office:value="1048264704" calcext:value-type="float">
            <text:p>1048264704</text:p>
          </table:table-cell>
          <table:table-cell office:value-type="float" office:value="4" calcext:value-type="float">
            <text:p>4</text:p>
          </table:table-cell>
          <table:table-cell table:formula="of:=[.F512]" office:value-type="float" office:value="1048264704" calcext:value-type="float">
            <text:p>104826470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/>
          <table:table-cell office:value-type="string" calcext:value-type="string">
            <text:p>8000F9DF</text:p>
          </table:table-cell>
          <table:table-cell office:value-type="float" office:value="-2147419681" calcext:value-type="float">
            <text:p>-2147419681</text:p>
          </table:table-cell>
          <table:table-cell office:value-type="string" calcext:value-type="string">
            <text:p><text:s/>3E77C000</text:p>
          </table:table-cell>
          <table:table-cell office:value-type="float" office:value="1048035328" calcext:value-type="float">
            <text:p>1048035328</text:p>
          </table:table-cell>
          <table:table-cell office:value-type="float" office:value="8" calcext:value-type="float">
            <text:p>8</text:p>
          </table:table-cell>
          <table:table-cell table:formula="of:=-[.F513]" office:value-type="float" office:value="-1048035328" calcext:value-type="float">
            <text:p>-1048035328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/>
          <table:table-cell office:value-type="string" calcext:value-type="string">
            <text:p>4000F9D1</text:p>
          </table:table-cell>
          <table:table-cell office:value-type="float" office:value="1073805777" calcext:value-type="float">
            <text:p>1073805777</text:p>
          </table:table-cell>
          <table:table-cell table:style-name="ce1" office:value-type="string" calcext:value-type="string">
            <text:p><text:s/>3E744000</text:p>
          </table:table-cell>
          <table:table-cell office:value-type="float" office:value="1047805952" calcext:value-type="float">
            <text:p>1047805952</text:p>
          </table:table-cell>
          <table:table-cell office:value-type="float" office:value="4" calcext:value-type="float">
            <text:p>4</text:p>
          </table:table-cell>
          <table:table-cell table:formula="of:=[.F514]" office:value-type="float" office:value="1047805952" calcext:value-type="float">
            <text:p>104780595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/>
          <table:table-cell office:value-type="string" calcext:value-type="string">
            <text:p>0000F9C3</text:p>
          </table:table-cell>
          <table:table-cell office:value-type="float" office:value="63939" calcext:value-type="float">
            <text:p>63939</text:p>
          </table:table-cell>
          <table:table-cell office:value-type="string" calcext:value-type="string">
            <text:p><text:s/>3E70C000</text:p>
          </table:table-cell>
          <table:table-cell office:value-type="float" office:value="1047576576" calcext:value-type="float">
            <text:p>1047576576</text:p>
          </table:table-cell>
          <table:table-cell office:value-type="float" office:value="0" calcext:value-type="float">
            <text:p>0</text:p>
          </table:table-cell>
          <table:table-cell table:formula="of:=[.F515]" office:value-type="float" office:value="1047576576" calcext:value-type="float">
            <text:p>1047576576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/>
          <table:table-cell office:value-type="string" calcext:value-type="string">
            <text:p>4000F9B6</text:p>
          </table:table-cell>
          <table:table-cell office:value-type="float" office:value="1073805750" calcext:value-type="float">
            <text:p>1073805750</text:p>
          </table:table-cell>
          <table:table-cell office:value-type="string" calcext:value-type="string">
            <text:p><text:s/>3E6D8000</text:p>
          </table:table-cell>
          <table:table-cell office:value-type="float" office:value="1047363584" calcext:value-type="float">
            <text:p>1047363584</text:p>
          </table:table-cell>
          <table:table-cell office:value-type="float" office:value="4" calcext:value-type="float">
            <text:p>4</text:p>
          </table:table-cell>
          <table:table-cell table:formula="of:=[.F516]" office:value-type="float" office:value="1047363584" calcext:value-type="float">
            <text:p>104736358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/>
          <table:table-cell office:value-type="string" calcext:value-type="string">
            <text:p>4000F9A7</text:p>
          </table:table-cell>
          <table:table-cell office:value-type="float" office:value="1073805735" calcext:value-type="float">
            <text:p>1073805735</text:p>
          </table:table-cell>
          <table:table-cell office:value-type="string" calcext:value-type="string">
            <text:p><text:s/>3E69C000</text:p>
          </table:table-cell>
          <table:table-cell office:value-type="float" office:value="1047117824" calcext:value-type="float">
            <text:p>1047117824</text:p>
          </table:table-cell>
          <table:table-cell office:value-type="float" office:value="4" calcext:value-type="float">
            <text:p>4</text:p>
          </table:table-cell>
          <table:table-cell table:formula="of:=[.F517]" office:value-type="float" office:value="1047117824" calcext:value-type="float">
            <text:p>104711782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/>
          <table:table-cell office:value-type="string" calcext:value-type="string">
            <text:p>C000F96F</text:p>
          </table:table-cell>
          <table:table-cell office:value-type="float" office:value="-1073677969" calcext:value-type="float">
            <text:p>-1073677969</text:p>
          </table:table-cell>
          <table:table-cell office:value-type="string" calcext:value-type="string">
            <text:p><text:s/>3E5BC000</text:p>
          </table:table-cell>
          <table:table-cell office:value-type="float" office:value="1046200320" calcext:value-type="float">
            <text:p>1046200320</text:p>
          </table:table-cell>
          <table:table-cell office:value-type="string" calcext:value-type="string">
            <text:p><text:s/>0000000C</text:p>
          </table:table-cell>
          <table:table-cell table:formula="of:=-[.F518]" office:value-type="float" office:value="-1046200320" calcext:value-type="float">
            <text:p>-104620032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/>
          <table:table-cell office:value-type="string" calcext:value-type="string">
            <text:p>0000F986</text:p>
          </table:table-cell>
          <table:table-cell office:value-type="float" office:value="63878" calcext:value-type="float">
            <text:p>63878</text:p>
          </table:table-cell>
          <table:table-cell table:style-name="ce1" office:value-type="string" calcext:value-type="string">
            <text:p><text:s/>3E618000</text:p>
          </table:table-cell>
          <table:table-cell office:value-type="float" office:value="1046577152" calcext:value-type="float">
            <text:p>1046577152</text:p>
          </table:table-cell>
          <table:table-cell office:value-type="float" office:value="0" calcext:value-type="float">
            <text:p>0</text:p>
          </table:table-cell>
          <table:table-cell table:formula="of:=[.F519]" office:value-type="float" office:value="1046577152" calcext:value-type="float">
            <text:p>104657715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/>
          <table:table-cell office:value-type="string" calcext:value-type="string">
            <text:p>0000F99D</text:p>
          </table:table-cell>
          <table:table-cell office:value-type="float" office:value="63901" calcext:value-type="float">
            <text:p>63901</text:p>
          </table:table-cell>
          <table:table-cell table:style-name="ce1" office:value-type="string" calcext:value-type="string">
            <text:p><text:s/>3E674000</text:p>
          </table:table-cell>
          <table:table-cell office:value-type="float" office:value="1046953984" calcext:value-type="float">
            <text:p>1046953984</text:p>
          </table:table-cell>
          <table:table-cell office:value-type="float" office:value="0" calcext:value-type="float">
            <text:p>0</text:p>
          </table:table-cell>
          <table:table-cell table:formula="of:=[.F520]" office:value-type="float" office:value="1046953984" calcext:value-type="float">
            <text:p>1046953984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/>
          <table:table-cell office:value-type="string" calcext:value-type="string">
            <text:p>C000F9B5</text:p>
          </table:table-cell>
          <table:table-cell office:value-type="float" office:value="-1073677899" calcext:value-type="float">
            <text:p>-1073677899</text:p>
          </table:table-cell>
          <table:table-cell office:value-type="string" calcext:value-type="string">
            <text:p><text:s/>3E6D4000</text:p>
          </table:table-cell>
          <table:table-cell office:value-type="float" office:value="1047347200" calcext:value-type="float">
            <text:p>1047347200</text:p>
          </table:table-cell>
          <table:table-cell office:value-type="string" calcext:value-type="string">
            <text:p><text:s/>0000000C</text:p>
          </table:table-cell>
          <table:table-cell table:formula="of:=-[.F521]" office:value-type="float" office:value="-1047347200" calcext:value-type="float">
            <text:p>-104734720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/>
          <table:table-cell office:value-type="string" calcext:value-type="string">
            <text:p>0000F9CA</text:p>
          </table:table-cell>
          <table:table-cell office:value-type="float" office:value="63946" calcext:value-type="float">
            <text:p>63946</text:p>
          </table:table-cell>
          <table:table-cell table:style-name="ce1" office:value-type="string" calcext:value-type="string">
            <text:p><text:s/>3E728000</text:p>
          </table:table-cell>
          <table:table-cell office:value-type="float" office:value="1047691264" calcext:value-type="float">
            <text:p>1047691264</text:p>
          </table:table-cell>
          <table:table-cell office:value-type="float" office:value="0" calcext:value-type="float">
            <text:p>0</text:p>
          </table:table-cell>
          <table:table-cell table:formula="of:=[.F522]" office:value-type="float" office:value="1047691264" calcext:value-type="float">
            <text:p>1047691264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/>
          <table:table-cell office:value-type="string" calcext:value-type="string">
            <text:p>8000F9D7</text:p>
          </table:table-cell>
          <table:table-cell office:value-type="float" office:value="-2147419689" calcext:value-type="float">
            <text:p>-2147419689</text:p>
          </table:table-cell>
          <table:table-cell office:value-type="string" calcext:value-type="string">
            <text:p><text:s/>3E75C000</text:p>
          </table:table-cell>
          <table:table-cell office:value-type="float" office:value="1047904256" calcext:value-type="float">
            <text:p>1047904256</text:p>
          </table:table-cell>
          <table:table-cell office:value-type="float" office:value="8" calcext:value-type="float">
            <text:p>8</text:p>
          </table:table-cell>
          <table:table-cell table:formula="of:=-[.F523]" office:value-type="float" office:value="-1047904256" calcext:value-type="float">
            <text:p>-104790425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/>
          <table:table-cell office:value-type="string" calcext:value-type="string">
            <text:p>0000F9E3</text:p>
          </table:table-cell>
          <table:table-cell office:value-type="float" office:value="63971" calcext:value-type="float">
            <text:p>63971</text:p>
          </table:table-cell>
          <table:table-cell office:value-type="string" calcext:value-type="string">
            <text:p><text:s/>3E78C000</text:p>
          </table:table-cell>
          <table:table-cell office:value-type="float" office:value="1048100864" calcext:value-type="float">
            <text:p>1048100864</text:p>
          </table:table-cell>
          <table:table-cell office:value-type="float" office:value="0" calcext:value-type="float">
            <text:p>0</text:p>
          </table:table-cell>
          <table:table-cell table:formula="of:=[.F524]" office:value-type="float" office:value="1048100864" calcext:value-type="float">
            <text:p>1048100864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/>
          <table:table-cell office:value-type="string" calcext:value-type="string">
            <text:p>C000F872</text:p>
          </table:table-cell>
          <table:table-cell office:value-type="float" office:value="-1073678222" calcext:value-type="float">
            <text:p>-1073678222</text:p>
          </table:table-cell>
          <table:table-cell office:value-type="string" calcext:value-type="string">
            <text:p><text:s/>3E1C8000</text:p>
          </table:table-cell>
          <table:table-cell office:value-type="float" office:value="1042055168" calcext:value-type="float">
            <text:p>1042055168</text:p>
          </table:table-cell>
          <table:table-cell office:value-type="string" calcext:value-type="string">
            <text:p><text:s/>0000000C</text:p>
          </table:table-cell>
          <table:table-cell table:formula="of:=-[.F525]" office:value-type="float" office:value="-1042055168" calcext:value-type="float">
            <text:p>-1042055168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/>
          <table:table-cell office:value-type="string" calcext:value-type="string">
            <text:p>4000F87A</text:p>
          </table:table-cell>
          <table:table-cell office:value-type="float" office:value="1073805434" calcext:value-type="float">
            <text:p>1073805434</text:p>
          </table:table-cell>
          <table:table-cell office:value-type="string" calcext:value-type="string">
            <text:p><text:s/>3E1E8000</text:p>
          </table:table-cell>
          <table:table-cell office:value-type="float" office:value="1042186240" calcext:value-type="float">
            <text:p>1042186240</text:p>
          </table:table-cell>
          <table:table-cell office:value-type="float" office:value="4" calcext:value-type="float">
            <text:p>4</text:p>
          </table:table-cell>
          <table:table-cell table:formula="of:=[.F526]" office:value-type="float" office:value="1042186240" calcext:value-type="float">
            <text:p>104218624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/>
          <table:table-cell office:value-type="string" calcext:value-type="string">
            <text:p>8000F885</text:p>
          </table:table-cell>
          <table:table-cell office:value-type="float" office:value="-2147420027" calcext:value-type="float">
            <text:p>-2147420027</text:p>
          </table:table-cell>
          <table:table-cell table:style-name="ce1" office:value-type="string" calcext:value-type="string">
            <text:p><text:s/>3E214000</text:p>
          </table:table-cell>
          <table:table-cell office:value-type="float" office:value="1042366464" calcext:value-type="float">
            <text:p>1042366464</text:p>
          </table:table-cell>
          <table:table-cell office:value-type="float" office:value="8" calcext:value-type="float">
            <text:p>8</text:p>
          </table:table-cell>
          <table:table-cell table:formula="of:=-[.F527]" office:value-type="float" office:value="-1042366464" calcext:value-type="float">
            <text:p>-1042366464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/>
          <table:table-cell office:value-type="string" calcext:value-type="string">
            <text:p>8000F891</text:p>
          </table:table-cell>
          <table:table-cell office:value-type="float" office:value="-2147420015" calcext:value-type="float">
            <text:p>-2147420015</text:p>
          </table:table-cell>
          <table:table-cell table:style-name="ce1" office:value-type="string" calcext:value-type="string">
            <text:p><text:s/>3E244000</text:p>
          </table:table-cell>
          <table:table-cell office:value-type="float" office:value="1042563072" calcext:value-type="float">
            <text:p>1042563072</text:p>
          </table:table-cell>
          <table:table-cell office:value-type="float" office:value="8" calcext:value-type="float">
            <text:p>8</text:p>
          </table:table-cell>
          <table:table-cell table:formula="of:=-[.F528]" office:value-type="float" office:value="-1042563072" calcext:value-type="float">
            <text:p>-1042563072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/>
          <table:table-cell office:value-type="string" calcext:value-type="string">
            <text:p>0000F89F</text:p>
          </table:table-cell>
          <table:table-cell office:value-type="float" office:value="63647" calcext:value-type="float">
            <text:p>63647</text:p>
          </table:table-cell>
          <table:table-cell office:value-type="string" calcext:value-type="string">
            <text:p><text:s/>3E27C000</text:p>
          </table:table-cell>
          <table:table-cell office:value-type="float" office:value="1042792448" calcext:value-type="float">
            <text:p>1042792448</text:p>
          </table:table-cell>
          <table:table-cell office:value-type="float" office:value="0" calcext:value-type="float">
            <text:p>0</text:p>
          </table:table-cell>
          <table:table-cell table:formula="of:=[.F529]" office:value-type="float" office:value="1042792448" calcext:value-type="float">
            <text:p>1042792448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/>
          <table:table-cell office:value-type="string" calcext:value-type="string">
            <text:p>8000F8B0</text:p>
          </table:table-cell>
          <table:table-cell office:value-type="float" office:value="-2147419984" calcext:value-type="float">
            <text:p>-2147419984</text:p>
          </table:table-cell>
          <table:table-cell office:value-type="string" calcext:value-type="string">
            <text:p><text:s/>3E2C0000</text:p>
          </table:table-cell>
          <table:table-cell office:value-type="float" office:value="1043070976" calcext:value-type="float">
            <text:p>1043070976</text:p>
          </table:table-cell>
          <table:table-cell office:value-type="float" office:value="8" calcext:value-type="float">
            <text:p>8</text:p>
          </table:table-cell>
          <table:table-cell table:formula="of:=-[.F530]" office:value-type="float" office:value="-1043070976" calcext:value-type="float">
            <text:p>-1043070976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/>
          <table:table-cell office:value-type="string" calcext:value-type="string">
            <text:p>C000F89F</text:p>
          </table:table-cell>
          <table:table-cell office:value-type="float" office:value="-1073678177" calcext:value-type="float">
            <text:p>-1073678177</text:p>
          </table:table-cell>
          <table:table-cell office:value-type="string" calcext:value-type="string">
            <text:p><text:s/>3E27C000</text:p>
          </table:table-cell>
          <table:table-cell office:value-type="float" office:value="1042792448" calcext:value-type="float">
            <text:p>1042792448</text:p>
          </table:table-cell>
          <table:table-cell office:value-type="string" calcext:value-type="string">
            <text:p><text:s/>0000000C</text:p>
          </table:table-cell>
          <table:table-cell table:formula="of:=-[.F531]" office:value-type="float" office:value="-1042792448" calcext:value-type="float">
            <text:p>-1042792448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0000F897</text:p>
          </table:table-cell>
          <table:table-cell office:value-type="float" office:value="63639" calcext:value-type="float">
            <text:p>63639</text:p>
          </table:table-cell>
          <table:table-cell office:value-type="string" calcext:value-type="string">
            <text:p><text:s/>3E25C000</text:p>
          </table:table-cell>
          <table:table-cell office:value-type="float" office:value="1042661376" calcext:value-type="float">
            <text:p>1042661376</text:p>
          </table:table-cell>
          <table:table-cell office:value-type="float" office:value="0" calcext:value-type="float">
            <text:p>0</text:p>
          </table:table-cell>
          <table:table-cell table:formula="of:=[.F532]" office:value-type="float" office:value="1042661376" calcext:value-type="float">
            <text:p>104266137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/>
          <table:table-cell office:value-type="string" calcext:value-type="string">
            <text:p>8000F890</text:p>
          </table:table-cell>
          <table:table-cell office:value-type="float" office:value="-2147420016" calcext:value-type="float">
            <text:p>-2147420016</text:p>
          </table:table-cell>
          <table:table-cell table:style-name="ce1" office:value-type="string" calcext:value-type="string">
            <text:p><text:s/>3E240000</text:p>
          </table:table-cell>
          <table:table-cell office:value-type="float" office:value="1042546688" calcext:value-type="float">
            <text:p>1042546688</text:p>
          </table:table-cell>
          <table:table-cell office:value-type="float" office:value="8" calcext:value-type="float">
            <text:p>8</text:p>
          </table:table-cell>
          <table:table-cell table:formula="of:=-[.F533]" office:value-type="float" office:value="-1042546688" calcext:value-type="float">
            <text:p>-1042546688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0000F889</text:p>
          </table:table-cell>
          <table:table-cell office:value-type="float" office:value="63625" calcext:value-type="float">
            <text:p>63625</text:p>
          </table:table-cell>
          <table:table-cell table:style-name="ce1" office:value-type="string" calcext:value-type="string">
            <text:p><text:s/>3E224000</text:p>
          </table:table-cell>
          <table:table-cell office:value-type="float" office:value="1042432000" calcext:value-type="float">
            <text:p>1042432000</text:p>
          </table:table-cell>
          <table:table-cell office:value-type="float" office:value="0" calcext:value-type="float">
            <text:p>0</text:p>
          </table:table-cell>
          <table:table-cell table:formula="of:=[.F534]" office:value-type="float" office:value="1042432000" calcext:value-type="float">
            <text:p>104243200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/>
          <table:table-cell office:value-type="string" calcext:value-type="string">
            <text:p>8000F880</text:p>
          </table:table-cell>
          <table:table-cell office:value-type="float" office:value="-2147420032" calcext:value-type="float">
            <text:p>-2147420032</text:p>
          </table:table-cell>
          <table:table-cell table:style-name="ce1" office:value-type="string" calcext:value-type="string">
            <text:p><text:s/>3E200000</text:p>
          </table:table-cell>
          <table:table-cell office:value-type="float" office:value="1042284544" calcext:value-type="float">
            <text:p>1042284544</text:p>
          </table:table-cell>
          <table:table-cell office:value-type="float" office:value="8" calcext:value-type="float">
            <text:p>8</text:p>
          </table:table-cell>
          <table:table-cell table:formula="of:=-[.F535]" office:value-type="float" office:value="-1042284544" calcext:value-type="float">
            <text:p>-1042284544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/>
          <table:table-cell office:value-type="string" calcext:value-type="string">
            <text:p>8000F875</text:p>
          </table:table-cell>
          <table:table-cell office:value-type="float" office:value="-2147420043" calcext:value-type="float">
            <text:p>-2147420043</text:p>
          </table:table-cell>
          <table:table-cell office:value-type="string" calcext:value-type="string">
            <text:p><text:s/>3E1D4000</text:p>
          </table:table-cell>
          <table:table-cell office:value-type="float" office:value="1042104320" calcext:value-type="float">
            <text:p>1042104320</text:p>
          </table:table-cell>
          <table:table-cell office:value-type="float" office:value="8" calcext:value-type="float">
            <text:p>8</text:p>
          </table:table-cell>
          <table:table-cell table:formula="of:=-[.F536]" office:value-type="float" office:value="-1042104320" calcext:value-type="float">
            <text:p>-104210432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/>
          <table:table-cell office:value-type="string" calcext:value-type="string">
            <text:p>8000F997</text:p>
          </table:table-cell>
          <table:table-cell office:value-type="float" office:value="-2147419753" calcext:value-type="float">
            <text:p>-2147419753</text:p>
          </table:table-cell>
          <table:table-cell office:value-type="string" calcext:value-type="string">
            <text:p><text:s/>3E65C000</text:p>
          </table:table-cell>
          <table:table-cell office:value-type="float" office:value="1046855680" calcext:value-type="float">
            <text:p>1046855680</text:p>
          </table:table-cell>
          <table:table-cell office:value-type="float" office:value="8" calcext:value-type="float">
            <text:p>8</text:p>
          </table:table-cell>
          <table:table-cell table:formula="of:=-[.F537]" office:value-type="float" office:value="-1046855680" calcext:value-type="float">
            <text:p>-104685568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/>
          <table:table-cell office:value-type="string" calcext:value-type="string">
            <text:p>0000F989</text:p>
          </table:table-cell>
          <table:table-cell office:value-type="float" office:value="63881" calcext:value-type="float">
            <text:p>63881</text:p>
          </table:table-cell>
          <table:table-cell table:style-name="ce1" office:value-type="string" calcext:value-type="string">
            <text:p><text:s/>3E624000</text:p>
          </table:table-cell>
          <table:table-cell office:value-type="float" office:value="1046626304" calcext:value-type="float">
            <text:p>1046626304</text:p>
          </table:table-cell>
          <table:table-cell office:value-type="float" office:value="0" calcext:value-type="float">
            <text:p>0</text:p>
          </table:table-cell>
          <table:table-cell table:formula="of:=[.F538]" office:value-type="float" office:value="1046626304" calcext:value-type="float">
            <text:p>1046626304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/>
          <table:table-cell office:value-type="string" calcext:value-type="string">
            <text:p>0000F97A</text:p>
          </table:table-cell>
          <table:table-cell office:value-type="float" office:value="63866" calcext:value-type="float">
            <text:p>63866</text:p>
          </table:table-cell>
          <table:table-cell office:value-type="string" calcext:value-type="string">
            <text:p><text:s/>3E5E8000</text:p>
          </table:table-cell>
          <table:table-cell office:value-type="float" office:value="1046380544" calcext:value-type="float">
            <text:p>1046380544</text:p>
          </table:table-cell>
          <table:table-cell office:value-type="float" office:value="0" calcext:value-type="float">
            <text:p>0</text:p>
          </table:table-cell>
          <table:table-cell table:formula="of:=[.F539]" office:value-type="float" office:value="1046380544" calcext:value-type="float">
            <text:p>1046380544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4000F968</text:p>
          </table:table-cell>
          <table:table-cell office:value-type="float" office:value="1073805672" calcext:value-type="float">
            <text:p>1073805672</text:p>
          </table:table-cell>
          <table:table-cell office:value-type="string" calcext:value-type="string">
            <text:p><text:s/>3E5A0000</text:p>
          </table:table-cell>
          <table:table-cell office:value-type="float" office:value="1046085632" calcext:value-type="float">
            <text:p>1046085632</text:p>
          </table:table-cell>
          <table:table-cell office:value-type="float" office:value="4" calcext:value-type="float">
            <text:p>4</text:p>
          </table:table-cell>
          <table:table-cell table:formula="of:=[.F540]" office:value-type="float" office:value="1046085632" calcext:value-type="float">
            <text:p>1046085632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/>
          <table:table-cell office:value-type="string" calcext:value-type="string">
            <text:p>C000F954</text:p>
          </table:table-cell>
          <table:table-cell office:value-type="float" office:value="-1073677996" calcext:value-type="float">
            <text:p>-1073677996</text:p>
          </table:table-cell>
          <table:table-cell table:style-name="ce1" office:value-type="string" calcext:value-type="string">
            <text:p><text:s/>3E550000</text:p>
          </table:table-cell>
          <table:table-cell office:value-type="float" office:value="1045757952" calcext:value-type="float">
            <text:p>1045757952</text:p>
          </table:table-cell>
          <table:table-cell office:value-type="string" calcext:value-type="string">
            <text:p><text:s/>0000000C</text:p>
          </table:table-cell>
          <table:table-cell table:formula="of:=-[.F541]" office:value-type="float" office:value="-1045757952" calcext:value-type="float">
            <text:p>-1045757952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/>
          <table:table-cell office:value-type="string" calcext:value-type="string">
            <text:p>4000F941</text:p>
          </table:table-cell>
          <table:table-cell office:value-type="float" office:value="1073805633" calcext:value-type="float">
            <text:p>1073805633</text:p>
          </table:table-cell>
          <table:table-cell table:style-name="ce1" office:value-type="string" calcext:value-type="string">
            <text:p><text:s/>3E504000</text:p>
          </table:table-cell>
          <table:table-cell office:value-type="float" office:value="1045446656" calcext:value-type="float">
            <text:p>1045446656</text:p>
          </table:table-cell>
          <table:table-cell office:value-type="float" office:value="4" calcext:value-type="float">
            <text:p>4</text:p>
          </table:table-cell>
          <table:table-cell table:formula="of:=[.F542]" office:value-type="float" office:value="1045446656" calcext:value-type="float">
            <text:p>1045446656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/>
          <table:table-cell office:value-type="string" calcext:value-type="string">
            <text:p>0000F933</text:p>
          </table:table-cell>
          <table:table-cell office:value-type="float" office:value="63795" calcext:value-type="float">
            <text:p>63795</text:p>
          </table:table-cell>
          <table:table-cell office:value-type="string" calcext:value-type="string">
            <text:p><text:s/>3E4CC000</text:p>
          </table:table-cell>
          <table:table-cell office:value-type="float" office:value="1045217280" calcext:value-type="float">
            <text:p>1045217280</text:p>
          </table:table-cell>
          <table:table-cell office:value-type="float" office:value="0" calcext:value-type="float">
            <text:p>0</text:p>
          </table:table-cell>
          <table:table-cell table:formula="of:=[.F543]" office:value-type="float" office:value="1045217280" calcext:value-type="float">
            <text:p>104521728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/>
          <table:table-cell office:value-type="string" calcext:value-type="string">
            <text:p>8000F9EF</text:p>
          </table:table-cell>
          <table:table-cell office:value-type="float" office:value="-2147419665" calcext:value-type="float">
            <text:p>-2147419665</text:p>
          </table:table-cell>
          <table:table-cell office:value-type="string" calcext:value-type="string">
            <text:p><text:s/>3E7BC000</text:p>
          </table:table-cell>
          <table:table-cell office:value-type="float" office:value="1048297472" calcext:value-type="float">
            <text:p>1048297472</text:p>
          </table:table-cell>
          <table:table-cell office:value-type="float" office:value="8" calcext:value-type="float">
            <text:p>8</text:p>
          </table:table-cell>
          <table:table-cell table:formula="of:=-[.F544]" office:value-type="float" office:value="-1048297472" calcext:value-type="float">
            <text:p>-1048297472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/>
          <table:table-cell office:value-type="string" calcext:value-type="string">
            <text:p>C000F9F6</text:p>
          </table:table-cell>
          <table:table-cell office:value-type="float" office:value="-1073677834" calcext:value-type="float">
            <text:p>-1073677834</text:p>
          </table:table-cell>
          <table:table-cell office:value-type="string" calcext:value-type="string">
            <text:p><text:s/>3E7D8000</text:p>
          </table:table-cell>
          <table:table-cell office:value-type="float" office:value="1048412160" calcext:value-type="float">
            <text:p>1048412160</text:p>
          </table:table-cell>
          <table:table-cell office:value-type="string" calcext:value-type="string">
            <text:p><text:s/>0000000C</text:p>
          </table:table-cell>
          <table:table-cell table:formula="of:=-[.F545]" office:value-type="float" office:value="-1048412160" calcext:value-type="float">
            <text:p>-104841216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/>
          <table:table-cell office:value-type="string" calcext:value-type="string">
            <text:p>C000F9FD</text:p>
          </table:table-cell>
          <table:table-cell office:value-type="float" office:value="-1073677827" calcext:value-type="float">
            <text:p>-1073677827</text:p>
          </table:table-cell>
          <table:table-cell office:value-type="string" calcext:value-type="string">
            <text:p><text:s/>3E7F4000</text:p>
          </table:table-cell>
          <table:table-cell office:value-type="float" office:value="1048526848" calcext:value-type="float">
            <text:p>1048526848</text:p>
          </table:table-cell>
          <table:table-cell office:value-type="string" calcext:value-type="string">
            <text:p><text:s/>0000000C</text:p>
          </table:table-cell>
          <table:table-cell table:formula="of:=-[.F546]" office:value-type="float" office:value="-1048526848" calcext:value-type="float">
            <text:p>-1048526848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/>
          <table:table-cell office:value-type="string" calcext:value-type="string">
            <text:p>4000FA04</text:p>
          </table:table-cell>
          <table:table-cell office:value-type="float" office:value="1073805828" calcext:value-type="float">
            <text:p>1073805828</text:p>
          </table:table-cell>
          <table:table-cell table:style-name="ce1" office:value-type="string" calcext:value-type="string">
            <text:p><text:s/>3E810000</text:p>
          </table:table-cell>
          <table:table-cell office:value-type="float" office:value="1048641536" calcext:value-type="float">
            <text:p>1048641536</text:p>
          </table:table-cell>
          <table:table-cell office:value-type="float" office:value="4" calcext:value-type="float">
            <text:p>4</text:p>
          </table:table-cell>
          <table:table-cell table:formula="of:=[.F547]" office:value-type="float" office:value="1048641536" calcext:value-type="float">
            <text:p>104864153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/>
          <table:table-cell office:value-type="string" calcext:value-type="string">
            <text:p>0000FA0A</text:p>
          </table:table-cell>
          <table:table-cell office:value-type="float" office:value="64010" calcext:value-type="float">
            <text:p>64010</text:p>
          </table:table-cell>
          <table:table-cell table:style-name="ce1" office:value-type="string" calcext:value-type="string">
            <text:p><text:s/>3E828000</text:p>
          </table:table-cell>
          <table:table-cell office:value-type="float" office:value="1048739840" calcext:value-type="float">
            <text:p>1048739840</text:p>
          </table:table-cell>
          <table:table-cell office:value-type="float" office:value="0" calcext:value-type="float">
            <text:p>0</text:p>
          </table:table-cell>
          <table:table-cell table:formula="of:=[.F548]" office:value-type="float" office:value="1048739840" calcext:value-type="float">
            <text:p>104873984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/>
          <table:table-cell office:value-type="string" calcext:value-type="string">
            <text:p>C000FA0E</text:p>
          </table:table-cell>
          <table:table-cell office:value-type="float" office:value="-1073677810" calcext:value-type="float">
            <text:p>-1073677810</text:p>
          </table:table-cell>
          <table:table-cell table:style-name="ce1" office:value-type="string" calcext:value-type="string">
            <text:p><text:s/>3E838000</text:p>
          </table:table-cell>
          <table:table-cell office:value-type="float" office:value="1048805376" calcext:value-type="float">
            <text:p>1048805376</text:p>
          </table:table-cell>
          <table:table-cell office:value-type="string" calcext:value-type="string">
            <text:p><text:s/>0000000C</text:p>
          </table:table-cell>
          <table:table-cell table:formula="of:=-[.F549]" office:value-type="float" office:value="-1048805376" calcext:value-type="float">
            <text:p>-1048805376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/>
          <table:table-cell office:value-type="string" calcext:value-type="string">
            <text:p>8000F8C6</text:p>
          </table:table-cell>
          <table:table-cell office:value-type="float" office:value="-2147419962" calcext:value-type="float">
            <text:p>-2147419962</text:p>
          </table:table-cell>
          <table:table-cell table:style-name="ce1" office:value-type="string" calcext:value-type="string">
            <text:p><text:s/>3E318000</text:p>
          </table:table-cell>
          <table:table-cell office:value-type="float" office:value="1043431424" calcext:value-type="float">
            <text:p>1043431424</text:p>
          </table:table-cell>
          <table:table-cell office:value-type="float" office:value="8" calcext:value-type="float">
            <text:p>8</text:p>
          </table:table-cell>
          <table:table-cell table:formula="of:=-[.F550]" office:value-type="float" office:value="-1043431424" calcext:value-type="float">
            <text:p>-104343142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C000F8DB</text:p>
          </table:table-cell>
          <table:table-cell office:value-type="float" office:value="-1073678117" calcext:value-type="float">
            <text:p>-1073678117</text:p>
          </table:table-cell>
          <table:table-cell office:value-type="string" calcext:value-type="string">
            <text:p><text:s/>3E36C000</text:p>
          </table:table-cell>
          <table:table-cell office:value-type="float" office:value="1043775488" calcext:value-type="float">
            <text:p>1043775488</text:p>
          </table:table-cell>
          <table:table-cell office:value-type="string" calcext:value-type="string">
            <text:p><text:s/>0000000C</text:p>
          </table:table-cell>
          <table:table-cell table:formula="of:=-[.F551]" office:value-type="float" office:value="-1043775488" calcext:value-type="float">
            <text:p>-1043775488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/>
          <table:table-cell office:value-type="string" calcext:value-type="string">
            <text:p>4000F8F2</text:p>
          </table:table-cell>
          <table:table-cell office:value-type="float" office:value="1073805554" calcext:value-type="float">
            <text:p>1073805554</text:p>
          </table:table-cell>
          <table:table-cell office:value-type="string" calcext:value-type="string">
            <text:p><text:s/>3E3C8000</text:p>
          </table:table-cell>
          <table:table-cell office:value-type="float" office:value="1044152320" calcext:value-type="float">
            <text:p>1044152320</text:p>
          </table:table-cell>
          <table:table-cell office:value-type="float" office:value="4" calcext:value-type="float">
            <text:p>4</text:p>
          </table:table-cell>
          <table:table-cell table:formula="of:=[.F552]" office:value-type="float" office:value="1044152320" calcext:value-type="float">
            <text:p>104415232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/>
          <table:table-cell office:value-type="string" calcext:value-type="string">
            <text:p>0000F905</text:p>
          </table:table-cell>
          <table:table-cell office:value-type="float" office:value="63749" calcext:value-type="float">
            <text:p>63749</text:p>
          </table:table-cell>
          <table:table-cell table:style-name="ce1" office:value-type="string" calcext:value-type="string">
            <text:p><text:s/>3E414000</text:p>
          </table:table-cell>
          <table:table-cell office:value-type="float" office:value="1044463616" calcext:value-type="float">
            <text:p>1044463616</text:p>
          </table:table-cell>
          <table:table-cell office:value-type="float" office:value="0" calcext:value-type="float">
            <text:p>0</text:p>
          </table:table-cell>
          <table:table-cell table:formula="of:=[.F553]" office:value-type="float" office:value="1044463616" calcext:value-type="float">
            <text:p>104446361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/>
          <table:table-cell office:value-type="string" calcext:value-type="string">
            <text:p>8000F914</text:p>
          </table:table-cell>
          <table:table-cell office:value-type="float" office:value="-2147419884" calcext:value-type="float">
            <text:p>-2147419884</text:p>
          </table:table-cell>
          <table:table-cell table:style-name="ce1" office:value-type="string" calcext:value-type="string">
            <text:p><text:s/>3E450000</text:p>
          </table:table-cell>
          <table:table-cell office:value-type="float" office:value="1044709376" calcext:value-type="float">
            <text:p>1044709376</text:p>
          </table:table-cell>
          <table:table-cell office:value-type="float" office:value="8" calcext:value-type="float">
            <text:p>8</text:p>
          </table:table-cell>
          <table:table-cell table:formula="of:=-[.F554]" office:value-type="float" office:value="-1044709376" calcext:value-type="float">
            <text:p>-1044709376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/>
          <table:table-cell office:value-type="string" calcext:value-type="string">
            <text:p>8000F923</text:p>
          </table:table-cell>
          <table:table-cell office:value-type="float" office:value="-2147419869" calcext:value-type="float">
            <text:p>-2147419869</text:p>
          </table:table-cell>
          <table:table-cell office:value-type="string" calcext:value-type="string">
            <text:p><text:s/>3E48C000</text:p>
          </table:table-cell>
          <table:table-cell office:value-type="float" office:value="1044955136" calcext:value-type="float">
            <text:p>1044955136</text:p>
          </table:table-cell>
          <table:table-cell office:value-type="float" office:value="8" calcext:value-type="float">
            <text:p>8</text:p>
          </table:table-cell>
          <table:table-cell table:formula="of:=-[.F555]" office:value-type="float" office:value="-1044955136" calcext:value-type="float">
            <text:p>-104495513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0000F865</text:p>
          </table:table-cell>
          <table:table-cell office:value-type="float" office:value="63589" calcext:value-type="float">
            <text:p>63589</text:p>
          </table:table-cell>
          <table:table-cell table:style-name="ce1" office:value-type="string" calcext:value-type="string">
            <text:p><text:s/>3E194000</text:p>
          </table:table-cell>
          <table:table-cell office:value-type="float" office:value="1041842176" calcext:value-type="float">
            <text:p>1041842176</text:p>
          </table:table-cell>
          <table:table-cell office:value-type="float" office:value="0" calcext:value-type="float">
            <text:p>0</text:p>
          </table:table-cell>
          <table:table-cell table:formula="of:=[.F556]" office:value-type="float" office:value="1041842176" calcext:value-type="float">
            <text:p>1041842176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/>
          <table:table-cell office:value-type="string" calcext:value-type="string">
            <text:p>0000F859</text:p>
          </table:table-cell>
          <table:table-cell office:value-type="float" office:value="63577" calcext:value-type="float">
            <text:p>63577</text:p>
          </table:table-cell>
          <table:table-cell table:style-name="ce1" office:value-type="string" calcext:value-type="string">
            <text:p><text:s/>3E164000</text:p>
          </table:table-cell>
          <table:table-cell office:value-type="float" office:value="1041645568" calcext:value-type="float">
            <text:p>1041645568</text:p>
          </table:table-cell>
          <table:table-cell office:value-type="float" office:value="0" calcext:value-type="float">
            <text:p>0</text:p>
          </table:table-cell>
          <table:table-cell table:formula="of:=[.F557]" office:value-type="float" office:value="1041645568" calcext:value-type="float">
            <text:p>1041645568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/>
          <table:table-cell office:value-type="string" calcext:value-type="string">
            <text:p>4000F850</text:p>
          </table:table-cell>
          <table:table-cell office:value-type="float" office:value="1073805392" calcext:value-type="float">
            <text:p>1073805392</text:p>
          </table:table-cell>
          <table:table-cell table:style-name="ce1" office:value-type="string" calcext:value-type="string">
            <text:p><text:s/>3E140000</text:p>
          </table:table-cell>
          <table:table-cell office:value-type="float" office:value="1041498112" calcext:value-type="float">
            <text:p>1041498112</text:p>
          </table:table-cell>
          <table:table-cell office:value-type="float" office:value="4" calcext:value-type="float">
            <text:p>4</text:p>
          </table:table-cell>
          <table:table-cell table:formula="of:=[.F558]" office:value-type="float" office:value="1041498112" calcext:value-type="float">
            <text:p>1041498112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/>
          <table:table-cell office:value-type="string" calcext:value-type="string">
            <text:p>4000F84B</text:p>
          </table:table-cell>
          <table:table-cell office:value-type="float" office:value="1073805387" calcext:value-type="float">
            <text:p>1073805387</text:p>
          </table:table-cell>
          <table:table-cell office:value-type="string" calcext:value-type="string">
            <text:p><text:s/>3E12C000</text:p>
          </table:table-cell>
          <table:table-cell office:value-type="float" office:value="1041416192" calcext:value-type="float">
            <text:p>1041416192</text:p>
          </table:table-cell>
          <table:table-cell office:value-type="float" office:value="4" calcext:value-type="float">
            <text:p>4</text:p>
          </table:table-cell>
          <table:table-cell table:formula="of:=[.F559]" office:value-type="float" office:value="1041416192" calcext:value-type="float">
            <text:p>1041416192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/>
          <table:table-cell office:value-type="string" calcext:value-type="string">
            <text:p>0000F849</text:p>
          </table:table-cell>
          <table:table-cell office:value-type="float" office:value="63561" calcext:value-type="float">
            <text:p>63561</text:p>
          </table:table-cell>
          <table:table-cell table:style-name="ce1" office:value-type="string" calcext:value-type="string">
            <text:p><text:s/>3E124000</text:p>
          </table:table-cell>
          <table:table-cell office:value-type="float" office:value="1041383424" calcext:value-type="float">
            <text:p>1041383424</text:p>
          </table:table-cell>
          <table:table-cell office:value-type="float" office:value="0" calcext:value-type="float">
            <text:p>0</text:p>
          </table:table-cell>
          <table:table-cell table:formula="of:=[.F560]" office:value-type="float" office:value="1041383424" calcext:value-type="float">
            <text:p>104138342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/>
          <table:table-cell office:value-type="string" calcext:value-type="string">
            <text:p>0000F84B</text:p>
          </table:table-cell>
          <table:table-cell office:value-type="float" office:value="63563" calcext:value-type="float">
            <text:p>63563</text:p>
          </table:table-cell>
          <table:table-cell office:value-type="string" calcext:value-type="string">
            <text:p><text:s/>3E12C000</text:p>
          </table:table-cell>
          <table:table-cell office:value-type="float" office:value="1041416192" calcext:value-type="float">
            <text:p>1041416192</text:p>
          </table:table-cell>
          <table:table-cell office:value-type="float" office:value="0" calcext:value-type="float">
            <text:p>0</text:p>
          </table:table-cell>
          <table:table-cell table:formula="of:=[.F561]" office:value-type="float" office:value="1041416192" calcext:value-type="float">
            <text:p>1041416192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/>
          <table:table-cell office:value-type="string" calcext:value-type="string">
            <text:p>0000F851</text:p>
          </table:table-cell>
          <table:table-cell office:value-type="float" office:value="63569" calcext:value-type="float">
            <text:p>63569</text:p>
          </table:table-cell>
          <table:table-cell table:style-name="ce1" office:value-type="string" calcext:value-type="string">
            <text:p><text:s/>3E144000</text:p>
          </table:table-cell>
          <table:table-cell office:value-type="float" office:value="1041514496" calcext:value-type="float">
            <text:p>1041514496</text:p>
          </table:table-cell>
          <table:table-cell office:value-type="float" office:value="0" calcext:value-type="float">
            <text:p>0</text:p>
          </table:table-cell>
          <table:table-cell table:formula="of:=[.F562]" office:value-type="float" office:value="1041514496" calcext:value-type="float">
            <text:p>104151449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/>
          <table:table-cell office:value-type="string" calcext:value-type="string">
            <text:p>8000F927</text:p>
          </table:table-cell>
          <table:table-cell office:value-type="float" office:value="-2147419865" calcext:value-type="float">
            <text:p>-2147419865</text:p>
          </table:table-cell>
          <table:table-cell office:value-type="string" calcext:value-type="string">
            <text:p><text:s/>3E49C000</text:p>
          </table:table-cell>
          <table:table-cell office:value-type="float" office:value="1045020672" calcext:value-type="float">
            <text:p>1045020672</text:p>
          </table:table-cell>
          <table:table-cell office:value-type="float" office:value="8" calcext:value-type="float">
            <text:p>8</text:p>
          </table:table-cell>
          <table:table-cell table:formula="of:=-[.F563]" office:value-type="float" office:value="-1045020672" calcext:value-type="float">
            <text:p>-1045020672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0000F91E</text:p>
          </table:table-cell>
          <table:table-cell office:value-type="float" office:value="63774" calcext:value-type="float">
            <text:p>63774</text:p>
          </table:table-cell>
          <table:table-cell table:style-name="ce1" office:value-type="string" calcext:value-type="string">
            <text:p><text:s/>3E478000</text:p>
          </table:table-cell>
          <table:table-cell office:value-type="float" office:value="1044873216" calcext:value-type="float">
            <text:p>1044873216</text:p>
          </table:table-cell>
          <table:table-cell office:value-type="float" office:value="0" calcext:value-type="float">
            <text:p>0</text:p>
          </table:table-cell>
          <table:table-cell table:formula="of:=[.F564]" office:value-type="float" office:value="1044873216" calcext:value-type="float">
            <text:p>1044873216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/>
          <table:table-cell office:value-type="string" calcext:value-type="string">
            <text:p>C000F914</text:p>
          </table:table-cell>
          <table:table-cell office:value-type="float" office:value="-1073678060" calcext:value-type="float">
            <text:p>-1073678060</text:p>
          </table:table-cell>
          <table:table-cell table:style-name="ce1" office:value-type="string" calcext:value-type="string">
            <text:p><text:s/>3E450000</text:p>
          </table:table-cell>
          <table:table-cell office:value-type="float" office:value="1044709376" calcext:value-type="float">
            <text:p>1044709376</text:p>
          </table:table-cell>
          <table:table-cell office:value-type="string" calcext:value-type="string">
            <text:p><text:s/>0000000C</text:p>
          </table:table-cell>
          <table:table-cell table:formula="of:=-[.F565]" office:value-type="float" office:value="-1044709376" calcext:value-type="float">
            <text:p>-104470937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/>
          <table:table-cell office:value-type="string" calcext:value-type="string">
            <text:p>C000F908</text:p>
          </table:table-cell>
          <table:table-cell office:value-type="float" office:value="-1073678072" calcext:value-type="float">
            <text:p>-1073678072</text:p>
          </table:table-cell>
          <table:table-cell table:style-name="ce1" office:value-type="string" calcext:value-type="string">
            <text:p><text:s/>3E420000</text:p>
          </table:table-cell>
          <table:table-cell office:value-type="float" office:value="1044512768" calcext:value-type="float">
            <text:p>1044512768</text:p>
          </table:table-cell>
          <table:table-cell office:value-type="string" calcext:value-type="string">
            <text:p><text:s/>0000000C</text:p>
          </table:table-cell>
          <table:table-cell table:formula="of:=-[.F566]" office:value-type="float" office:value="-1044512768" calcext:value-type="float">
            <text:p>-1044512768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/>
          <table:table-cell office:value-type="string" calcext:value-type="string">
            <text:p>4000F8FA</text:p>
          </table:table-cell>
          <table:table-cell office:value-type="float" office:value="1073805562" calcext:value-type="float">
            <text:p>1073805562</text:p>
          </table:table-cell>
          <table:table-cell office:value-type="string" calcext:value-type="string">
            <text:p><text:s/>3E3E8000</text:p>
          </table:table-cell>
          <table:table-cell office:value-type="float" office:value="1044283392" calcext:value-type="float">
            <text:p>1044283392</text:p>
          </table:table-cell>
          <table:table-cell office:value-type="float" office:value="4" calcext:value-type="float">
            <text:p>4</text:p>
          </table:table-cell>
          <table:table-cell table:formula="of:=[.F567]" office:value-type="float" office:value="1044283392" calcext:value-type="float">
            <text:p>1044283392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/>
          <table:table-cell office:value-type="string" calcext:value-type="string">
            <text:p>4000F8EA</text:p>
          </table:table-cell>
          <table:table-cell office:value-type="float" office:value="1073805546" calcext:value-type="float">
            <text:p>1073805546</text:p>
          </table:table-cell>
          <table:table-cell office:value-type="string" calcext:value-type="string">
            <text:p><text:s/>3E3A8000</text:p>
          </table:table-cell>
          <table:table-cell office:value-type="float" office:value="1044021248" calcext:value-type="float">
            <text:p>1044021248</text:p>
          </table:table-cell>
          <table:table-cell office:value-type="float" office:value="4" calcext:value-type="float">
            <text:p>4</text:p>
          </table:table-cell>
          <table:table-cell table:formula="of:=[.F568]" office:value-type="float" office:value="1044021248" calcext:value-type="float">
            <text:p>1044021248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/>
          <table:table-cell office:value-type="string" calcext:value-type="string">
            <text:p>0000FA13</text:p>
          </table:table-cell>
          <table:table-cell office:value-type="float" office:value="64019" calcext:value-type="float">
            <text:p>64019</text:p>
          </table:table-cell>
          <table:table-cell office:value-type="string" calcext:value-type="string">
            <text:p><text:s/>3E84C000</text:p>
          </table:table-cell>
          <table:table-cell office:value-type="float" office:value="1048887296" calcext:value-type="float">
            <text:p>1048887296</text:p>
          </table:table-cell>
          <table:table-cell office:value-type="float" office:value="0" calcext:value-type="float">
            <text:p>0</text:p>
          </table:table-cell>
          <table:table-cell table:formula="of:=[.F569]" office:value-type="float" office:value="1048887296" calcext:value-type="float">
            <text:p>1048887296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/>
          <table:table-cell office:value-type="string" calcext:value-type="string">
            <text:p>C000FA0F</text:p>
          </table:table-cell>
          <table:table-cell office:value-type="float" office:value="-1073677809" calcext:value-type="float">
            <text:p>-1073677809</text:p>
          </table:table-cell>
          <table:table-cell office:value-type="string" calcext:value-type="string">
            <text:p><text:s/>3E83C000</text:p>
          </table:table-cell>
          <table:table-cell office:value-type="float" office:value="1048821760" calcext:value-type="float">
            <text:p>1048821760</text:p>
          </table:table-cell>
          <table:table-cell office:value-type="string" calcext:value-type="string">
            <text:p><text:s/>0000000C</text:p>
          </table:table-cell>
          <table:table-cell table:formula="of:=-[.F570]" office:value-type="float" office:value="-1048821760" calcext:value-type="float">
            <text:p>-104882176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/>
          <table:table-cell office:value-type="string" calcext:value-type="string">
            <text:p>0000FA06</text:p>
          </table:table-cell>
          <table:table-cell office:value-type="float" office:value="64006" calcext:value-type="float">
            <text:p>64006</text:p>
          </table:table-cell>
          <table:table-cell table:style-name="ce1" office:value-type="string" calcext:value-type="string">
            <text:p><text:s/>3E818000</text:p>
          </table:table-cell>
          <table:table-cell office:value-type="float" office:value="1048674304" calcext:value-type="float">
            <text:p>1048674304</text:p>
          </table:table-cell>
          <table:table-cell office:value-type="float" office:value="0" calcext:value-type="float">
            <text:p>0</text:p>
          </table:table-cell>
          <table:table-cell table:formula="of:=[.F571]" office:value-type="float" office:value="1048674304" calcext:value-type="float">
            <text:p>104867430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/>
          <table:table-cell office:value-type="string" calcext:value-type="string">
            <text:p>8000F9F9</text:p>
          </table:table-cell>
          <table:table-cell office:value-type="float" office:value="-2147419655" calcext:value-type="float">
            <text:p>-2147419655</text:p>
          </table:table-cell>
          <table:table-cell office:value-type="string" calcext:value-type="string">
            <text:p><text:s/>3E7E4000</text:p>
          </table:table-cell>
          <table:table-cell office:value-type="float" office:value="1048461312" calcext:value-type="float">
            <text:p>1048461312</text:p>
          </table:table-cell>
          <table:table-cell office:value-type="float" office:value="8" calcext:value-type="float">
            <text:p>8</text:p>
          </table:table-cell>
          <table:table-cell table:formula="of:=-[.F572]" office:value-type="float" office:value="-1048461312" calcext:value-type="float">
            <text:p>-1048461312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/>
          <table:table-cell office:value-type="string" calcext:value-type="string">
            <text:p>4000F9EC</text:p>
          </table:table-cell>
          <table:table-cell office:value-type="float" office:value="1073805804" calcext:value-type="float">
            <text:p>1073805804</text:p>
          </table:table-cell>
          <table:table-cell office:value-type="string" calcext:value-type="string">
            <text:p><text:s/>3E7B0000</text:p>
          </table:table-cell>
          <table:table-cell office:value-type="float" office:value="1048248320" calcext:value-type="float">
            <text:p>1048248320</text:p>
          </table:table-cell>
          <table:table-cell office:value-type="float" office:value="4" calcext:value-type="float">
            <text:p>4</text:p>
          </table:table-cell>
          <table:table-cell table:formula="of:=[.F573]" office:value-type="float" office:value="1048248320" calcext:value-type="float">
            <text:p>104824832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/>
          <table:table-cell office:value-type="string" calcext:value-type="string">
            <text:p>4000F9E0</text:p>
          </table:table-cell>
          <table:table-cell office:value-type="float" office:value="1073805792" calcext:value-type="float">
            <text:p>1073805792</text:p>
          </table:table-cell>
          <table:table-cell table:style-name="ce1" office:value-type="string" calcext:value-type="string">
            <text:p><text:s/>3E780000</text:p>
          </table:table-cell>
          <table:table-cell office:value-type="float" office:value="1048051712" calcext:value-type="float">
            <text:p>1048051712</text:p>
          </table:table-cell>
          <table:table-cell office:value-type="float" office:value="4" calcext:value-type="float">
            <text:p>4</text:p>
          </table:table-cell>
          <table:table-cell table:formula="of:=[.F574]" office:value-type="float" office:value="1048051712" calcext:value-type="float">
            <text:p>1048051712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/>
          <table:table-cell office:value-type="string" calcext:value-type="string">
            <text:p>4000F9D4</text:p>
          </table:table-cell>
          <table:table-cell office:value-type="float" office:value="1073805780" calcext:value-type="float">
            <text:p>1073805780</text:p>
          </table:table-cell>
          <table:table-cell table:style-name="ce1" office:value-type="string" calcext:value-type="string">
            <text:p><text:s/>3E750000</text:p>
          </table:table-cell>
          <table:table-cell office:value-type="float" office:value="1047855104" calcext:value-type="float">
            <text:p>1047855104</text:p>
          </table:table-cell>
          <table:table-cell office:value-type="float" office:value="4" calcext:value-type="float">
            <text:p>4</text:p>
          </table:table-cell>
          <table:table-cell table:formula="of:=[.F575]" office:value-type="float" office:value="1047855104" calcext:value-type="float">
            <text:p>104785510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/>
          <table:table-cell office:value-type="string" calcext:value-type="string">
            <text:p>C000F943</text:p>
          </table:table-cell>
          <table:table-cell office:value-type="float" office:value="-1073678013" calcext:value-type="float">
            <text:p>-1073678013</text:p>
          </table:table-cell>
          <table:table-cell office:value-type="string" calcext:value-type="string">
            <text:p><text:s/>3E50C000</text:p>
          </table:table-cell>
          <table:table-cell office:value-type="float" office:value="1045479424" calcext:value-type="float">
            <text:p>1045479424</text:p>
          </table:table-cell>
          <table:table-cell office:value-type="string" calcext:value-type="string">
            <text:p><text:s/>0000000C</text:p>
          </table:table-cell>
          <table:table-cell table:formula="of:=-[.F576]" office:value-type="float" office:value="-1045479424" calcext:value-type="float">
            <text:p>-1045479424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/>
          <table:table-cell office:value-type="string" calcext:value-type="string">
            <text:p>8000F956</text:p>
          </table:table-cell>
          <table:table-cell office:value-type="float" office:value="-2147419818" calcext:value-type="float">
            <text:p>-2147419818</text:p>
          </table:table-cell>
          <table:table-cell table:style-name="ce1" office:value-type="string" calcext:value-type="string">
            <text:p><text:s/>3E558000</text:p>
          </table:table-cell>
          <table:table-cell office:value-type="float" office:value="1045790720" calcext:value-type="float">
            <text:p>1045790720</text:p>
          </table:table-cell>
          <table:table-cell office:value-type="float" office:value="8" calcext:value-type="float">
            <text:p>8</text:p>
          </table:table-cell>
          <table:table-cell table:formula="of:=-[.F577]" office:value-type="float" office:value="-1045790720" calcext:value-type="float">
            <text:p>-104579072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/>
          <table:table-cell office:value-type="string" calcext:value-type="string">
            <text:p>C000F969</text:p>
          </table:table-cell>
          <table:table-cell office:value-type="float" office:value="-1073677975" calcext:value-type="float">
            <text:p>-1073677975</text:p>
          </table:table-cell>
          <table:table-cell office:value-type="string" calcext:value-type="string">
            <text:p><text:s/>3E5A4000</text:p>
          </table:table-cell>
          <table:table-cell office:value-type="float" office:value="1046102016" calcext:value-type="float">
            <text:p>1046102016</text:p>
          </table:table-cell>
          <table:table-cell office:value-type="string" calcext:value-type="string">
            <text:p><text:s/>0000000C</text:p>
          </table:table-cell>
          <table:table-cell table:formula="of:=-[.F578]" office:value-type="float" office:value="-1046102016" calcext:value-type="float">
            <text:p>-1046102016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/>
          <table:table-cell office:value-type="string" calcext:value-type="string">
            <text:p>0000F97F</text:p>
          </table:table-cell>
          <table:table-cell office:value-type="float" office:value="63871" calcext:value-type="float">
            <text:p>63871</text:p>
          </table:table-cell>
          <table:table-cell office:value-type="string" calcext:value-type="string">
            <text:p><text:s/>3E5FC000</text:p>
          </table:table-cell>
          <table:table-cell office:value-type="float" office:value="1046462464" calcext:value-type="float">
            <text:p>1046462464</text:p>
          </table:table-cell>
          <table:table-cell office:value-type="float" office:value="0" calcext:value-type="float">
            <text:p>0</text:p>
          </table:table-cell>
          <table:table-cell table:formula="of:=[.F579]" office:value-type="float" office:value="1046462464" calcext:value-type="float">
            <text:p>1046462464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/>
          <table:table-cell office:value-type="string" calcext:value-type="string">
            <text:p>4000F995</text:p>
          </table:table-cell>
          <table:table-cell office:value-type="float" office:value="1073805717" calcext:value-type="float">
            <text:p>1073805717</text:p>
          </table:table-cell>
          <table:table-cell table:style-name="ce1" office:value-type="string" calcext:value-type="string">
            <text:p><text:s/>3E654000</text:p>
          </table:table-cell>
          <table:table-cell office:value-type="float" office:value="1046822912" calcext:value-type="float">
            <text:p>1046822912</text:p>
          </table:table-cell>
          <table:table-cell office:value-type="float" office:value="4" calcext:value-type="float">
            <text:p>4</text:p>
          </table:table-cell>
          <table:table-cell table:formula="of:=[.F580]" office:value-type="float" office:value="1046822912" calcext:value-type="float">
            <text:p>1046822912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/>
          <table:table-cell office:value-type="string" calcext:value-type="string">
            <text:p>C000F9AC</text:p>
          </table:table-cell>
          <table:table-cell office:value-type="float" office:value="-1073677908" calcext:value-type="float">
            <text:p>-1073677908</text:p>
          </table:table-cell>
          <table:table-cell office:value-type="string" calcext:value-type="string">
            <text:p><text:s/>3E6B0000</text:p>
          </table:table-cell>
          <table:table-cell office:value-type="float" office:value="1047199744" calcext:value-type="float">
            <text:p>1047199744</text:p>
          </table:table-cell>
          <table:table-cell office:value-type="string" calcext:value-type="string">
            <text:p><text:s/>0000000C</text:p>
          </table:table-cell>
          <table:table-cell table:formula="of:=-[.F581]" office:value-type="float" office:value="-1047199744" calcext:value-type="float">
            <text:p>-1047199744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/>
          <table:table-cell office:value-type="string" calcext:value-type="string">
            <text:p>C000F85F</text:p>
          </table:table-cell>
          <table:table-cell office:value-type="float" office:value="-1073678241" calcext:value-type="float">
            <text:p>-1073678241</text:p>
          </table:table-cell>
          <table:table-cell office:value-type="string" calcext:value-type="string">
            <text:p><text:s/>3E17C000</text:p>
          </table:table-cell>
          <table:table-cell office:value-type="float" office:value="1041743872" calcext:value-type="float">
            <text:p>1041743872</text:p>
          </table:table-cell>
          <table:table-cell office:value-type="string" calcext:value-type="string">
            <text:p><text:s/>0000000C</text:p>
          </table:table-cell>
          <table:table-cell table:formula="of:=-[.F582]" office:value-type="float" office:value="-1041743872" calcext:value-type="float">
            <text:p>-1041743872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/>
          <table:table-cell office:value-type="string" calcext:value-type="string">
            <text:p>C000F867</text:p>
          </table:table-cell>
          <table:table-cell office:value-type="float" office:value="-1073678233" calcext:value-type="float">
            <text:p>-1073678233</text:p>
          </table:table-cell>
          <table:table-cell office:value-type="string" calcext:value-type="string">
            <text:p><text:s/>3E19C000</text:p>
          </table:table-cell>
          <table:table-cell office:value-type="float" office:value="1041874944" calcext:value-type="float">
            <text:p>1041874944</text:p>
          </table:table-cell>
          <table:table-cell office:value-type="string" calcext:value-type="string">
            <text:p><text:s/>0000000C</text:p>
          </table:table-cell>
          <table:table-cell table:formula="of:=-[.F583]" office:value-type="float" office:value="-1041874944" calcext:value-type="float">
            <text:p>-1041874944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/>
          <table:table-cell office:value-type="string" calcext:value-type="string">
            <text:p>4000F86F</text:p>
          </table:table-cell>
          <table:table-cell office:value-type="float" office:value="1073805423" calcext:value-type="float">
            <text:p>1073805423</text:p>
          </table:table-cell>
          <table:table-cell office:value-type="string" calcext:value-type="string">
            <text:p><text:s/>3E1BC000</text:p>
          </table:table-cell>
          <table:table-cell office:value-type="float" office:value="1042006016" calcext:value-type="float">
            <text:p>1042006016</text:p>
          </table:table-cell>
          <table:table-cell office:value-type="float" office:value="4" calcext:value-type="float">
            <text:p>4</text:p>
          </table:table-cell>
          <table:table-cell table:formula="of:=[.F584]" office:value-type="float" office:value="1042006016" calcext:value-type="float">
            <text:p>1042006016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/>
          <table:table-cell office:value-type="string" calcext:value-type="string">
            <text:p>C000F872</text:p>
          </table:table-cell>
          <table:table-cell office:value-type="float" office:value="-1073678222" calcext:value-type="float">
            <text:p>-1073678222</text:p>
          </table:table-cell>
          <table:table-cell office:value-type="string" calcext:value-type="string">
            <text:p><text:s/>3E1C8000</text:p>
          </table:table-cell>
          <table:table-cell office:value-type="float" office:value="1042055168" calcext:value-type="float">
            <text:p>1042055168</text:p>
          </table:table-cell>
          <table:table-cell office:value-type="string" calcext:value-type="string">
            <text:p><text:s/>0000000C</text:p>
          </table:table-cell>
          <table:table-cell table:formula="of:=-[.F585]" office:value-type="float" office:value="-1042055168" calcext:value-type="float">
            <text:p>-1042055168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/>
          <table:table-cell office:value-type="string" calcext:value-type="string">
            <text:p>4000F876</text:p>
          </table:table-cell>
          <table:table-cell office:value-type="float" office:value="1073805430" calcext:value-type="float">
            <text:p>1073805430</text:p>
          </table:table-cell>
          <table:table-cell office:value-type="string" calcext:value-type="string">
            <text:p><text:s/>3E1D8000</text:p>
          </table:table-cell>
          <table:table-cell office:value-type="float" office:value="1042120704" calcext:value-type="float">
            <text:p>1042120704</text:p>
          </table:table-cell>
          <table:table-cell office:value-type="float" office:value="4" calcext:value-type="float">
            <text:p>4</text:p>
          </table:table-cell>
          <table:table-cell table:formula="of:=[.F586]" office:value-type="float" office:value="1042120704" calcext:value-type="float">
            <text:p>1042120704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/>
          <table:table-cell office:value-type="string" calcext:value-type="string">
            <text:p>4000F87D</text:p>
          </table:table-cell>
          <table:table-cell office:value-type="float" office:value="1073805437" calcext:value-type="float">
            <text:p>1073805437</text:p>
          </table:table-cell>
          <table:table-cell office:value-type="string" calcext:value-type="string">
            <text:p><text:s/>3E1F4000</text:p>
          </table:table-cell>
          <table:table-cell office:value-type="float" office:value="1042235392" calcext:value-type="float">
            <text:p>1042235392</text:p>
          </table:table-cell>
          <table:table-cell office:value-type="float" office:value="4" calcext:value-type="float">
            <text:p>4</text:p>
          </table:table-cell>
          <table:table-cell table:formula="of:=[.F587]" office:value-type="float" office:value="1042235392" calcext:value-type="float">
            <text:p>104223539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/>
          <table:table-cell office:value-type="string" calcext:value-type="string">
            <text:p>C000F8DA</text:p>
          </table:table-cell>
          <table:table-cell office:value-type="float" office:value="-1073678118" calcext:value-type="float">
            <text:p>-1073678118</text:p>
          </table:table-cell>
          <table:table-cell table:style-name="ce1" office:value-type="string" calcext:value-type="string">
            <text:p><text:s/>3E368000</text:p>
          </table:table-cell>
          <table:table-cell office:value-type="float" office:value="1043759104" calcext:value-type="float">
            <text:p>1043759104</text:p>
          </table:table-cell>
          <table:table-cell office:value-type="string" calcext:value-type="string">
            <text:p><text:s/>0000000C</text:p>
          </table:table-cell>
          <table:table-cell table:formula="of:=-[.F588]" office:value-type="float" office:value="-1043759104" calcext:value-type="float">
            <text:p>-1043759104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/>
          <table:table-cell office:value-type="string" calcext:value-type="string">
            <text:p>4000F8C8</text:p>
          </table:table-cell>
          <table:table-cell office:value-type="float" office:value="1073805512" calcext:value-type="float">
            <text:p>1073805512</text:p>
          </table:table-cell>
          <table:table-cell table:style-name="ce1" office:value-type="string" calcext:value-type="string">
            <text:p><text:s/>3E320000</text:p>
          </table:table-cell>
          <table:table-cell office:value-type="float" office:value="1043464192" calcext:value-type="float">
            <text:p>1043464192</text:p>
          </table:table-cell>
          <table:table-cell office:value-type="float" office:value="4" calcext:value-type="float">
            <text:p>4</text:p>
          </table:table-cell>
          <table:table-cell table:formula="of:=[.F589]" office:value-type="float" office:value="1043464192" calcext:value-type="float">
            <text:p>1043464192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/>
          <table:table-cell office:value-type="string" calcext:value-type="string">
            <text:p>8000F8BA</text:p>
          </table:table-cell>
          <table:table-cell office:value-type="float" office:value="-2147419974" calcext:value-type="float">
            <text:p>-2147419974</text:p>
          </table:table-cell>
          <table:table-cell office:value-type="string" calcext:value-type="string">
            <text:p><text:s/>3E2E8000</text:p>
          </table:table-cell>
          <table:table-cell office:value-type="float" office:value="1043234816" calcext:value-type="float">
            <text:p>1043234816</text:p>
          </table:table-cell>
          <table:table-cell office:value-type="float" office:value="8" calcext:value-type="float">
            <text:p>8</text:p>
          </table:table-cell>
          <table:table-cell table:formula="of:=-[.F590]" office:value-type="float" office:value="-1043234816" calcext:value-type="float">
            <text:p>-1043234816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/>
          <table:table-cell office:value-type="string" calcext:value-type="string">
            <text:p>4000F8AD</text:p>
          </table:table-cell>
          <table:table-cell office:value-type="float" office:value="1073805485" calcext:value-type="float">
            <text:p>1073805485</text:p>
          </table:table-cell>
          <table:table-cell office:value-type="string" calcext:value-type="string">
            <text:p><text:s/>3E2B4000</text:p>
          </table:table-cell>
          <table:table-cell office:value-type="float" office:value="1043021824" calcext:value-type="float">
            <text:p>1043021824</text:p>
          </table:table-cell>
          <table:table-cell office:value-type="float" office:value="4" calcext:value-type="float">
            <text:p>4</text:p>
          </table:table-cell>
          <table:table-cell table:formula="of:=[.F591]" office:value-type="float" office:value="1043021824" calcext:value-type="float">
            <text:p>1043021824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/>
          <table:table-cell office:value-type="string" calcext:value-type="string">
            <text:p>0000F8A2</text:p>
          </table:table-cell>
          <table:table-cell office:value-type="float" office:value="63650" calcext:value-type="float">
            <text:p>63650</text:p>
          </table:table-cell>
          <table:table-cell table:style-name="ce1" office:value-type="string" calcext:value-type="string">
            <text:p><text:s/>3E288000</text:p>
          </table:table-cell>
          <table:table-cell office:value-type="float" office:value="1042841600" calcext:value-type="float">
            <text:p>1042841600</text:p>
          </table:table-cell>
          <table:table-cell office:value-type="float" office:value="0" calcext:value-type="float">
            <text:p>0</text:p>
          </table:table-cell>
          <table:table-cell table:formula="of:=[.F592]" office:value-type="float" office:value="1042841600" calcext:value-type="float">
            <text:p>104284160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/>
          <table:table-cell office:value-type="string" calcext:value-type="string">
            <text:p>8000F899</text:p>
          </table:table-cell>
          <table:table-cell office:value-type="float" office:value="-2147420007" calcext:value-type="float">
            <text:p>-2147420007</text:p>
          </table:table-cell>
          <table:table-cell table:style-name="ce1" office:value-type="string" calcext:value-type="string">
            <text:p><text:s/>3E264000</text:p>
          </table:table-cell>
          <table:table-cell office:value-type="float" office:value="1042694144" calcext:value-type="float">
            <text:p>1042694144</text:p>
          </table:table-cell>
          <table:table-cell office:value-type="float" office:value="8" calcext:value-type="float">
            <text:p>8</text:p>
          </table:table-cell>
          <table:table-cell table:formula="of:=-[.F593]" office:value-type="float" office:value="-1042694144" calcext:value-type="float">
            <text:p>-1042694144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/>
          <table:table-cell office:value-type="string" calcext:value-type="string">
            <text:p>C000F9D6</text:p>
          </table:table-cell>
          <table:table-cell office:value-type="float" office:value="-1073677866" calcext:value-type="float">
            <text:p>-1073677866</text:p>
          </table:table-cell>
          <table:table-cell table:style-name="ce1" office:value-type="string" calcext:value-type="string">
            <text:p><text:s/>3E758000</text:p>
          </table:table-cell>
          <table:table-cell office:value-type="float" office:value="1047887872" calcext:value-type="float">
            <text:p>1047887872</text:p>
          </table:table-cell>
          <table:table-cell office:value-type="string" calcext:value-type="string">
            <text:p><text:s/>0000000C</text:p>
          </table:table-cell>
          <table:table-cell table:formula="of:=-[.F594]" office:value-type="float" office:value="-1047887872" calcext:value-type="float">
            <text:p>-1047887872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/>
          <table:table-cell office:value-type="string" calcext:value-type="string">
            <text:p>0000F9C8</text:p>
          </table:table-cell>
          <table:table-cell office:value-type="float" office:value="63944" calcext:value-type="float">
            <text:p>63944</text:p>
          </table:table-cell>
          <table:table-cell table:style-name="ce1" office:value-type="string" calcext:value-type="string">
            <text:p><text:s/>3E720000</text:p>
          </table:table-cell>
          <table:table-cell office:value-type="float" office:value="1047658496" calcext:value-type="float">
            <text:p>1047658496</text:p>
          </table:table-cell>
          <table:table-cell office:value-type="float" office:value="0" calcext:value-type="float">
            <text:p>0</text:p>
          </table:table-cell>
          <table:table-cell table:formula="of:=[.F595]" office:value-type="float" office:value="1047658496" calcext:value-type="float">
            <text:p>1047658496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/>
          <table:table-cell office:value-type="string" calcext:value-type="string">
            <text:p>8000F9B8</text:p>
          </table:table-cell>
          <table:table-cell office:value-type="float" office:value="-2147419720" calcext:value-type="float">
            <text:p>-2147419720</text:p>
          </table:table-cell>
          <table:table-cell office:value-type="string" calcext:value-type="string">
            <text:p><text:s/>3E6E0000</text:p>
          </table:table-cell>
          <table:table-cell office:value-type="float" office:value="1047396352" calcext:value-type="float">
            <text:p>1047396352</text:p>
          </table:table-cell>
          <table:table-cell office:value-type="float" office:value="8" calcext:value-type="float">
            <text:p>8</text:p>
          </table:table-cell>
          <table:table-cell table:formula="of:=-[.F596]" office:value-type="float" office:value="-1047396352" calcext:value-type="float">
            <text:p>-1047396352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/>
          <table:table-cell office:value-type="string" calcext:value-type="string">
            <text:p>C000F9A8</text:p>
          </table:table-cell>
          <table:table-cell office:value-type="float" office:value="-1073677912" calcext:value-type="float">
            <text:p>-1073677912</text:p>
          </table:table-cell>
          <table:table-cell office:value-type="string" calcext:value-type="string">
            <text:p><text:s/>3E6A0000</text:p>
          </table:table-cell>
          <table:table-cell office:value-type="float" office:value="1047134208" calcext:value-type="float">
            <text:p>1047134208</text:p>
          </table:table-cell>
          <table:table-cell office:value-type="string" calcext:value-type="string">
            <text:p><text:s/>0000000C</text:p>
          </table:table-cell>
          <table:table-cell table:formula="of:=-[.F597]" office:value-type="float" office:value="-1047134208" calcext:value-type="float">
            <text:p>-1047134208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/>
          <table:table-cell office:value-type="string" calcext:value-type="string">
            <text:p>0000F997</text:p>
          </table:table-cell>
          <table:table-cell office:value-type="float" office:value="63895" calcext:value-type="float">
            <text:p>63895</text:p>
          </table:table-cell>
          <table:table-cell office:value-type="string" calcext:value-type="string">
            <text:p><text:s/>3E65C000</text:p>
          </table:table-cell>
          <table:table-cell office:value-type="float" office:value="1046855680" calcext:value-type="float">
            <text:p>1046855680</text:p>
          </table:table-cell>
          <table:table-cell office:value-type="float" office:value="0" calcext:value-type="float">
            <text:p>0</text:p>
          </table:table-cell>
          <table:table-cell table:formula="of:=[.F598]" office:value-type="float" office:value="1046855680" calcext:value-type="float">
            <text:p>104685568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/>
          <table:table-cell office:value-type="string" calcext:value-type="string">
            <text:p>C000F986</text:p>
          </table:table-cell>
          <table:table-cell office:value-type="float" office:value="-1073677946" calcext:value-type="float">
            <text:p>-1073677946</text:p>
          </table:table-cell>
          <table:table-cell table:style-name="ce1" office:value-type="string" calcext:value-type="string">
            <text:p><text:s/>3E618000</text:p>
          </table:table-cell>
          <table:table-cell office:value-type="float" office:value="1046577152" calcext:value-type="float">
            <text:p>1046577152</text:p>
          </table:table-cell>
          <table:table-cell office:value-type="string" calcext:value-type="string">
            <text:p><text:s/>0000000C</text:p>
          </table:table-cell>
          <table:table-cell table:formula="of:=-[.F599]" office:value-type="float" office:value="-1046577152" calcext:value-type="float">
            <text:p>-1046577152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/>
          <table:table-cell office:value-type="string" calcext:value-type="string">
            <text:p>C000F977</text:p>
          </table:table-cell>
          <table:table-cell office:value-type="float" office:value="-1073677961" calcext:value-type="float">
            <text:p>-1073677961</text:p>
          </table:table-cell>
          <table:table-cell office:value-type="string" calcext:value-type="string">
            <text:p><text:s/>3E5DC000</text:p>
          </table:table-cell>
          <table:table-cell office:value-type="float" office:value="1046331392" calcext:value-type="float">
            <text:p>1046331392</text:p>
          </table:table-cell>
          <table:table-cell office:value-type="string" calcext:value-type="string">
            <text:p><text:s/>0000000C</text:p>
          </table:table-cell>
          <table:table-cell table:formula="of:=-[.F600]" office:value-type="float" office:value="-1046331392" calcext:value-type="float">
            <text:p>-1046331392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/>
          <table:table-cell office:value-type="string" calcext:value-type="string">
            <text:p>0000F9C3</text:p>
          </table:table-cell>
          <table:table-cell office:value-type="float" office:value="63939" calcext:value-type="float">
            <text:p>63939</text:p>
          </table:table-cell>
          <table:table-cell office:value-type="string" calcext:value-type="string">
            <text:p><text:s/>3E70C000</text:p>
          </table:table-cell>
          <table:table-cell office:value-type="float" office:value="1047576576" calcext:value-type="float">
            <text:p>1047576576</text:p>
          </table:table-cell>
          <table:table-cell office:value-type="float" office:value="0" calcext:value-type="float">
            <text:p>0</text:p>
          </table:table-cell>
          <table:table-cell table:formula="of:=[.F601]" office:value-type="float" office:value="1047576576" calcext:value-type="float">
            <text:p>1047576576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/>
          <table:table-cell office:value-type="string" calcext:value-type="string">
            <text:p>8000F9D5</text:p>
          </table:table-cell>
          <table:table-cell office:value-type="float" office:value="-2147419691" calcext:value-type="float">
            <text:p>-2147419691</text:p>
          </table:table-cell>
          <table:table-cell table:style-name="ce1" office:value-type="string" calcext:value-type="string">
            <text:p><text:s/>3E754000</text:p>
          </table:table-cell>
          <table:table-cell office:value-type="float" office:value="1047871488" calcext:value-type="float">
            <text:p>1047871488</text:p>
          </table:table-cell>
          <table:table-cell office:value-type="float" office:value="8" calcext:value-type="float">
            <text:p>8</text:p>
          </table:table-cell>
          <table:table-cell table:formula="of:=-[.F602]" office:value-type="float" office:value="-1047871488" calcext:value-type="float">
            <text:p>-1047871488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/>
          <table:table-cell office:value-type="string" calcext:value-type="string">
            <text:p>4000F9E1</text:p>
          </table:table-cell>
          <table:table-cell office:value-type="float" office:value="1073805793" calcext:value-type="float">
            <text:p>1073805793</text:p>
          </table:table-cell>
          <table:table-cell table:style-name="ce1" office:value-type="string" calcext:value-type="string">
            <text:p><text:s/>3E784000</text:p>
          </table:table-cell>
          <table:table-cell office:value-type="float" office:value="1048068096" calcext:value-type="float">
            <text:p>1048068096</text:p>
          </table:table-cell>
          <table:table-cell office:value-type="float" office:value="4" calcext:value-type="float">
            <text:p>4</text:p>
          </table:table-cell>
          <table:table-cell table:formula="of:=[.F603]" office:value-type="float" office:value="1048068096" calcext:value-type="float">
            <text:p>1048068096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/>
          <table:table-cell office:value-type="string" calcext:value-type="string">
            <text:p>C000F9EA</text:p>
          </table:table-cell>
          <table:table-cell office:value-type="float" office:value="-1073677846" calcext:value-type="float">
            <text:p>-1073677846</text:p>
          </table:table-cell>
          <table:table-cell office:value-type="string" calcext:value-type="string">
            <text:p><text:s/>3E7A8000</text:p>
          </table:table-cell>
          <table:table-cell office:value-type="float" office:value="1048215552" calcext:value-type="float">
            <text:p>1048215552</text:p>
          </table:table-cell>
          <table:table-cell office:value-type="string" calcext:value-type="string">
            <text:p><text:s/>0000000C</text:p>
          </table:table-cell>
          <table:table-cell table:formula="of:=-[.F604]" office:value-type="float" office:value="-1048215552" calcext:value-type="float">
            <text:p>-1048215552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/>
          <table:table-cell office:value-type="string" calcext:value-type="string">
            <text:p>8000F9F2</text:p>
          </table:table-cell>
          <table:table-cell office:value-type="float" office:value="-2147419662" calcext:value-type="float">
            <text:p>-2147419662</text:p>
          </table:table-cell>
          <table:table-cell office:value-type="string" calcext:value-type="string">
            <text:p><text:s/>3E7C8000</text:p>
          </table:table-cell>
          <table:table-cell office:value-type="float" office:value="1048346624" calcext:value-type="float">
            <text:p>1048346624</text:p>
          </table:table-cell>
          <table:table-cell office:value-type="float" office:value="8" calcext:value-type="float">
            <text:p>8</text:p>
          </table:table-cell>
          <table:table-cell table:formula="of:=-[.F605]" office:value-type="float" office:value="-1048346624" calcext:value-type="float">
            <text:p>-1048346624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/>
          <table:table-cell office:value-type="string" calcext:value-type="string">
            <text:p>8000F9F9</text:p>
          </table:table-cell>
          <table:table-cell office:value-type="float" office:value="-2147419655" calcext:value-type="float">
            <text:p>-2147419655</text:p>
          </table:table-cell>
          <table:table-cell office:value-type="string" calcext:value-type="string">
            <text:p><text:s/>3E7E4000</text:p>
          </table:table-cell>
          <table:table-cell office:value-type="float" office:value="1048461312" calcext:value-type="float">
            <text:p>1048461312</text:p>
          </table:table-cell>
          <table:table-cell office:value-type="float" office:value="8" calcext:value-type="float">
            <text:p>8</text:p>
          </table:table-cell>
          <table:table-cell table:formula="of:=-[.F606]" office:value-type="float" office:value="-1048461312" calcext:value-type="float">
            <text:p>-1048461312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/>
          <table:table-cell office:value-type="string" calcext:value-type="string">
            <text:p>8000F88C</text:p>
          </table:table-cell>
          <table:table-cell office:value-type="float" office:value="-2147420020" calcext:value-type="float">
            <text:p>-2147420020</text:p>
          </table:table-cell>
          <table:table-cell table:style-name="ce1" office:value-type="string" calcext:value-type="string">
            <text:p><text:s/>3E230000</text:p>
          </table:table-cell>
          <table:table-cell office:value-type="float" office:value="1042481152" calcext:value-type="float">
            <text:p>1042481152</text:p>
          </table:table-cell>
          <table:table-cell office:value-type="float" office:value="8" calcext:value-type="float">
            <text:p>8</text:p>
          </table:table-cell>
          <table:table-cell table:formula="of:=-[.F607]" office:value-type="float" office:value="-1042481152" calcext:value-type="float">
            <text:p>-1042481152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C000F899</text:p>
          </table:table-cell>
          <table:table-cell office:value-type="float" office:value="-1073678183" calcext:value-type="float">
            <text:p>-1073678183</text:p>
          </table:table-cell>
          <table:table-cell table:style-name="ce1" office:value-type="string" calcext:value-type="string">
            <text:p><text:s/>3E264000</text:p>
          </table:table-cell>
          <table:table-cell office:value-type="float" office:value="1042694144" calcext:value-type="float">
            <text:p>1042694144</text:p>
          </table:table-cell>
          <table:table-cell office:value-type="string" calcext:value-type="string">
            <text:p><text:s/>0000000C</text:p>
          </table:table-cell>
          <table:table-cell table:formula="of:=-[.F608]" office:value-type="float" office:value="-1042694144" calcext:value-type="float">
            <text:p>-1042694144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/>
          <table:table-cell office:value-type="string" calcext:value-type="string">
            <text:p>8000F8A8</text:p>
          </table:table-cell>
          <table:table-cell office:value-type="float" office:value="-2147419992" calcext:value-type="float">
            <text:p>-2147419992</text:p>
          </table:table-cell>
          <table:table-cell office:value-type="string" calcext:value-type="string">
            <text:p><text:s/>3E2A0000</text:p>
          </table:table-cell>
          <table:table-cell office:value-type="float" office:value="1042939904" calcext:value-type="float">
            <text:p>1042939904</text:p>
          </table:table-cell>
          <table:table-cell office:value-type="float" office:value="8" calcext:value-type="float">
            <text:p>8</text:p>
          </table:table-cell>
          <table:table-cell table:formula="of:=-[.F609]" office:value-type="float" office:value="-1042939904" calcext:value-type="float">
            <text:p>-1042939904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/>
          <table:table-cell office:value-type="string" calcext:value-type="string">
            <text:p>0000F8BB</text:p>
          </table:table-cell>
          <table:table-cell office:value-type="float" office:value="63675" calcext:value-type="float">
            <text:p>63675</text:p>
          </table:table-cell>
          <table:table-cell office:value-type="string" calcext:value-type="string">
            <text:p><text:s/>3E2EC000</text:p>
          </table:table-cell>
          <table:table-cell office:value-type="float" office:value="1043251200" calcext:value-type="float">
            <text:p>1043251200</text:p>
          </table:table-cell>
          <table:table-cell office:value-type="float" office:value="0" calcext:value-type="float">
            <text:p>0</text:p>
          </table:table-cell>
          <table:table-cell table:formula="of:=[.F610]" office:value-type="float" office:value="1043251200" calcext:value-type="float">
            <text:p>104325120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/>
          <table:table-cell office:value-type="string" calcext:value-type="string">
            <text:p>4000F8D1</text:p>
          </table:table-cell>
          <table:table-cell office:value-type="float" office:value="1073805521" calcext:value-type="float">
            <text:p>1073805521</text:p>
          </table:table-cell>
          <table:table-cell table:style-name="ce1" office:value-type="string" calcext:value-type="string">
            <text:p><text:s/>3E344000</text:p>
          </table:table-cell>
          <table:table-cell office:value-type="float" office:value="1043611648" calcext:value-type="float">
            <text:p>1043611648</text:p>
          </table:table-cell>
          <table:table-cell office:value-type="float" office:value="4" calcext:value-type="float">
            <text:p>4</text:p>
          </table:table-cell>
          <table:table-cell table:formula="of:=[.F611]" office:value-type="float" office:value="1043611648" calcext:value-type="float">
            <text:p>1043611648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/>
          <table:table-cell office:value-type="string" calcext:value-type="string">
            <text:p>0000F8EA</text:p>
          </table:table-cell>
          <table:table-cell office:value-type="float" office:value="63722" calcext:value-type="float">
            <text:p>63722</text:p>
          </table:table-cell>
          <table:table-cell office:value-type="string" calcext:value-type="string">
            <text:p><text:s/>3E3A8000</text:p>
          </table:table-cell>
          <table:table-cell office:value-type="float" office:value="1044021248" calcext:value-type="float">
            <text:p>1044021248</text:p>
          </table:table-cell>
          <table:table-cell office:value-type="float" office:value="0" calcext:value-type="float">
            <text:p>0</text:p>
          </table:table-cell>
          <table:table-cell table:formula="of:=[.F612]" office:value-type="float" office:value="1044021248" calcext:value-type="float">
            <text:p>1044021248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/>
          <table:table-cell office:value-type="string" calcext:value-type="string">
            <text:p>C000F88D</text:p>
          </table:table-cell>
          <table:table-cell office:value-type="float" office:value="-1073678195" calcext:value-type="float">
            <text:p>-1073678195</text:p>
          </table:table-cell>
          <table:table-cell table:style-name="ce1" office:value-type="string" calcext:value-type="string">
            <text:p><text:s/>3E234000</text:p>
          </table:table-cell>
          <table:table-cell office:value-type="float" office:value="1042497536" calcext:value-type="float">
            <text:p>1042497536</text:p>
          </table:table-cell>
          <table:table-cell office:value-type="string" calcext:value-type="string">
            <text:p><text:s/>0000000C</text:p>
          </table:table-cell>
          <table:table-cell table:formula="of:=-[.F613]" office:value-type="float" office:value="-1042497536" calcext:value-type="float">
            <text:p>-1042497536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/>
          <table:table-cell office:value-type="string" calcext:value-type="string">
            <text:p>0000F885</text:p>
          </table:table-cell>
          <table:table-cell office:value-type="float" office:value="63621" calcext:value-type="float">
            <text:p>63621</text:p>
          </table:table-cell>
          <table:table-cell table:style-name="ce1" office:value-type="string" calcext:value-type="string">
            <text:p><text:s/>3E214000</text:p>
          </table:table-cell>
          <table:table-cell office:value-type="float" office:value="1042366464" calcext:value-type="float">
            <text:p>1042366464</text:p>
          </table:table-cell>
          <table:table-cell office:value-type="float" office:value="0" calcext:value-type="float">
            <text:p>0</text:p>
          </table:table-cell>
          <table:table-cell table:formula="of:=[.F614]" office:value-type="float" office:value="1042366464" calcext:value-type="float">
            <text:p>1042366464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/>
          <table:table-cell office:value-type="string" calcext:value-type="string">
            <text:p>8000F87A</text:p>
          </table:table-cell>
          <table:table-cell office:value-type="float" office:value="-2147420038" calcext:value-type="float">
            <text:p>-2147420038</text:p>
          </table:table-cell>
          <table:table-cell office:value-type="string" calcext:value-type="string">
            <text:p><text:s/>3E1E8000</text:p>
          </table:table-cell>
          <table:table-cell office:value-type="float" office:value="1042186240" calcext:value-type="float">
            <text:p>1042186240</text:p>
          </table:table-cell>
          <table:table-cell office:value-type="float" office:value="8" calcext:value-type="float">
            <text:p>8</text:p>
          </table:table-cell>
          <table:table-cell table:formula="of:=-[.F615]" office:value-type="float" office:value="-1042186240" calcext:value-type="float">
            <text:p>-104218624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/>
          <table:table-cell office:value-type="string" calcext:value-type="string">
            <text:p>4000F870</text:p>
          </table:table-cell>
          <table:table-cell office:value-type="float" office:value="1073805424" calcext:value-type="float">
            <text:p>1073805424</text:p>
          </table:table-cell>
          <table:table-cell office:value-type="string" calcext:value-type="string">
            <text:p><text:s/>3E1C0000</text:p>
          </table:table-cell>
          <table:table-cell office:value-type="float" office:value="1042022400" calcext:value-type="float">
            <text:p>1042022400</text:p>
          </table:table-cell>
          <table:table-cell office:value-type="float" office:value="4" calcext:value-type="float">
            <text:p>4</text:p>
          </table:table-cell>
          <table:table-cell table:formula="of:=[.F616]" office:value-type="float" office:value="1042022400" calcext:value-type="float">
            <text:p>104202240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/>
          <table:table-cell office:value-type="string" calcext:value-type="string">
            <text:p>4000F865</text:p>
          </table:table-cell>
          <table:table-cell office:value-type="float" office:value="1073805413" calcext:value-type="float">
            <text:p>1073805413</text:p>
          </table:table-cell>
          <table:table-cell table:style-name="ce1" office:value-type="string" calcext:value-type="string">
            <text:p><text:s/>3E194000</text:p>
          </table:table-cell>
          <table:table-cell office:value-type="float" office:value="1041842176" calcext:value-type="float">
            <text:p>1041842176</text:p>
          </table:table-cell>
          <table:table-cell office:value-type="float" office:value="4" calcext:value-type="float">
            <text:p>4</text:p>
          </table:table-cell>
          <table:table-cell table:formula="of:=[.F617]" office:value-type="float" office:value="1041842176" calcext:value-type="float">
            <text:p>1041842176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/>
          <table:table-cell office:value-type="string" calcext:value-type="string">
            <text:p>4000F85B</text:p>
          </table:table-cell>
          <table:table-cell office:value-type="float" office:value="1073805403" calcext:value-type="float">
            <text:p>1073805403</text:p>
          </table:table-cell>
          <table:table-cell office:value-type="string" calcext:value-type="string">
            <text:p><text:s/>3E16C000</text:p>
          </table:table-cell>
          <table:table-cell office:value-type="float" office:value="1041678336" calcext:value-type="float">
            <text:p>1041678336</text:p>
          </table:table-cell>
          <table:table-cell office:value-type="float" office:value="4" calcext:value-type="float">
            <text:p>4</text:p>
          </table:table-cell>
          <table:table-cell table:formula="of:=[.F618]" office:value-type="float" office:value="1041678336" calcext:value-type="float">
            <text:p>1041678336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/>
          <table:table-cell office:value-type="string" calcext:value-type="string">
            <text:p>0000F978</text:p>
          </table:table-cell>
          <table:table-cell office:value-type="float" office:value="63864" calcext:value-type="float">
            <text:p>63864</text:p>
          </table:table-cell>
          <table:table-cell office:value-type="string" calcext:value-type="string">
            <text:p><text:s/>3E5E0000</text:p>
          </table:table-cell>
          <table:table-cell office:value-type="float" office:value="1046347776" calcext:value-type="float">
            <text:p>1046347776</text:p>
          </table:table-cell>
          <table:table-cell office:value-type="float" office:value="0" calcext:value-type="float">
            <text:p>0</text:p>
          </table:table-cell>
          <table:table-cell table:formula="of:=[.F619]" office:value-type="float" office:value="1046347776" calcext:value-type="float">
            <text:p>1046347776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/>
          <table:table-cell office:value-type="string" calcext:value-type="string">
            <text:p>4000F965</text:p>
          </table:table-cell>
          <table:table-cell office:value-type="float" office:value="1073805669" calcext:value-type="float">
            <text:p>1073805669</text:p>
          </table:table-cell>
          <table:table-cell table:style-name="ce1" office:value-type="string" calcext:value-type="string">
            <text:p><text:s/>3E594000</text:p>
          </table:table-cell>
          <table:table-cell office:value-type="float" office:value="1046036480" calcext:value-type="float">
            <text:p>1046036480</text:p>
          </table:table-cell>
          <table:table-cell office:value-type="float" office:value="4" calcext:value-type="float">
            <text:p>4</text:p>
          </table:table-cell>
          <table:table-cell table:formula="of:=[.F620]" office:value-type="float" office:value="1046036480" calcext:value-type="float">
            <text:p>104603648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/>
          <table:table-cell office:value-type="string" calcext:value-type="string">
            <text:p>4000F950</text:p>
          </table:table-cell>
          <table:table-cell office:value-type="float" office:value="1073805648" calcext:value-type="float">
            <text:p>1073805648</text:p>
          </table:table-cell>
          <table:table-cell table:style-name="ce1" office:value-type="string" calcext:value-type="string">
            <text:p><text:s/>3E540000</text:p>
          </table:table-cell>
          <table:table-cell office:value-type="float" office:value="1045692416" calcext:value-type="float">
            <text:p>1045692416</text:p>
          </table:table-cell>
          <table:table-cell office:value-type="float" office:value="4" calcext:value-type="float">
            <text:p>4</text:p>
          </table:table-cell>
          <table:table-cell table:formula="of:=[.F621]" office:value-type="float" office:value="1045692416" calcext:value-type="float">
            <text:p>1045692416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/>
          <table:table-cell office:value-type="string" calcext:value-type="string">
            <text:p>0000F940</text:p>
          </table:table-cell>
          <table:table-cell office:value-type="float" office:value="63808" calcext:value-type="float">
            <text:p>63808</text:p>
          </table:table-cell>
          <table:table-cell table:style-name="ce1" office:value-type="string" calcext:value-type="string">
            <text:p><text:s/>3E500000</text:p>
          </table:table-cell>
          <table:table-cell office:value-type="float" office:value="1045430272" calcext:value-type="float">
            <text:p>1045430272</text:p>
          </table:table-cell>
          <table:table-cell office:value-type="float" office:value="0" calcext:value-type="float">
            <text:p>0</text:p>
          </table:table-cell>
          <table:table-cell table:formula="of:=[.F622]" office:value-type="float" office:value="1045430272" calcext:value-type="float">
            <text:p>1045430272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/>
          <table:table-cell office:value-type="string" calcext:value-type="string">
            <text:p>C000F933</text:p>
          </table:table-cell>
          <table:table-cell office:value-type="float" office:value="-1073678029" calcext:value-type="float">
            <text:p>-1073678029</text:p>
          </table:table-cell>
          <table:table-cell office:value-type="string" calcext:value-type="string">
            <text:p><text:s/>3E4CC000</text:p>
          </table:table-cell>
          <table:table-cell office:value-type="float" office:value="1045217280" calcext:value-type="float">
            <text:p>1045217280</text:p>
          </table:table-cell>
          <table:table-cell office:value-type="string" calcext:value-type="string">
            <text:p><text:s/>0000000C</text:p>
          </table:table-cell>
          <table:table-cell table:formula="of:=-[.F623]" office:value-type="float" office:value="-1045217280" calcext:value-type="float">
            <text:p>-104521728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/>
          <table:table-cell office:value-type="string" calcext:value-type="string">
            <text:p>8000F927</text:p>
          </table:table-cell>
          <table:table-cell office:value-type="float" office:value="-2147419865" calcext:value-type="float">
            <text:p>-2147419865</text:p>
          </table:table-cell>
          <table:table-cell office:value-type="string" calcext:value-type="string">
            <text:p><text:s/>3E49C000</text:p>
          </table:table-cell>
          <table:table-cell office:value-type="float" office:value="1045020672" calcext:value-type="float">
            <text:p>1045020672</text:p>
          </table:table-cell>
          <table:table-cell office:value-type="float" office:value="8" calcext:value-type="float">
            <text:p>8</text:p>
          </table:table-cell>
          <table:table-cell table:formula="of:=-[.F624]" office:value-type="float" office:value="-1045020672" calcext:value-type="float">
            <text:p>-1045020672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/>
          <table:table-cell office:value-type="string" calcext:value-type="string">
            <text:p>8000F91E</text:p>
          </table:table-cell>
          <table:table-cell office:value-type="float" office:value="-2147419874" calcext:value-type="float">
            <text:p>-2147419874</text:p>
          </table:table-cell>
          <table:table-cell table:style-name="ce1" office:value-type="string" calcext:value-type="string">
            <text:p><text:s/>3E478000</text:p>
          </table:table-cell>
          <table:table-cell office:value-type="float" office:value="1044873216" calcext:value-type="float">
            <text:p>1044873216</text:p>
          </table:table-cell>
          <table:table-cell office:value-type="float" office:value="8" calcext:value-type="float">
            <text:p>8</text:p>
          </table:table-cell>
          <table:table-cell table:formula="of:=-[.F625]" office:value-type="float" office:value="-1044873216" calcext:value-type="float">
            <text:p>-1044873216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/>
          <table:table-cell office:value-type="string" calcext:value-type="string">
            <text:p>C000FA03</text:p>
          </table:table-cell>
          <table:table-cell office:value-type="float" office:value="-1073677821" calcext:value-type="float">
            <text:p>-1073677821</text:p>
          </table:table-cell>
          <table:table-cell office:value-type="string" calcext:value-type="string">
            <text:p><text:s/>3E80C000</text:p>
          </table:table-cell>
          <table:table-cell office:value-type="float" office:value="1048625152" calcext:value-type="float">
            <text:p>1048625152</text:p>
          </table:table-cell>
          <table:table-cell office:value-type="string" calcext:value-type="string">
            <text:p><text:s/>0000000C</text:p>
          </table:table-cell>
          <table:table-cell table:formula="of:=-[.F626]" office:value-type="float" office:value="-1048625152" calcext:value-type="float">
            <text:p>-1048625152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/>
          <table:table-cell office:value-type="string" calcext:value-type="string">
            <text:p>C000FA0A</text:p>
          </table:table-cell>
          <table:table-cell office:value-type="float" office:value="-1073677814" calcext:value-type="float">
            <text:p>-1073677814</text:p>
          </table:table-cell>
          <table:table-cell table:style-name="ce1" office:value-type="string" calcext:value-type="string">
            <text:p><text:s/>3E828000</text:p>
          </table:table-cell>
          <table:table-cell office:value-type="float" office:value="1048739840" calcext:value-type="float">
            <text:p>1048739840</text:p>
          </table:table-cell>
          <table:table-cell office:value-type="string" calcext:value-type="string">
            <text:p><text:s/>0000000C</text:p>
          </table:table-cell>
          <table:table-cell table:formula="of:=-[.F627]" office:value-type="float" office:value="-1048739840" calcext:value-type="float">
            <text:p>-104873984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/>
          <table:table-cell office:value-type="string" calcext:value-type="string">
            <text:p>8000FA0F</text:p>
          </table:table-cell>
          <table:table-cell office:value-type="float" office:value="-2147419633" calcext:value-type="float">
            <text:p>-2147419633</text:p>
          </table:table-cell>
          <table:table-cell office:value-type="string" calcext:value-type="string">
            <text:p><text:s/>3E83C000</text:p>
          </table:table-cell>
          <table:table-cell office:value-type="float" office:value="1048821760" calcext:value-type="float">
            <text:p>1048821760</text:p>
          </table:table-cell>
          <table:table-cell office:value-type="float" office:value="8" calcext:value-type="float">
            <text:p>8</text:p>
          </table:table-cell>
          <table:table-cell table:formula="of:=-[.F628]" office:value-type="float" office:value="-1048821760" calcext:value-type="float">
            <text:p>-104882176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/>
          <table:table-cell office:value-type="string" calcext:value-type="string">
            <text:p>8000FA14</text:p>
          </table:table-cell>
          <table:table-cell office:value-type="float" office:value="-2147419628" calcext:value-type="float">
            <text:p>-2147419628</text:p>
          </table:table-cell>
          <table:table-cell table:style-name="ce1" office:value-type="string" calcext:value-type="string">
            <text:p><text:s/>3E850000</text:p>
          </table:table-cell>
          <table:table-cell office:value-type="float" office:value="1048903680" calcext:value-type="float">
            <text:p>1048903680</text:p>
          </table:table-cell>
          <table:table-cell office:value-type="float" office:value="8" calcext:value-type="float">
            <text:p>8</text:p>
          </table:table-cell>
          <table:table-cell table:formula="of:=-[.F629]" office:value-type="float" office:value="-1048903680" calcext:value-type="float">
            <text:p>-104890368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/>
          <table:table-cell office:value-type="string" calcext:value-type="string">
            <text:p>C000FA16</text:p>
          </table:table-cell>
          <table:table-cell office:value-type="float" office:value="-1073677802" calcext:value-type="float">
            <text:p>-1073677802</text:p>
          </table:table-cell>
          <table:table-cell table:style-name="ce1" office:value-type="string" calcext:value-type="string">
            <text:p><text:s/>3E858000</text:p>
          </table:table-cell>
          <table:table-cell office:value-type="float" office:value="1048936448" calcext:value-type="float">
            <text:p>1048936448</text:p>
          </table:table-cell>
          <table:table-cell office:value-type="string" calcext:value-type="string">
            <text:p><text:s/>0000000C</text:p>
          </table:table-cell>
          <table:table-cell table:formula="of:=-[.F630]" office:value-type="float" office:value="-1048936448" calcext:value-type="float">
            <text:p>-1048936448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/>
          <table:table-cell office:value-type="string" calcext:value-type="string">
            <text:p>C000FA11</text:p>
          </table:table-cell>
          <table:table-cell office:value-type="float" office:value="-1073677807" calcext:value-type="float">
            <text:p>-1073677807</text:p>
          </table:table-cell>
          <table:table-cell table:style-name="ce1" office:value-type="string" calcext:value-type="string">
            <text:p><text:s/>3E844000</text:p>
          </table:table-cell>
          <table:table-cell office:value-type="float" office:value="1048854528" calcext:value-type="float">
            <text:p>1048854528</text:p>
          </table:table-cell>
          <table:table-cell office:value-type="string" calcext:value-type="string">
            <text:p><text:s/>0000000C</text:p>
          </table:table-cell>
          <table:table-cell table:formula="of:=-[.F631]" office:value-type="float" office:value="-1048854528" calcext:value-type="float">
            <text:p>-1048854528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/>
          <table:table-cell office:value-type="string" calcext:value-type="string">
            <text:p>C000F8FB</text:p>
          </table:table-cell>
          <table:table-cell office:value-type="float" office:value="-1073678085" calcext:value-type="float">
            <text:p>-1073678085</text:p>
          </table:table-cell>
          <table:table-cell office:value-type="string" calcext:value-type="string">
            <text:p><text:s/>3E3EC000</text:p>
          </table:table-cell>
          <table:table-cell office:value-type="float" office:value="1044299776" calcext:value-type="float">
            <text:p>1044299776</text:p>
          </table:table-cell>
          <table:table-cell office:value-type="string" calcext:value-type="string">
            <text:p><text:s/>0000000C</text:p>
          </table:table-cell>
          <table:table-cell table:formula="of:=-[.F632]" office:value-type="float" office:value="-1044299776" calcext:value-type="float">
            <text:p>-1044299776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/>
          <table:table-cell office:value-type="string" calcext:value-type="string">
            <text:p>C000F90C</text:p>
          </table:table-cell>
          <table:table-cell office:value-type="float" office:value="-1073678068" calcext:value-type="float">
            <text:p>-1073678068</text:p>
          </table:table-cell>
          <table:table-cell table:style-name="ce1" office:value-type="string" calcext:value-type="string">
            <text:p><text:s/>3E430000</text:p>
          </table:table-cell>
          <table:table-cell office:value-type="float" office:value="1044578304" calcext:value-type="float">
            <text:p>1044578304</text:p>
          </table:table-cell>
          <table:table-cell office:value-type="string" calcext:value-type="string">
            <text:p><text:s/>0000000C</text:p>
          </table:table-cell>
          <table:table-cell table:formula="of:=-[.F633]" office:value-type="float" office:value="-1044578304" calcext:value-type="float">
            <text:p>-1044578304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4000F91C</text:p>
          </table:table-cell>
          <table:table-cell office:value-type="float" office:value="1073805596" calcext:value-type="float">
            <text:p>1073805596</text:p>
          </table:table-cell>
          <table:table-cell table:style-name="ce1" office:value-type="string" calcext:value-type="string">
            <text:p><text:s/>3E470000</text:p>
          </table:table-cell>
          <table:table-cell office:value-type="float" office:value="1044840448" calcext:value-type="float">
            <text:p>1044840448</text:p>
          </table:table-cell>
          <table:table-cell office:value-type="float" office:value="4" calcext:value-type="float">
            <text:p>4</text:p>
          </table:table-cell>
          <table:table-cell table:formula="of:=[.F634]" office:value-type="float" office:value="1044840448" calcext:value-type="float">
            <text:p>1044840448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/>
          <table:table-cell office:value-type="string" calcext:value-type="string">
            <text:p>C000F927</text:p>
          </table:table-cell>
          <table:table-cell office:value-type="float" office:value="-1073678041" calcext:value-type="float">
            <text:p>-1073678041</text:p>
          </table:table-cell>
          <table:table-cell office:value-type="string" calcext:value-type="string">
            <text:p><text:s/>3E49C000</text:p>
          </table:table-cell>
          <table:table-cell office:value-type="float" office:value="1045020672" calcext:value-type="float">
            <text:p>1045020672</text:p>
          </table:table-cell>
          <table:table-cell office:value-type="string" calcext:value-type="string">
            <text:p><text:s/>0000000C</text:p>
          </table:table-cell>
          <table:table-cell table:formula="of:=-[.F635]" office:value-type="float" office:value="-1045020672" calcext:value-type="float">
            <text:p>-1045020672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/>
          <table:table-cell office:value-type="string" calcext:value-type="string">
            <text:p>4000F936</text:p>
          </table:table-cell>
          <table:table-cell office:value-type="float" office:value="1073805622" calcext:value-type="float">
            <text:p>1073805622</text:p>
          </table:table-cell>
          <table:table-cell office:value-type="string" calcext:value-type="string">
            <text:p><text:s/>3E4D8000</text:p>
          </table:table-cell>
          <table:table-cell office:value-type="float" office:value="1045266432" calcext:value-type="float">
            <text:p>1045266432</text:p>
          </table:table-cell>
          <table:table-cell office:value-type="float" office:value="4" calcext:value-type="float">
            <text:p>4</text:p>
          </table:table-cell>
          <table:table-cell table:formula="of:=[.F636]" office:value-type="float" office:value="1045266432" calcext:value-type="float">
            <text:p>1045266432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/>
          <table:table-cell office:value-type="string" calcext:value-type="string">
            <text:p>4000F94A</text:p>
          </table:table-cell>
          <table:table-cell office:value-type="float" office:value="1073805642" calcext:value-type="float">
            <text:p>1073805642</text:p>
          </table:table-cell>
          <table:table-cell table:style-name="ce1" office:value-type="string" calcext:value-type="string">
            <text:p><text:s/>3E528000</text:p>
          </table:table-cell>
          <table:table-cell office:value-type="float" office:value="1045594112" calcext:value-type="float">
            <text:p>1045594112</text:p>
          </table:table-cell>
          <table:table-cell office:value-type="float" office:value="4" calcext:value-type="float">
            <text:p>4</text:p>
          </table:table-cell>
          <table:table-cell table:formula="of:=[.F637]" office:value-type="float" office:value="1045594112" calcext:value-type="float">
            <text:p>1045594112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/>
          <table:table-cell office:value-type="string" calcext:value-type="string">
            <text:p>8000F84C</text:p>
          </table:table-cell>
          <table:table-cell office:value-type="float" office:value="-2147420084" calcext:value-type="float">
            <text:p>-2147420084</text:p>
          </table:table-cell>
          <table:table-cell table:style-name="ce1" office:value-type="string" calcext:value-type="string">
            <text:p><text:s/>3E130000</text:p>
          </table:table-cell>
          <table:table-cell office:value-type="float" office:value="1041432576" calcext:value-type="float">
            <text:p>1041432576</text:p>
          </table:table-cell>
          <table:table-cell office:value-type="float" office:value="8" calcext:value-type="float">
            <text:p>8</text:p>
          </table:table-cell>
          <table:table-cell table:formula="of:=-[.F638]" office:value-type="float" office:value="-1041432576" calcext:value-type="float">
            <text:p>-1041432576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/>
          <table:table-cell office:value-type="string" calcext:value-type="string">
            <text:p>C000F848</text:p>
          </table:table-cell>
          <table:table-cell office:value-type="float" office:value="-1073678264" calcext:value-type="float">
            <text:p>-1073678264</text:p>
          </table:table-cell>
          <table:table-cell table:style-name="ce1" office:value-type="string" calcext:value-type="string">
            <text:p><text:s/>3E120000</text:p>
          </table:table-cell>
          <table:table-cell office:value-type="float" office:value="1041367040" calcext:value-type="float">
            <text:p>1041367040</text:p>
          </table:table-cell>
          <table:table-cell office:value-type="string" calcext:value-type="string">
            <text:p><text:s/>0000000C</text:p>
          </table:table-cell>
          <table:table-cell table:formula="of:=-[.F639]" office:value-type="float" office:value="-1041367040" calcext:value-type="float">
            <text:p>-104136704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/>
          <table:table-cell office:value-type="string" calcext:value-type="string">
            <text:p>C000F847</text:p>
          </table:table-cell>
          <table:table-cell office:value-type="float" office:value="-1073678265" calcext:value-type="float">
            <text:p>-1073678265</text:p>
          </table:table-cell>
          <table:table-cell office:value-type="string" calcext:value-type="string">
            <text:p><text:s/>3E11C000</text:p>
          </table:table-cell>
          <table:table-cell office:value-type="float" office:value="1041350656" calcext:value-type="float">
            <text:p>1041350656</text:p>
          </table:table-cell>
          <table:table-cell office:value-type="string" calcext:value-type="string">
            <text:p><text:s/>0000000C</text:p>
          </table:table-cell>
          <table:table-cell table:formula="of:=-[.F640]" office:value-type="float" office:value="-1041350656" calcext:value-type="float">
            <text:p>-1041350656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/>
          <table:table-cell office:value-type="string" calcext:value-type="string">
            <text:p>C000F84B</text:p>
          </table:table-cell>
          <table:table-cell office:value-type="float" office:value="-1073678261" calcext:value-type="float">
            <text:p>-1073678261</text:p>
          </table:table-cell>
          <table:table-cell office:value-type="string" calcext:value-type="string">
            <text:p><text:s/>3E12C000</text:p>
          </table:table-cell>
          <table:table-cell office:value-type="float" office:value="1041416192" calcext:value-type="float">
            <text:p>1041416192</text:p>
          </table:table-cell>
          <table:table-cell office:value-type="string" calcext:value-type="string">
            <text:p><text:s/>0000000C</text:p>
          </table:table-cell>
          <table:table-cell table:formula="of:=-[.F641]" office:value-type="float" office:value="-1041416192" calcext:value-type="float">
            <text:p>-1041416192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8000F853</text:p>
          </table:table-cell>
          <table:table-cell office:value-type="float" office:value="-2147420077" calcext:value-type="float">
            <text:p>-2147420077</text:p>
          </table:table-cell>
          <table:table-cell office:value-type="string" calcext:value-type="string">
            <text:p><text:s/>3E14C000</text:p>
          </table:table-cell>
          <table:table-cell office:value-type="float" office:value="1041547264" calcext:value-type="float">
            <text:p>1041547264</text:p>
          </table:table-cell>
          <table:table-cell office:value-type="float" office:value="8" calcext:value-type="float">
            <text:p>8</text:p>
          </table:table-cell>
          <table:table-cell table:formula="of:=-[.F642]" office:value-type="float" office:value="-1041547264" calcext:value-type="float">
            <text:p>-1041547264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/>
          <table:table-cell office:value-type="string" calcext:value-type="string">
            <text:p>4000F85C</text:p>
          </table:table-cell>
          <table:table-cell office:value-type="float" office:value="1073805404" calcext:value-type="float">
            <text:p>1073805404</text:p>
          </table:table-cell>
          <table:table-cell table:style-name="ce1" office:value-type="string" calcext:value-type="string">
            <text:p><text:s/>3E170000</text:p>
          </table:table-cell>
          <table:table-cell office:value-type="float" office:value="1041694720" calcext:value-type="float">
            <text:p>1041694720</text:p>
          </table:table-cell>
          <table:table-cell office:value-type="float" office:value="4" calcext:value-type="float">
            <text:p>4</text:p>
          </table:table-cell>
          <table:table-cell table:formula="of:=[.F643]" office:value-type="float" office:value="1041694720" calcext:value-type="float">
            <text:p>104169472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/>
          <table:table-cell office:value-type="string" calcext:value-type="string">
            <text:p>C000F919</text:p>
          </table:table-cell>
          <table:table-cell office:value-type="float" office:value="-1073678055" calcext:value-type="float">
            <text:p>-1073678055</text:p>
          </table:table-cell>
          <table:table-cell table:style-name="ce1" office:value-type="string" calcext:value-type="string">
            <text:p><text:s/>3E464000</text:p>
          </table:table-cell>
          <table:table-cell office:value-type="float" office:value="1044791296" calcext:value-type="float">
            <text:p>1044791296</text:p>
          </table:table-cell>
          <table:table-cell office:value-type="string" calcext:value-type="string">
            <text:p><text:s/>0000000C</text:p>
          </table:table-cell>
          <table:table-cell table:formula="of:=-[.F644]" office:value-type="float" office:value="-1044791296" calcext:value-type="float">
            <text:p>-1044791296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/>
          <table:table-cell office:value-type="string" calcext:value-type="string">
            <text:p>8000F90E</text:p>
          </table:table-cell>
          <table:table-cell office:value-type="float" office:value="-2147419890" calcext:value-type="float">
            <text:p>-2147419890</text:p>
          </table:table-cell>
          <table:table-cell table:style-name="ce1" office:value-type="string" calcext:value-type="string">
            <text:p><text:s/>3E438000</text:p>
          </table:table-cell>
          <table:table-cell office:value-type="float" office:value="1044611072" calcext:value-type="float">
            <text:p>1044611072</text:p>
          </table:table-cell>
          <table:table-cell office:value-type="float" office:value="8" calcext:value-type="float">
            <text:p>8</text:p>
          </table:table-cell>
          <table:table-cell table:formula="of:=-[.F645]" office:value-type="float" office:value="-1044611072" calcext:value-type="float">
            <text:p>-1044611072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/>
          <table:table-cell office:value-type="string" calcext:value-type="string">
            <text:p>4000F902</text:p>
          </table:table-cell>
          <table:table-cell office:value-type="float" office:value="1073805570" calcext:value-type="float">
            <text:p>1073805570</text:p>
          </table:table-cell>
          <table:table-cell table:style-name="ce1" office:value-type="string" calcext:value-type="string">
            <text:p><text:s/>3E408000</text:p>
          </table:table-cell>
          <table:table-cell office:value-type="float" office:value="1044414464" calcext:value-type="float">
            <text:p>1044414464</text:p>
          </table:table-cell>
          <table:table-cell office:value-type="float" office:value="4" calcext:value-type="float">
            <text:p>4</text:p>
          </table:table-cell>
          <table:table-cell table:formula="of:=[.F646]" office:value-type="float" office:value="1044414464" calcext:value-type="float">
            <text:p>1044414464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/>
          <table:table-cell office:value-type="string" calcext:value-type="string">
            <text:p>8000F8F4</text:p>
          </table:table-cell>
          <table:table-cell office:value-type="float" office:value="-2147419916" calcext:value-type="float">
            <text:p>-2147419916</text:p>
          </table:table-cell>
          <table:table-cell office:value-type="string" calcext:value-type="string">
            <text:p><text:s/>3E3D0000</text:p>
          </table:table-cell>
          <table:table-cell office:value-type="float" office:value="1044185088" calcext:value-type="float">
            <text:p>1044185088</text:p>
          </table:table-cell>
          <table:table-cell office:value-type="float" office:value="8" calcext:value-type="float">
            <text:p>8</text:p>
          </table:table-cell>
          <table:table-cell table:formula="of:=-[.F647]" office:value-type="float" office:value="-1044185088" calcext:value-type="float">
            <text:p>-1044185088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/>
          <table:table-cell office:value-type="string" calcext:value-type="string">
            <text:p>C000F8E3</text:p>
          </table:table-cell>
          <table:table-cell office:value-type="float" office:value="-1073678109" calcext:value-type="float">
            <text:p>-1073678109</text:p>
          </table:table-cell>
          <table:table-cell office:value-type="string" calcext:value-type="string">
            <text:p><text:s/>3E38C000</text:p>
          </table:table-cell>
          <table:table-cell office:value-type="float" office:value="1043906560" calcext:value-type="float">
            <text:p>1043906560</text:p>
          </table:table-cell>
          <table:table-cell office:value-type="string" calcext:value-type="string">
            <text:p><text:s/>0000000C</text:p>
          </table:table-cell>
          <table:table-cell table:formula="of:=-[.F648]" office:value-type="float" office:value="-1043906560" calcext:value-type="float">
            <text:p>-104390656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/>
          <table:table-cell office:value-type="string" calcext:value-type="string">
            <text:p>0000F8D3</text:p>
          </table:table-cell>
          <table:table-cell office:value-type="float" office:value="63699" calcext:value-type="float">
            <text:p>63699</text:p>
          </table:table-cell>
          <table:table-cell office:value-type="string" calcext:value-type="string">
            <text:p><text:s/>3E34C000</text:p>
          </table:table-cell>
          <table:table-cell office:value-type="float" office:value="1043644416" calcext:value-type="float">
            <text:p>1043644416</text:p>
          </table:table-cell>
          <table:table-cell office:value-type="float" office:value="0" calcext:value-type="float">
            <text:p>0</text:p>
          </table:table-cell>
          <table:table-cell table:formula="of:=[.F649]" office:value-type="float" office:value="1043644416" calcext:value-type="float">
            <text:p>1043644416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/>
          <table:table-cell office:value-type="string" calcext:value-type="string">
            <text:p>4000F8C3</text:p>
          </table:table-cell>
          <table:table-cell office:value-type="float" office:value="1073805507" calcext:value-type="float">
            <text:p>1073805507</text:p>
          </table:table-cell>
          <table:table-cell office:value-type="string" calcext:value-type="string">
            <text:p><text:s/>3E30C000</text:p>
          </table:table-cell>
          <table:table-cell office:value-type="float" office:value="1043382272" calcext:value-type="float">
            <text:p>1043382272</text:p>
          </table:table-cell>
          <table:table-cell office:value-type="float" office:value="4" calcext:value-type="float">
            <text:p>4</text:p>
          </table:table-cell>
          <table:table-cell table:formula="of:=[.F650]" office:value-type="float" office:value="1043382272" calcext:value-type="float">
            <text:p>1043382272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/>
          <table:table-cell office:value-type="string" calcext:value-type="string">
            <text:p>C000F9FF</text:p>
          </table:table-cell>
          <table:table-cell office:value-type="float" office:value="-1073677825" calcext:value-type="float">
            <text:p>-1073677825</text:p>
          </table:table-cell>
          <table:table-cell office:value-type="string" calcext:value-type="string">
            <text:p><text:s/>3E7FC000</text:p>
          </table:table-cell>
          <table:table-cell office:value-type="float" office:value="1048559616" calcext:value-type="float">
            <text:p>1048559616</text:p>
          </table:table-cell>
          <table:table-cell office:value-type="string" calcext:value-type="string">
            <text:p><text:s/>0000000C</text:p>
          </table:table-cell>
          <table:table-cell table:formula="of:=-[.F651]" office:value-type="float" office:value="-1048559616" calcext:value-type="float">
            <text:p>-1048559616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/>
          <table:table-cell office:value-type="string" calcext:value-type="string">
            <text:p>0000F9F3</text:p>
          </table:table-cell>
          <table:table-cell office:value-type="float" office:value="63987" calcext:value-type="float">
            <text:p>63987</text:p>
          </table:table-cell>
          <table:table-cell office:value-type="string" calcext:value-type="string">
            <text:p><text:s/>3E7CC000</text:p>
          </table:table-cell>
          <table:table-cell office:value-type="float" office:value="1048363008" calcext:value-type="float">
            <text:p>1048363008</text:p>
          </table:table-cell>
          <table:table-cell office:value-type="float" office:value="0" calcext:value-type="float">
            <text:p>0</text:p>
          </table:table-cell>
          <table:table-cell table:formula="of:=[.F652]" office:value-type="float" office:value="1048363008" calcext:value-type="float">
            <text:p>1048363008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/>
          <table:table-cell office:value-type="string" calcext:value-type="string">
            <text:p>0000F9E7</text:p>
          </table:table-cell>
          <table:table-cell office:value-type="float" office:value="63975" calcext:value-type="float">
            <text:p>63975</text:p>
          </table:table-cell>
          <table:table-cell office:value-type="string" calcext:value-type="string">
            <text:p><text:s/>3E79C000</text:p>
          </table:table-cell>
          <table:table-cell office:value-type="float" office:value="1048166400" calcext:value-type="float">
            <text:p>1048166400</text:p>
          </table:table-cell>
          <table:table-cell office:value-type="float" office:value="0" calcext:value-type="float">
            <text:p>0</text:p>
          </table:table-cell>
          <table:table-cell table:formula="of:=[.F653]" office:value-type="float" office:value="1048166400" calcext:value-type="float">
            <text:p>104816640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/>
          <table:table-cell office:value-type="string" calcext:value-type="string">
            <text:p>C000F9DA</text:p>
          </table:table-cell>
          <table:table-cell office:value-type="float" office:value="-1073677862" calcext:value-type="float">
            <text:p>-1073677862</text:p>
          </table:table-cell>
          <table:table-cell table:style-name="ce1" office:value-type="string" calcext:value-type="string">
            <text:p><text:s/>3E768000</text:p>
          </table:table-cell>
          <table:table-cell office:value-type="float" office:value="1047953408" calcext:value-type="float">
            <text:p>1047953408</text:p>
          </table:table-cell>
          <table:table-cell office:value-type="string" calcext:value-type="string">
            <text:p><text:s/>0000000C</text:p>
          </table:table-cell>
          <table:table-cell table:formula="of:=-[.F654]" office:value-type="float" office:value="-1047953408" calcext:value-type="float">
            <text:p>-1047953408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/>
          <table:table-cell office:value-type="string" calcext:value-type="string">
            <text:p>4000F9CD</text:p>
          </table:table-cell>
          <table:table-cell office:value-type="float" office:value="1073805773" calcext:value-type="float">
            <text:p>1073805773</text:p>
          </table:table-cell>
          <table:table-cell table:style-name="ce1" office:value-type="string" calcext:value-type="string">
            <text:p><text:s/>3E734000</text:p>
          </table:table-cell>
          <table:table-cell office:value-type="float" office:value="1047740416" calcext:value-type="float">
            <text:p>1047740416</text:p>
          </table:table-cell>
          <table:table-cell office:value-type="float" office:value="4" calcext:value-type="float">
            <text:p>4</text:p>
          </table:table-cell>
          <table:table-cell table:formula="of:=[.F655]" office:value-type="float" office:value="1047740416" calcext:value-type="float">
            <text:p>1047740416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/>
          <table:table-cell office:value-type="string" calcext:value-type="string">
            <text:p>C000F9BE</text:p>
          </table:table-cell>
          <table:table-cell office:value-type="float" office:value="-1073677890" calcext:value-type="float">
            <text:p>-1073677890</text:p>
          </table:table-cell>
          <table:table-cell office:value-type="string" calcext:value-type="string">
            <text:p><text:s/>3E6F8000</text:p>
          </table:table-cell>
          <table:table-cell office:value-type="float" office:value="1047494656" calcext:value-type="float">
            <text:p>1047494656</text:p>
          </table:table-cell>
          <table:table-cell office:value-type="string" calcext:value-type="string">
            <text:p><text:s/>0000000C</text:p>
          </table:table-cell>
          <table:table-cell table:formula="of:=-[.F656]" office:value-type="float" office:value="-1047494656" calcext:value-type="float">
            <text:p>-1047494656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/>
          <table:table-cell office:value-type="string" calcext:value-type="string">
            <text:p>0000F962</text:p>
          </table:table-cell>
          <table:table-cell office:value-type="float" office:value="63842" calcext:value-type="float">
            <text:p>63842</text:p>
          </table:table-cell>
          <table:table-cell table:style-name="ce1" office:value-type="string" calcext:value-type="string">
            <text:p><text:s/>3E588000</text:p>
          </table:table-cell>
          <table:table-cell office:value-type="float" office:value="1045987328" calcext:value-type="float">
            <text:p>1045987328</text:p>
          </table:table-cell>
          <table:table-cell office:value-type="float" office:value="0" calcext:value-type="float">
            <text:p>0</text:p>
          </table:table-cell>
          <table:table-cell table:formula="of:=[.F657]" office:value-type="float" office:value="1045987328" calcext:value-type="float">
            <text:p>1045987328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/>
          <table:table-cell office:value-type="string" calcext:value-type="string">
            <text:p>4000F976</text:p>
          </table:table-cell>
          <table:table-cell office:value-type="float" office:value="1073805686" calcext:value-type="float">
            <text:p>1073805686</text:p>
          </table:table-cell>
          <table:table-cell office:value-type="string" calcext:value-type="string">
            <text:p><text:s/>3E5D8000</text:p>
          </table:table-cell>
          <table:table-cell office:value-type="float" office:value="1046315008" calcext:value-type="float">
            <text:p>1046315008</text:p>
          </table:table-cell>
          <table:table-cell office:value-type="float" office:value="4" calcext:value-type="float">
            <text:p>4</text:p>
          </table:table-cell>
          <table:table-cell table:formula="of:=[.F658]" office:value-type="float" office:value="1046315008" calcext:value-type="float">
            <text:p>1046315008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/>
          <table:table-cell office:value-type="string" calcext:value-type="string">
            <text:p>C000F98A</text:p>
          </table:table-cell>
          <table:table-cell office:value-type="float" office:value="-1073677942" calcext:value-type="float">
            <text:p>-1073677942</text:p>
          </table:table-cell>
          <table:table-cell table:style-name="ce1" office:value-type="string" calcext:value-type="string">
            <text:p><text:s/>3E628000</text:p>
          </table:table-cell>
          <table:table-cell office:value-type="float" office:value="1046642688" calcext:value-type="float">
            <text:p>1046642688</text:p>
          </table:table-cell>
          <table:table-cell office:value-type="string" calcext:value-type="string">
            <text:p><text:s/>0000000C</text:p>
          </table:table-cell>
          <table:table-cell table:formula="of:=-[.F659]" office:value-type="float" office:value="-1046642688" calcext:value-type="float">
            <text:p>-1046642688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4000F9A3</text:p>
          </table:table-cell>
          <table:table-cell office:value-type="float" office:value="1073805731" calcext:value-type="float">
            <text:p>1073805731</text:p>
          </table:table-cell>
          <table:table-cell office:value-type="string" calcext:value-type="string">
            <text:p><text:s/>3E68C000</text:p>
          </table:table-cell>
          <table:table-cell office:value-type="float" office:value="1047052288" calcext:value-type="float">
            <text:p>1047052288</text:p>
          </table:table-cell>
          <table:table-cell office:value-type="float" office:value="4" calcext:value-type="float">
            <text:p>4</text:p>
          </table:table-cell>
          <table:table-cell table:formula="of:=[.F660]" office:value-type="float" office:value="1047052288" calcext:value-type="float">
            <text:p>1047052288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4000F9BE</text:p>
          </table:table-cell>
          <table:table-cell office:value-type="float" office:value="1073805758" calcext:value-type="float">
            <text:p>1073805758</text:p>
          </table:table-cell>
          <table:table-cell office:value-type="string" calcext:value-type="string">
            <text:p><text:s/>3E6F8000</text:p>
          </table:table-cell>
          <table:table-cell office:value-type="float" office:value="1047494656" calcext:value-type="float">
            <text:p>1047494656</text:p>
          </table:table-cell>
          <table:table-cell office:value-type="float" office:value="4" calcext:value-type="float">
            <text:p>4</text:p>
          </table:table-cell>
          <table:table-cell table:formula="of:=[.F661]" office:value-type="float" office:value="1047494656" calcext:value-type="float">
            <text:p>1047494656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/>
          <table:table-cell office:value-type="string" calcext:value-type="string">
            <text:p>0000F9D4</text:p>
          </table:table-cell>
          <table:table-cell office:value-type="float" office:value="63956" calcext:value-type="float">
            <text:p>63956</text:p>
          </table:table-cell>
          <table:table-cell table:style-name="ce1" office:value-type="string" calcext:value-type="string">
            <text:p><text:s/>3E750000</text:p>
          </table:table-cell>
          <table:table-cell office:value-type="float" office:value="1047855104" calcext:value-type="float">
            <text:p>1047855104</text:p>
          </table:table-cell>
          <table:table-cell office:value-type="float" office:value="0" calcext:value-type="float">
            <text:p>0</text:p>
          </table:table-cell>
          <table:table-cell table:formula="of:=[.F662]" office:value-type="float" office:value="1047855104" calcext:value-type="float">
            <text:p>1047855104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8000F85F</text:p>
          </table:table-cell>
          <table:table-cell office:value-type="float" office:value="-2147420065" calcext:value-type="float">
            <text:p>-2147420065</text:p>
          </table:table-cell>
          <table:table-cell office:value-type="string" calcext:value-type="string">
            <text:p><text:s/>3E17C000</text:p>
          </table:table-cell>
          <table:table-cell office:value-type="float" office:value="1041743872" calcext:value-type="float">
            <text:p>1041743872</text:p>
          </table:table-cell>
          <table:table-cell office:value-type="float" office:value="8" calcext:value-type="float">
            <text:p>8</text:p>
          </table:table-cell>
          <table:table-cell table:formula="of:=-[.F663]" office:value-type="float" office:value="-1041743872" calcext:value-type="float">
            <text:p>-1041743872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/>
          <table:table-cell office:value-type="string" calcext:value-type="string">
            <text:p>0000F865</text:p>
          </table:table-cell>
          <table:table-cell office:value-type="float" office:value="63589" calcext:value-type="float">
            <text:p>63589</text:p>
          </table:table-cell>
          <table:table-cell table:style-name="ce1" office:value-type="string" calcext:value-type="string">
            <text:p><text:s/>3E194000</text:p>
          </table:table-cell>
          <table:table-cell office:value-type="float" office:value="1041842176" calcext:value-type="float">
            <text:p>1041842176</text:p>
          </table:table-cell>
          <table:table-cell office:value-type="float" office:value="0" calcext:value-type="float">
            <text:p>0</text:p>
          </table:table-cell>
          <table:table-cell table:formula="of:=[.F664]" office:value-type="float" office:value="1041842176" calcext:value-type="float">
            <text:p>1041842176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/>
          <table:table-cell office:value-type="string" calcext:value-type="string">
            <text:p>C000F869</text:p>
          </table:table-cell>
          <table:table-cell office:value-type="float" office:value="-1073678231" calcext:value-type="float">
            <text:p>-1073678231</text:p>
          </table:table-cell>
          <table:table-cell office:value-type="string" calcext:value-type="string">
            <text:p><text:s/>3E1A4000</text:p>
          </table:table-cell>
          <table:table-cell office:value-type="float" office:value="1041907712" calcext:value-type="float">
            <text:p>1041907712</text:p>
          </table:table-cell>
          <table:table-cell office:value-type="string" calcext:value-type="string">
            <text:p><text:s/>0000000C</text:p>
          </table:table-cell>
          <table:table-cell table:formula="of:=-[.F665]" office:value-type="float" office:value="-1041907712" calcext:value-type="float">
            <text:p>-1041907712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/>
          <table:table-cell office:value-type="string" calcext:value-type="string">
            <text:p>0000F872</text:p>
          </table:table-cell>
          <table:table-cell office:value-type="float" office:value="63602" calcext:value-type="float">
            <text:p>63602</text:p>
          </table:table-cell>
          <table:table-cell office:value-type="string" calcext:value-type="string">
            <text:p><text:s/>3E1C8000</text:p>
          </table:table-cell>
          <table:table-cell office:value-type="float" office:value="1042055168" calcext:value-type="float">
            <text:p>1042055168</text:p>
          </table:table-cell>
          <table:table-cell office:value-type="float" office:value="0" calcext:value-type="float">
            <text:p>0</text:p>
          </table:table-cell>
          <table:table-cell table:formula="of:=[.F666]" office:value-type="float" office:value="1042055168" calcext:value-type="float">
            <text:p>1042055168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/>
          <table:table-cell office:value-type="string" calcext:value-type="string">
            <text:p>C000F87F</text:p>
          </table:table-cell>
          <table:table-cell office:value-type="float" office:value="-1073678209" calcext:value-type="float">
            <text:p>-1073678209</text:p>
          </table:table-cell>
          <table:table-cell office:value-type="string" calcext:value-type="string">
            <text:p><text:s/>3E1FC000</text:p>
          </table:table-cell>
          <table:table-cell office:value-type="float" office:value="1042268160" calcext:value-type="float">
            <text:p>1042268160</text:p>
          </table:table-cell>
          <table:table-cell office:value-type="string" calcext:value-type="string">
            <text:p><text:s/>0000000C</text:p>
          </table:table-cell>
          <table:table-cell table:formula="of:=-[.F667]" office:value-type="float" office:value="-1042268160" calcext:value-type="float">
            <text:p>-104226816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/>
          <table:table-cell office:value-type="string" calcext:value-type="string">
            <text:p>8000F88D</text:p>
          </table:table-cell>
          <table:table-cell office:value-type="float" office:value="-2147420019" calcext:value-type="float">
            <text:p>-2147420019</text:p>
          </table:table-cell>
          <table:table-cell table:style-name="ce1" office:value-type="string" calcext:value-type="string">
            <text:p><text:s/>3E234000</text:p>
          </table:table-cell>
          <table:table-cell office:value-type="float" office:value="1042497536" calcext:value-type="float">
            <text:p>1042497536</text:p>
          </table:table-cell>
          <table:table-cell office:value-type="float" office:value="8" calcext:value-type="float">
            <text:p>8</text:p>
          </table:table-cell>
          <table:table-cell table:formula="of:=-[.F668]" office:value-type="float" office:value="-1042497536" calcext:value-type="float">
            <text:p>-1042497536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/>
          <table:table-cell office:value-type="string" calcext:value-type="string">
            <text:p>8000F89A</text:p>
          </table:table-cell>
          <table:table-cell office:value-type="float" office:value="-2147420006" calcext:value-type="float">
            <text:p>-2147420006</text:p>
          </table:table-cell>
          <table:table-cell table:style-name="ce1" office:value-type="string" calcext:value-type="string">
            <text:p><text:s/>3E268000</text:p>
          </table:table-cell>
          <table:table-cell office:value-type="float" office:value="1042710528" calcext:value-type="float">
            <text:p>1042710528</text:p>
          </table:table-cell>
          <table:table-cell office:value-type="float" office:value="8" calcext:value-type="float">
            <text:p>8</text:p>
          </table:table-cell>
          <table:table-cell table:formula="of:=-[.F669]" office:value-type="float" office:value="-1042710528" calcext:value-type="float">
            <text:p>-1042710528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/>
          <table:table-cell office:value-type="string" calcext:value-type="string">
            <text:p>4000F8A7</text:p>
          </table:table-cell>
          <table:table-cell office:value-type="float" office:value="1073805479" calcext:value-type="float">
            <text:p>1073805479</text:p>
          </table:table-cell>
          <table:table-cell office:value-type="string" calcext:value-type="string">
            <text:p><text:s/>3E29C000</text:p>
          </table:table-cell>
          <table:table-cell office:value-type="float" office:value="1042923520" calcext:value-type="float">
            <text:p>1042923520</text:p>
          </table:table-cell>
          <table:table-cell office:value-type="float" office:value="4" calcext:value-type="float">
            <text:p>4</text:p>
          </table:table-cell>
          <table:table-cell table:formula="of:=[.F670]" office:value-type="float" office:value="1042923520" calcext:value-type="float">
            <text:p>104292352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C000F898</text:p>
          </table:table-cell>
          <table:table-cell office:value-type="float" office:value="-1073678184" calcext:value-type="float">
            <text:p>-1073678184</text:p>
          </table:table-cell>
          <table:table-cell table:style-name="ce1" office:value-type="string" calcext:value-type="string">
            <text:p><text:s/>3E260000</text:p>
          </table:table-cell>
          <table:table-cell office:value-type="float" office:value="1042677760" calcext:value-type="float">
            <text:p>1042677760</text:p>
          </table:table-cell>
          <table:table-cell office:value-type="string" calcext:value-type="string">
            <text:p><text:s/>0000000C</text:p>
          </table:table-cell>
          <table:table-cell table:formula="of:=-[.F671]" office:value-type="float" office:value="-1042677760" calcext:value-type="float">
            <text:p>-104267776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/>
          <table:table-cell office:value-type="string" calcext:value-type="string">
            <text:p>8000F890</text:p>
          </table:table-cell>
          <table:table-cell office:value-type="float" office:value="-2147420016" calcext:value-type="float">
            <text:p>-2147420016</text:p>
          </table:table-cell>
          <table:table-cell table:style-name="ce1" office:value-type="string" calcext:value-type="string">
            <text:p><text:s/>3E240000</text:p>
          </table:table-cell>
          <table:table-cell office:value-type="float" office:value="1042546688" calcext:value-type="float">
            <text:p>1042546688</text:p>
          </table:table-cell>
          <table:table-cell office:value-type="float" office:value="8" calcext:value-type="float">
            <text:p>8</text:p>
          </table:table-cell>
          <table:table-cell table:formula="of:=-[.F672]" office:value-type="float" office:value="-1042546688" calcext:value-type="float">
            <text:p>-1042546688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/>
          <table:table-cell office:value-type="string" calcext:value-type="string">
            <text:p>4000F88A</text:p>
          </table:table-cell>
          <table:table-cell office:value-type="float" office:value="1073805450" calcext:value-type="float">
            <text:p>1073805450</text:p>
          </table:table-cell>
          <table:table-cell table:style-name="ce1" office:value-type="string" calcext:value-type="string">
            <text:p><text:s/>3E228000</text:p>
          </table:table-cell>
          <table:table-cell office:value-type="float" office:value="1042448384" calcext:value-type="float">
            <text:p>1042448384</text:p>
          </table:table-cell>
          <table:table-cell office:value-type="float" office:value="4" calcext:value-type="float">
            <text:p>4</text:p>
          </table:table-cell>
          <table:table-cell table:formula="of:=[.F673]" office:value-type="float" office:value="1042448384" calcext:value-type="float">
            <text:p>1042448384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/>
          <table:table-cell office:value-type="string" calcext:value-type="string">
            <text:p>C000F87F</text:p>
          </table:table-cell>
          <table:table-cell office:value-type="float" office:value="-1073678209" calcext:value-type="float">
            <text:p>-1073678209</text:p>
          </table:table-cell>
          <table:table-cell office:value-type="string" calcext:value-type="string">
            <text:p><text:s/>3E1FC000</text:p>
          </table:table-cell>
          <table:table-cell office:value-type="float" office:value="1042268160" calcext:value-type="float">
            <text:p>1042268160</text:p>
          </table:table-cell>
          <table:table-cell office:value-type="string" calcext:value-type="string">
            <text:p><text:s/>0000000C</text:p>
          </table:table-cell>
          <table:table-cell table:formula="of:=-[.F674]" office:value-type="float" office:value="-1042268160" calcext:value-type="float">
            <text:p>-104226816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/>
          <table:table-cell office:value-type="string" calcext:value-type="string">
            <text:p>C000F874</text:p>
          </table:table-cell>
          <table:table-cell office:value-type="float" office:value="-1073678220" calcext:value-type="float">
            <text:p>-1073678220</text:p>
          </table:table-cell>
          <table:table-cell office:value-type="string" calcext:value-type="string">
            <text:p><text:s/>3E1D0000</text:p>
          </table:table-cell>
          <table:table-cell office:value-type="float" office:value="1042087936" calcext:value-type="float">
            <text:p>1042087936</text:p>
          </table:table-cell>
          <table:table-cell office:value-type="string" calcext:value-type="string">
            <text:p><text:s/>0000000C</text:p>
          </table:table-cell>
          <table:table-cell table:formula="of:=-[.F675]" office:value-type="float" office:value="-1042087936" calcext:value-type="float">
            <text:p>-1042087936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/>
          <table:table-cell office:value-type="string" calcext:value-type="string">
            <text:p>0000F9AE</text:p>
          </table:table-cell>
          <table:table-cell office:value-type="float" office:value="63918" calcext:value-type="float">
            <text:p>63918</text:p>
          </table:table-cell>
          <table:table-cell office:value-type="string" calcext:value-type="string">
            <text:p><text:s/>3E6B8000</text:p>
          </table:table-cell>
          <table:table-cell office:value-type="float" office:value="1047232512" calcext:value-type="float">
            <text:p>1047232512</text:p>
          </table:table-cell>
          <table:table-cell office:value-type="float" office:value="0" calcext:value-type="float">
            <text:p>0</text:p>
          </table:table-cell>
          <table:table-cell table:formula="of:=[.F676]" office:value-type="float" office:value="1047232512" calcext:value-type="float">
            <text:p>1047232512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/>
          <table:table-cell office:value-type="string" calcext:value-type="string">
            <text:p>C000F99C</text:p>
          </table:table-cell>
          <table:table-cell office:value-type="float" office:value="-1073677924" calcext:value-type="float">
            <text:p>-1073677924</text:p>
          </table:table-cell>
          <table:table-cell table:style-name="ce1" office:value-type="string" calcext:value-type="string">
            <text:p><text:s/>3E670000</text:p>
          </table:table-cell>
          <table:table-cell office:value-type="float" office:value="1046937600" calcext:value-type="float">
            <text:p>1046937600</text:p>
          </table:table-cell>
          <table:table-cell office:value-type="string" calcext:value-type="string">
            <text:p><text:s/>0000000C</text:p>
          </table:table-cell>
          <table:table-cell table:formula="of:=-[.F677]" office:value-type="float" office:value="-1046937600" calcext:value-type="float">
            <text:p>-104693760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/>
          <table:table-cell office:value-type="string" calcext:value-type="string">
            <text:p>4000F98E</text:p>
          </table:table-cell>
          <table:table-cell office:value-type="float" office:value="1073805710" calcext:value-type="float">
            <text:p>1073805710</text:p>
          </table:table-cell>
          <table:table-cell table:style-name="ce1" office:value-type="string" calcext:value-type="string">
            <text:p><text:s/>3E638000</text:p>
          </table:table-cell>
          <table:table-cell office:value-type="float" office:value="1046708224" calcext:value-type="float">
            <text:p>1046708224</text:p>
          </table:table-cell>
          <table:table-cell office:value-type="float" office:value="4" calcext:value-type="float">
            <text:p>4</text:p>
          </table:table-cell>
          <table:table-cell table:formula="of:=[.F678]" office:value-type="float" office:value="1046708224" calcext:value-type="float">
            <text:p>1046708224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/>
          <table:table-cell office:value-type="string" calcext:value-type="string">
            <text:p>0000F980</text:p>
          </table:table-cell>
          <table:table-cell office:value-type="float" office:value="63872" calcext:value-type="float">
            <text:p>63872</text:p>
          </table:table-cell>
          <table:table-cell table:style-name="ce1" office:value-type="string" calcext:value-type="string">
            <text:p><text:s/>3E600000</text:p>
          </table:table-cell>
          <table:table-cell office:value-type="float" office:value="1046478848" calcext:value-type="float">
            <text:p>1046478848</text:p>
          </table:table-cell>
          <table:table-cell office:value-type="float" office:value="0" calcext:value-type="float">
            <text:p>0</text:p>
          </table:table-cell>
          <table:table-cell table:formula="of:=[.F679]" office:value-type="float" office:value="1046478848" calcext:value-type="float">
            <text:p>1046478848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/>
          <table:table-cell office:value-type="string" calcext:value-type="string">
            <text:p>C000F96C</text:p>
          </table:table-cell>
          <table:table-cell office:value-type="float" office:value="-1073677972" calcext:value-type="float">
            <text:p>-1073677972</text:p>
          </table:table-cell>
          <table:table-cell office:value-type="string" calcext:value-type="string">
            <text:p><text:s/>3E5B0000</text:p>
          </table:table-cell>
          <table:table-cell office:value-type="float" office:value="1046151168" calcext:value-type="float">
            <text:p>1046151168</text:p>
          </table:table-cell>
          <table:table-cell office:value-type="string" calcext:value-type="string">
            <text:p><text:s/>0000000C</text:p>
          </table:table-cell>
          <table:table-cell table:formula="of:=-[.F680]" office:value-type="float" office:value="-1046151168" calcext:value-type="float">
            <text:p>-1046151168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/>
          <table:table-cell office:value-type="string" calcext:value-type="string">
            <text:p>0000F957</text:p>
          </table:table-cell>
          <table:table-cell office:value-type="float" office:value="63831" calcext:value-type="float">
            <text:p>63831</text:p>
          </table:table-cell>
          <table:table-cell office:value-type="string" calcext:value-type="string">
            <text:p><text:s/>3E55C000</text:p>
          </table:table-cell>
          <table:table-cell office:value-type="float" office:value="1045807104" calcext:value-type="float">
            <text:p>1045807104</text:p>
          </table:table-cell>
          <table:table-cell office:value-type="float" office:value="0" calcext:value-type="float">
            <text:p>0</text:p>
          </table:table-cell>
          <table:table-cell table:formula="of:=[.F681]" office:value-type="float" office:value="1045807104" calcext:value-type="float">
            <text:p>1045807104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/>
          <table:table-cell office:value-type="string" calcext:value-type="string">
            <text:p>8000F9E5</text:p>
          </table:table-cell>
          <table:table-cell office:value-type="float" office:value="-2147419675" calcext:value-type="float">
            <text:p>-2147419675</text:p>
          </table:table-cell>
          <table:table-cell table:style-name="ce1" office:value-type="string" calcext:value-type="string">
            <text:p><text:s/>3E794000</text:p>
          </table:table-cell>
          <table:table-cell office:value-type="float" office:value="1048133632" calcext:value-type="float">
            <text:p>1048133632</text:p>
          </table:table-cell>
          <table:table-cell office:value-type="float" office:value="8" calcext:value-type="float">
            <text:p>8</text:p>
          </table:table-cell>
          <table:table-cell table:formula="of:=-[.F682]" office:value-type="float" office:value="-1048133632" calcext:value-type="float">
            <text:p>-1048133632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/>
          <table:table-cell office:value-type="string" calcext:value-type="string">
            <text:p>4000F9EF</text:p>
          </table:table-cell>
          <table:table-cell office:value-type="float" office:value="1073805807" calcext:value-type="float">
            <text:p>1073805807</text:p>
          </table:table-cell>
          <table:table-cell office:value-type="string" calcext:value-type="string">
            <text:p><text:s/>3E7BC000</text:p>
          </table:table-cell>
          <table:table-cell office:value-type="float" office:value="1048297472" calcext:value-type="float">
            <text:p>1048297472</text:p>
          </table:table-cell>
          <table:table-cell office:value-type="float" office:value="4" calcext:value-type="float">
            <text:p>4</text:p>
          </table:table-cell>
          <table:table-cell table:formula="of:=[.F683]" office:value-type="float" office:value="1048297472" calcext:value-type="float">
            <text:p>1048297472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/>
          <table:table-cell office:value-type="string" calcext:value-type="string">
            <text:p>8000F9F6</text:p>
          </table:table-cell>
          <table:table-cell office:value-type="float" office:value="-2147419658" calcext:value-type="float">
            <text:p>-2147419658</text:p>
          </table:table-cell>
          <table:table-cell office:value-type="string" calcext:value-type="string">
            <text:p><text:s/>3E7D8000</text:p>
          </table:table-cell>
          <table:table-cell office:value-type="float" office:value="1048412160" calcext:value-type="float">
            <text:p>1048412160</text:p>
          </table:table-cell>
          <table:table-cell office:value-type="float" office:value="8" calcext:value-type="float">
            <text:p>8</text:p>
          </table:table-cell>
          <table:table-cell table:formula="of:=-[.F684]" office:value-type="float" office:value="-1048412160" calcext:value-type="float">
            <text:p>-104841216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/>
          <table:table-cell office:value-type="string" calcext:value-type="string">
            <text:p>8000F9FC</text:p>
          </table:table-cell>
          <table:table-cell office:value-type="float" office:value="-2147419652" calcext:value-type="float">
            <text:p>-2147419652</text:p>
          </table:table-cell>
          <table:table-cell office:value-type="string" calcext:value-type="string">
            <text:p><text:s/>3E7F0000</text:p>
          </table:table-cell>
          <table:table-cell office:value-type="float" office:value="1048510464" calcext:value-type="float">
            <text:p>1048510464</text:p>
          </table:table-cell>
          <table:table-cell office:value-type="float" office:value="8" calcext:value-type="float">
            <text:p>8</text:p>
          </table:table-cell>
          <table:table-cell table:formula="of:=-[.F685]" office:value-type="float" office:value="-1048510464" calcext:value-type="float">
            <text:p>-104851046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/>
          <table:table-cell office:value-type="string" calcext:value-type="string">
            <text:p>4000FA04</text:p>
          </table:table-cell>
          <table:table-cell office:value-type="float" office:value="1073805828" calcext:value-type="float">
            <text:p>1073805828</text:p>
          </table:table-cell>
          <table:table-cell table:style-name="ce1" office:value-type="string" calcext:value-type="string">
            <text:p><text:s/>3E810000</text:p>
          </table:table-cell>
          <table:table-cell office:value-type="float" office:value="1048641536" calcext:value-type="float">
            <text:p>1048641536</text:p>
          </table:table-cell>
          <table:table-cell office:value-type="float" office:value="4" calcext:value-type="float">
            <text:p>4</text:p>
          </table:table-cell>
          <table:table-cell table:formula="of:=[.F686]" office:value-type="float" office:value="1048641536" calcext:value-type="float">
            <text:p>1048641536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/>
          <table:table-cell office:value-type="string" calcext:value-type="string">
            <text:p>8000FA0C</text:p>
          </table:table-cell>
          <table:table-cell office:value-type="float" office:value="-2147419636" calcext:value-type="float">
            <text:p>-2147419636</text:p>
          </table:table-cell>
          <table:table-cell table:style-name="ce1" office:value-type="string" calcext:value-type="string">
            <text:p><text:s/>3E830000</text:p>
          </table:table-cell>
          <table:table-cell office:value-type="float" office:value="1048772608" calcext:value-type="float">
            <text:p>1048772608</text:p>
          </table:table-cell>
          <table:table-cell office:value-type="float" office:value="8" calcext:value-type="float">
            <text:p>8</text:p>
          </table:table-cell>
          <table:table-cell table:formula="of:=-[.F687]" office:value-type="float" office:value="-1048772608" calcext:value-type="float">
            <text:p>-1048772608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/>
          <table:table-cell office:value-type="string" calcext:value-type="string">
            <text:p>4000F89E</text:p>
          </table:table-cell>
          <table:table-cell office:value-type="float" office:value="1073805470" calcext:value-type="float">
            <text:p>1073805470</text:p>
          </table:table-cell>
          <table:table-cell table:style-name="ce1" office:value-type="string" calcext:value-type="string">
            <text:p><text:s/>3E278000</text:p>
          </table:table-cell>
          <table:table-cell office:value-type="float" office:value="1042776064" calcext:value-type="float">
            <text:p>1042776064</text:p>
          </table:table-cell>
          <table:table-cell office:value-type="float" office:value="4" calcext:value-type="float">
            <text:p>4</text:p>
          </table:table-cell>
          <table:table-cell table:formula="of:=[.F688]" office:value-type="float" office:value="1042776064" calcext:value-type="float">
            <text:p>1042776064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/>
          <table:table-cell office:value-type="string" calcext:value-type="string">
            <text:p>C000F8B0</text:p>
          </table:table-cell>
          <table:table-cell office:value-type="float" office:value="-1073678160" calcext:value-type="float">
            <text:p>-1073678160</text:p>
          </table:table-cell>
          <table:table-cell office:value-type="string" calcext:value-type="string">
            <text:p><text:s/>3E2C0000</text:p>
          </table:table-cell>
          <table:table-cell office:value-type="float" office:value="1043070976" calcext:value-type="float">
            <text:p>1043070976</text:p>
          </table:table-cell>
          <table:table-cell office:value-type="string" calcext:value-type="string">
            <text:p><text:s/>0000000C</text:p>
          </table:table-cell>
          <table:table-cell table:formula="of:=-[.F689]" office:value-type="float" office:value="-1043070976" calcext:value-type="float">
            <text:p>-1043070976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/>
          <table:table-cell office:value-type="string" calcext:value-type="string">
            <text:p>8000F8C5</text:p>
          </table:table-cell>
          <table:table-cell office:value-type="float" office:value="-2147419963" calcext:value-type="float">
            <text:p>-2147419963</text:p>
          </table:table-cell>
          <table:table-cell table:style-name="ce1" office:value-type="string" calcext:value-type="string">
            <text:p><text:s/>3E314000</text:p>
          </table:table-cell>
          <table:table-cell office:value-type="float" office:value="1043415040" calcext:value-type="float">
            <text:p>1043415040</text:p>
          </table:table-cell>
          <table:table-cell office:value-type="float" office:value="8" calcext:value-type="float">
            <text:p>8</text:p>
          </table:table-cell>
          <table:table-cell table:formula="of:=-[.F690]" office:value-type="float" office:value="-1043415040" calcext:value-type="float">
            <text:p>-104341504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/>
          <table:table-cell office:value-type="string" calcext:value-type="string">
            <text:p>C000F8DC</text:p>
          </table:table-cell>
          <table:table-cell office:value-type="float" office:value="-1073678116" calcext:value-type="float">
            <text:p>-1073678116</text:p>
          </table:table-cell>
          <table:table-cell table:style-name="ce1" office:value-type="string" calcext:value-type="string">
            <text:p><text:s/>3E370000</text:p>
          </table:table-cell>
          <table:table-cell office:value-type="float" office:value="1043791872" calcext:value-type="float">
            <text:p>1043791872</text:p>
          </table:table-cell>
          <table:table-cell office:value-type="string" calcext:value-type="string">
            <text:p><text:s/>0000000C</text:p>
          </table:table-cell>
          <table:table-cell table:formula="of:=-[.F691]" office:value-type="float" office:value="-1043791872" calcext:value-type="float">
            <text:p>-1043791872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/>
          <table:table-cell office:value-type="string" calcext:value-type="string">
            <text:p>8000F8F4</text:p>
          </table:table-cell>
          <table:table-cell office:value-type="float" office:value="-2147419916" calcext:value-type="float">
            <text:p>-2147419916</text:p>
          </table:table-cell>
          <table:table-cell office:value-type="string" calcext:value-type="string">
            <text:p><text:s/>3E3D0000</text:p>
          </table:table-cell>
          <table:table-cell office:value-type="float" office:value="1044185088" calcext:value-type="float">
            <text:p>1044185088</text:p>
          </table:table-cell>
          <table:table-cell office:value-type="float" office:value="8" calcext:value-type="float">
            <text:p>8</text:p>
          </table:table-cell>
          <table:table-cell table:formula="of:=-[.F692]" office:value-type="float" office:value="-1044185088" calcext:value-type="float">
            <text:p>-1044185088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/>
          <table:table-cell office:value-type="string" calcext:value-type="string">
            <text:p>C000F908</text:p>
          </table:table-cell>
          <table:table-cell office:value-type="float" office:value="-1073678072" calcext:value-type="float">
            <text:p>-1073678072</text:p>
          </table:table-cell>
          <table:table-cell table:style-name="ce1" office:value-type="string" calcext:value-type="string">
            <text:p><text:s/>3E420000</text:p>
          </table:table-cell>
          <table:table-cell office:value-type="float" office:value="1044512768" calcext:value-type="float">
            <text:p>1044512768</text:p>
          </table:table-cell>
          <table:table-cell office:value-type="string" calcext:value-type="string">
            <text:p><text:s/>0000000C</text:p>
          </table:table-cell>
          <table:table-cell table:formula="of:=-[.F693]" office:value-type="float" office:value="-1044512768" calcext:value-type="float">
            <text:p>-1044512768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/>
          <table:table-cell office:value-type="string" calcext:value-type="string">
            <text:p>0000F878</text:p>
          </table:table-cell>
          <table:table-cell office:value-type="float" office:value="63608" calcext:value-type="float">
            <text:p>63608</text:p>
          </table:table-cell>
          <table:table-cell office:value-type="string" calcext:value-type="string">
            <text:p><text:s/>3E1E0000</text:p>
          </table:table-cell>
          <table:table-cell office:value-type="float" office:value="1042153472" calcext:value-type="float">
            <text:p>1042153472</text:p>
          </table:table-cell>
          <table:table-cell office:value-type="float" office:value="0" calcext:value-type="float">
            <text:p>0</text:p>
          </table:table-cell>
          <table:table-cell table:formula="of:=[.F694]" office:value-type="float" office:value="1042153472" calcext:value-type="float">
            <text:p>1042153472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/>
          <table:table-cell office:value-type="string" calcext:value-type="string">
            <text:p>8000F86E</text:p>
          </table:table-cell>
          <table:table-cell office:value-type="float" office:value="-2147420050" calcext:value-type="float">
            <text:p>-2147420050</text:p>
          </table:table-cell>
          <table:table-cell office:value-type="string" calcext:value-type="string">
            <text:p><text:s/>3E1B8000</text:p>
          </table:table-cell>
          <table:table-cell office:value-type="float" office:value="1041989632" calcext:value-type="float">
            <text:p>1041989632</text:p>
          </table:table-cell>
          <table:table-cell office:value-type="float" office:value="8" calcext:value-type="float">
            <text:p>8</text:p>
          </table:table-cell>
          <table:table-cell table:formula="of:=-[.F695]" office:value-type="float" office:value="-1041989632" calcext:value-type="float">
            <text:p>-1041989632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/>
          <table:table-cell office:value-type="string" calcext:value-type="string">
            <text:p>0000F862</text:p>
          </table:table-cell>
          <table:table-cell office:value-type="float" office:value="63586" calcext:value-type="float">
            <text:p>63586</text:p>
          </table:table-cell>
          <table:table-cell table:style-name="ce1" office:value-type="string" calcext:value-type="string">
            <text:p><text:s/>3E188000</text:p>
          </table:table-cell>
          <table:table-cell office:value-type="float" office:value="1041793024" calcext:value-type="float">
            <text:p>1041793024</text:p>
          </table:table-cell>
          <table:table-cell office:value-type="float" office:value="0" calcext:value-type="float">
            <text:p>0</text:p>
          </table:table-cell>
          <table:table-cell table:formula="of:=[.F696]" office:value-type="float" office:value="1041793024" calcext:value-type="float">
            <text:p>1041793024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/>
          <table:table-cell office:value-type="string" calcext:value-type="string">
            <text:p>0000F855</text:p>
          </table:table-cell>
          <table:table-cell office:value-type="float" office:value="63573" calcext:value-type="float">
            <text:p>63573</text:p>
          </table:table-cell>
          <table:table-cell table:style-name="ce1" office:value-type="string" calcext:value-type="string">
            <text:p><text:s/>3E154000</text:p>
          </table:table-cell>
          <table:table-cell office:value-type="float" office:value="1041580032" calcext:value-type="float">
            <text:p>1041580032</text:p>
          </table:table-cell>
          <table:table-cell office:value-type="float" office:value="0" calcext:value-type="float">
            <text:p>0</text:p>
          </table:table-cell>
          <table:table-cell table:formula="of:=[.F697]" office:value-type="float" office:value="1041580032" calcext:value-type="float">
            <text:p>1041580032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4000F84B</text:p>
          </table:table-cell>
          <table:table-cell office:value-type="float" office:value="1073805387" calcext:value-type="float">
            <text:p>1073805387</text:p>
          </table:table-cell>
          <table:table-cell office:value-type="string" calcext:value-type="string">
            <text:p><text:s/>3E12C000</text:p>
          </table:table-cell>
          <table:table-cell office:value-type="float" office:value="1041416192" calcext:value-type="float">
            <text:p>1041416192</text:p>
          </table:table-cell>
          <table:table-cell office:value-type="float" office:value="4" calcext:value-type="float">
            <text:p>4</text:p>
          </table:table-cell>
          <table:table-cell table:formula="of:=[.F698]" office:value-type="float" office:value="1041416192" calcext:value-type="float">
            <text:p>1041416192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/>
          <table:table-cell office:value-type="string" calcext:value-type="string">
            <text:p>8000F844</text:p>
          </table:table-cell>
          <table:table-cell office:value-type="float" office:value="-2147420092" calcext:value-type="float">
            <text:p>-2147420092</text:p>
          </table:table-cell>
          <table:table-cell table:style-name="ce1" office:value-type="string" calcext:value-type="string">
            <text:p><text:s/>3E110000</text:p>
          </table:table-cell>
          <table:table-cell office:value-type="float" office:value="1041301504" calcext:value-type="float">
            <text:p>1041301504</text:p>
          </table:table-cell>
          <table:table-cell office:value-type="float" office:value="8" calcext:value-type="float">
            <text:p>8</text:p>
          </table:table-cell>
          <table:table-cell table:formula="of:=-[.F699]" office:value-type="float" office:value="-1041301504" calcext:value-type="float">
            <text:p>-1041301504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/>
          <table:table-cell office:value-type="string" calcext:value-type="string">
            <text:p>C000F841</text:p>
          </table:table-cell>
          <table:table-cell office:value-type="float" office:value="-1073678271" calcext:value-type="float">
            <text:p>-1073678271</text:p>
          </table:table-cell>
          <table:table-cell table:style-name="ce1" office:value-type="string" calcext:value-type="string">
            <text:p><text:s/>3E104000</text:p>
          </table:table-cell>
          <table:table-cell office:value-type="float" office:value="1041252352" calcext:value-type="float">
            <text:p>1041252352</text:p>
          </table:table-cell>
          <table:table-cell office:value-type="string" calcext:value-type="string">
            <text:p><text:s/>0000000C</text:p>
          </table:table-cell>
          <table:table-cell table:formula="of:=-[.F700]" office:value-type="float" office:value="-1041252352" calcext:value-type="float">
            <text:p>-104125235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/>
          <table:table-cell office:value-type="string" calcext:value-type="string">
            <text:p>4000F93D</text:p>
          </table:table-cell>
          <table:table-cell office:value-type="float" office:value="1073805629" calcext:value-type="float">
            <text:p>1073805629</text:p>
          </table:table-cell>
          <table:table-cell office:value-type="string" calcext:value-type="string">
            <text:p><text:s/>3E4F4000</text:p>
          </table:table-cell>
          <table:table-cell office:value-type="float" office:value="1045381120" calcext:value-type="float">
            <text:p>1045381120</text:p>
          </table:table-cell>
          <table:table-cell office:value-type="float" office:value="4" calcext:value-type="float">
            <text:p>4</text:p>
          </table:table-cell>
          <table:table-cell table:formula="of:=[.F701]" office:value-type="float" office:value="1045381120" calcext:value-type="float">
            <text:p>104538112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C000F92D</text:p>
          </table:table-cell>
          <table:table-cell office:value-type="float" office:value="-1073678035" calcext:value-type="float">
            <text:p>-1073678035</text:p>
          </table:table-cell>
          <table:table-cell office:value-type="string" calcext:value-type="string">
            <text:p><text:s/>3E4B4000</text:p>
          </table:table-cell>
          <table:table-cell office:value-type="float" office:value="1045118976" calcext:value-type="float">
            <text:p>1045118976</text:p>
          </table:table-cell>
          <table:table-cell office:value-type="string" calcext:value-type="string">
            <text:p><text:s/>0000000C</text:p>
          </table:table-cell>
          <table:table-cell table:formula="of:=-[.F702]" office:value-type="float" office:value="-1045118976" calcext:value-type="float">
            <text:p>-1045118976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C000F922</text:p>
          </table:table-cell>
          <table:table-cell office:value-type="float" office:value="-1073678046" calcext:value-type="float">
            <text:p>-1073678046</text:p>
          </table:table-cell>
          <table:table-cell table:style-name="ce1" office:value-type="string" calcext:value-type="string">
            <text:p><text:s/>3E488000</text:p>
          </table:table-cell>
          <table:table-cell office:value-type="float" office:value="1044938752" calcext:value-type="float">
            <text:p>1044938752</text:p>
          </table:table-cell>
          <table:table-cell office:value-type="string" calcext:value-type="string">
            <text:p><text:s/>0000000C</text:p>
          </table:table-cell>
          <table:table-cell table:formula="of:=-[.F703]" office:value-type="float" office:value="-1044938752" calcext:value-type="float">
            <text:p>-1044938752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/>
          <table:table-cell office:value-type="string" calcext:value-type="string">
            <text:p>C000F91A</text:p>
          </table:table-cell>
          <table:table-cell office:value-type="float" office:value="-1073678054" calcext:value-type="float">
            <text:p>-1073678054</text:p>
          </table:table-cell>
          <table:table-cell table:style-name="ce1" office:value-type="string" calcext:value-type="string">
            <text:p><text:s/>3E468000</text:p>
          </table:table-cell>
          <table:table-cell office:value-type="float" office:value="1044807680" calcext:value-type="float">
            <text:p>1044807680</text:p>
          </table:table-cell>
          <table:table-cell office:value-type="string" calcext:value-type="string">
            <text:p><text:s/>0000000C</text:p>
          </table:table-cell>
          <table:table-cell table:formula="of:=-[.F704]" office:value-type="float" office:value="-1044807680" calcext:value-type="float">
            <text:p>-104480768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/>
          <table:table-cell office:value-type="string" calcext:value-type="string">
            <text:p>8000F913</text:p>
          </table:table-cell>
          <table:table-cell office:value-type="float" office:value="-2147419885" calcext:value-type="float">
            <text:p>-2147419885</text:p>
          </table:table-cell>
          <table:table-cell office:value-type="string" calcext:value-type="string">
            <text:p><text:s/>3E44C000</text:p>
          </table:table-cell>
          <table:table-cell office:value-type="float" office:value="1044692992" calcext:value-type="float">
            <text:p>1044692992</text:p>
          </table:table-cell>
          <table:table-cell office:value-type="float" office:value="8" calcext:value-type="float">
            <text:p>8</text:p>
          </table:table-cell>
          <table:table-cell table:formula="of:=-[.F705]" office:value-type="float" office:value="-1044692992" calcext:value-type="float">
            <text:p>-1044692992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/>
          <table:table-cell office:value-type="string" calcext:value-type="string">
            <text:p>8000F907</text:p>
          </table:table-cell>
          <table:table-cell office:value-type="float" office:value="-2147419897" calcext:value-type="float">
            <text:p>-2147419897</text:p>
          </table:table-cell>
          <table:table-cell office:value-type="string" calcext:value-type="string">
            <text:p><text:s/>3E41C000</text:p>
          </table:table-cell>
          <table:table-cell office:value-type="float" office:value="1044496384" calcext:value-type="float">
            <text:p>1044496384</text:p>
          </table:table-cell>
          <table:table-cell office:value-type="float" office:value="8" calcext:value-type="float">
            <text:p>8</text:p>
          </table:table-cell>
          <table:table-cell table:formula="of:=-[.F706]" office:value-type="float" office:value="-1044496384" calcext:value-type="float">
            <text:p>-1044496384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/>
          <table:table-cell office:value-type="string" calcext:value-type="string">
            <text:p>0000FA13</text:p>
          </table:table-cell>
          <table:table-cell office:value-type="float" office:value="64019" calcext:value-type="float">
            <text:p>64019</text:p>
          </table:table-cell>
          <table:table-cell office:value-type="string" calcext:value-type="string">
            <text:p><text:s/>3E84C000</text:p>
          </table:table-cell>
          <table:table-cell office:value-type="float" office:value="1048887296" calcext:value-type="float">
            <text:p>1048887296</text:p>
          </table:table-cell>
          <table:table-cell office:value-type="float" office:value="0" calcext:value-type="float">
            <text:p>0</text:p>
          </table:table-cell>
          <table:table-cell table:formula="of:=[.F707]" office:value-type="float" office:value="1048887296" calcext:value-type="float">
            <text:p>1048887296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/>
          <table:table-cell office:value-type="string" calcext:value-type="string">
            <text:p>4000FA19</text:p>
          </table:table-cell>
          <table:table-cell office:value-type="float" office:value="1073805849" calcext:value-type="float">
            <text:p>1073805849</text:p>
          </table:table-cell>
          <table:table-cell table:style-name="ce1" office:value-type="string" calcext:value-type="string">
            <text:p><text:s/>3E864000</text:p>
          </table:table-cell>
          <table:table-cell office:value-type="float" office:value="1048985600" calcext:value-type="float">
            <text:p>1048985600</text:p>
          </table:table-cell>
          <table:table-cell office:value-type="float" office:value="4" calcext:value-type="float">
            <text:p>4</text:p>
          </table:table-cell>
          <table:table-cell table:formula="of:=[.F708]" office:value-type="float" office:value="1048985600" calcext:value-type="float">
            <text:p>104898560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/>
          <table:table-cell office:value-type="string" calcext:value-type="string">
            <text:p>0000FA1C</text:p>
          </table:table-cell>
          <table:table-cell office:value-type="float" office:value="64028" calcext:value-type="float">
            <text:p>64028</text:p>
          </table:table-cell>
          <table:table-cell table:style-name="ce1" office:value-type="string" calcext:value-type="string">
            <text:p><text:s/>3E870000</text:p>
          </table:table-cell>
          <table:table-cell office:value-type="float" office:value="1049034752" calcext:value-type="float">
            <text:p>1049034752</text:p>
          </table:table-cell>
          <table:table-cell office:value-type="float" office:value="0" calcext:value-type="float">
            <text:p>0</text:p>
          </table:table-cell>
          <table:table-cell table:formula="of:=[.F709]" office:value-type="float" office:value="1049034752" calcext:value-type="float">
            <text:p>1049034752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/>
          <table:table-cell office:value-type="string" calcext:value-type="string">
            <text:p>4000FA19</text:p>
          </table:table-cell>
          <table:table-cell office:value-type="float" office:value="1073805849" calcext:value-type="float">
            <text:p>1073805849</text:p>
          </table:table-cell>
          <table:table-cell table:style-name="ce1" office:value-type="string" calcext:value-type="string">
            <text:p><text:s/>3E864000</text:p>
          </table:table-cell>
          <table:table-cell office:value-type="float" office:value="1048985600" calcext:value-type="float">
            <text:p>1048985600</text:p>
          </table:table-cell>
          <table:table-cell office:value-type="float" office:value="4" calcext:value-type="float">
            <text:p>4</text:p>
          </table:table-cell>
          <table:table-cell table:formula="of:=[.F710]" office:value-type="float" office:value="1048985600" calcext:value-type="float">
            <text:p>104898560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C000FA0F</text:p>
          </table:table-cell>
          <table:table-cell office:value-type="float" office:value="-1073677809" calcext:value-type="float">
            <text:p>-1073677809</text:p>
          </table:table-cell>
          <table:table-cell office:value-type="string" calcext:value-type="string">
            <text:p><text:s/>3E83C000</text:p>
          </table:table-cell>
          <table:table-cell office:value-type="float" office:value="1048821760" calcext:value-type="float">
            <text:p>1048821760</text:p>
          </table:table-cell>
          <table:table-cell office:value-type="string" calcext:value-type="string">
            <text:p><text:s/>0000000C</text:p>
          </table:table-cell>
          <table:table-cell table:formula="of:=-[.F711]" office:value-type="float" office:value="-1048821760" calcext:value-type="float">
            <text:p>-104882176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/>
          <table:table-cell office:value-type="string" calcext:value-type="string">
            <text:p>C000FA01</text:p>
          </table:table-cell>
          <table:table-cell office:value-type="float" office:value="-1073677823" calcext:value-type="float">
            <text:p>-1073677823</text:p>
          </table:table-cell>
          <table:table-cell table:style-name="ce1" office:value-type="string" calcext:value-type="string">
            <text:p><text:s/>3E804000</text:p>
          </table:table-cell>
          <table:table-cell office:value-type="float" office:value="1048592384" calcext:value-type="float">
            <text:p>1048592384</text:p>
          </table:table-cell>
          <table:table-cell office:value-type="string" calcext:value-type="string">
            <text:p><text:s/>0000000C</text:p>
          </table:table-cell>
          <table:table-cell table:formula="of:=-[.F712]" office:value-type="float" office:value="-1048592384" calcext:value-type="float">
            <text:p>-1048592384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/>
          <table:table-cell office:value-type="string" calcext:value-type="string">
            <text:p>C000F90D</text:p>
          </table:table-cell>
          <table:table-cell office:value-type="float" office:value="-1073678067" calcext:value-type="float">
            <text:p>-1073678067</text:p>
          </table:table-cell>
          <table:table-cell table:style-name="ce1" office:value-type="string" calcext:value-type="string">
            <text:p><text:s/>3E434000</text:p>
          </table:table-cell>
          <table:table-cell office:value-type="float" office:value="1044594688" calcext:value-type="float">
            <text:p>1044594688</text:p>
          </table:table-cell>
          <table:table-cell office:value-type="string" calcext:value-type="string">
            <text:p><text:s/>0000000C</text:p>
          </table:table-cell>
          <table:table-cell table:formula="of:=-[.F713]" office:value-type="float" office:value="-1044594688" calcext:value-type="float">
            <text:p>-1044594688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/>
          <table:table-cell office:value-type="string" calcext:value-type="string">
            <text:p>8000F91A</text:p>
          </table:table-cell>
          <table:table-cell office:value-type="float" office:value="-2147419878" calcext:value-type="float">
            <text:p>-2147419878</text:p>
          </table:table-cell>
          <table:table-cell table:style-name="ce1" office:value-type="string" calcext:value-type="string">
            <text:p><text:s/>3E468000</text:p>
          </table:table-cell>
          <table:table-cell office:value-type="float" office:value="1044807680" calcext:value-type="float">
            <text:p>1044807680</text:p>
          </table:table-cell>
          <table:table-cell office:value-type="float" office:value="8" calcext:value-type="float">
            <text:p>8</text:p>
          </table:table-cell>
          <table:table-cell table:formula="of:=-[.F714]" office:value-type="float" office:value="-1044807680" calcext:value-type="float">
            <text:p>-104480768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/>
          <table:table-cell office:value-type="string" calcext:value-type="string">
            <text:p>0000F928</text:p>
          </table:table-cell>
          <table:table-cell office:value-type="float" office:value="63784" calcext:value-type="float">
            <text:p>63784</text:p>
          </table:table-cell>
          <table:table-cell office:value-type="string" calcext:value-type="string">
            <text:p><text:s/>3E4A0000</text:p>
          </table:table-cell>
          <table:table-cell office:value-type="float" office:value="1045037056" calcext:value-type="float">
            <text:p>1045037056</text:p>
          </table:table-cell>
          <table:table-cell office:value-type="float" office:value="0" calcext:value-type="float">
            <text:p>0</text:p>
          </table:table-cell>
          <table:table-cell table:formula="of:=[.F715]" office:value-type="float" office:value="1045037056" calcext:value-type="float">
            <text:p>1045037056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4000F93A</text:p>
          </table:table-cell>
          <table:table-cell office:value-type="float" office:value="1073805626" calcext:value-type="float">
            <text:p>1073805626</text:p>
          </table:table-cell>
          <table:table-cell office:value-type="string" calcext:value-type="string">
            <text:p><text:s/>3E4E8000</text:p>
          </table:table-cell>
          <table:table-cell office:value-type="float" office:value="1045331968" calcext:value-type="float">
            <text:p>1045331968</text:p>
          </table:table-cell>
          <table:table-cell office:value-type="float" office:value="4" calcext:value-type="float">
            <text:p>4</text:p>
          </table:table-cell>
          <table:table-cell table:formula="of:=[.F716]" office:value-type="float" office:value="1045331968" calcext:value-type="float">
            <text:p>1045331968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/>
          <table:table-cell office:value-type="string" calcext:value-type="string">
            <text:p>4000F94F</text:p>
          </table:table-cell>
          <table:table-cell office:value-type="float" office:value="1073805647" calcext:value-type="float">
            <text:p>1073805647</text:p>
          </table:table-cell>
          <table:table-cell office:value-type="string" calcext:value-type="string">
            <text:p><text:s/>3E53C000</text:p>
          </table:table-cell>
          <table:table-cell office:value-type="float" office:value="1045676032" calcext:value-type="float">
            <text:p>1045676032</text:p>
          </table:table-cell>
          <table:table-cell office:value-type="float" office:value="4" calcext:value-type="float">
            <text:p>4</text:p>
          </table:table-cell>
          <table:table-cell table:formula="of:=[.F717]" office:value-type="float" office:value="1045676032" calcext:value-type="float">
            <text:p>1045676032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/>
          <table:table-cell office:value-type="string" calcext:value-type="string">
            <text:p>0000F963</text:p>
          </table:table-cell>
          <table:table-cell office:value-type="float" office:value="63843" calcext:value-type="float">
            <text:p>63843</text:p>
          </table:table-cell>
          <table:table-cell office:value-type="string" calcext:value-type="string">
            <text:p><text:s/>3E58C000</text:p>
          </table:table-cell>
          <table:table-cell office:value-type="float" office:value="1046003712" calcext:value-type="float">
            <text:p>1046003712</text:p>
          </table:table-cell>
          <table:table-cell office:value-type="float" office:value="0" calcext:value-type="float">
            <text:p>0</text:p>
          </table:table-cell>
          <table:table-cell table:formula="of:=[.F718]" office:value-type="float" office:value="1046003712" calcext:value-type="float">
            <text:p>1046003712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/>
          <table:table-cell office:value-type="string" calcext:value-type="string">
            <text:p>8000F977</text:p>
          </table:table-cell>
          <table:table-cell office:value-type="float" office:value="-2147419785" calcext:value-type="float">
            <text:p>-2147419785</text:p>
          </table:table-cell>
          <table:table-cell office:value-type="string" calcext:value-type="string">
            <text:p><text:s/>3E5DC000</text:p>
          </table:table-cell>
          <table:table-cell office:value-type="float" office:value="1046331392" calcext:value-type="float">
            <text:p>1046331392</text:p>
          </table:table-cell>
          <table:table-cell office:value-type="float" office:value="8" calcext:value-type="float">
            <text:p>8</text:p>
          </table:table-cell>
          <table:table-cell table:formula="of:=-[.F719]" office:value-type="float" office:value="-1046331392" calcext:value-type="float">
            <text:p>-1046331392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8000F847</text:p>
          </table:table-cell>
          <table:table-cell office:value-type="float" office:value="-2147420089" calcext:value-type="float">
            <text:p>-2147420089</text:p>
          </table:table-cell>
          <table:table-cell office:value-type="string" calcext:value-type="string">
            <text:p><text:s/>3E11C000</text:p>
          </table:table-cell>
          <table:table-cell office:value-type="float" office:value="1041350656" calcext:value-type="float">
            <text:p>1041350656</text:p>
          </table:table-cell>
          <table:table-cell office:value-type="float" office:value="8" calcext:value-type="float">
            <text:p>8</text:p>
          </table:table-cell>
          <table:table-cell table:formula="of:=-[.F720]" office:value-type="float" office:value="-1041350656" calcext:value-type="float">
            <text:p>-1041350656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/>
          <table:table-cell office:value-type="string" calcext:value-type="string">
            <text:p>0000F84F</text:p>
          </table:table-cell>
          <table:table-cell office:value-type="float" office:value="63567" calcext:value-type="float">
            <text:p>63567</text:p>
          </table:table-cell>
          <table:table-cell office:value-type="string" calcext:value-type="string">
            <text:p><text:s/>3E13C000</text:p>
          </table:table-cell>
          <table:table-cell office:value-type="float" office:value="1041481728" calcext:value-type="float">
            <text:p>1041481728</text:p>
          </table:table-cell>
          <table:table-cell office:value-type="float" office:value="0" calcext:value-type="float">
            <text:p>0</text:p>
          </table:table-cell>
          <table:table-cell table:formula="of:=[.F721]" office:value-type="float" office:value="1041481728" calcext:value-type="float">
            <text:p>1041481728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/>
          <table:table-cell office:value-type="string" calcext:value-type="string">
            <text:p>C000F856</text:p>
          </table:table-cell>
          <table:table-cell office:value-type="float" office:value="-1073678250" calcext:value-type="float">
            <text:p>-1073678250</text:p>
          </table:table-cell>
          <table:table-cell table:style-name="ce1" office:value-type="string" calcext:value-type="string">
            <text:p><text:s/>3E158000</text:p>
          </table:table-cell>
          <table:table-cell office:value-type="float" office:value="1041596416" calcext:value-type="float">
            <text:p>1041596416</text:p>
          </table:table-cell>
          <table:table-cell office:value-type="string" calcext:value-type="string">
            <text:p><text:s/>0000000C</text:p>
          </table:table-cell>
          <table:table-cell table:formula="of:=-[.F722]" office:value-type="float" office:value="-1041596416" calcext:value-type="float">
            <text:p>-1041596416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/>
          <table:table-cell office:value-type="string" calcext:value-type="string">
            <text:p>4000F85D</text:p>
          </table:table-cell>
          <table:table-cell office:value-type="float" office:value="1073805405" calcext:value-type="float">
            <text:p>1073805405</text:p>
          </table:table-cell>
          <table:table-cell table:style-name="ce1" office:value-type="string" calcext:value-type="string">
            <text:p><text:s/>3E174000</text:p>
          </table:table-cell>
          <table:table-cell office:value-type="float" office:value="1041711104" calcext:value-type="float">
            <text:p>1041711104</text:p>
          </table:table-cell>
          <table:table-cell office:value-type="float" office:value="4" calcext:value-type="float">
            <text:p>4</text:p>
          </table:table-cell>
          <table:table-cell table:formula="of:=[.F723]" office:value-type="float" office:value="1041711104" calcext:value-type="float">
            <text:p>1041711104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8000F863</text:p>
          </table:table-cell>
          <table:table-cell office:value-type="float" office:value="-2147420061" calcext:value-type="float">
            <text:p>-2147420061</text:p>
          </table:table-cell>
          <table:table-cell office:value-type="string" calcext:value-type="string">
            <text:p><text:s/>3E18C000</text:p>
          </table:table-cell>
          <table:table-cell office:value-type="float" office:value="1041809408" calcext:value-type="float">
            <text:p>1041809408</text:p>
          </table:table-cell>
          <table:table-cell office:value-type="float" office:value="8" calcext:value-type="float">
            <text:p>8</text:p>
          </table:table-cell>
          <table:table-cell table:formula="of:=-[.F724]" office:value-type="float" office:value="-1041809408" calcext:value-type="float">
            <text:p>-1041809408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000F867</text:p>
          </table:table-cell>
          <table:table-cell office:value-type="float" office:value="-2147420057" calcext:value-type="float">
            <text:p>-2147420057</text:p>
          </table:table-cell>
          <table:table-cell office:value-type="string" calcext:value-type="string">
            <text:p><text:s/>3E19C000</text:p>
          </table:table-cell>
          <table:table-cell office:value-type="float" office:value="1041874944" calcext:value-type="float">
            <text:p>1041874944</text:p>
          </table:table-cell>
          <table:table-cell office:value-type="float" office:value="8" calcext:value-type="float">
            <text:p>8</text:p>
          </table:table-cell>
          <table:table-cell table:formula="of:=-[.F725]" office:value-type="float" office:value="-1041874944" calcext:value-type="float">
            <text:p>-1041874944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/>
          <table:table-cell office:value-type="string" calcext:value-type="string">
            <text:p>4000F8F2</text:p>
          </table:table-cell>
          <table:table-cell office:value-type="float" office:value="1073805554" calcext:value-type="float">
            <text:p>1073805554</text:p>
          </table:table-cell>
          <table:table-cell office:value-type="string" calcext:value-type="string">
            <text:p><text:s/>3E3C8000</text:p>
          </table:table-cell>
          <table:table-cell office:value-type="float" office:value="1044152320" calcext:value-type="float">
            <text:p>1044152320</text:p>
          </table:table-cell>
          <table:table-cell office:value-type="float" office:value="4" calcext:value-type="float">
            <text:p>4</text:p>
          </table:table-cell>
          <table:table-cell table:formula="of:=[.F726]" office:value-type="float" office:value="1044152320" calcext:value-type="float">
            <text:p>104415232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/>
          <table:table-cell office:value-type="string" calcext:value-type="string">
            <text:p>C000F8E0</text:p>
          </table:table-cell>
          <table:table-cell office:value-type="float" office:value="-1073678112" calcext:value-type="float">
            <text:p>-1073678112</text:p>
          </table:table-cell>
          <table:table-cell table:style-name="ce1" office:value-type="string" calcext:value-type="string">
            <text:p><text:s/>3E380000</text:p>
          </table:table-cell>
          <table:table-cell office:value-type="float" office:value="1043857408" calcext:value-type="float">
            <text:p>1043857408</text:p>
          </table:table-cell>
          <table:table-cell office:value-type="string" calcext:value-type="string">
            <text:p><text:s/>0000000C</text:p>
          </table:table-cell>
          <table:table-cell table:formula="of:=-[.F727]" office:value-type="float" office:value="-1043857408" calcext:value-type="float">
            <text:p>-1043857408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C000F8CF</text:p>
          </table:table-cell>
          <table:table-cell office:value-type="float" office:value="-1073678129" calcext:value-type="float">
            <text:p>-1073678129</text:p>
          </table:table-cell>
          <table:table-cell office:value-type="string" calcext:value-type="string">
            <text:p><text:s/>3E33C000</text:p>
          </table:table-cell>
          <table:table-cell office:value-type="float" office:value="1043578880" calcext:value-type="float">
            <text:p>1043578880</text:p>
          </table:table-cell>
          <table:table-cell office:value-type="string" calcext:value-type="string">
            <text:p><text:s/>0000000C</text:p>
          </table:table-cell>
          <table:table-cell table:formula="of:=-[.F728]" office:value-type="float" office:value="-1043578880" calcext:value-type="float">
            <text:p>-104357888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4000F8BE</text:p>
          </table:table-cell>
          <table:table-cell office:value-type="float" office:value="1073805502" calcext:value-type="float">
            <text:p>1073805502</text:p>
          </table:table-cell>
          <table:table-cell office:value-type="string" calcext:value-type="string">
            <text:p><text:s/>3E2F8000</text:p>
          </table:table-cell>
          <table:table-cell office:value-type="float" office:value="1043300352" calcext:value-type="float">
            <text:p>1043300352</text:p>
          </table:table-cell>
          <table:table-cell office:value-type="float" office:value="4" calcext:value-type="float">
            <text:p>4</text:p>
          </table:table-cell>
          <table:table-cell table:formula="of:=[.F729]" office:value-type="float" office:value="1043300352" calcext:value-type="float">
            <text:p>1043300352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/>
          <table:table-cell office:value-type="string" calcext:value-type="string">
            <text:p>C000F8B0</text:p>
          </table:table-cell>
          <table:table-cell office:value-type="float" office:value="-1073678160" calcext:value-type="float">
            <text:p>-1073678160</text:p>
          </table:table-cell>
          <table:table-cell office:value-type="string" calcext:value-type="string">
            <text:p><text:s/>3E2C0000</text:p>
          </table:table-cell>
          <table:table-cell office:value-type="float" office:value="1043070976" calcext:value-type="float">
            <text:p>1043070976</text:p>
          </table:table-cell>
          <table:table-cell office:value-type="string" calcext:value-type="string">
            <text:p><text:s/>0000000C</text:p>
          </table:table-cell>
          <table:table-cell table:formula="of:=-[.F730]" office:value-type="float" office:value="-1043070976" calcext:value-type="float">
            <text:p>-1043070976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/>
          <table:table-cell office:value-type="string" calcext:value-type="string">
            <text:p>8000F8A4</text:p>
          </table:table-cell>
          <table:table-cell office:value-type="float" office:value="-2147419996" calcext:value-type="float">
            <text:p>-2147419996</text:p>
          </table:table-cell>
          <table:table-cell table:style-name="ce1" office:value-type="string" calcext:value-type="string">
            <text:p><text:s/>3E290000</text:p>
          </table:table-cell>
          <table:table-cell office:value-type="float" office:value="1042874368" calcext:value-type="float">
            <text:p>1042874368</text:p>
          </table:table-cell>
          <table:table-cell office:value-type="float" office:value="8" calcext:value-type="float">
            <text:p>8</text:p>
          </table:table-cell>
          <table:table-cell table:formula="of:=-[.F731]" office:value-type="float" office:value="-1042874368" calcext:value-type="float">
            <text:p>-1042874368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/>
          <table:table-cell office:value-type="string" calcext:value-type="string">
            <text:p>8000F9ED</text:p>
          </table:table-cell>
          <table:table-cell office:value-type="float" office:value="-2147419667" calcext:value-type="float">
            <text:p>-2147419667</text:p>
          </table:table-cell>
          <table:table-cell office:value-type="string" calcext:value-type="string">
            <text:p><text:s/>3E7B4000</text:p>
          </table:table-cell>
          <table:table-cell office:value-type="float" office:value="1048264704" calcext:value-type="float">
            <text:p>1048264704</text:p>
          </table:table-cell>
          <table:table-cell office:value-type="float" office:value="8" calcext:value-type="float">
            <text:p>8</text:p>
          </table:table-cell>
          <table:table-cell table:formula="of:=-[.F732]" office:value-type="float" office:value="-1048264704" calcext:value-type="float">
            <text:p>-1048264704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/>
          <table:table-cell office:value-type="string" calcext:value-type="string">
            <text:p>4000F9E2</text:p>
          </table:table-cell>
          <table:table-cell office:value-type="float" office:value="1073805794" calcext:value-type="float">
            <text:p>1073805794</text:p>
          </table:table-cell>
          <table:table-cell table:style-name="ce1" office:value-type="string" calcext:value-type="string">
            <text:p><text:s/>3E788000</text:p>
          </table:table-cell>
          <table:table-cell office:value-type="float" office:value="1048084480" calcext:value-type="float">
            <text:p>1048084480</text:p>
          </table:table-cell>
          <table:table-cell office:value-type="float" office:value="4" calcext:value-type="float">
            <text:p>4</text:p>
          </table:table-cell>
          <table:table-cell table:formula="of:=[.F733]" office:value-type="float" office:value="1048084480" calcext:value-type="float">
            <text:p>104808448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8000F9D4</text:p>
          </table:table-cell>
          <table:table-cell office:value-type="float" office:value="-2147419692" calcext:value-type="float">
            <text:p>-2147419692</text:p>
          </table:table-cell>
          <table:table-cell table:style-name="ce1" office:value-type="string" calcext:value-type="string">
            <text:p><text:s/>3E750000</text:p>
          </table:table-cell>
          <table:table-cell office:value-type="float" office:value="1047855104" calcext:value-type="float">
            <text:p>1047855104</text:p>
          </table:table-cell>
          <table:table-cell office:value-type="float" office:value="8" calcext:value-type="float">
            <text:p>8</text:p>
          </table:table-cell>
          <table:table-cell table:formula="of:=-[.F734]" office:value-type="float" office:value="-1047855104" calcext:value-type="float">
            <text:p>-1047855104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/>
          <table:table-cell office:value-type="string" calcext:value-type="string">
            <text:p>0000F9C5</text:p>
          </table:table-cell>
          <table:table-cell office:value-type="float" office:value="63941" calcext:value-type="float">
            <text:p>63941</text:p>
          </table:table-cell>
          <table:table-cell table:style-name="ce1" office:value-type="string" calcext:value-type="string">
            <text:p><text:s/>3E714000</text:p>
          </table:table-cell>
          <table:table-cell office:value-type="float" office:value="1047609344" calcext:value-type="float">
            <text:p>1047609344</text:p>
          </table:table-cell>
          <table:table-cell office:value-type="float" office:value="0" calcext:value-type="float">
            <text:p>0</text:p>
          </table:table-cell>
          <table:table-cell table:formula="of:=[.F735]" office:value-type="float" office:value="1047609344" calcext:value-type="float">
            <text:p>1047609344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C000F9B3</text:p>
          </table:table-cell>
          <table:table-cell office:value-type="float" office:value="-1073677901" calcext:value-type="float">
            <text:p>-1073677901</text:p>
          </table:table-cell>
          <table:table-cell office:value-type="string" calcext:value-type="string">
            <text:p><text:s/>3E6CC000</text:p>
          </table:table-cell>
          <table:table-cell office:value-type="float" office:value="1047314432" calcext:value-type="float">
            <text:p>1047314432</text:p>
          </table:table-cell>
          <table:table-cell office:value-type="string" calcext:value-type="string">
            <text:p><text:s/>0000000C</text:p>
          </table:table-cell>
          <table:table-cell table:formula="of:=-[.F736]" office:value-type="float" office:value="-1047314432" calcext:value-type="float">
            <text:p>-1047314432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C000F9A1</text:p>
          </table:table-cell>
          <table:table-cell office:value-type="float" office:value="-1073677919" calcext:value-type="float">
            <text:p>-1073677919</text:p>
          </table:table-cell>
          <table:table-cell table:style-name="ce1" office:value-type="string" calcext:value-type="string">
            <text:p><text:s/>3E684000</text:p>
          </table:table-cell>
          <table:table-cell office:value-type="float" office:value="1047019520" calcext:value-type="float">
            <text:p>1047019520</text:p>
          </table:table-cell>
          <table:table-cell office:value-type="string" calcext:value-type="string">
            <text:p><text:s/>0000000C</text:p>
          </table:table-cell>
          <table:table-cell table:formula="of:=-[.F737]" office:value-type="float" office:value="-1047019520" calcext:value-type="float">
            <text:p>-104701952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000F981</text:p>
          </table:table-cell>
          <table:table-cell office:value-type="float" office:value="-1073677951" calcext:value-type="float">
            <text:p>-1073677951</text:p>
          </table:table-cell>
          <table:table-cell table:style-name="ce1" office:value-type="string" calcext:value-type="string">
            <text:p><text:s/>3E604000</text:p>
          </table:table-cell>
          <table:table-cell office:value-type="float" office:value="1046495232" calcext:value-type="float">
            <text:p>1046495232</text:p>
          </table:table-cell>
          <table:table-cell office:value-type="string" calcext:value-type="string">
            <text:p><text:s/>0000000C</text:p>
          </table:table-cell>
          <table:table-cell table:formula="of:=-[.F738]" office:value-type="float" office:value="-1046495232" calcext:value-type="float">
            <text:p>-1046495232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/>
          <table:table-cell office:value-type="string" calcext:value-type="string">
            <text:p>0000F997</text:p>
          </table:table-cell>
          <table:table-cell office:value-type="float" office:value="63895" calcext:value-type="float">
            <text:p>63895</text:p>
          </table:table-cell>
          <table:table-cell office:value-type="string" calcext:value-type="string">
            <text:p><text:s/>3E65C000</text:p>
          </table:table-cell>
          <table:table-cell office:value-type="float" office:value="1046855680" calcext:value-type="float">
            <text:p>1046855680</text:p>
          </table:table-cell>
          <table:table-cell office:value-type="float" office:value="0" calcext:value-type="float">
            <text:p>0</text:p>
          </table:table-cell>
          <table:table-cell table:formula="of:=[.F739]" office:value-type="float" office:value="1046855680" calcext:value-type="float">
            <text:p>104685568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/>
          <table:table-cell office:value-type="string" calcext:value-type="string">
            <text:p>4000F9AF</text:p>
          </table:table-cell>
          <table:table-cell office:value-type="float" office:value="1073805743" calcext:value-type="float">
            <text:p>1073805743</text:p>
          </table:table-cell>
          <table:table-cell office:value-type="string" calcext:value-type="string">
            <text:p><text:s/>3E6BC000</text:p>
          </table:table-cell>
          <table:table-cell office:value-type="float" office:value="1047248896" calcext:value-type="float">
            <text:p>1047248896</text:p>
          </table:table-cell>
          <table:table-cell office:value-type="float" office:value="4" calcext:value-type="float">
            <text:p>4</text:p>
          </table:table-cell>
          <table:table-cell table:formula="of:=[.F740]" office:value-type="float" office:value="1047248896" calcext:value-type="float">
            <text:p>1047248896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/>
          <table:table-cell office:value-type="string" calcext:value-type="string">
            <text:p>0000F9C7</text:p>
          </table:table-cell>
          <table:table-cell office:value-type="float" office:value="63943" calcext:value-type="float">
            <text:p>63943</text:p>
          </table:table-cell>
          <table:table-cell office:value-type="string" calcext:value-type="string">
            <text:p><text:s/>3E71C000</text:p>
          </table:table-cell>
          <table:table-cell office:value-type="float" office:value="1047642112" calcext:value-type="float">
            <text:p>1047642112</text:p>
          </table:table-cell>
          <table:table-cell office:value-type="float" office:value="0" calcext:value-type="float">
            <text:p>0</text:p>
          </table:table-cell>
          <table:table-cell table:formula="of:=[.F741]" office:value-type="float" office:value="1047642112" calcext:value-type="float">
            <text:p>1047642112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/>
          <table:table-cell office:value-type="string" calcext:value-type="string">
            <text:p>4000F9DB</text:p>
          </table:table-cell>
          <table:table-cell office:value-type="float" office:value="1073805787" calcext:value-type="float">
            <text:p>1073805787</text:p>
          </table:table-cell>
          <table:table-cell office:value-type="string" calcext:value-type="string">
            <text:p><text:s/>3E76C000</text:p>
          </table:table-cell>
          <table:table-cell office:value-type="float" office:value="1047969792" calcext:value-type="float">
            <text:p>1047969792</text:p>
          </table:table-cell>
          <table:table-cell office:value-type="float" office:value="4" calcext:value-type="float">
            <text:p>4</text:p>
          </table:table-cell>
          <table:table-cell table:formula="of:=[.F742]" office:value-type="float" office:value="1047969792" calcext:value-type="float">
            <text:p>1047969792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/>
          <table:table-cell office:value-type="string" calcext:value-type="string">
            <text:p>4000F9E8</text:p>
          </table:table-cell>
          <table:table-cell office:value-type="float" office:value="1073805800" calcext:value-type="float">
            <text:p>1073805800</text:p>
          </table:table-cell>
          <table:table-cell office:value-type="string" calcext:value-type="string">
            <text:p><text:s/>3E7A0000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4" calcext:value-type="float">
            <text:p>4</text:p>
          </table:table-cell>
          <table:table-cell table:formula="of:=[.F743]" office:value-type="float" office:value="1048182784" calcext:value-type="float">
            <text:p>1048182784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/>
          <table:table-cell office:value-type="string" calcext:value-type="string">
            <text:p>4000F9F2</text:p>
          </table:table-cell>
          <table:table-cell office:value-type="float" office:value="1073805810" calcext:value-type="float">
            <text:p>1073805810</text:p>
          </table:table-cell>
          <table:table-cell office:value-type="string" calcext:value-type="string">
            <text:p><text:s/>3E7C8000</text:p>
          </table:table-cell>
          <table:table-cell office:value-type="float" office:value="1048346624" calcext:value-type="float">
            <text:p>1048346624</text:p>
          </table:table-cell>
          <table:table-cell office:value-type="float" office:value="4" calcext:value-type="float">
            <text:p>4</text:p>
          </table:table-cell>
          <table:table-cell table:formula="of:=[.F744]" office:value-type="float" office:value="1048346624" calcext:value-type="float">
            <text:p>1048346624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/>
          <table:table-cell office:value-type="string" calcext:value-type="string">
            <text:p>8000F86B</text:p>
          </table:table-cell>
          <table:table-cell office:value-type="float" office:value="-2147420053" calcext:value-type="float">
            <text:p>-2147420053</text:p>
          </table:table-cell>
          <table:table-cell office:value-type="string" calcext:value-type="string">
            <text:p><text:s/>3E1AC000</text:p>
          </table:table-cell>
          <table:table-cell office:value-type="float" office:value="1041940480" calcext:value-type="float">
            <text:p>1041940480</text:p>
          </table:table-cell>
          <table:table-cell office:value-type="float" office:value="8" calcext:value-type="float">
            <text:p>8</text:p>
          </table:table-cell>
          <table:table-cell table:formula="of:=-[.F745]" office:value-type="float" office:value="-1041940480" calcext:value-type="float">
            <text:p>-104194048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8000F875</text:p>
          </table:table-cell>
          <table:table-cell office:value-type="float" office:value="-2147420043" calcext:value-type="float">
            <text:p>-2147420043</text:p>
          </table:table-cell>
          <table:table-cell office:value-type="string" calcext:value-type="string">
            <text:p><text:s/>3E1D4000</text:p>
          </table:table-cell>
          <table:table-cell office:value-type="float" office:value="1042104320" calcext:value-type="float">
            <text:p>1042104320</text:p>
          </table:table-cell>
          <table:table-cell office:value-type="float" office:value="8" calcext:value-type="float">
            <text:p>8</text:p>
          </table:table-cell>
          <table:table-cell table:formula="of:=-[.F746]" office:value-type="float" office:value="-1042104320" calcext:value-type="float">
            <text:p>-104210432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/>
          <table:table-cell office:value-type="string" calcext:value-type="string">
            <text:p>C000F882</text:p>
          </table:table-cell>
          <table:table-cell office:value-type="float" office:value="-1073678206" calcext:value-type="float">
            <text:p>-1073678206</text:p>
          </table:table-cell>
          <table:table-cell table:style-name="ce1" office:value-type="string" calcext:value-type="string">
            <text:p><text:s/>3E208000</text:p>
          </table:table-cell>
          <table:table-cell office:value-type="float" office:value="1042317312" calcext:value-type="float">
            <text:p>1042317312</text:p>
          </table:table-cell>
          <table:table-cell office:value-type="string" calcext:value-type="string">
            <text:p><text:s/>0000000C</text:p>
          </table:table-cell>
          <table:table-cell table:formula="of:=-[.F747]" office:value-type="float" office:value="-1042317312" calcext:value-type="float">
            <text:p>-1042317312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/>
          <table:table-cell office:value-type="string" calcext:value-type="string">
            <text:p>8000F88F</text:p>
          </table:table-cell>
          <table:table-cell office:value-type="float" office:value="-2147420017" calcext:value-type="float">
            <text:p>-2147420017</text:p>
          </table:table-cell>
          <table:table-cell office:value-type="string" calcext:value-type="string">
            <text:p><text:s/>3E23C000</text:p>
          </table:table-cell>
          <table:table-cell office:value-type="float" office:value="1042530304" calcext:value-type="float">
            <text:p>1042530304</text:p>
          </table:table-cell>
          <table:table-cell office:value-type="float" office:value="8" calcext:value-type="float">
            <text:p>8</text:p>
          </table:table-cell>
          <table:table-cell table:formula="of:=-[.F748]" office:value-type="float" office:value="-1042530304" calcext:value-type="float">
            <text:p>-1042530304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/>
          <table:table-cell office:value-type="string" calcext:value-type="string">
            <text:p>4000F89D</text:p>
          </table:table-cell>
          <table:table-cell office:value-type="float" office:value="1073805469" calcext:value-type="float">
            <text:p>1073805469</text:p>
          </table:table-cell>
          <table:table-cell table:style-name="ce1" office:value-type="string" calcext:value-type="string">
            <text:p><text:s/>3E274000</text:p>
          </table:table-cell>
          <table:table-cell office:value-type="float" office:value="1042759680" calcext:value-type="float">
            <text:p>1042759680</text:p>
          </table:table-cell>
          <table:table-cell office:value-type="float" office:value="4" calcext:value-type="float">
            <text:p>4</text:p>
          </table:table-cell>
          <table:table-cell table:formula="of:=[.F749]" office:value-type="float" office:value="1042759680" calcext:value-type="float">
            <text:p>104275968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/>
          <table:table-cell office:value-type="string" calcext:value-type="string">
            <text:p>4000F8AF</text:p>
          </table:table-cell>
          <table:table-cell office:value-type="float" office:value="1073805487" calcext:value-type="float">
            <text:p>1073805487</text:p>
          </table:table-cell>
          <table:table-cell office:value-type="string" calcext:value-type="string">
            <text:p><text:s/>3E2BC000</text:p>
          </table:table-cell>
          <table:table-cell office:value-type="float" office:value="1043054592" calcext:value-type="float">
            <text:p>1043054592</text:p>
          </table:table-cell>
          <table:table-cell office:value-type="float" office:value="4" calcext:value-type="float">
            <text:p>4</text:p>
          </table:table-cell>
          <table:table-cell table:formula="of:=[.F750]" office:value-type="float" office:value="1043054592" calcext:value-type="float">
            <text:p>1043054592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/>
          <table:table-cell office:value-type="string" calcext:value-type="string">
            <text:p>0000F89E</text:p>
          </table:table-cell>
          <table:table-cell office:value-type="float" office:value="63646" calcext:value-type="float">
            <text:p>63646</text:p>
          </table:table-cell>
          <table:table-cell table:style-name="ce1" office:value-type="string" calcext:value-type="string">
            <text:p><text:s/>3E278000</text:p>
          </table:table-cell>
          <table:table-cell office:value-type="float" office:value="1042776064" calcext:value-type="float">
            <text:p>1042776064</text:p>
          </table:table-cell>
          <table:table-cell office:value-type="float" office:value="0" calcext:value-type="float">
            <text:p>0</text:p>
          </table:table-cell>
          <table:table-cell table:formula="of:=[.F751]" office:value-type="float" office:value="1042776064" calcext:value-type="float">
            <text:p>1042776064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/>
          <table:table-cell office:value-type="string" calcext:value-type="string">
            <text:p>0000F892</text:p>
          </table:table-cell>
          <table:table-cell office:value-type="float" office:value="63634" calcext:value-type="float">
            <text:p>63634</text:p>
          </table:table-cell>
          <table:table-cell table:style-name="ce1" office:value-type="string" calcext:value-type="string">
            <text:p><text:s/>3E248000</text:p>
          </table:table-cell>
          <table:table-cell office:value-type="float" office:value="1042579456" calcext:value-type="float">
            <text:p>1042579456</text:p>
          </table:table-cell>
          <table:table-cell office:value-type="float" office:value="0" calcext:value-type="float">
            <text:p>0</text:p>
          </table:table-cell>
          <table:table-cell table:formula="of:=[.F752]" office:value-type="float" office:value="1042579456" calcext:value-type="float">
            <text:p>1042579456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/>
          <table:table-cell office:value-type="string" calcext:value-type="string">
            <text:p>4000F887</text:p>
          </table:table-cell>
          <table:table-cell office:value-type="float" office:value="1073805447" calcext:value-type="float">
            <text:p>1073805447</text:p>
          </table:table-cell>
          <table:table-cell office:value-type="string" calcext:value-type="string">
            <text:p><text:s/>3E21C000</text:p>
          </table:table-cell>
          <table:table-cell office:value-type="float" office:value="1042399232" calcext:value-type="float">
            <text:p>1042399232</text:p>
          </table:table-cell>
          <table:table-cell office:value-type="float" office:value="4" calcext:value-type="float">
            <text:p>4</text:p>
          </table:table-cell>
          <table:table-cell table:formula="of:=[.F753]" office:value-type="float" office:value="1042399232" calcext:value-type="float">
            <text:p>1042399232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/>
          <table:table-cell office:value-type="string" calcext:value-type="string">
            <text:p>C000F881</text:p>
          </table:table-cell>
          <table:table-cell office:value-type="float" office:value="-1073678207" calcext:value-type="float">
            <text:p>-1073678207</text:p>
          </table:table-cell>
          <table:table-cell table:style-name="ce1" office:value-type="string" calcext:value-type="string">
            <text:p><text:s/>3E204000</text:p>
          </table:table-cell>
          <table:table-cell office:value-type="float" office:value="1042300928" calcext:value-type="float">
            <text:p>1042300928</text:p>
          </table:table-cell>
          <table:table-cell office:value-type="string" calcext:value-type="string">
            <text:p><text:s/>0000000C</text:p>
          </table:table-cell>
          <table:table-cell table:formula="of:=-[.F754]" office:value-type="float" office:value="-1042300928" calcext:value-type="float">
            <text:p>-1042300928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/>
          <table:table-cell office:value-type="string" calcext:value-type="string">
            <text:p>0000F87C</text:p>
          </table:table-cell>
          <table:table-cell office:value-type="float" office:value="63612" calcext:value-type="float">
            <text:p>63612</text:p>
          </table:table-cell>
          <table:table-cell office:value-type="string" calcext:value-type="string">
            <text:p><text:s/>3E1F0000</text:p>
          </table:table-cell>
          <table:table-cell office:value-type="float" office:value="1042219008" calcext:value-type="float">
            <text:p>1042219008</text:p>
          </table:table-cell>
          <table:table-cell office:value-type="float" office:value="0" calcext:value-type="float">
            <text:p>0</text:p>
          </table:table-cell>
          <table:table-cell table:formula="of:=[.F755]" office:value-type="float" office:value="1042219008" calcext:value-type="float">
            <text:p>1042219008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/>
          <table:table-cell office:value-type="string" calcext:value-type="string">
            <text:p>4000F86E</text:p>
          </table:table-cell>
          <table:table-cell office:value-type="float" office:value="1073805422" calcext:value-type="float">
            <text:p>1073805422</text:p>
          </table:table-cell>
          <table:table-cell office:value-type="string" calcext:value-type="string">
            <text:p><text:s/>3E1B8000</text:p>
          </table:table-cell>
          <table:table-cell office:value-type="float" office:value="1041989632" calcext:value-type="float">
            <text:p>1041989632</text:p>
          </table:table-cell>
          <table:table-cell office:value-type="float" office:value="4" calcext:value-type="float">
            <text:p>4</text:p>
          </table:table-cell>
          <table:table-cell table:formula="of:=[.F756]" office:value-type="float" office:value="1041989632" calcext:value-type="float">
            <text:p>1041989632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/>
          <table:table-cell office:value-type="string" calcext:value-type="string">
            <text:p>8000F999</text:p>
          </table:table-cell>
          <table:table-cell office:value-type="float" office:value="-2147419751" calcext:value-type="float">
            <text:p>-2147419751</text:p>
          </table:table-cell>
          <table:table-cell table:style-name="ce1" office:value-type="string" calcext:value-type="string">
            <text:p><text:s/>3E664000</text:p>
          </table:table-cell>
          <table:table-cell office:value-type="float" office:value="1046888448" calcext:value-type="float">
            <text:p>1046888448</text:p>
          </table:table-cell>
          <table:table-cell office:value-type="float" office:value="8" calcext:value-type="float">
            <text:p>8</text:p>
          </table:table-cell>
          <table:table-cell table:formula="of:=-[.F757]" office:value-type="float" office:value="-1046888448" calcext:value-type="float">
            <text:p>-1046888448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/>
          <table:table-cell office:value-type="string" calcext:value-type="string">
            <text:p>C000F98A</text:p>
          </table:table-cell>
          <table:table-cell office:value-type="float" office:value="-1073677942" calcext:value-type="float">
            <text:p>-1073677942</text:p>
          </table:table-cell>
          <table:table-cell table:style-name="ce1" office:value-type="string" calcext:value-type="string">
            <text:p><text:s/>3E628000</text:p>
          </table:table-cell>
          <table:table-cell office:value-type="float" office:value="1046642688" calcext:value-type="float">
            <text:p>1046642688</text:p>
          </table:table-cell>
          <table:table-cell office:value-type="string" calcext:value-type="string">
            <text:p><text:s/>0000000C</text:p>
          </table:table-cell>
          <table:table-cell table:formula="of:=-[.F758]" office:value-type="float" office:value="-1046642688" calcext:value-type="float">
            <text:p>-1046642688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/>
          <table:table-cell office:value-type="string" calcext:value-type="string">
            <text:p>0000F97B</text:p>
          </table:table-cell>
          <table:table-cell office:value-type="float" office:value="63867" calcext:value-type="float">
            <text:p>63867</text:p>
          </table:table-cell>
          <table:table-cell office:value-type="string" calcext:value-type="string">
            <text:p><text:s/>3E5EC000</text:p>
          </table:table-cell>
          <table:table-cell office:value-type="float" office:value="1046396928" calcext:value-type="float">
            <text:p>1046396928</text:p>
          </table:table-cell>
          <table:table-cell office:value-type="float" office:value="0" calcext:value-type="float">
            <text:p>0</text:p>
          </table:table-cell>
          <table:table-cell table:formula="of:=[.F759]" office:value-type="float" office:value="1046396928" calcext:value-type="float">
            <text:p>1046396928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/>
          <table:table-cell office:value-type="string" calcext:value-type="string">
            <text:p>4000F967</text:p>
          </table:table-cell>
          <table:table-cell office:value-type="float" office:value="1073805671" calcext:value-type="float">
            <text:p>1073805671</text:p>
          </table:table-cell>
          <table:table-cell office:value-type="string" calcext:value-type="string">
            <text:p><text:s/>3E59C000</text:p>
          </table:table-cell>
          <table:table-cell office:value-type="float" office:value="1046069248" calcext:value-type="float">
            <text:p>1046069248</text:p>
          </table:table-cell>
          <table:table-cell office:value-type="float" office:value="4" calcext:value-type="float">
            <text:p>4</text:p>
          </table:table-cell>
          <table:table-cell table:formula="of:=[.F760]" office:value-type="float" office:value="1046069248" calcext:value-type="float">
            <text:p>1046069248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/>
          <table:table-cell office:value-type="string" calcext:value-type="string">
            <text:p>C000F953</text:p>
          </table:table-cell>
          <table:table-cell office:value-type="float" office:value="-1073677997" calcext:value-type="float">
            <text:p>-1073677997</text:p>
          </table:table-cell>
          <table:table-cell office:value-type="string" calcext:value-type="string">
            <text:p><text:s/>3E54C000</text:p>
          </table:table-cell>
          <table:table-cell office:value-type="float" office:value="1045741568" calcext:value-type="float">
            <text:p>1045741568</text:p>
          </table:table-cell>
          <table:table-cell office:value-type="string" calcext:value-type="string">
            <text:p><text:s/>0000000C</text:p>
          </table:table-cell>
          <table:table-cell table:formula="of:=-[.F761]" office:value-type="float" office:value="-1045741568" calcext:value-type="float">
            <text:p>-1045741568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/>
          <table:table-cell office:value-type="string" calcext:value-type="string">
            <text:p>4000F942</text:p>
          </table:table-cell>
          <table:table-cell office:value-type="float" office:value="1073805634" calcext:value-type="float">
            <text:p>1073805634</text:p>
          </table:table-cell>
          <table:table-cell table:style-name="ce1" office:value-type="string" calcext:value-type="string">
            <text:p><text:s/>3E508000</text:p>
          </table:table-cell>
          <table:table-cell office:value-type="float" office:value="1045463040" calcext:value-type="float">
            <text:p>1045463040</text:p>
          </table:table-cell>
          <table:table-cell office:value-type="float" office:value="4" calcext:value-type="float">
            <text:p>4</text:p>
          </table:table-cell>
          <table:table-cell table:formula="of:=[.F762]" office:value-type="float" office:value="1045463040" calcext:value-type="float">
            <text:p>104546304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/>
          <table:table-cell office:value-type="string" calcext:value-type="string">
            <text:p>0000F934</text:p>
          </table:table-cell>
          <table:table-cell office:value-type="float" office:value="63796" calcext:value-type="float">
            <text:p>63796</text:p>
          </table:table-cell>
          <table:table-cell office:value-type="string" calcext:value-type="string">
            <text:p><text:s/>3E4D0000</text:p>
          </table:table-cell>
          <table:table-cell office:value-type="float" office:value="1045233664" calcext:value-type="float">
            <text:p>1045233664</text:p>
          </table:table-cell>
          <table:table-cell office:value-type="float" office:value="0" calcext:value-type="float">
            <text:p>0</text:p>
          </table:table-cell>
          <table:table-cell table:formula="of:=[.F763]" office:value-type="float" office:value="1045233664" calcext:value-type="float">
            <text:p>1045233664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/>
          <table:table-cell office:value-type="string" calcext:value-type="string">
            <text:p>0000F9F3</text:p>
          </table:table-cell>
          <table:table-cell office:value-type="float" office:value="63987" calcext:value-type="float">
            <text:p>63987</text:p>
          </table:table-cell>
          <table:table-cell office:value-type="string" calcext:value-type="string">
            <text:p><text:s/>3E7CC000</text:p>
          </table:table-cell>
          <table:table-cell office:value-type="float" office:value="1048363008" calcext:value-type="float">
            <text:p>1048363008</text:p>
          </table:table-cell>
          <table:table-cell office:value-type="float" office:value="0" calcext:value-type="float">
            <text:p>0</text:p>
          </table:table-cell>
          <table:table-cell table:formula="of:=[.F764]" office:value-type="float" office:value="1048363008" calcext:value-type="float">
            <text:p>1048363008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/>
          <table:table-cell office:value-type="string" calcext:value-type="string">
            <text:p>C000F9F9</text:p>
          </table:table-cell>
          <table:table-cell office:value-type="float" office:value="-1073677831" calcext:value-type="float">
            <text:p>-1073677831</text:p>
          </table:table-cell>
          <table:table-cell office:value-type="string" calcext:value-type="string">
            <text:p><text:s/>3E7E4000</text:p>
          </table:table-cell>
          <table:table-cell office:value-type="float" office:value="1048461312" calcext:value-type="float">
            <text:p>1048461312</text:p>
          </table:table-cell>
          <table:table-cell office:value-type="string" calcext:value-type="string">
            <text:p><text:s/>0000000C</text:p>
          </table:table-cell>
          <table:table-cell table:formula="of:=-[.F765]" office:value-type="float" office:value="-1048461312" calcext:value-type="float">
            <text:p>-1048461312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/>
          <table:table-cell office:value-type="string" calcext:value-type="string">
            <text:p>0000FA02</text:p>
          </table:table-cell>
          <table:table-cell office:value-type="float" office:value="64002" calcext:value-type="float">
            <text:p>64002</text:p>
          </table:table-cell>
          <table:table-cell table:style-name="ce1" office:value-type="string" calcext:value-type="string">
            <text:p><text:s/>3E808000</text:p>
          </table:table-cell>
          <table:table-cell office:value-type="float" office:value="1048608768" calcext:value-type="float">
            <text:p>1048608768</text:p>
          </table:table-cell>
          <table:table-cell office:value-type="float" office:value="0" calcext:value-type="float">
            <text:p>0</text:p>
          </table:table-cell>
          <table:table-cell table:formula="of:=[.F766]" office:value-type="float" office:value="1048608768" calcext:value-type="float">
            <text:p>1048608768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/>
          <table:table-cell office:value-type="string" calcext:value-type="string">
            <text:p>4000FA08</text:p>
          </table:table-cell>
          <table:table-cell office:value-type="float" office:value="1073805832" calcext:value-type="float">
            <text:p>1073805832</text:p>
          </table:table-cell>
          <table:table-cell table:style-name="ce1" office:value-type="string" calcext:value-type="string">
            <text:p><text:s/>3E820000</text:p>
          </table:table-cell>
          <table:table-cell office:value-type="float" office:value="1048707072" calcext:value-type="float">
            <text:p>1048707072</text:p>
          </table:table-cell>
          <table:table-cell office:value-type="float" office:value="4" calcext:value-type="float">
            <text:p>4</text:p>
          </table:table-cell>
          <table:table-cell table:formula="of:=[.F767]" office:value-type="float" office:value="1048707072" calcext:value-type="float">
            <text:p>1048707072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/>
          <table:table-cell office:value-type="string" calcext:value-type="string">
            <text:p>8000FA0C</text:p>
          </table:table-cell>
          <table:table-cell office:value-type="float" office:value="-2147419636" calcext:value-type="float">
            <text:p>-2147419636</text:p>
          </table:table-cell>
          <table:table-cell table:style-name="ce1" office:value-type="string" calcext:value-type="string">
            <text:p><text:s/>3E830000</text:p>
          </table:table-cell>
          <table:table-cell office:value-type="float" office:value="1048772608" calcext:value-type="float">
            <text:p>1048772608</text:p>
          </table:table-cell>
          <table:table-cell office:value-type="float" office:value="8" calcext:value-type="float">
            <text:p>8</text:p>
          </table:table-cell>
          <table:table-cell table:formula="of:=-[.F768]" office:value-type="float" office:value="-1048772608" calcext:value-type="float">
            <text:p>-1048772608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/>
          <table:table-cell office:value-type="string" calcext:value-type="string">
            <text:p>8000FA10</text:p>
          </table:table-cell>
          <table:table-cell office:value-type="float" office:value="-2147419632" calcext:value-type="float">
            <text:p>-2147419632</text:p>
          </table:table-cell>
          <table:table-cell table:style-name="ce1" office:value-type="string" calcext:value-type="string">
            <text:p><text:s/>3E840000</text:p>
          </table:table-cell>
          <table:table-cell office:value-type="float" office:value="1048838144" calcext:value-type="float">
            <text:p>1048838144</text:p>
          </table:table-cell>
          <table:table-cell office:value-type="float" office:value="8" calcext:value-type="float">
            <text:p>8</text:p>
          </table:table-cell>
          <table:table-cell table:formula="of:=-[.F769]" office:value-type="float" office:value="-1048838144" calcext:value-type="float">
            <text:p>-1048838144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/>
          <table:table-cell office:value-type="string" calcext:value-type="string">
            <text:p>8000F8CD</text:p>
          </table:table-cell>
          <table:table-cell office:value-type="float" office:value="-2147419955" calcext:value-type="float">
            <text:p>-2147419955</text:p>
          </table:table-cell>
          <table:table-cell table:style-name="ce1" office:value-type="string" calcext:value-type="string">
            <text:p><text:s/>3E334000</text:p>
          </table:table-cell>
          <table:table-cell office:value-type="float" office:value="1043546112" calcext:value-type="float">
            <text:p>1043546112</text:p>
          </table:table-cell>
          <table:table-cell office:value-type="float" office:value="8" calcext:value-type="float">
            <text:p>8</text:p>
          </table:table-cell>
          <table:table-cell table:formula="of:=-[.F770]" office:value-type="float" office:value="-1043546112" calcext:value-type="float">
            <text:p>-1043546112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/>
          <table:table-cell office:value-type="string" calcext:value-type="string">
            <text:p>8000F8E4</text:p>
          </table:table-cell>
          <table:table-cell office:value-type="float" office:value="-2147419932" calcext:value-type="float">
            <text:p>-2147419932</text:p>
          </table:table-cell>
          <table:table-cell table:style-name="ce1" office:value-type="string" calcext:value-type="string">
            <text:p><text:s/>3E390000</text:p>
          </table:table-cell>
          <table:table-cell office:value-type="float" office:value="1043922944" calcext:value-type="float">
            <text:p>1043922944</text:p>
          </table:table-cell>
          <table:table-cell office:value-type="float" office:value="8" calcext:value-type="float">
            <text:p>8</text:p>
          </table:table-cell>
          <table:table-cell table:formula="of:=-[.F771]" office:value-type="float" office:value="-1043922944" calcext:value-type="float">
            <text:p>-1043922944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/>
          <table:table-cell office:value-type="string" calcext:value-type="string">
            <text:p>0000F8F9</text:p>
          </table:table-cell>
          <table:table-cell office:value-type="float" office:value="63737" calcext:value-type="float">
            <text:p>63737</text:p>
          </table:table-cell>
          <table:table-cell office:value-type="string" calcext:value-type="string">
            <text:p><text:s/>3E3E4000</text:p>
          </table:table-cell>
          <table:table-cell office:value-type="float" office:value="1044267008" calcext:value-type="float">
            <text:p>1044267008</text:p>
          </table:table-cell>
          <table:table-cell office:value-type="float" office:value="0" calcext:value-type="float">
            <text:p>0</text:p>
          </table:table-cell>
          <table:table-cell table:formula="of:=[.F772]" office:value-type="float" office:value="1044267008" calcext:value-type="float">
            <text:p>1044267008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/>
          <table:table-cell office:value-type="string" calcext:value-type="string">
            <text:p>0000F90B</text:p>
          </table:table-cell>
          <table:table-cell office:value-type="float" office:value="63755" calcext:value-type="float">
            <text:p>63755</text:p>
          </table:table-cell>
          <table:table-cell office:value-type="string" calcext:value-type="string">
            <text:p><text:s/>3E42C000</text:p>
          </table:table-cell>
          <table:table-cell office:value-type="float" office:value="1044561920" calcext:value-type="float">
            <text:p>1044561920</text:p>
          </table:table-cell>
          <table:table-cell office:value-type="float" office:value="0" calcext:value-type="float">
            <text:p>0</text:p>
          </table:table-cell>
          <table:table-cell table:formula="of:=[.F773]" office:value-type="float" office:value="1044561920" calcext:value-type="float">
            <text:p>104456192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/>
          <table:table-cell office:value-type="string" calcext:value-type="string">
            <text:p>C000F919</text:p>
          </table:table-cell>
          <table:table-cell office:value-type="float" office:value="-1073678055" calcext:value-type="float">
            <text:p>-1073678055</text:p>
          </table:table-cell>
          <table:table-cell table:style-name="ce1" office:value-type="string" calcext:value-type="string">
            <text:p><text:s/>3E464000</text:p>
          </table:table-cell>
          <table:table-cell office:value-type="float" office:value="1044791296" calcext:value-type="float">
            <text:p>1044791296</text:p>
          </table:table-cell>
          <table:table-cell office:value-type="string" calcext:value-type="string">
            <text:p><text:s/>0000000C</text:p>
          </table:table-cell>
          <table:table-cell table:formula="of:=-[.F774]" office:value-type="float" office:value="-1044791296" calcext:value-type="float">
            <text:p>-1044791296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/>
          <table:table-cell office:value-type="string" calcext:value-type="string">
            <text:p>4000F927</text:p>
          </table:table-cell>
          <table:table-cell office:value-type="float" office:value="1073805607" calcext:value-type="float">
            <text:p>1073805607</text:p>
          </table:table-cell>
          <table:table-cell office:value-type="string" calcext:value-type="string">
            <text:p><text:s/>3E49C000</text:p>
          </table:table-cell>
          <table:table-cell office:value-type="float" office:value="1045020672" calcext:value-type="float">
            <text:p>1045020672</text:p>
          </table:table-cell>
          <table:table-cell office:value-type="float" office:value="4" calcext:value-type="float">
            <text:p>4</text:p>
          </table:table-cell>
          <table:table-cell table:formula="of:=[.F775]" office:value-type="float" office:value="1045020672" calcext:value-type="float">
            <text:p>1045020672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/>
          <table:table-cell office:value-type="string" calcext:value-type="string">
            <text:p>8000F858</text:p>
          </table:table-cell>
          <table:table-cell office:value-type="float" office:value="-2147420072" calcext:value-type="float">
            <text:p>-2147420072</text:p>
          </table:table-cell>
          <table:table-cell table:style-name="ce1" office:value-type="string" calcext:value-type="string">
            <text:p><text:s/>3E160000</text:p>
          </table:table-cell>
          <table:table-cell office:value-type="float" office:value="1041629184" calcext:value-type="float">
            <text:p>1041629184</text:p>
          </table:table-cell>
          <table:table-cell office:value-type="float" office:value="8" calcext:value-type="float">
            <text:p>8</text:p>
          </table:table-cell>
          <table:table-cell table:formula="of:=-[.F776]" office:value-type="float" office:value="-1041629184" calcext:value-type="float">
            <text:p>-1041629184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/>
          <table:table-cell office:value-type="string" calcext:value-type="string">
            <text:p>0000F84E</text:p>
          </table:table-cell>
          <table:table-cell office:value-type="float" office:value="63566" calcext:value-type="float">
            <text:p>63566</text:p>
          </table:table-cell>
          <table:table-cell table:style-name="ce1" office:value-type="string" calcext:value-type="string">
            <text:p><text:s/>3E138000</text:p>
          </table:table-cell>
          <table:table-cell office:value-type="float" office:value="1041465344" calcext:value-type="float">
            <text:p>1041465344</text:p>
          </table:table-cell>
          <table:table-cell office:value-type="float" office:value="0" calcext:value-type="float">
            <text:p>0</text:p>
          </table:table-cell>
          <table:table-cell table:formula="of:=[.F777]" office:value-type="float" office:value="1041465344" calcext:value-type="float">
            <text:p>1041465344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/>
          <table:table-cell office:value-type="string" calcext:value-type="string">
            <text:p>C000F844</text:p>
          </table:table-cell>
          <table:table-cell office:value-type="float" office:value="-1073678268" calcext:value-type="float">
            <text:p>-1073678268</text:p>
          </table:table-cell>
          <table:table-cell table:style-name="ce1" office:value-type="string" calcext:value-type="string">
            <text:p><text:s/>3E110000</text:p>
          </table:table-cell>
          <table:table-cell office:value-type="float" office:value="1041301504" calcext:value-type="float">
            <text:p>1041301504</text:p>
          </table:table-cell>
          <table:table-cell office:value-type="string" calcext:value-type="string">
            <text:p><text:s/>0000000C</text:p>
          </table:table-cell>
          <table:table-cell table:formula="of:=-[.F778]" office:value-type="float" office:value="-1041301504" calcext:value-type="float">
            <text:p>-1041301504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/>
          <table:table-cell office:value-type="string" calcext:value-type="string">
            <text:p>C000F83F</text:p>
          </table:table-cell>
          <table:table-cell office:value-type="float" office:value="-1073678273" calcext:value-type="float">
            <text:p>-1073678273</text:p>
          </table:table-cell>
          <table:table-cell office:value-type="string" calcext:value-type="string">
            <text:p><text:s/>3E0FC000</text:p>
          </table:table-cell>
          <table:table-cell office:value-type="float" office:value="1041219584" calcext:value-type="float">
            <text:p>1041219584</text:p>
          </table:table-cell>
          <table:table-cell office:value-type="string" calcext:value-type="string">
            <text:p><text:s/>0000000C</text:p>
          </table:table-cell>
          <table:table-cell table:formula="of:=-[.F779]" office:value-type="float" office:value="-1041219584" calcext:value-type="float">
            <text:p>-1041219584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/>
          <table:table-cell office:value-type="string" calcext:value-type="string">
            <text:p>C000F840</text:p>
          </table:table-cell>
          <table:table-cell office:value-type="float" office:value="-1073678272" calcext:value-type="float">
            <text:p>-1073678272</text:p>
          </table:table-cell>
          <table:table-cell table:style-name="ce1" office:value-type="string" calcext:value-type="string">
            <text:p><text:s/>3E100000</text:p>
          </table:table-cell>
          <table:table-cell office:value-type="float" office:value="1041235968" calcext:value-type="float">
            <text:p>1041235968</text:p>
          </table:table-cell>
          <table:table-cell office:value-type="string" calcext:value-type="string">
            <text:p><text:s/>0000000C</text:p>
          </table:table-cell>
          <table:table-cell table:formula="of:=-[.F780]" office:value-type="float" office:value="-1041235968" calcext:value-type="float">
            <text:p>-1041235968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/>
          <table:table-cell office:value-type="string" calcext:value-type="string">
            <text:p>4000F845</text:p>
          </table:table-cell>
          <table:table-cell office:value-type="float" office:value="1073805381" calcext:value-type="float">
            <text:p>1073805381</text:p>
          </table:table-cell>
          <table:table-cell table:style-name="ce1" office:value-type="string" calcext:value-type="string">
            <text:p><text:s/>3E114000</text:p>
          </table:table-cell>
          <table:table-cell office:value-type="float" office:value="1041317888" calcext:value-type="float">
            <text:p>1041317888</text:p>
          </table:table-cell>
          <table:table-cell office:value-type="float" office:value="4" calcext:value-type="float">
            <text:p>4</text:p>
          </table:table-cell>
          <table:table-cell table:formula="of:=[.F781]" office:value-type="float" office:value="1041317888" calcext:value-type="float">
            <text:p>1041317888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/>
          <table:table-cell office:value-type="string" calcext:value-type="string">
            <text:p>C000F84C</text:p>
          </table:table-cell>
          <table:table-cell office:value-type="float" office:value="-1073678260" calcext:value-type="float">
            <text:p>-1073678260</text:p>
          </table:table-cell>
          <table:table-cell table:style-name="ce1" office:value-type="string" calcext:value-type="string">
            <text:p><text:s/>3E130000</text:p>
          </table:table-cell>
          <table:table-cell office:value-type="float" office:value="1041432576" calcext:value-type="float">
            <text:p>1041432576</text:p>
          </table:table-cell>
          <table:table-cell office:value-type="string" calcext:value-type="string">
            <text:p><text:s/>0000000C</text:p>
          </table:table-cell>
          <table:table-cell table:formula="of:=-[.F782]" office:value-type="float" office:value="-1041432576" calcext:value-type="float">
            <text:p>-1041432576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/>
          <table:table-cell office:value-type="string" calcext:value-type="string">
            <text:p>8000F923</text:p>
          </table:table-cell>
          <table:table-cell office:value-type="float" office:value="-2147419869" calcext:value-type="float">
            <text:p>-2147419869</text:p>
          </table:table-cell>
          <table:table-cell office:value-type="string" calcext:value-type="string">
            <text:p><text:s/>3E48C000</text:p>
          </table:table-cell>
          <table:table-cell office:value-type="float" office:value="1044955136" calcext:value-type="float">
            <text:p>1044955136</text:p>
          </table:table-cell>
          <table:table-cell office:value-type="float" office:value="8" calcext:value-type="float">
            <text:p>8</text:p>
          </table:table-cell>
          <table:table-cell table:formula="of:=-[.F783]" office:value-type="float" office:value="-1044955136" calcext:value-type="float">
            <text:p>-1044955136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/>
          <table:table-cell office:value-type="string" calcext:value-type="string">
            <text:p>0000F91A</text:p>
          </table:table-cell>
          <table:table-cell office:value-type="float" office:value="63770" calcext:value-type="float">
            <text:p>63770</text:p>
          </table:table-cell>
          <table:table-cell table:style-name="ce1" office:value-type="string" calcext:value-type="string">
            <text:p><text:s/>3E468000</text:p>
          </table:table-cell>
          <table:table-cell office:value-type="float" office:value="1044807680" calcext:value-type="float">
            <text:p>1044807680</text:p>
          </table:table-cell>
          <table:table-cell office:value-type="float" office:value="0" calcext:value-type="float">
            <text:p>0</text:p>
          </table:table-cell>
          <table:table-cell table:formula="of:=[.F784]" office:value-type="float" office:value="1044807680" calcext:value-type="float">
            <text:p>104480768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/>
          <table:table-cell office:value-type="string" calcext:value-type="string">
            <text:p>0000F90F</text:p>
          </table:table-cell>
          <table:table-cell office:value-type="float" office:value="63759" calcext:value-type="float">
            <text:p>63759</text:p>
          </table:table-cell>
          <table:table-cell office:value-type="string" calcext:value-type="string">
            <text:p><text:s/>3E43C000</text:p>
          </table:table-cell>
          <table:table-cell office:value-type="float" office:value="1044627456" calcext:value-type="float">
            <text:p>1044627456</text:p>
          </table:table-cell>
          <table:table-cell office:value-type="float" office:value="0" calcext:value-type="float">
            <text:p>0</text:p>
          </table:table-cell>
          <table:table-cell table:formula="of:=[.F785]" office:value-type="float" office:value="1044627456" calcext:value-type="float">
            <text:p>1044627456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/>
          <table:table-cell office:value-type="string" calcext:value-type="string">
            <text:p>8000F8FF</text:p>
          </table:table-cell>
          <table:table-cell office:value-type="float" office:value="-2147419905" calcext:value-type="float">
            <text:p>-2147419905</text:p>
          </table:table-cell>
          <table:table-cell office:value-type="string" calcext:value-type="string">
            <text:p><text:s/>3E3FC000</text:p>
          </table:table-cell>
          <table:table-cell office:value-type="float" office:value="1044365312" calcext:value-type="float">
            <text:p>1044365312</text:p>
          </table:table-cell>
          <table:table-cell office:value-type="float" office:value="8" calcext:value-type="float">
            <text:p>8</text:p>
          </table:table-cell>
          <table:table-cell table:formula="of:=-[.F786]" office:value-type="float" office:value="-1044365312" calcext:value-type="float">
            <text:p>-1044365312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/>
          <table:table-cell office:value-type="string" calcext:value-type="string">
            <text:p>C000F8EF</text:p>
          </table:table-cell>
          <table:table-cell office:value-type="float" office:value="-1073678097" calcext:value-type="float">
            <text:p>-1073678097</text:p>
          </table:table-cell>
          <table:table-cell office:value-type="string" calcext:value-type="string">
            <text:p><text:s/>3E3BC000</text:p>
          </table:table-cell>
          <table:table-cell office:value-type="float" office:value="1044103168" calcext:value-type="float">
            <text:p>1044103168</text:p>
          </table:table-cell>
          <table:table-cell office:value-type="string" calcext:value-type="string">
            <text:p><text:s/>0000000C</text:p>
          </table:table-cell>
          <table:table-cell table:formula="of:=-[.F787]" office:value-type="float" office:value="-1044103168" calcext:value-type="float">
            <text:p>-1044103168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/>
          <table:table-cell office:value-type="string" calcext:value-type="string">
            <text:p>0000F8E1</text:p>
          </table:table-cell>
          <table:table-cell office:value-type="float" office:value="63713" calcext:value-type="float">
            <text:p>63713</text:p>
          </table:table-cell>
          <table:table-cell table:style-name="ce1" office:value-type="string" calcext:value-type="string">
            <text:p><text:s/>3E384000</text:p>
          </table:table-cell>
          <table:table-cell office:value-type="float" office:value="1043873792" calcext:value-type="float">
            <text:p>1043873792</text:p>
          </table:table-cell>
          <table:table-cell office:value-type="float" office:value="0" calcext:value-type="float">
            <text:p>0</text:p>
          </table:table-cell>
          <table:table-cell table:formula="of:=[.F788]" office:value-type="float" office:value="1043873792" calcext:value-type="float">
            <text:p>1043873792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/>
          <table:table-cell office:value-type="string" calcext:value-type="string">
            <text:p>8000FA17</text:p>
          </table:table-cell>
          <table:table-cell office:value-type="float" office:value="-2147419625" calcext:value-type="float">
            <text:p>-2147419625</text:p>
          </table:table-cell>
          <table:table-cell office:value-type="string" calcext:value-type="string">
            <text:p><text:s/>3E85C000</text:p>
          </table:table-cell>
          <table:table-cell office:value-type="float" office:value="1048952832" calcext:value-type="float">
            <text:p>1048952832</text:p>
          </table:table-cell>
          <table:table-cell office:value-type="float" office:value="8" calcext:value-type="float">
            <text:p>8</text:p>
          </table:table-cell>
          <table:table-cell table:formula="of:=-[.F789]" office:value-type="float" office:value="-1048952832" calcext:value-type="float">
            <text:p>-1048952832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/>
          <table:table-cell office:value-type="string" calcext:value-type="string">
            <text:p>0000FA12</text:p>
          </table:table-cell>
          <table:table-cell office:value-type="float" office:value="64018" calcext:value-type="float">
            <text:p>64018</text:p>
          </table:table-cell>
          <table:table-cell table:style-name="ce1" office:value-type="string" calcext:value-type="string">
            <text:p><text:s/>3E848000</text:p>
          </table:table-cell>
          <table:table-cell office:value-type="float" office:value="1048870912" calcext:value-type="float">
            <text:p>1048870912</text:p>
          </table:table-cell>
          <table:table-cell office:value-type="float" office:value="0" calcext:value-type="float">
            <text:p>0</text:p>
          </table:table-cell>
          <table:table-cell table:formula="of:=[.F790]" office:value-type="float" office:value="1048870912" calcext:value-type="float">
            <text:p>1048870912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/>
          <table:table-cell office:value-type="string" calcext:value-type="string">
            <text:p>4000FA07</text:p>
          </table:table-cell>
          <table:table-cell office:value-type="float" office:value="1073805831" calcext:value-type="float">
            <text:p>1073805831</text:p>
          </table:table-cell>
          <table:table-cell office:value-type="string" calcext:value-type="string">
            <text:p><text:s/>3E81C000</text:p>
          </table:table-cell>
          <table:table-cell office:value-type="float" office:value="1048690688" calcext:value-type="float">
            <text:p>1048690688</text:p>
          </table:table-cell>
          <table:table-cell office:value-type="float" office:value="4" calcext:value-type="float">
            <text:p>4</text:p>
          </table:table-cell>
          <table:table-cell table:formula="of:=[.F791]" office:value-type="float" office:value="1048690688" calcext:value-type="float">
            <text:p>1048690688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/>
          <table:table-cell office:value-type="string" calcext:value-type="string">
            <text:p>8000F9F9</text:p>
          </table:table-cell>
          <table:table-cell office:value-type="float" office:value="-2147419655" calcext:value-type="float">
            <text:p>-2147419655</text:p>
          </table:table-cell>
          <table:table-cell office:value-type="string" calcext:value-type="string">
            <text:p><text:s/>3E7E4000</text:p>
          </table:table-cell>
          <table:table-cell office:value-type="float" office:value="1048461312" calcext:value-type="float">
            <text:p>1048461312</text:p>
          </table:table-cell>
          <table:table-cell office:value-type="float" office:value="8" calcext:value-type="float">
            <text:p>8</text:p>
          </table:table-cell>
          <table:table-cell table:formula="of:=-[.F792]" office:value-type="float" office:value="-1048461312" calcext:value-type="float">
            <text:p>-1048461312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/>
          <table:table-cell office:value-type="string" calcext:value-type="string">
            <text:p>C000F9EB</text:p>
          </table:table-cell>
          <table:table-cell office:value-type="float" office:value="-1073677845" calcext:value-type="float">
            <text:p>-1073677845</text:p>
          </table:table-cell>
          <table:table-cell office:value-type="string" calcext:value-type="string">
            <text:p><text:s/>3E7AC000</text:p>
          </table:table-cell>
          <table:table-cell office:value-type="float" office:value="1048231936" calcext:value-type="float">
            <text:p>1048231936</text:p>
          </table:table-cell>
          <table:table-cell office:value-type="string" calcext:value-type="string">
            <text:p><text:s/>0000000C</text:p>
          </table:table-cell>
          <table:table-cell table:formula="of:=-[.F793]" office:value-type="float" office:value="-1048231936" calcext:value-type="float">
            <text:p>-1048231936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/>
          <table:table-cell office:value-type="string" calcext:value-type="string">
            <text:p>4000F9E0</text:p>
          </table:table-cell>
          <table:table-cell office:value-type="float" office:value="1073805792" calcext:value-type="float">
            <text:p>1073805792</text:p>
          </table:table-cell>
          <table:table-cell table:style-name="ce1" office:value-type="string" calcext:value-type="string">
            <text:p><text:s/>3E780000</text:p>
          </table:table-cell>
          <table:table-cell office:value-type="float" office:value="1048051712" calcext:value-type="float">
            <text:p>1048051712</text:p>
          </table:table-cell>
          <table:table-cell office:value-type="float" office:value="4" calcext:value-type="float">
            <text:p>4</text:p>
          </table:table-cell>
          <table:table-cell table:formula="of:=[.F794]" office:value-type="float" office:value="1048051712" calcext:value-type="float">
            <text:p>1048051712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/>
          <table:table-cell office:value-type="string" calcext:value-type="string">
            <text:p>8000F938</text:p>
          </table:table-cell>
          <table:table-cell office:value-type="float" office:value="-2147419848" calcext:value-type="float">
            <text:p>-2147419848</text:p>
          </table:table-cell>
          <table:table-cell office:value-type="string" calcext:value-type="string">
            <text:p><text:s/>3E4E0000</text:p>
          </table:table-cell>
          <table:table-cell office:value-type="float" office:value="1045299200" calcext:value-type="float">
            <text:p>1045299200</text:p>
          </table:table-cell>
          <table:table-cell office:value-type="float" office:value="8" calcext:value-type="float">
            <text:p>8</text:p>
          </table:table-cell>
          <table:table-cell table:formula="of:=-[.F795]" office:value-type="float" office:value="-1045299200" calcext:value-type="float">
            <text:p>-104529920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/>
          <table:table-cell office:value-type="string" calcext:value-type="string">
            <text:p>4000F94A</text:p>
          </table:table-cell>
          <table:table-cell office:value-type="float" office:value="1073805642" calcext:value-type="float">
            <text:p>1073805642</text:p>
          </table:table-cell>
          <table:table-cell table:style-name="ce1" office:value-type="string" calcext:value-type="string">
            <text:p><text:s/>3E528000</text:p>
          </table:table-cell>
          <table:table-cell office:value-type="float" office:value="1045594112" calcext:value-type="float">
            <text:p>1045594112</text:p>
          </table:table-cell>
          <table:table-cell office:value-type="float" office:value="4" calcext:value-type="float">
            <text:p>4</text:p>
          </table:table-cell>
          <table:table-cell table:formula="of:=[.F796]" office:value-type="float" office:value="1045594112" calcext:value-type="float">
            <text:p>1045594112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/>
          <table:table-cell office:value-type="string" calcext:value-type="string">
            <text:p>0000F95E</text:p>
          </table:table-cell>
          <table:table-cell office:value-type="float" office:value="63838" calcext:value-type="float">
            <text:p>63838</text:p>
          </table:table-cell>
          <table:table-cell table:style-name="ce1" office:value-type="string" calcext:value-type="string">
            <text:p><text:s/>3E578000</text:p>
          </table:table-cell>
          <table:table-cell office:value-type="float" office:value="1045921792" calcext:value-type="float">
            <text:p>1045921792</text:p>
          </table:table-cell>
          <table:table-cell office:value-type="float" office:value="0" calcext:value-type="float">
            <text:p>0</text:p>
          </table:table-cell>
          <table:table-cell table:formula="of:=[.F797]" office:value-type="float" office:value="1045921792" calcext:value-type="float">
            <text:p>1045921792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/>
          <table:table-cell office:value-type="string" calcext:value-type="string">
            <text:p>4000F973</text:p>
          </table:table-cell>
          <table:table-cell office:value-type="float" office:value="1073805683" calcext:value-type="float">
            <text:p>1073805683</text:p>
          </table:table-cell>
          <table:table-cell office:value-type="string" calcext:value-type="string">
            <text:p><text:s/>3E5CC000</text:p>
          </table:table-cell>
          <table:table-cell office:value-type="float" office:value="1046265856" calcext:value-type="float">
            <text:p>1046265856</text:p>
          </table:table-cell>
          <table:table-cell office:value-type="float" office:value="4" calcext:value-type="float">
            <text:p>4</text:p>
          </table:table-cell>
          <table:table-cell table:formula="of:=[.F798]" office:value-type="float" office:value="1046265856" calcext:value-type="float">
            <text:p>1046265856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/>
          <table:table-cell office:value-type="string" calcext:value-type="string">
            <text:p>4000F987</text:p>
          </table:table-cell>
          <table:table-cell office:value-type="float" office:value="1073805703" calcext:value-type="float">
            <text:p>1073805703</text:p>
          </table:table-cell>
          <table:table-cell office:value-type="string" calcext:value-type="string">
            <text:p><text:s/>3E61C000</text:p>
          </table:table-cell>
          <table:table-cell office:value-type="float" office:value="1046593536" calcext:value-type="float">
            <text:p>1046593536</text:p>
          </table:table-cell>
          <table:table-cell office:value-type="float" office:value="4" calcext:value-type="float">
            <text:p>4</text:p>
          </table:table-cell>
          <table:table-cell table:formula="of:=[.F799]" office:value-type="float" office:value="1046593536" calcext:value-type="float">
            <text:p>1046593536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/>
          <table:table-cell office:value-type="string" calcext:value-type="string">
            <text:p>C000F99C</text:p>
          </table:table-cell>
          <table:table-cell office:value-type="float" office:value="-1073677924" calcext:value-type="float">
            <text:p>-1073677924</text:p>
          </table:table-cell>
          <table:table-cell table:style-name="ce1" office:value-type="string" calcext:value-type="string">
            <text:p><text:s/>3E670000</text:p>
          </table:table-cell>
          <table:table-cell office:value-type="float" office:value="1046937600" calcext:value-type="float">
            <text:p>1046937600</text:p>
          </table:table-cell>
          <table:table-cell office:value-type="string" calcext:value-type="string">
            <text:p><text:s/>0000000C</text:p>
          </table:table-cell>
          <table:table-cell table:formula="of:=-[.F800]" office:value-type="float" office:value="-1046937600" calcext:value-type="float">
            <text:p>-104693760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4000F9B5</text:p>
          </table:table-cell>
          <table:table-cell office:value-type="float" office:value="1073805749" calcext:value-type="float">
            <text:p>1073805749</text:p>
          </table:table-cell>
          <table:table-cell office:value-type="string" calcext:value-type="string">
            <text:p><text:s/>3E6D4000</text:p>
          </table:table-cell>
          <table:table-cell office:value-type="float" office:value="1047347200" calcext:value-type="float">
            <text:p>1047347200</text:p>
          </table:table-cell>
          <table:table-cell office:value-type="float" office:value="4" calcext:value-type="float">
            <text:p>4</text:p>
          </table:table-cell>
          <table:table-cell table:formula="of:=[.F801]" office:value-type="float" office:value="1047347200" calcext:value-type="float">
            <text:p>104734720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4000F85B</text:p>
          </table:table-cell>
          <table:table-cell office:value-type="float" office:value="1073805403" calcext:value-type="float">
            <text:p>1073805403</text:p>
          </table:table-cell>
          <table:table-cell office:value-type="string" calcext:value-type="string">
            <text:p><text:s/>3E16C000</text:p>
          </table:table-cell>
          <table:table-cell office:value-type="float" office:value="1041678336" calcext:value-type="float">
            <text:p>1041678336</text:p>
          </table:table-cell>
          <table:table-cell office:value-type="float" office:value="4" calcext:value-type="float">
            <text:p>4</text:p>
          </table:table-cell>
          <table:table-cell table:formula="of:=[.F802]" office:value-type="float" office:value="1041678336" calcext:value-type="float">
            <text:p>1041678336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/>
          <table:table-cell office:value-type="string" calcext:value-type="string">
            <text:p>8000F862</text:p>
          </table:table-cell>
          <table:table-cell office:value-type="float" office:value="-2147420062" calcext:value-type="float">
            <text:p>-2147420062</text:p>
          </table:table-cell>
          <table:table-cell table:style-name="ce1" office:value-type="string" calcext:value-type="string">
            <text:p><text:s/>3E188000</text:p>
          </table:table-cell>
          <table:table-cell office:value-type="float" office:value="1041793024" calcext:value-type="float">
            <text:p>1041793024</text:p>
          </table:table-cell>
          <table:table-cell office:value-type="float" office:value="8" calcext:value-type="float">
            <text:p>8</text:p>
          </table:table-cell>
          <table:table-cell table:formula="of:=-[.F803]" office:value-type="float" office:value="-1041793024" calcext:value-type="float">
            <text:p>-1041793024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/>
          <table:table-cell office:value-type="string" calcext:value-type="string">
            <text:p>8000F868</text:p>
          </table:table-cell>
          <table:table-cell office:value-type="float" office:value="-2147420056" calcext:value-type="float">
            <text:p>-2147420056</text:p>
          </table:table-cell>
          <table:table-cell office:value-type="string" calcext:value-type="string">
            <text:p><text:s/>3E1A0000</text:p>
          </table:table-cell>
          <table:table-cell office:value-type="float" office:value="1041891328" calcext:value-type="float">
            <text:p>1041891328</text:p>
          </table:table-cell>
          <table:table-cell office:value-type="float" office:value="8" calcext:value-type="float">
            <text:p>8</text:p>
          </table:table-cell>
          <table:table-cell table:formula="of:=-[.F804]" office:value-type="float" office:value="-1041891328" calcext:value-type="float">
            <text:p>-1041891328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0000F86E</text:p>
          </table:table-cell>
          <table:table-cell office:value-type="float" office:value="63598" calcext:value-type="float">
            <text:p>63598</text:p>
          </table:table-cell>
          <table:table-cell office:value-type="string" calcext:value-type="string">
            <text:p><text:s/>3E1B8000</text:p>
          </table:table-cell>
          <table:table-cell office:value-type="float" office:value="1041989632" calcext:value-type="float">
            <text:p>1041989632</text:p>
          </table:table-cell>
          <table:table-cell office:value-type="float" office:value="0" calcext:value-type="float">
            <text:p>0</text:p>
          </table:table-cell>
          <table:table-cell table:formula="of:=[.F805]" office:value-type="float" office:value="1041989632" calcext:value-type="float">
            <text:p>1041989632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/>
          <table:table-cell office:value-type="string" calcext:value-type="string">
            <text:p>4000F874</text:p>
          </table:table-cell>
          <table:table-cell office:value-type="float" office:value="1073805428" calcext:value-type="float">
            <text:p>1073805428</text:p>
          </table:table-cell>
          <table:table-cell office:value-type="string" calcext:value-type="string">
            <text:p><text:s/>3E1D0000</text:p>
          </table:table-cell>
          <table:table-cell office:value-type="float" office:value="1042087936" calcext:value-type="float">
            <text:p>1042087936</text:p>
          </table:table-cell>
          <table:table-cell office:value-type="float" office:value="4" calcext:value-type="float">
            <text:p>4</text:p>
          </table:table-cell>
          <table:table-cell table:formula="of:=[.F806]" office:value-type="float" office:value="1042087936" calcext:value-type="float">
            <text:p>1042087936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/>
          <table:table-cell office:value-type="string" calcext:value-type="string">
            <text:p>8000F87D</text:p>
          </table:table-cell>
          <table:table-cell office:value-type="float" office:value="-2147420035" calcext:value-type="float">
            <text:p>-2147420035</text:p>
          </table:table-cell>
          <table:table-cell office:value-type="string" calcext:value-type="string">
            <text:p><text:s/>3E1F4000</text:p>
          </table:table-cell>
          <table:table-cell office:value-type="float" office:value="1042235392" calcext:value-type="float">
            <text:p>1042235392</text:p>
          </table:table-cell>
          <table:table-cell office:value-type="float" office:value="8" calcext:value-type="float">
            <text:p>8</text:p>
          </table:table-cell>
          <table:table-cell table:formula="of:=-[.F807]" office:value-type="float" office:value="-1042235392" calcext:value-type="float">
            <text:p>-1042235392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/>
          <table:table-cell office:value-type="string" calcext:value-type="string">
            <text:p>4000F8C9</text:p>
          </table:table-cell>
          <table:table-cell office:value-type="float" office:value="1073805513" calcext:value-type="float">
            <text:p>1073805513</text:p>
          </table:table-cell>
          <table:table-cell table:style-name="ce1" office:value-type="string" calcext:value-type="string">
            <text:p><text:s/>3E324000</text:p>
          </table:table-cell>
          <table:table-cell office:value-type="float" office:value="1043480576" calcext:value-type="float">
            <text:p>1043480576</text:p>
          </table:table-cell>
          <table:table-cell office:value-type="float" office:value="4" calcext:value-type="float">
            <text:p>4</text:p>
          </table:table-cell>
          <table:table-cell table:formula="of:=[.F808]" office:value-type="float" office:value="1043480576" calcext:value-type="float">
            <text:p>1043480576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/>
          <table:table-cell office:value-type="string" calcext:value-type="string">
            <text:p>0000F8BB</text:p>
          </table:table-cell>
          <table:table-cell office:value-type="float" office:value="63675" calcext:value-type="float">
            <text:p>63675</text:p>
          </table:table-cell>
          <table:table-cell office:value-type="string" calcext:value-type="string">
            <text:p><text:s/>3E2EC000</text:p>
          </table:table-cell>
          <table:table-cell office:value-type="float" office:value="1043251200" calcext:value-type="float">
            <text:p>1043251200</text:p>
          </table:table-cell>
          <table:table-cell office:value-type="float" office:value="0" calcext:value-type="float">
            <text:p>0</text:p>
          </table:table-cell>
          <table:table-cell table:formula="of:=[.F809]" office:value-type="float" office:value="1043251200" calcext:value-type="float">
            <text:p>104325120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/>
          <table:table-cell office:value-type="string" calcext:value-type="string">
            <text:p>C000F8AA</text:p>
          </table:table-cell>
          <table:table-cell office:value-type="float" office:value="-1073678166" calcext:value-type="float">
            <text:p>-1073678166</text:p>
          </table:table-cell>
          <table:table-cell office:value-type="string" calcext:value-type="string">
            <text:p><text:s/>3E2A8000</text:p>
          </table:table-cell>
          <table:table-cell office:value-type="float" office:value="1042972672" calcext:value-type="float">
            <text:p>1042972672</text:p>
          </table:table-cell>
          <table:table-cell office:value-type="string" calcext:value-type="string">
            <text:p><text:s/>0000000C</text:p>
          </table:table-cell>
          <table:table-cell table:formula="of:=-[.F810]" office:value-type="float" office:value="-1042972672" calcext:value-type="float">
            <text:p>-1042972672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/>
          <table:table-cell office:value-type="string" calcext:value-type="string">
            <text:p>0000F89B</text:p>
          </table:table-cell>
          <table:table-cell office:value-type="float" office:value="63643" calcext:value-type="float">
            <text:p>63643</text:p>
          </table:table-cell>
          <table:table-cell office:value-type="string" calcext:value-type="string">
            <text:p><text:s/>3E26C000</text:p>
          </table:table-cell>
          <table:table-cell office:value-type="float" office:value="1042726912" calcext:value-type="float">
            <text:p>1042726912</text:p>
          </table:table-cell>
          <table:table-cell office:value-type="float" office:value="0" calcext:value-type="float">
            <text:p>0</text:p>
          </table:table-cell>
          <table:table-cell table:formula="of:=[.F811]" office:value-type="float" office:value="1042726912" calcext:value-type="float">
            <text:p>1042726912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/>
          <table:table-cell office:value-type="string" calcext:value-type="string">
            <text:p>0000F891</text:p>
          </table:table-cell>
          <table:table-cell office:value-type="float" office:value="63633" calcext:value-type="float">
            <text:p>63633</text:p>
          </table:table-cell>
          <table:table-cell table:style-name="ce1" office:value-type="string" calcext:value-type="string">
            <text:p><text:s/>3E244000</text:p>
          </table:table-cell>
          <table:table-cell office:value-type="float" office:value="1042563072" calcext:value-type="float">
            <text:p>1042563072</text:p>
          </table:table-cell>
          <table:table-cell office:value-type="float" office:value="0" calcext:value-type="float">
            <text:p>0</text:p>
          </table:table-cell>
          <table:table-cell table:formula="of:=[.F812]" office:value-type="float" office:value="1042563072" calcext:value-type="float">
            <text:p>1042563072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/>
          <table:table-cell office:value-type="string" calcext:value-type="string">
            <text:p>0000F88A</text:p>
          </table:table-cell>
          <table:table-cell office:value-type="float" office:value="63626" calcext:value-type="float">
            <text:p>63626</text:p>
          </table:table-cell>
          <table:table-cell table:style-name="ce1" office:value-type="string" calcext:value-type="string">
            <text:p><text:s/>3E228000</text:p>
          </table:table-cell>
          <table:table-cell office:value-type="float" office:value="1042448384" calcext:value-type="float">
            <text:p>1042448384</text:p>
          </table:table-cell>
          <table:table-cell office:value-type="float" office:value="0" calcext:value-type="float">
            <text:p>0</text:p>
          </table:table-cell>
          <table:table-cell table:formula="of:=[.F813]" office:value-type="float" office:value="1042448384" calcext:value-type="float">
            <text:p>1042448384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/>
          <table:table-cell office:value-type="string" calcext:value-type="string">
            <text:p>0000F881</text:p>
          </table:table-cell>
          <table:table-cell office:value-type="float" office:value="63617" calcext:value-type="float">
            <text:p>63617</text:p>
          </table:table-cell>
          <table:table-cell table:style-name="ce1" office:value-type="string" calcext:value-type="string">
            <text:p><text:s/>3E204000</text:p>
          </table:table-cell>
          <table:table-cell office:value-type="float" office:value="1042300928" calcext:value-type="float">
            <text:p>1042300928</text:p>
          </table:table-cell>
          <table:table-cell office:value-type="float" office:value="0" calcext:value-type="float">
            <text:p>0</text:p>
          </table:table-cell>
          <table:table-cell table:formula="of:=[.F814]" office:value-type="float" office:value="1042300928" calcext:value-type="float">
            <text:p>1042300928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/>
          <table:table-cell office:value-type="string" calcext:value-type="string">
            <text:p>0000F9C1</text:p>
          </table:table-cell>
          <table:table-cell office:value-type="float" office:value="63937" calcext:value-type="float">
            <text:p>63937</text:p>
          </table:table-cell>
          <table:table-cell table:style-name="ce1" office:value-type="string" calcext:value-type="string">
            <text:p><text:s/>3E704000</text:p>
          </table:table-cell>
          <table:table-cell office:value-type="float" office:value="1047543808" calcext:value-type="float">
            <text:p>1047543808</text:p>
          </table:table-cell>
          <table:table-cell office:value-type="float" office:value="0" calcext:value-type="float">
            <text:p>0</text:p>
          </table:table-cell>
          <table:table-cell table:formula="of:=[.F815]" office:value-type="float" office:value="1047543808" calcext:value-type="float">
            <text:p>1047543808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/>
          <table:table-cell office:value-type="string" calcext:value-type="string">
            <text:p>0000F9B1</text:p>
          </table:table-cell>
          <table:table-cell office:value-type="float" office:value="63921" calcext:value-type="float">
            <text:p>63921</text:p>
          </table:table-cell>
          <table:table-cell office:value-type="string" calcext:value-type="string">
            <text:p><text:s/>3E6C4000</text:p>
          </table:table-cell>
          <table:table-cell office:value-type="float" office:value="1047281664" calcext:value-type="float">
            <text:p>1047281664</text:p>
          </table:table-cell>
          <table:table-cell office:value-type="float" office:value="0" calcext:value-type="float">
            <text:p>0</text:p>
          </table:table-cell>
          <table:table-cell table:formula="of:=[.F816]" office:value-type="float" office:value="1047281664" calcext:value-type="float">
            <text:p>1047281664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/>
          <table:table-cell office:value-type="string" calcext:value-type="string">
            <text:p>4000F99F</text:p>
          </table:table-cell>
          <table:table-cell office:value-type="float" office:value="1073805727" calcext:value-type="float">
            <text:p>1073805727</text:p>
          </table:table-cell>
          <table:table-cell office:value-type="string" calcext:value-type="string">
            <text:p><text:s/>3E67C000</text:p>
          </table:table-cell>
          <table:table-cell office:value-type="float" office:value="1046986752" calcext:value-type="float">
            <text:p>1046986752</text:p>
          </table:table-cell>
          <table:table-cell office:value-type="float" office:value="4" calcext:value-type="float">
            <text:p>4</text:p>
          </table:table-cell>
          <table:table-cell table:formula="of:=[.F817]" office:value-type="float" office:value="1046986752" calcext:value-type="float">
            <text:p>1046986752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/>
          <table:table-cell office:value-type="string" calcext:value-type="string">
            <text:p>0000F98F</text:p>
          </table:table-cell>
          <table:table-cell office:value-type="float" office:value="63887" calcext:value-type="float">
            <text:p>63887</text:p>
          </table:table-cell>
          <table:table-cell office:value-type="string" calcext:value-type="string">
            <text:p><text:s/>3E63C000</text:p>
          </table:table-cell>
          <table:table-cell office:value-type="float" office:value="1046724608" calcext:value-type="float">
            <text:p>1046724608</text:p>
          </table:table-cell>
          <table:table-cell office:value-type="float" office:value="0" calcext:value-type="float">
            <text:p>0</text:p>
          </table:table-cell>
          <table:table-cell table:formula="of:=[.F818]" office:value-type="float" office:value="1046724608" calcext:value-type="float">
            <text:p>1046724608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/>
          <table:table-cell office:value-type="string" calcext:value-type="string">
            <text:p>0000F980</text:p>
          </table:table-cell>
          <table:table-cell office:value-type="float" office:value="63872" calcext:value-type="float">
            <text:p>63872</text:p>
          </table:table-cell>
          <table:table-cell table:style-name="ce1" office:value-type="string" calcext:value-type="string">
            <text:p><text:s/>3E600000</text:p>
          </table:table-cell>
          <table:table-cell office:value-type="float" office:value="1046478848" calcext:value-type="float">
            <text:p>1046478848</text:p>
          </table:table-cell>
          <table:table-cell office:value-type="float" office:value="0" calcext:value-type="float">
            <text:p>0</text:p>
          </table:table-cell>
          <table:table-cell table:formula="of:=[.F819]" office:value-type="float" office:value="1046478848" calcext:value-type="float">
            <text:p>1046478848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/>
          <table:table-cell office:value-type="string" calcext:value-type="string">
            <text:p>0000F96F</text:p>
          </table:table-cell>
          <table:table-cell office:value-type="float" office:value="63855" calcext:value-type="float">
            <text:p>63855</text:p>
          </table:table-cell>
          <table:table-cell office:value-type="string" calcext:value-type="string">
            <text:p><text:s/>3E5BC000</text:p>
          </table:table-cell>
          <table:table-cell office:value-type="float" office:value="1046200320" calcext:value-type="float">
            <text:p>1046200320</text:p>
          </table:table-cell>
          <table:table-cell office:value-type="float" office:value="0" calcext:value-type="float">
            <text:p>0</text:p>
          </table:table-cell>
          <table:table-cell table:formula="of:=[.F820]" office:value-type="float" office:value="1046200320" calcext:value-type="float">
            <text:p>104620032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/>
          <table:table-cell office:value-type="string" calcext:value-type="string">
            <text:p>4000F9D2</text:p>
          </table:table-cell>
          <table:table-cell office:value-type="float" office:value="1073805778" calcext:value-type="float">
            <text:p>1073805778</text:p>
          </table:table-cell>
          <table:table-cell table:style-name="ce1" office:value-type="string" calcext:value-type="string">
            <text:p><text:s/>3E748000</text:p>
          </table:table-cell>
          <table:table-cell office:value-type="float" office:value="1047822336" calcext:value-type="float">
            <text:p>1047822336</text:p>
          </table:table-cell>
          <table:table-cell office:value-type="float" office:value="4" calcext:value-type="float">
            <text:p>4</text:p>
          </table:table-cell>
          <table:table-cell table:formula="of:=[.F821]" office:value-type="float" office:value="1047822336" calcext:value-type="float">
            <text:p>1047822336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/>
          <table:table-cell office:value-type="string" calcext:value-type="string">
            <text:p>0000F9E3</text:p>
          </table:table-cell>
          <table:table-cell office:value-type="float" office:value="63971" calcext:value-type="float">
            <text:p>63971</text:p>
          </table:table-cell>
          <table:table-cell office:value-type="string" calcext:value-type="string">
            <text:p><text:s/>3E78C000</text:p>
          </table:table-cell>
          <table:table-cell office:value-type="float" office:value="1048100864" calcext:value-type="float">
            <text:p>1048100864</text:p>
          </table:table-cell>
          <table:table-cell office:value-type="float" office:value="0" calcext:value-type="float">
            <text:p>0</text:p>
          </table:table-cell>
          <table:table-cell table:formula="of:=[.F822]" office:value-type="float" office:value="1048100864" calcext:value-type="float">
            <text:p>1048100864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/>
          <table:table-cell office:value-type="string" calcext:value-type="string">
            <text:p>4000F9EE</text:p>
          </table:table-cell>
          <table:table-cell office:value-type="float" office:value="1073805806" calcext:value-type="float">
            <text:p>1073805806</text:p>
          </table:table-cell>
          <table:table-cell office:value-type="string" calcext:value-type="string">
            <text:p><text:s/>3E7B8000</text:p>
          </table:table-cell>
          <table:table-cell office:value-type="float" office:value="1048281088" calcext:value-type="float">
            <text:p>1048281088</text:p>
          </table:table-cell>
          <table:table-cell office:value-type="float" office:value="4" calcext:value-type="float">
            <text:p>4</text:p>
          </table:table-cell>
          <table:table-cell table:formula="of:=[.F823]" office:value-type="float" office:value="1048281088" calcext:value-type="float">
            <text:p>1048281088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/>
          <table:table-cell office:value-type="string" calcext:value-type="string">
            <text:p>8000F9F6</text:p>
          </table:table-cell>
          <table:table-cell office:value-type="float" office:value="-2147419658" calcext:value-type="float">
            <text:p>-2147419658</text:p>
          </table:table-cell>
          <table:table-cell office:value-type="string" calcext:value-type="string">
            <text:p><text:s/>3E7D8000</text:p>
          </table:table-cell>
          <table:table-cell office:value-type="float" office:value="1048412160" calcext:value-type="float">
            <text:p>1048412160</text:p>
          </table:table-cell>
          <table:table-cell office:value-type="float" office:value="8" calcext:value-type="float">
            <text:p>8</text:p>
          </table:table-cell>
          <table:table-cell table:formula="of:=-[.F824]" office:value-type="float" office:value="-1048412160" calcext:value-type="float">
            <text:p>-104841216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/>
          <table:table-cell office:value-type="string" calcext:value-type="string">
            <text:p>0000F9FD</text:p>
          </table:table-cell>
          <table:table-cell office:value-type="float" office:value="63997" calcext:value-type="float">
            <text:p>63997</text:p>
          </table:table-cell>
          <table:table-cell office:value-type="string" calcext:value-type="string">
            <text:p><text:s/>3E7F4000</text:p>
          </table:table-cell>
          <table:table-cell office:value-type="float" office:value="1048526848" calcext:value-type="float">
            <text:p>1048526848</text:p>
          </table:table-cell>
          <table:table-cell office:value-type="float" office:value="0" calcext:value-type="float">
            <text:p>0</text:p>
          </table:table-cell>
          <table:table-cell table:formula="of:=[.F825]" office:value-type="float" office:value="1048526848" calcext:value-type="float">
            <text:p>1048526848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/>
          <table:table-cell office:value-type="string" calcext:value-type="string">
            <text:p>4000FA02</text:p>
          </table:table-cell>
          <table:table-cell office:value-type="float" office:value="1073805826" calcext:value-type="float">
            <text:p>1073805826</text:p>
          </table:table-cell>
          <table:table-cell table:style-name="ce1" office:value-type="string" calcext:value-type="string">
            <text:p><text:s/>3E808000</text:p>
          </table:table-cell>
          <table:table-cell office:value-type="float" office:value="1048608768" calcext:value-type="float">
            <text:p>1048608768</text:p>
          </table:table-cell>
          <table:table-cell office:value-type="float" office:value="4" calcext:value-type="float">
            <text:p>4</text:p>
          </table:table-cell>
          <table:table-cell table:formula="of:=[.F826]" office:value-type="float" office:value="1048608768" calcext:value-type="float">
            <text:p>1048608768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/>
          <table:table-cell office:value-type="string" calcext:value-type="string">
            <text:p>8000FA08</text:p>
          </table:table-cell>
          <table:table-cell office:value-type="float" office:value="-2147419640" calcext:value-type="float">
            <text:p>-2147419640</text:p>
          </table:table-cell>
          <table:table-cell table:style-name="ce1" office:value-type="string" calcext:value-type="string">
            <text:p><text:s/>3E820000</text:p>
          </table:table-cell>
          <table:table-cell office:value-type="float" office:value="1048707072" calcext:value-type="float">
            <text:p>1048707072</text:p>
          </table:table-cell>
          <table:table-cell office:value-type="float" office:value="8" calcext:value-type="float">
            <text:p>8</text:p>
          </table:table-cell>
          <table:table-cell table:formula="of:=-[.F827]" office:value-type="float" office:value="-1048707072" calcext:value-type="float">
            <text:p>-1048707072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/>
          <table:table-cell office:value-type="string" calcext:value-type="string">
            <text:p>C000F898</text:p>
          </table:table-cell>
          <table:table-cell office:value-type="float" office:value="-1073678184" calcext:value-type="float">
            <text:p>-1073678184</text:p>
          </table:table-cell>
          <table:table-cell table:style-name="ce1" office:value-type="string" calcext:value-type="string">
            <text:p><text:s/>3E260000</text:p>
          </table:table-cell>
          <table:table-cell office:value-type="float" office:value="1042677760" calcext:value-type="float">
            <text:p>1042677760</text:p>
          </table:table-cell>
          <table:table-cell office:value-type="string" calcext:value-type="string">
            <text:p><text:s/>0000000C</text:p>
          </table:table-cell>
          <table:table-cell table:formula="of:=-[.F828]" office:value-type="float" office:value="-1042677760" calcext:value-type="float">
            <text:p>-104267776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/>
          <table:table-cell office:value-type="string" calcext:value-type="string">
            <text:p>4000F8A9</text:p>
          </table:table-cell>
          <table:table-cell office:value-type="float" office:value="1073805481" calcext:value-type="float">
            <text:p>1073805481</text:p>
          </table:table-cell>
          <table:table-cell office:value-type="string" calcext:value-type="string">
            <text:p><text:s/>3E2A4000</text:p>
          </table:table-cell>
          <table:table-cell office:value-type="float" office:value="1042956288" calcext:value-type="float">
            <text:p>1042956288</text:p>
          </table:table-cell>
          <table:table-cell office:value-type="float" office:value="4" calcext:value-type="float">
            <text:p>4</text:p>
          </table:table-cell>
          <table:table-cell table:formula="of:=[.F829]" office:value-type="float" office:value="1042956288" calcext:value-type="float">
            <text:p>1042956288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/>
          <table:table-cell office:value-type="string" calcext:value-type="string">
            <text:p>8000F8BD</text:p>
          </table:table-cell>
          <table:table-cell office:value-type="float" office:value="-2147419971" calcext:value-type="float">
            <text:p>-2147419971</text:p>
          </table:table-cell>
          <table:table-cell office:value-type="string" calcext:value-type="string">
            <text:p><text:s/>3E2F4000</text:p>
          </table:table-cell>
          <table:table-cell office:value-type="float" office:value="1043283968" calcext:value-type="float">
            <text:p>1043283968</text:p>
          </table:table-cell>
          <table:table-cell office:value-type="float" office:value="8" calcext:value-type="float">
            <text:p>8</text:p>
          </table:table-cell>
          <table:table-cell table:formula="of:=-[.F830]" office:value-type="float" office:value="-1043283968" calcext:value-type="float">
            <text:p>-1043283968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/>
          <table:table-cell office:value-type="string" calcext:value-type="string">
            <text:p>0000F8D5</text:p>
          </table:table-cell>
          <table:table-cell office:value-type="float" office:value="63701" calcext:value-type="float">
            <text:p>63701</text:p>
          </table:table-cell>
          <table:table-cell table:style-name="ce1" office:value-type="string" calcext:value-type="string">
            <text:p><text:s/>3E354000</text:p>
          </table:table-cell>
          <table:table-cell office:value-type="float" office:value="1043677184" calcext:value-type="float">
            <text:p>1043677184</text:p>
          </table:table-cell>
          <table:table-cell office:value-type="float" office:value="0" calcext:value-type="float">
            <text:p>0</text:p>
          </table:table-cell>
          <table:table-cell table:formula="of:=[.F831]" office:value-type="float" office:value="1043677184" calcext:value-type="float">
            <text:p>1043677184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/>
          <table:table-cell office:value-type="string" calcext:value-type="string">
            <text:p>C000F8EC</text:p>
          </table:table-cell>
          <table:table-cell office:value-type="float" office:value="-1073678100" calcext:value-type="float">
            <text:p>-1073678100</text:p>
          </table:table-cell>
          <table:table-cell office:value-type="string" calcext:value-type="string">
            <text:p><text:s/>3E3B0000</text:p>
          </table:table-cell>
          <table:table-cell office:value-type="float" office:value="1044054016" calcext:value-type="float">
            <text:p>1044054016</text:p>
          </table:table-cell>
          <table:table-cell office:value-type="string" calcext:value-type="string">
            <text:p><text:s/>0000000C</text:p>
          </table:table-cell>
          <table:table-cell table:formula="of:=-[.F832]" office:value-type="float" office:value="-1044054016" calcext:value-type="float">
            <text:p>-1044054016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/>
          <table:table-cell office:value-type="string" calcext:value-type="string">
            <text:p>4000F901</text:p>
          </table:table-cell>
          <table:table-cell office:value-type="float" office:value="1073805569" calcext:value-type="float">
            <text:p>1073805569</text:p>
          </table:table-cell>
          <table:table-cell table:style-name="ce1" office:value-type="string" calcext:value-type="string">
            <text:p><text:s/>3E404000</text:p>
          </table:table-cell>
          <table:table-cell office:value-type="float" office:value="1044398080" calcext:value-type="float">
            <text:p>1044398080</text:p>
          </table:table-cell>
          <table:table-cell office:value-type="float" office:value="4" calcext:value-type="float">
            <text:p>4</text:p>
          </table:table-cell>
          <table:table-cell table:formula="of:=[.F833]" office:value-type="float" office:value="1044398080" calcext:value-type="float">
            <text:p>104439808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/>
          <table:table-cell office:value-type="string" calcext:value-type="string">
            <text:p>0000F888</text:p>
          </table:table-cell>
          <table:table-cell office:value-type="float" office:value="63624" calcext:value-type="float">
            <text:p>63624</text:p>
          </table:table-cell>
          <table:table-cell table:style-name="ce1" office:value-type="string" calcext:value-type="string">
            <text:p><text:s/>3E220000</text:p>
          </table:table-cell>
          <table:table-cell office:value-type="float" office:value="1042415616" calcext:value-type="float">
            <text:p>1042415616</text:p>
          </table:table-cell>
          <table:table-cell office:value-type="float" office:value="0" calcext:value-type="float">
            <text:p>0</text:p>
          </table:table-cell>
          <table:table-cell table:formula="of:=[.F834]" office:value-type="float" office:value="1042415616" calcext:value-type="float">
            <text:p>1042415616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/>
          <table:table-cell office:value-type="string" calcext:value-type="string">
            <text:p>0000F87C</text:p>
          </table:table-cell>
          <table:table-cell office:value-type="float" office:value="63612" calcext:value-type="float">
            <text:p>63612</text:p>
          </table:table-cell>
          <table:table-cell office:value-type="string" calcext:value-type="string">
            <text:p><text:s/>3E1F0000</text:p>
          </table:table-cell>
          <table:table-cell office:value-type="float" office:value="1042219008" calcext:value-type="float">
            <text:p>1042219008</text:p>
          </table:table-cell>
          <table:table-cell office:value-type="float" office:value="0" calcext:value-type="float">
            <text:p>0</text:p>
          </table:table-cell>
          <table:table-cell table:formula="of:=[.F835]" office:value-type="float" office:value="1042219008" calcext:value-type="float">
            <text:p>1042219008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/>
          <table:table-cell office:value-type="string" calcext:value-type="string">
            <text:p>C000F870</text:p>
          </table:table-cell>
          <table:table-cell office:value-type="float" office:value="-1073678224" calcext:value-type="float">
            <text:p>-1073678224</text:p>
          </table:table-cell>
          <table:table-cell office:value-type="string" calcext:value-type="string">
            <text:p><text:s/>3E1C0000</text:p>
          </table:table-cell>
          <table:table-cell office:value-type="float" office:value="1042022400" calcext:value-type="float">
            <text:p>1042022400</text:p>
          </table:table-cell>
          <table:table-cell office:value-type="string" calcext:value-type="string">
            <text:p><text:s/>0000000C</text:p>
          </table:table-cell>
          <table:table-cell table:formula="of:=-[.F836]" office:value-type="float" office:value="-1042022400" calcext:value-type="float">
            <text:p>-104202240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/>
          <table:table-cell office:value-type="string" calcext:value-type="string">
            <text:p>8000F864</text:p>
          </table:table-cell>
          <table:table-cell office:value-type="float" office:value="-2147420060" calcext:value-type="float">
            <text:p>-2147420060</text:p>
          </table:table-cell>
          <table:table-cell table:style-name="ce1" office:value-type="string" calcext:value-type="string">
            <text:p><text:s/>3E190000</text:p>
          </table:table-cell>
          <table:table-cell office:value-type="float" office:value="1041825792" calcext:value-type="float">
            <text:p>1041825792</text:p>
          </table:table-cell>
          <table:table-cell office:value-type="float" office:value="8" calcext:value-type="float">
            <text:p>8</text:p>
          </table:table-cell>
          <table:table-cell table:formula="of:=-[.F837]" office:value-type="float" office:value="-1041825792" calcext:value-type="float">
            <text:p>-1041825792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/>
          <table:table-cell office:value-type="string" calcext:value-type="string">
            <text:p>8000F856</text:p>
          </table:table-cell>
          <table:table-cell office:value-type="float" office:value="-2147420074" calcext:value-type="float">
            <text:p>-2147420074</text:p>
          </table:table-cell>
          <table:table-cell table:style-name="ce1" office:value-type="string" calcext:value-type="string">
            <text:p><text:s/>3E158000</text:p>
          </table:table-cell>
          <table:table-cell office:value-type="float" office:value="1041596416" calcext:value-type="float">
            <text:p>1041596416</text:p>
          </table:table-cell>
          <table:table-cell office:value-type="float" office:value="8" calcext:value-type="float">
            <text:p>8</text:p>
          </table:table-cell>
          <table:table-cell table:formula="of:=-[.F838]" office:value-type="float" office:value="-1041596416" calcext:value-type="float">
            <text:p>-1041596416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/>
          <table:table-cell office:value-type="string" calcext:value-type="string">
            <text:p>0000F84E</text:p>
          </table:table-cell>
          <table:table-cell office:value-type="float" office:value="63566" calcext:value-type="float">
            <text:p>63566</text:p>
          </table:table-cell>
          <table:table-cell table:style-name="ce1" office:value-type="string" calcext:value-type="string">
            <text:p><text:s/>3E138000</text:p>
          </table:table-cell>
          <table:table-cell office:value-type="float" office:value="1041465344" calcext:value-type="float">
            <text:p>1041465344</text:p>
          </table:table-cell>
          <table:table-cell office:value-type="float" office:value="0" calcext:value-type="float">
            <text:p>0</text:p>
          </table:table-cell>
          <table:table-cell table:formula="of:=[.F839]" office:value-type="float" office:value="1041465344" calcext:value-type="float">
            <text:p>1041465344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/>
          <table:table-cell office:value-type="string" calcext:value-type="string">
            <text:p>4000F959</text:p>
          </table:table-cell>
          <table:table-cell office:value-type="float" office:value="1073805657" calcext:value-type="float">
            <text:p>1073805657</text:p>
          </table:table-cell>
          <table:table-cell table:style-name="ce1" office:value-type="string" calcext:value-type="string">
            <text:p><text:s/>3E564000</text:p>
          </table:table-cell>
          <table:table-cell office:value-type="float" office:value="1045839872" calcext:value-type="float">
            <text:p>1045839872</text:p>
          </table:table-cell>
          <table:table-cell office:value-type="float" office:value="4" calcext:value-type="float">
            <text:p>4</text:p>
          </table:table-cell>
          <table:table-cell table:formula="of:=[.F840]" office:value-type="float" office:value="1045839872" calcext:value-type="float">
            <text:p>1045839872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/>
          <table:table-cell office:value-type="string" calcext:value-type="string">
            <text:p>C000F945</text:p>
          </table:table-cell>
          <table:table-cell office:value-type="float" office:value="-1073678011" calcext:value-type="float">
            <text:p>-1073678011</text:p>
          </table:table-cell>
          <table:table-cell table:style-name="ce1" office:value-type="string" calcext:value-type="string">
            <text:p><text:s/>3E514000</text:p>
          </table:table-cell>
          <table:table-cell office:value-type="float" office:value="1045512192" calcext:value-type="float">
            <text:p>1045512192</text:p>
          </table:table-cell>
          <table:table-cell office:value-type="string" calcext:value-type="string">
            <text:p><text:s/>0000000C</text:p>
          </table:table-cell>
          <table:table-cell table:formula="of:=-[.F841]" office:value-type="float" office:value="-1045512192" calcext:value-type="float">
            <text:p>-1045512192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/>
          <table:table-cell office:value-type="string" calcext:value-type="string">
            <text:p>0000F934</text:p>
          </table:table-cell>
          <table:table-cell office:value-type="float" office:value="63796" calcext:value-type="float">
            <text:p>63796</text:p>
          </table:table-cell>
          <table:table-cell office:value-type="string" calcext:value-type="string">
            <text:p><text:s/>3E4D0000</text:p>
          </table:table-cell>
          <table:table-cell office:value-type="float" office:value="1045233664" calcext:value-type="float">
            <text:p>1045233664</text:p>
          </table:table-cell>
          <table:table-cell office:value-type="float" office:value="0" calcext:value-type="float">
            <text:p>0</text:p>
          </table:table-cell>
          <table:table-cell table:formula="of:=[.F842]" office:value-type="float" office:value="1045233664" calcext:value-type="float">
            <text:p>1045233664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/>
          <table:table-cell office:value-type="string" calcext:value-type="string">
            <text:p>4000F928</text:p>
          </table:table-cell>
          <table:table-cell office:value-type="float" office:value="1073805608" calcext:value-type="float">
            <text:p>1073805608</text:p>
          </table:table-cell>
          <table:table-cell office:value-type="string" calcext:value-type="string">
            <text:p><text:s/>3E4A0000</text:p>
          </table:table-cell>
          <table:table-cell office:value-type="float" office:value="1045037056" calcext:value-type="float">
            <text:p>1045037056</text:p>
          </table:table-cell>
          <table:table-cell office:value-type="float" office:value="4" calcext:value-type="float">
            <text:p>4</text:p>
          </table:table-cell>
          <table:table-cell table:formula="of:=[.F843]" office:value-type="float" office:value="1045037056" calcext:value-type="float">
            <text:p>1045037056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/>
          <table:table-cell office:value-type="string" calcext:value-type="string">
            <text:p>8000F91D</text:p>
          </table:table-cell>
          <table:table-cell office:value-type="float" office:value="-2147419875" calcext:value-type="float">
            <text:p>-2147419875</text:p>
          </table:table-cell>
          <table:table-cell table:style-name="ce1" office:value-type="string" calcext:value-type="string">
            <text:p><text:s/>3E474000</text:p>
          </table:table-cell>
          <table:table-cell office:value-type="float" office:value="1044856832" calcext:value-type="float">
            <text:p>1044856832</text:p>
          </table:table-cell>
          <table:table-cell office:value-type="float" office:value="8" calcext:value-type="float">
            <text:p>8</text:p>
          </table:table-cell>
          <table:table-cell table:formula="of:=-[.F844]" office:value-type="float" office:value="-1044856832" calcext:value-type="float">
            <text:p>-1044856832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/>
          <table:table-cell office:value-type="string" calcext:value-type="string">
            <text:p>0000F913</text:p>
          </table:table-cell>
          <table:table-cell office:value-type="float" office:value="63763" calcext:value-type="float">
            <text:p>63763</text:p>
          </table:table-cell>
          <table:table-cell office:value-type="string" calcext:value-type="string">
            <text:p><text:s/>3E44C000</text:p>
          </table:table-cell>
          <table:table-cell office:value-type="float" office:value="1044692992" calcext:value-type="float">
            <text:p>1044692992</text:p>
          </table:table-cell>
          <table:table-cell office:value-type="float" office:value="0" calcext:value-type="float">
            <text:p>0</text:p>
          </table:table-cell>
          <table:table-cell table:formula="of:=[.F845]" office:value-type="float" office:value="1044692992" calcext:value-type="float">
            <text:p>1044692992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/>
          <table:table-cell office:value-type="string" calcext:value-type="string">
            <text:p>8000F909</text:p>
          </table:table-cell>
          <table:table-cell office:value-type="float" office:value="-2147419895" calcext:value-type="float">
            <text:p>-2147419895</text:p>
          </table:table-cell>
          <table:table-cell table:style-name="ce1" office:value-type="string" calcext:value-type="string">
            <text:p><text:s/>3E424000</text:p>
          </table:table-cell>
          <table:table-cell office:value-type="float" office:value="1044529152" calcext:value-type="float">
            <text:p>1044529152</text:p>
          </table:table-cell>
          <table:table-cell office:value-type="float" office:value="8" calcext:value-type="float">
            <text:p>8</text:p>
          </table:table-cell>
          <table:table-cell table:formula="of:=-[.F846]" office:value-type="float" office:value="-1044529152" calcext:value-type="float">
            <text:p>-1044529152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/>
          <table:table-cell office:value-type="string" calcext:value-type="string">
            <text:p>C000FA08</text:p>
          </table:table-cell>
          <table:table-cell office:value-type="float" office:value="-1073677816" calcext:value-type="float">
            <text:p>-1073677816</text:p>
          </table:table-cell>
          <table:table-cell table:style-name="ce1" office:value-type="string" calcext:value-type="string">
            <text:p><text:s/>3E820000</text:p>
          </table:table-cell>
          <table:table-cell office:value-type="float" office:value="1048707072" calcext:value-type="float">
            <text:p>1048707072</text:p>
          </table:table-cell>
          <table:table-cell office:value-type="string" calcext:value-type="string">
            <text:p><text:s/>0000000C</text:p>
          </table:table-cell>
          <table:table-cell table:formula="of:=-[.F847]" office:value-type="float" office:value="-1048707072" calcext:value-type="float">
            <text:p>-1048707072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/>
          <table:table-cell office:value-type="string" calcext:value-type="string">
            <text:p>8000FA0D</text:p>
          </table:table-cell>
          <table:table-cell office:value-type="float" office:value="-2147419635" calcext:value-type="float">
            <text:p>-2147419635</text:p>
          </table:table-cell>
          <table:table-cell table:style-name="ce1" office:value-type="string" calcext:value-type="string">
            <text:p><text:s/>3E834000</text:p>
          </table:table-cell>
          <table:table-cell office:value-type="float" office:value="1048788992" calcext:value-type="float">
            <text:p>1048788992</text:p>
          </table:table-cell>
          <table:table-cell office:value-type="float" office:value="8" calcext:value-type="float">
            <text:p>8</text:p>
          </table:table-cell>
          <table:table-cell table:formula="of:=-[.F848]" office:value-type="float" office:value="-1048788992" calcext:value-type="float">
            <text:p>-1048788992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/>
          <table:table-cell office:value-type="string" calcext:value-type="string">
            <text:p>0000FA11</text:p>
          </table:table-cell>
          <table:table-cell office:value-type="float" office:value="64017" calcext:value-type="float">
            <text:p>64017</text:p>
          </table:table-cell>
          <table:table-cell table:style-name="ce1" office:value-type="string" calcext:value-type="string">
            <text:p><text:s/>3E844000</text:p>
          </table:table-cell>
          <table:table-cell office:value-type="float" office:value="1048854528" calcext:value-type="float">
            <text:p>1048854528</text:p>
          </table:table-cell>
          <table:table-cell office:value-type="float" office:value="0" calcext:value-type="float">
            <text:p>0</text:p>
          </table:table-cell>
          <table:table-cell table:formula="of:=[.F849]" office:value-type="float" office:value="1048854528" calcext:value-type="float">
            <text:p>1048854528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/>
          <table:table-cell office:value-type="string" calcext:value-type="string">
            <text:p>0000FA12</text:p>
          </table:table-cell>
          <table:table-cell office:value-type="float" office:value="64018" calcext:value-type="float">
            <text:p>64018</text:p>
          </table:table-cell>
          <table:table-cell table:style-name="ce1" office:value-type="string" calcext:value-type="string">
            <text:p><text:s/>3E848000</text:p>
          </table:table-cell>
          <table:table-cell office:value-type="float" office:value="1048870912" calcext:value-type="float">
            <text:p>1048870912</text:p>
          </table:table-cell>
          <table:table-cell office:value-type="float" office:value="0" calcext:value-type="float">
            <text:p>0</text:p>
          </table:table-cell>
          <table:table-cell table:formula="of:=[.F850]" office:value-type="float" office:value="1048870912" calcext:value-type="float">
            <text:p>1048870912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/>
          <table:table-cell office:value-type="string" calcext:value-type="string">
            <text:p>4000FA0B</text:p>
          </table:table-cell>
          <table:table-cell office:value-type="float" office:value="1073805835" calcext:value-type="float">
            <text:p>1073805835</text:p>
          </table:table-cell>
          <table:table-cell office:value-type="string" calcext:value-type="string">
            <text:p><text:s/>3E82C000</text:p>
          </table:table-cell>
          <table:table-cell office:value-type="float" office:value="1048756224" calcext:value-type="float">
            <text:p>1048756224</text:p>
          </table:table-cell>
          <table:table-cell office:value-type="float" office:value="4" calcext:value-type="float">
            <text:p>4</text:p>
          </table:table-cell>
          <table:table-cell table:formula="of:=[.F851]" office:value-type="float" office:value="1048756224" calcext:value-type="float">
            <text:p>1048756224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/>
          <table:table-cell office:value-type="string" calcext:value-type="string">
            <text:p>4000F9FF</text:p>
          </table:table-cell>
          <table:table-cell office:value-type="float" office:value="1073805823" calcext:value-type="float">
            <text:p>1073805823</text:p>
          </table:table-cell>
          <table:table-cell office:value-type="string" calcext:value-type="string">
            <text:p><text:s/>3E7FC000</text:p>
          </table:table-cell>
          <table:table-cell office:value-type="float" office:value="1048559616" calcext:value-type="float">
            <text:p>1048559616</text:p>
          </table:table-cell>
          <table:table-cell office:value-type="float" office:value="4" calcext:value-type="float">
            <text:p>4</text:p>
          </table:table-cell>
          <table:table-cell table:formula="of:=[.F852]" office:value-type="float" office:value="1048559616" calcext:value-type="float">
            <text:p>1048559616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/>
          <table:table-cell office:value-type="string" calcext:value-type="string">
            <text:p>8000F915</text:p>
          </table:table-cell>
          <table:table-cell office:value-type="float" office:value="-2147419883" calcext:value-type="float">
            <text:p>-2147419883</text:p>
          </table:table-cell>
          <table:table-cell table:style-name="ce1" office:value-type="string" calcext:value-type="string">
            <text:p><text:s/>3E454000</text:p>
          </table:table-cell>
          <table:table-cell office:value-type="float" office:value="1044725760" calcext:value-type="float">
            <text:p>1044725760</text:p>
          </table:table-cell>
          <table:table-cell office:value-type="float" office:value="8" calcext:value-type="float">
            <text:p>8</text:p>
          </table:table-cell>
          <table:table-cell table:formula="of:=-[.F853]" office:value-type="float" office:value="-1044725760" calcext:value-type="float">
            <text:p>-104472576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/>
          <table:table-cell office:value-type="string" calcext:value-type="string">
            <text:p>4000F923</text:p>
          </table:table-cell>
          <table:table-cell office:value-type="float" office:value="1073805603" calcext:value-type="float">
            <text:p>1073805603</text:p>
          </table:table-cell>
          <table:table-cell office:value-type="string" calcext:value-type="string">
            <text:p><text:s/>3E48C000</text:p>
          </table:table-cell>
          <table:table-cell office:value-type="float" office:value="1044955136" calcext:value-type="float">
            <text:p>1044955136</text:p>
          </table:table-cell>
          <table:table-cell office:value-type="float" office:value="4" calcext:value-type="float">
            <text:p>4</text:p>
          </table:table-cell>
          <table:table-cell table:formula="of:=[.F854]" office:value-type="float" office:value="1044955136" calcext:value-type="float">
            <text:p>1044955136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/>
          <table:table-cell office:value-type="string" calcext:value-type="string">
            <text:p>4000F92F</text:p>
          </table:table-cell>
          <table:table-cell office:value-type="float" office:value="1073805615" calcext:value-type="float">
            <text:p>1073805615</text:p>
          </table:table-cell>
          <table:table-cell office:value-type="string" calcext:value-type="string">
            <text:p><text:s/>3E4BC000</text:p>
          </table:table-cell>
          <table:table-cell office:value-type="float" office:value="1045151744" calcext:value-type="float">
            <text:p>1045151744</text:p>
          </table:table-cell>
          <table:table-cell office:value-type="float" office:value="4" calcext:value-type="float">
            <text:p>4</text:p>
          </table:table-cell>
          <table:table-cell table:formula="of:=[.F855]" office:value-type="float" office:value="1045151744" calcext:value-type="float">
            <text:p>1045151744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/>
          <table:table-cell office:value-type="string" calcext:value-type="string">
            <text:p>4000F93D</text:p>
          </table:table-cell>
          <table:table-cell office:value-type="float" office:value="1073805629" calcext:value-type="float">
            <text:p>1073805629</text:p>
          </table:table-cell>
          <table:table-cell office:value-type="string" calcext:value-type="string">
            <text:p><text:s/>3E4F4000</text:p>
          </table:table-cell>
          <table:table-cell office:value-type="float" office:value="1045381120" calcext:value-type="float">
            <text:p>1045381120</text:p>
          </table:table-cell>
          <table:table-cell office:value-type="float" office:value="4" calcext:value-type="float">
            <text:p>4</text:p>
          </table:table-cell>
          <table:table-cell table:formula="of:=[.F856]" office:value-type="float" office:value="1045381120" calcext:value-type="float">
            <text:p>104538112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/>
          <table:table-cell office:value-type="string" calcext:value-type="string">
            <text:p>8000F951</text:p>
          </table:table-cell>
          <table:table-cell office:value-type="float" office:value="-2147419823" calcext:value-type="float">
            <text:p>-2147419823</text:p>
          </table:table-cell>
          <table:table-cell table:style-name="ce1" office:value-type="string" calcext:value-type="string">
            <text:p><text:s/>3E544000</text:p>
          </table:table-cell>
          <table:table-cell office:value-type="float" office:value="1045708800" calcext:value-type="float">
            <text:p>1045708800</text:p>
          </table:table-cell>
          <table:table-cell office:value-type="float" office:value="8" calcext:value-type="float">
            <text:p>8</text:p>
          </table:table-cell>
          <table:table-cell table:formula="of:=-[.F857]" office:value-type="float" office:value="-1045708800" calcext:value-type="float">
            <text:p>-104570880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/>
          <table:table-cell office:value-type="string" calcext:value-type="string">
            <text:p>4000F966</text:p>
          </table:table-cell>
          <table:table-cell office:value-type="float" office:value="1073805670" calcext:value-type="float">
            <text:p>1073805670</text:p>
          </table:table-cell>
          <table:table-cell table:style-name="ce1" office:value-type="string" calcext:value-type="string">
            <text:p><text:s/>3E598000</text:p>
          </table:table-cell>
          <table:table-cell office:value-type="float" office:value="1046052864" calcext:value-type="float">
            <text:p>1046052864</text:p>
          </table:table-cell>
          <table:table-cell office:value-type="float" office:value="4" calcext:value-type="float">
            <text:p>4</text:p>
          </table:table-cell>
          <table:table-cell table:formula="of:=[.F858]" office:value-type="float" office:value="1046052864" calcext:value-type="float">
            <text:p>1046052864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/>
          <table:table-cell office:value-type="string" calcext:value-type="string">
            <text:p>C000F843</text:p>
          </table:table-cell>
          <table:table-cell office:value-type="float" office:value="-1073678269" calcext:value-type="float">
            <text:p>-1073678269</text:p>
          </table:table-cell>
          <table:table-cell office:value-type="string" calcext:value-type="string">
            <text:p><text:s/>3E10C000</text:p>
          </table:table-cell>
          <table:table-cell office:value-type="float" office:value="1041285120" calcext:value-type="float">
            <text:p>1041285120</text:p>
          </table:table-cell>
          <table:table-cell office:value-type="string" calcext:value-type="string">
            <text:p><text:s/>0000000C</text:p>
          </table:table-cell>
          <table:table-cell table:formula="of:=-[.F859]" office:value-type="float" office:value="-1041285120" calcext:value-type="float">
            <text:p>-104128512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/>
          <table:table-cell office:value-type="string" calcext:value-type="string">
            <text:p>4000F843</text:p>
          </table:table-cell>
          <table:table-cell office:value-type="float" office:value="1073805379" calcext:value-type="float">
            <text:p>1073805379</text:p>
          </table:table-cell>
          <table:table-cell office:value-type="string" calcext:value-type="string">
            <text:p><text:s/>3E10C000</text:p>
          </table:table-cell>
          <table:table-cell office:value-type="float" office:value="1041285120" calcext:value-type="float">
            <text:p>1041285120</text:p>
          </table:table-cell>
          <table:table-cell office:value-type="float" office:value="4" calcext:value-type="float">
            <text:p>4</text:p>
          </table:table-cell>
          <table:table-cell table:formula="of:=[.F860]" office:value-type="float" office:value="1041285120" calcext:value-type="float">
            <text:p>104128512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/>
          <table:table-cell office:value-type="string" calcext:value-type="string">
            <text:p>0000F847</text:p>
          </table:table-cell>
          <table:table-cell office:value-type="float" office:value="63559" calcext:value-type="float">
            <text:p>63559</text:p>
          </table:table-cell>
          <table:table-cell office:value-type="string" calcext:value-type="string">
            <text:p><text:s/>3E11C000</text:p>
          </table:table-cell>
          <table:table-cell office:value-type="float" office:value="1041350656" calcext:value-type="float">
            <text:p>1041350656</text:p>
          </table:table-cell>
          <table:table-cell office:value-type="float" office:value="0" calcext:value-type="float">
            <text:p>0</text:p>
          </table:table-cell>
          <table:table-cell table:formula="of:=[.F861]" office:value-type="float" office:value="1041350656" calcext:value-type="float">
            <text:p>1041350656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/>
          <table:table-cell office:value-type="string" calcext:value-type="string">
            <text:p>8000F84F</text:p>
          </table:table-cell>
          <table:table-cell office:value-type="float" office:value="-2147420081" calcext:value-type="float">
            <text:p>-2147420081</text:p>
          </table:table-cell>
          <table:table-cell office:value-type="string" calcext:value-type="string">
            <text:p><text:s/>3E13C000</text:p>
          </table:table-cell>
          <table:table-cell office:value-type="float" office:value="1041481728" calcext:value-type="float">
            <text:p>1041481728</text:p>
          </table:table-cell>
          <table:table-cell office:value-type="float" office:value="8" calcext:value-type="float">
            <text:p>8</text:p>
          </table:table-cell>
          <table:table-cell table:formula="of:=-[.F862]" office:value-type="float" office:value="-1041481728" calcext:value-type="float">
            <text:p>-1041481728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/>
          <table:table-cell office:value-type="string" calcext:value-type="string">
            <text:p>4000F859</text:p>
          </table:table-cell>
          <table:table-cell office:value-type="float" office:value="1073805401" calcext:value-type="float">
            <text:p>1073805401</text:p>
          </table:table-cell>
          <table:table-cell table:style-name="ce1" office:value-type="string" calcext:value-type="string">
            <text:p><text:s/>3E164000</text:p>
          </table:table-cell>
          <table:table-cell office:value-type="float" office:value="1041645568" calcext:value-type="float">
            <text:p>1041645568</text:p>
          </table:table-cell>
          <table:table-cell office:value-type="float" office:value="4" calcext:value-type="float">
            <text:p>4</text:p>
          </table:table-cell>
          <table:table-cell table:formula="of:=[.F863]" office:value-type="float" office:value="1041645568" calcext:value-type="float">
            <text:p>1041645568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/>
          <table:table-cell office:value-type="string" calcext:value-type="string">
            <text:p>0000F861</text:p>
          </table:table-cell>
          <table:table-cell office:value-type="float" office:value="63585" calcext:value-type="float">
            <text:p>63585</text:p>
          </table:table-cell>
          <table:table-cell table:style-name="ce1" office:value-type="string" calcext:value-type="string">
            <text:p><text:s/>3E184000</text:p>
          </table:table-cell>
          <table:table-cell office:value-type="float" office:value="1041776640" calcext:value-type="float">
            <text:p>1041776640</text:p>
          </table:table-cell>
          <table:table-cell office:value-type="float" office:value="0" calcext:value-type="float">
            <text:p>0</text:p>
          </table:table-cell>
          <table:table-cell table:formula="of:=[.F864]" office:value-type="float" office:value="1041776640" calcext:value-type="float">
            <text:p>104177664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/>
          <table:table-cell office:value-type="string" calcext:value-type="string">
            <text:p>0000F867</text:p>
          </table:table-cell>
          <table:table-cell office:value-type="float" office:value="63591" calcext:value-type="float">
            <text:p>63591</text:p>
          </table:table-cell>
          <table:table-cell office:value-type="string" calcext:value-type="string">
            <text:p><text:s/>3E19C000</text:p>
          </table:table-cell>
          <table:table-cell office:value-type="float" office:value="1041874944" calcext:value-type="float">
            <text:p>1041874944</text:p>
          </table:table-cell>
          <table:table-cell office:value-type="float" office:value="0" calcext:value-type="float">
            <text:p>0</text:p>
          </table:table-cell>
          <table:table-cell table:formula="of:=[.F865]" office:value-type="float" office:value="1041874944" calcext:value-type="float">
            <text:p>1041874944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/>
          <table:table-cell office:value-type="string" calcext:value-type="string">
            <text:p>8000F8FA</text:p>
          </table:table-cell>
          <table:table-cell office:value-type="float" office:value="-2147419910" calcext:value-type="float">
            <text:p>-2147419910</text:p>
          </table:table-cell>
          <table:table-cell office:value-type="string" calcext:value-type="string">
            <text:p><text:s/>3E3E8000</text:p>
          </table:table-cell>
          <table:table-cell office:value-type="float" office:value="1044283392" calcext:value-type="float">
            <text:p>1044283392</text:p>
          </table:table-cell>
          <table:table-cell office:value-type="float" office:value="8" calcext:value-type="float">
            <text:p>8</text:p>
          </table:table-cell>
          <table:table-cell table:formula="of:=-[.F866]" office:value-type="float" office:value="-1044283392" calcext:value-type="float">
            <text:p>-1044283392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/>
          <table:table-cell office:value-type="string" calcext:value-type="string">
            <text:p>C000F8EB</text:p>
          </table:table-cell>
          <table:table-cell office:value-type="float" office:value="-1073678101" calcext:value-type="float">
            <text:p>-1073678101</text:p>
          </table:table-cell>
          <table:table-cell office:value-type="string" calcext:value-type="string">
            <text:p><text:s/>3E3AC000</text:p>
          </table:table-cell>
          <table:table-cell office:value-type="float" office:value="1044037632" calcext:value-type="float">
            <text:p>1044037632</text:p>
          </table:table-cell>
          <table:table-cell office:value-type="string" calcext:value-type="string">
            <text:p><text:s/>0000000C</text:p>
          </table:table-cell>
          <table:table-cell table:formula="of:=-[.F867]" office:value-type="float" office:value="-1044037632" calcext:value-type="float">
            <text:p>-1044037632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/>
          <table:table-cell office:value-type="string" calcext:value-type="string">
            <text:p>0000F8DB</text:p>
          </table:table-cell>
          <table:table-cell office:value-type="float" office:value="63707" calcext:value-type="float">
            <text:p>63707</text:p>
          </table:table-cell>
          <table:table-cell office:value-type="string" calcext:value-type="string">
            <text:p><text:s/>3E36C000</text:p>
          </table:table-cell>
          <table:table-cell office:value-type="float" office:value="1043775488" calcext:value-type="float">
            <text:p>1043775488</text:p>
          </table:table-cell>
          <table:table-cell office:value-type="float" office:value="0" calcext:value-type="float">
            <text:p>0</text:p>
          </table:table-cell>
          <table:table-cell table:formula="of:=[.F868]" office:value-type="float" office:value="1043775488" calcext:value-type="float">
            <text:p>1043775488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/>
          <table:table-cell office:value-type="string" calcext:value-type="string">
            <text:p>8000F8C9</text:p>
          </table:table-cell>
          <table:table-cell office:value-type="float" office:value="-2147419959" calcext:value-type="float">
            <text:p>-2147419959</text:p>
          </table:table-cell>
          <table:table-cell table:style-name="ce1" office:value-type="string" calcext:value-type="string">
            <text:p><text:s/>3E324000</text:p>
          </table:table-cell>
          <table:table-cell office:value-type="float" office:value="1043480576" calcext:value-type="float">
            <text:p>1043480576</text:p>
          </table:table-cell>
          <table:table-cell office:value-type="float" office:value="8" calcext:value-type="float">
            <text:p>8</text:p>
          </table:table-cell>
          <table:table-cell table:formula="of:=-[.F869]" office:value-type="float" office:value="-1043480576" calcext:value-type="float">
            <text:p>-1043480576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/>
          <table:table-cell office:value-type="string" calcext:value-type="string">
            <text:p>0000F8BB</text:p>
          </table:table-cell>
          <table:table-cell office:value-type="float" office:value="63675" calcext:value-type="float">
            <text:p>63675</text:p>
          </table:table-cell>
          <table:table-cell office:value-type="string" calcext:value-type="string">
            <text:p><text:s/>3E2EC000</text:p>
          </table:table-cell>
          <table:table-cell office:value-type="float" office:value="1043251200" calcext:value-type="float">
            <text:p>1043251200</text:p>
          </table:table-cell>
          <table:table-cell office:value-type="float" office:value="0" calcext:value-type="float">
            <text:p>0</text:p>
          </table:table-cell>
          <table:table-cell table:formula="of:=[.F870]" office:value-type="float" office:value="1043251200" calcext:value-type="float">
            <text:p>104325120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/>
          <table:table-cell office:value-type="string" calcext:value-type="string">
            <text:p>8000F8AC</text:p>
          </table:table-cell>
          <table:table-cell office:value-type="float" office:value="-2147419988" calcext:value-type="float">
            <text:p>-2147419988</text:p>
          </table:table-cell>
          <table:table-cell office:value-type="string" calcext:value-type="string">
            <text:p><text:s/>3E2B0000</text:p>
          </table:table-cell>
          <table:table-cell office:value-type="float" office:value="1043005440" calcext:value-type="float">
            <text:p>1043005440</text:p>
          </table:table-cell>
          <table:table-cell office:value-type="float" office:value="8" calcext:value-type="float">
            <text:p>8</text:p>
          </table:table-cell>
          <table:table-cell table:formula="of:=-[.F871]" office:value-type="float" office:value="-1043005440" calcext:value-type="float">
            <text:p>-104300544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/>
          <table:table-cell office:value-type="string" calcext:value-type="string">
            <text:p>0000F9EF</text:p>
          </table:table-cell>
          <table:table-cell office:value-type="float" office:value="63983" calcext:value-type="float">
            <text:p>63983</text:p>
          </table:table-cell>
          <table:table-cell office:value-type="string" calcext:value-type="string">
            <text:p><text:s/>3E7BC000</text:p>
          </table:table-cell>
          <table:table-cell office:value-type="float" office:value="1048297472" calcext:value-type="float">
            <text:p>1048297472</text:p>
          </table:table-cell>
          <table:table-cell office:value-type="float" office:value="0" calcext:value-type="float">
            <text:p>0</text:p>
          </table:table-cell>
          <table:table-cell table:formula="of:=[.F872]" office:value-type="float" office:value="1048297472" calcext:value-type="float">
            <text:p>1048297472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/>
          <table:table-cell office:value-type="string" calcext:value-type="string">
            <text:p>C000F9E1</text:p>
          </table:table-cell>
          <table:table-cell office:value-type="float" office:value="-1073677855" calcext:value-type="float">
            <text:p>-1073677855</text:p>
          </table:table-cell>
          <table:table-cell table:style-name="ce1" office:value-type="string" calcext:value-type="string">
            <text:p><text:s/>3E784000</text:p>
          </table:table-cell>
          <table:table-cell office:value-type="float" office:value="1048068096" calcext:value-type="float">
            <text:p>1048068096</text:p>
          </table:table-cell>
          <table:table-cell office:value-type="string" calcext:value-type="string">
            <text:p><text:s/>0000000C</text:p>
          </table:table-cell>
          <table:table-cell table:formula="of:=-[.F873]" office:value-type="float" office:value="-1048068096" calcext:value-type="float">
            <text:p>-1048068096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/>
          <table:table-cell office:value-type="string" calcext:value-type="string">
            <text:p>C000F9D5</text:p>
          </table:table-cell>
          <table:table-cell office:value-type="float" office:value="-1073677867" calcext:value-type="float">
            <text:p>-1073677867</text:p>
          </table:table-cell>
          <table:table-cell table:style-name="ce1" office:value-type="string" calcext:value-type="string">
            <text:p><text:s/>3E754000</text:p>
          </table:table-cell>
          <table:table-cell office:value-type="float" office:value="1047871488" calcext:value-type="float">
            <text:p>1047871488</text:p>
          </table:table-cell>
          <table:table-cell office:value-type="string" calcext:value-type="string">
            <text:p><text:s/>0000000C</text:p>
          </table:table-cell>
          <table:table-cell table:formula="of:=-[.F874]" office:value-type="float" office:value="-1047871488" calcext:value-type="float">
            <text:p>-1047871488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/>
          <table:table-cell office:value-type="string" calcext:value-type="string">
            <text:p>4000F9C7</text:p>
          </table:table-cell>
          <table:table-cell office:value-type="float" office:value="1073805767" calcext:value-type="float">
            <text:p>1073805767</text:p>
          </table:table-cell>
          <table:table-cell office:value-type="string" calcext:value-type="string">
            <text:p><text:s/>3E71C000</text:p>
          </table:table-cell>
          <table:table-cell office:value-type="float" office:value="1047642112" calcext:value-type="float">
            <text:p>1047642112</text:p>
          </table:table-cell>
          <table:table-cell office:value-type="float" office:value="4" calcext:value-type="float">
            <text:p>4</text:p>
          </table:table-cell>
          <table:table-cell table:formula="of:=[.F875]" office:value-type="float" office:value="1047642112" calcext:value-type="float">
            <text:p>1047642112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/>
          <table:table-cell office:value-type="string" calcext:value-type="string">
            <text:p>4000F9B7</text:p>
          </table:table-cell>
          <table:table-cell office:value-type="float" office:value="1073805751" calcext:value-type="float">
            <text:p>1073805751</text:p>
          </table:table-cell>
          <table:table-cell office:value-type="string" calcext:value-type="string">
            <text:p><text:s/>3E6DC000</text:p>
          </table:table-cell>
          <table:table-cell office:value-type="float" office:value="1047379968" calcext:value-type="float">
            <text:p>1047379968</text:p>
          </table:table-cell>
          <table:table-cell office:value-type="float" office:value="4" calcext:value-type="float">
            <text:p>4</text:p>
          </table:table-cell>
          <table:table-cell table:formula="of:=[.F876]" office:value-type="float" office:value="1047379968" calcext:value-type="float">
            <text:p>1047379968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/>
          <table:table-cell office:value-type="string" calcext:value-type="string">
            <text:p>0000F9A6</text:p>
          </table:table-cell>
          <table:table-cell office:value-type="float" office:value="63910" calcext:value-type="float">
            <text:p>63910</text:p>
          </table:table-cell>
          <table:table-cell table:style-name="ce1" office:value-type="string" calcext:value-type="string">
            <text:p><text:s/>3E698000</text:p>
          </table:table-cell>
          <table:table-cell office:value-type="float" office:value="1047101440" calcext:value-type="float">
            <text:p>1047101440</text:p>
          </table:table-cell>
          <table:table-cell office:value-type="float" office:value="0" calcext:value-type="float">
            <text:p>0</text:p>
          </table:table-cell>
          <table:table-cell table:formula="of:=[.F877]" office:value-type="float" office:value="1047101440" calcext:value-type="float">
            <text:p>104710144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/>
          <table:table-cell office:value-type="string" calcext:value-type="string">
            <text:p>8000F97D</text:p>
          </table:table-cell>
          <table:table-cell office:value-type="float" office:value="-2147419779" calcext:value-type="float">
            <text:p>-2147419779</text:p>
          </table:table-cell>
          <table:table-cell office:value-type="string" calcext:value-type="string">
            <text:p><text:s/>3E5F4000</text:p>
          </table:table-cell>
          <table:table-cell office:value-type="float" office:value="1046429696" calcext:value-type="float">
            <text:p>1046429696</text:p>
          </table:table-cell>
          <table:table-cell office:value-type="float" office:value="8" calcext:value-type="float">
            <text:p>8</text:p>
          </table:table-cell>
          <table:table-cell table:formula="of:=-[.F878]" office:value-type="float" office:value="-1046429696" calcext:value-type="float">
            <text:p>-1046429696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/>
          <table:table-cell office:value-type="string" calcext:value-type="string">
            <text:p>8000F991</text:p>
          </table:table-cell>
          <table:table-cell office:value-type="float" office:value="-2147419759" calcext:value-type="float">
            <text:p>-2147419759</text:p>
          </table:table-cell>
          <table:table-cell table:style-name="ce1" office:value-type="string" calcext:value-type="string">
            <text:p><text:s/>3E644000</text:p>
          </table:table-cell>
          <table:table-cell office:value-type="float" office:value="1046757376" calcext:value-type="float">
            <text:p>1046757376</text:p>
          </table:table-cell>
          <table:table-cell office:value-type="float" office:value="8" calcext:value-type="float">
            <text:p>8</text:p>
          </table:table-cell>
          <table:table-cell table:formula="of:=-[.F879]" office:value-type="float" office:value="-1046757376" calcext:value-type="float">
            <text:p>-1046757376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/>
          <table:table-cell office:value-type="string" calcext:value-type="string">
            <text:p>0000F9A6</text:p>
          </table:table-cell>
          <table:table-cell office:value-type="float" office:value="63910" calcext:value-type="float">
            <text:p>63910</text:p>
          </table:table-cell>
          <table:table-cell table:style-name="ce1" office:value-type="string" calcext:value-type="string">
            <text:p><text:s/>3E698000</text:p>
          </table:table-cell>
          <table:table-cell office:value-type="float" office:value="1047101440" calcext:value-type="float">
            <text:p>1047101440</text:p>
          </table:table-cell>
          <table:table-cell office:value-type="float" office:value="0" calcext:value-type="float">
            <text:p>0</text:p>
          </table:table-cell>
          <table:table-cell table:formula="of:=[.F880]" office:value-type="float" office:value="1047101440" calcext:value-type="float">
            <text:p>104710144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/>
          <table:table-cell office:value-type="string" calcext:value-type="string">
            <text:p>8000F9BD</text:p>
          </table:table-cell>
          <table:table-cell office:value-type="float" office:value="-2147419715" calcext:value-type="float">
            <text:p>-2147419715</text:p>
          </table:table-cell>
          <table:table-cell office:value-type="string" calcext:value-type="string">
            <text:p><text:s/>3E6F4000</text:p>
          </table:table-cell>
          <table:table-cell office:value-type="float" office:value="1047478272" calcext:value-type="float">
            <text:p>1047478272</text:p>
          </table:table-cell>
          <table:table-cell office:value-type="float" office:value="8" calcext:value-type="float">
            <text:p>8</text:p>
          </table:table-cell>
          <table:table-cell table:formula="of:=-[.F881]" office:value-type="float" office:value="-1047478272" calcext:value-type="float">
            <text:p>-1047478272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/>
          <table:table-cell office:value-type="string" calcext:value-type="string">
            <text:p>C000F9D1</text:p>
          </table:table-cell>
          <table:table-cell office:value-type="float" office:value="-1073677871" calcext:value-type="float">
            <text:p>-1073677871</text:p>
          </table:table-cell>
          <table:table-cell table:style-name="ce1" office:value-type="string" calcext:value-type="string">
            <text:p><text:s/>3E744000</text:p>
          </table:table-cell>
          <table:table-cell office:value-type="float" office:value="1047805952" calcext:value-type="float">
            <text:p>1047805952</text:p>
          </table:table-cell>
          <table:table-cell office:value-type="string" calcext:value-type="string">
            <text:p><text:s/>0000000C</text:p>
          </table:table-cell>
          <table:table-cell table:formula="of:=-[.F882]" office:value-type="float" office:value="-1047805952" calcext:value-type="float">
            <text:p>-1047805952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/>
          <table:table-cell office:value-type="string" calcext:value-type="string">
            <text:p>0000F9E0</text:p>
          </table:table-cell>
          <table:table-cell office:value-type="float" office:value="63968" calcext:value-type="float">
            <text:p>63968</text:p>
          </table:table-cell>
          <table:table-cell table:style-name="ce1" office:value-type="string" calcext:value-type="string">
            <text:p><text:s/>3E780000</text:p>
          </table:table-cell>
          <table:table-cell office:value-type="float" office:value="1048051712" calcext:value-type="float">
            <text:p>1048051712</text:p>
          </table:table-cell>
          <table:table-cell office:value-type="float" office:value="0" calcext:value-type="float">
            <text:p>0</text:p>
          </table:table-cell>
          <table:table-cell table:formula="of:=[.F883]" office:value-type="float" office:value="1048051712" calcext:value-type="float">
            <text:p>1048051712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/>
          <table:table-cell office:value-type="string" calcext:value-type="string">
            <text:p>4000F9EA</text:p>
          </table:table-cell>
          <table:table-cell office:value-type="float" office:value="1073805802" calcext:value-type="float">
            <text:p>1073805802</text:p>
          </table:table-cell>
          <table:table-cell office:value-type="string" calcext:value-type="string">
            <text:p><text:s/>3E7A8000</text:p>
          </table:table-cell>
          <table:table-cell office:value-type="float" office:value="1048215552" calcext:value-type="float">
            <text:p>1048215552</text:p>
          </table:table-cell>
          <table:table-cell office:value-type="float" office:value="4" calcext:value-type="float">
            <text:p>4</text:p>
          </table:table-cell>
          <table:table-cell table:formula="of:=[.F884]" office:value-type="float" office:value="1048215552" calcext:value-type="float">
            <text:p>1048215552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/>
          <table:table-cell office:value-type="string" calcext:value-type="string">
            <text:p>0000F873</text:p>
          </table:table-cell>
          <table:table-cell office:value-type="float" office:value="63603" calcext:value-type="float">
            <text:p>63603</text:p>
          </table:table-cell>
          <table:table-cell office:value-type="string" calcext:value-type="string">
            <text:p><text:s/>3E1CC000</text:p>
          </table:table-cell>
          <table:table-cell office:value-type="float" office:value="1042071552" calcext:value-type="float">
            <text:p>1042071552</text:p>
          </table:table-cell>
          <table:table-cell office:value-type="float" office:value="0" calcext:value-type="float">
            <text:p>0</text:p>
          </table:table-cell>
          <table:table-cell table:formula="of:=[.F885]" office:value-type="float" office:value="1042071552" calcext:value-type="float">
            <text:p>1042071552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/>
          <table:table-cell office:value-type="string" calcext:value-type="string">
            <text:p>C000F87A</text:p>
          </table:table-cell>
          <table:table-cell office:value-type="float" office:value="-1073678214" calcext:value-type="float">
            <text:p>-1073678214</text:p>
          </table:table-cell>
          <table:table-cell office:value-type="string" calcext:value-type="string">
            <text:p><text:s/>3E1E8000</text:p>
          </table:table-cell>
          <table:table-cell office:value-type="float" office:value="1042186240" calcext:value-type="float">
            <text:p>1042186240</text:p>
          </table:table-cell>
          <table:table-cell office:value-type="string" calcext:value-type="string">
            <text:p><text:s/>0000000C</text:p>
          </table:table-cell>
          <table:table-cell table:formula="of:=-[.F886]" office:value-type="float" office:value="-1042186240" calcext:value-type="float">
            <text:p>-104218624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/>
          <table:table-cell office:value-type="string" calcext:value-type="string">
            <text:p>8000F883</text:p>
          </table:table-cell>
          <table:table-cell office:value-type="float" office:value="-2147420029" calcext:value-type="float">
            <text:p>-2147420029</text:p>
          </table:table-cell>
          <table:table-cell office:value-type="string" calcext:value-type="string">
            <text:p><text:s/>3E20C000</text:p>
          </table:table-cell>
          <table:table-cell office:value-type="float" office:value="1042333696" calcext:value-type="float">
            <text:p>1042333696</text:p>
          </table:table-cell>
          <table:table-cell office:value-type="float" office:value="8" calcext:value-type="float">
            <text:p>8</text:p>
          </table:table-cell>
          <table:table-cell table:formula="of:=-[.F887]" office:value-type="float" office:value="-1042333696" calcext:value-type="float">
            <text:p>-1042333696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4000F890</text:p>
          </table:table-cell>
          <table:table-cell office:value-type="float" office:value="1073805456" calcext:value-type="float">
            <text:p>1073805456</text:p>
          </table:table-cell>
          <table:table-cell table:style-name="ce1" office:value-type="string" calcext:value-type="string">
            <text:p><text:s/>3E240000</text:p>
          </table:table-cell>
          <table:table-cell office:value-type="float" office:value="1042546688" calcext:value-type="float">
            <text:p>1042546688</text:p>
          </table:table-cell>
          <table:table-cell office:value-type="float" office:value="4" calcext:value-type="float">
            <text:p>4</text:p>
          </table:table-cell>
          <table:table-cell table:formula="of:=[.F888]" office:value-type="float" office:value="1042546688" calcext:value-type="float">
            <text:p>1042546688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/>
          <table:table-cell office:value-type="string" calcext:value-type="string">
            <text:p>0000F89D</text:p>
          </table:table-cell>
          <table:table-cell office:value-type="float" office:value="63645" calcext:value-type="float">
            <text:p>63645</text:p>
          </table:table-cell>
          <table:table-cell table:style-name="ce1" office:value-type="string" calcext:value-type="string">
            <text:p><text:s/>3E274000</text:p>
          </table:table-cell>
          <table:table-cell office:value-type="float" office:value="1042759680" calcext:value-type="float">
            <text:p>1042759680</text:p>
          </table:table-cell>
          <table:table-cell office:value-type="float" office:value="0" calcext:value-type="float">
            <text:p>0</text:p>
          </table:table-cell>
          <table:table-cell table:formula="of:=[.F889]" office:value-type="float" office:value="1042759680" calcext:value-type="float">
            <text:p>104275968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/>
          <table:table-cell office:value-type="string" calcext:value-type="string">
            <text:p>4000F8AC</text:p>
          </table:table-cell>
          <table:table-cell office:value-type="float" office:value="1073805484" calcext:value-type="float">
            <text:p>1073805484</text:p>
          </table:table-cell>
          <table:table-cell office:value-type="string" calcext:value-type="string">
            <text:p><text:s/>3E2B0000</text:p>
          </table:table-cell>
          <table:table-cell office:value-type="float" office:value="1043005440" calcext:value-type="float">
            <text:p>1043005440</text:p>
          </table:table-cell>
          <table:table-cell office:value-type="float" office:value="4" calcext:value-type="float">
            <text:p>4</text:p>
          </table:table-cell>
          <table:table-cell table:formula="of:=[.F890]" office:value-type="float" office:value="1043005440" calcext:value-type="float">
            <text:p>104300544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/>
          <table:table-cell office:value-type="string" calcext:value-type="string">
            <text:p>0000F89C</text:p>
          </table:table-cell>
          <table:table-cell office:value-type="float" office:value="63644" calcext:value-type="float">
            <text:p>63644</text:p>
          </table:table-cell>
          <table:table-cell table:style-name="ce1" office:value-type="string" calcext:value-type="string">
            <text:p><text:s/>3E270000</text:p>
          </table:table-cell>
          <table:table-cell office:value-type="float" office:value="1042743296" calcext:value-type="float">
            <text:p>1042743296</text:p>
          </table:table-cell>
          <table:table-cell office:value-type="float" office:value="0" calcext:value-type="float">
            <text:p>0</text:p>
          </table:table-cell>
          <table:table-cell table:formula="of:=[.F891]" office:value-type="float" office:value="1042743296" calcext:value-type="float">
            <text:p>1042743296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/>
          <table:table-cell office:value-type="string" calcext:value-type="string">
            <text:p>C000F892</text:p>
          </table:table-cell>
          <table:table-cell office:value-type="float" office:value="-1073678190" calcext:value-type="float">
            <text:p>-1073678190</text:p>
          </table:table-cell>
          <table:table-cell table:style-name="ce1" office:value-type="string" calcext:value-type="string">
            <text:p><text:s/>3E248000</text:p>
          </table:table-cell>
          <table:table-cell office:value-type="float" office:value="1042579456" calcext:value-type="float">
            <text:p>1042579456</text:p>
          </table:table-cell>
          <table:table-cell office:value-type="string" calcext:value-type="string">
            <text:p><text:s/>0000000C</text:p>
          </table:table-cell>
          <table:table-cell table:formula="of:=-[.F892]" office:value-type="float" office:value="-1042579456" calcext:value-type="float">
            <text:p>-1042579456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/>
          <table:table-cell office:value-type="string" calcext:value-type="string">
            <text:p>8000F88C</text:p>
          </table:table-cell>
          <table:table-cell office:value-type="float" office:value="-2147420020" calcext:value-type="float">
            <text:p>-2147420020</text:p>
          </table:table-cell>
          <table:table-cell table:style-name="ce1" office:value-type="string" calcext:value-type="string">
            <text:p><text:s/>3E230000</text:p>
          </table:table-cell>
          <table:table-cell office:value-type="float" office:value="1042481152" calcext:value-type="float">
            <text:p>1042481152</text:p>
          </table:table-cell>
          <table:table-cell office:value-type="float" office:value="8" calcext:value-type="float">
            <text:p>8</text:p>
          </table:table-cell>
          <table:table-cell table:formula="of:=-[.F893]" office:value-type="float" office:value="-1042481152" calcext:value-type="float">
            <text:p>-1042481152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/>
          <table:table-cell office:value-type="string" calcext:value-type="string">
            <text:p>0000F883</text:p>
          </table:table-cell>
          <table:table-cell office:value-type="float" office:value="63619" calcext:value-type="float">
            <text:p>63619</text:p>
          </table:table-cell>
          <table:table-cell office:value-type="string" calcext:value-type="string">
            <text:p><text:s/>3E20C000</text:p>
          </table:table-cell>
          <table:table-cell office:value-type="float" office:value="1042333696" calcext:value-type="float">
            <text:p>1042333696</text:p>
          </table:table-cell>
          <table:table-cell office:value-type="float" office:value="0" calcext:value-type="float">
            <text:p>0</text:p>
          </table:table-cell>
          <table:table-cell table:formula="of:=[.F894]" office:value-type="float" office:value="1042333696" calcext:value-type="float">
            <text:p>1042333696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/>
          <table:table-cell office:value-type="string" calcext:value-type="string">
            <text:p>0000F877</text:p>
          </table:table-cell>
          <table:table-cell office:value-type="float" office:value="63607" calcext:value-type="float">
            <text:p>63607</text:p>
          </table:table-cell>
          <table:table-cell office:value-type="string" calcext:value-type="string">
            <text:p><text:s/>3E1DC000</text:p>
          </table:table-cell>
          <table:table-cell office:value-type="float" office:value="1042137088" calcext:value-type="float">
            <text:p>1042137088</text:p>
          </table:table-cell>
          <table:table-cell office:value-type="float" office:value="0" calcext:value-type="float">
            <text:p>0</text:p>
          </table:table-cell>
          <table:table-cell table:formula="of:=[.F895]" office:value-type="float" office:value="1042137088" calcext:value-type="float">
            <text:p>1042137088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/>
          <table:table-cell office:value-type="string" calcext:value-type="string">
            <text:p>C000F86C</text:p>
          </table:table-cell>
          <table:table-cell office:value-type="float" office:value="-1073678228" calcext:value-type="float">
            <text:p>-1073678228</text:p>
          </table:table-cell>
          <table:table-cell office:value-type="string" calcext:value-type="string">
            <text:p><text:s/>3E1B0000</text:p>
          </table:table-cell>
          <table:table-cell office:value-type="float" office:value="1041956864" calcext:value-type="float">
            <text:p>1041956864</text:p>
          </table:table-cell>
          <table:table-cell office:value-type="string" calcext:value-type="string">
            <text:p><text:s/>0000000C</text:p>
          </table:table-cell>
          <table:table-cell table:formula="of:=-[.F896]" office:value-type="float" office:value="-1041956864" calcext:value-type="float">
            <text:p>-1041956864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/>
          <table:table-cell office:value-type="string" calcext:value-type="string">
            <text:p>8000F861</text:p>
          </table:table-cell>
          <table:table-cell office:value-type="float" office:value="-2147420063" calcext:value-type="float">
            <text:p>-2147420063</text:p>
          </table:table-cell>
          <table:table-cell table:style-name="ce1" office:value-type="string" calcext:value-type="string">
            <text:p><text:s/>3E184000</text:p>
          </table:table-cell>
          <table:table-cell office:value-type="float" office:value="1041776640" calcext:value-type="float">
            <text:p>1041776640</text:p>
          </table:table-cell>
          <table:table-cell office:value-type="float" office:value="8" calcext:value-type="float">
            <text:p>8</text:p>
          </table:table-cell>
          <table:table-cell table:formula="of:=-[.F897]" office:value-type="float" office:value="-1041776640" calcext:value-type="float">
            <text:p>-104177664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/>
          <table:table-cell office:value-type="string" calcext:value-type="string">
            <text:p>4000F988</text:p>
          </table:table-cell>
          <table:table-cell office:value-type="float" office:value="1073805704" calcext:value-type="float">
            <text:p>1073805704</text:p>
          </table:table-cell>
          <table:table-cell table:style-name="ce1" office:value-type="string" calcext:value-type="string">
            <text:p><text:s/>3E620000</text:p>
          </table:table-cell>
          <table:table-cell office:value-type="float" office:value="1046609920" calcext:value-type="float">
            <text:p>1046609920</text:p>
          </table:table-cell>
          <table:table-cell office:value-type="float" office:value="4" calcext:value-type="float">
            <text:p>4</text:p>
          </table:table-cell>
          <table:table-cell table:formula="of:=[.F898]" office:value-type="float" office:value="1046609920" calcext:value-type="float">
            <text:p>104660992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/>
          <table:table-cell office:value-type="string" calcext:value-type="string">
            <text:p>0000F979</text:p>
          </table:table-cell>
          <table:table-cell office:value-type="float" office:value="63865" calcext:value-type="float">
            <text:p>63865</text:p>
          </table:table-cell>
          <table:table-cell office:value-type="string" calcext:value-type="string">
            <text:p><text:s/>3E5E4000</text:p>
          </table:table-cell>
          <table:table-cell office:value-type="float" office:value="1046364160" calcext:value-type="float">
            <text:p>1046364160</text:p>
          </table:table-cell>
          <table:table-cell office:value-type="float" office:value="0" calcext:value-type="float">
            <text:p>0</text:p>
          </table:table-cell>
          <table:table-cell table:formula="of:=[.F899]" office:value-type="float" office:value="1046364160" calcext:value-type="float">
            <text:p>104636416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/>
          <table:table-cell office:value-type="string" calcext:value-type="string">
            <text:p>4000F966</text:p>
          </table:table-cell>
          <table:table-cell office:value-type="float" office:value="1073805670" calcext:value-type="float">
            <text:p>1073805670</text:p>
          </table:table-cell>
          <table:table-cell table:style-name="ce1" office:value-type="string" calcext:value-type="string">
            <text:p><text:s/>3E598000</text:p>
          </table:table-cell>
          <table:table-cell office:value-type="float" office:value="1046052864" calcext:value-type="float">
            <text:p>1046052864</text:p>
          </table:table-cell>
          <table:table-cell office:value-type="float" office:value="4" calcext:value-type="float">
            <text:p>4</text:p>
          </table:table-cell>
          <table:table-cell table:formula="of:=[.F900]" office:value-type="float" office:value="1046052864" calcext:value-type="float">
            <text:p>1046052864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/>
          <table:table-cell office:value-type="string" calcext:value-type="string">
            <text:p>4000F950</text:p>
          </table:table-cell>
          <table:table-cell office:value-type="float" office:value="1073805648" calcext:value-type="float">
            <text:p>1073805648</text:p>
          </table:table-cell>
          <table:table-cell table:style-name="ce1" office:value-type="string" calcext:value-type="string">
            <text:p><text:s/>3E540000</text:p>
          </table:table-cell>
          <table:table-cell office:value-type="float" office:value="1045692416" calcext:value-type="float">
            <text:p>1045692416</text:p>
          </table:table-cell>
          <table:table-cell office:value-type="float" office:value="4" calcext:value-type="float">
            <text:p>4</text:p>
          </table:table-cell>
          <table:table-cell table:formula="of:=[.F901]" office:value-type="float" office:value="1045692416" calcext:value-type="float">
            <text:p>1045692416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/>
          <table:table-cell office:value-type="string" calcext:value-type="string">
            <text:p>8000F93D</text:p>
          </table:table-cell>
          <table:table-cell office:value-type="float" office:value="-2147419843" calcext:value-type="float">
            <text:p>-2147419843</text:p>
          </table:table-cell>
          <table:table-cell office:value-type="string" calcext:value-type="string">
            <text:p><text:s/>3E4F4000</text:p>
          </table:table-cell>
          <table:table-cell office:value-type="float" office:value="1045381120" calcext:value-type="float">
            <text:p>1045381120</text:p>
          </table:table-cell>
          <table:table-cell office:value-type="float" office:value="8" calcext:value-type="float">
            <text:p>8</text:p>
          </table:table-cell>
          <table:table-cell table:formula="of:=-[.F902]" office:value-type="float" office:value="-1045381120" calcext:value-type="float">
            <text:p>-104538112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/>
          <table:table-cell office:value-type="string" calcext:value-type="string">
            <text:p>0000F92F</text:p>
          </table:table-cell>
          <table:table-cell office:value-type="float" office:value="63791" calcext:value-type="float">
            <text:p>63791</text:p>
          </table:table-cell>
          <table:table-cell office:value-type="string" calcext:value-type="string">
            <text:p><text:s/>3E4BC000</text:p>
          </table:table-cell>
          <table:table-cell office:value-type="float" office:value="1045151744" calcext:value-type="float">
            <text:p>1045151744</text:p>
          </table:table-cell>
          <table:table-cell office:value-type="float" office:value="0" calcext:value-type="float">
            <text:p>0</text:p>
          </table:table-cell>
          <table:table-cell table:formula="of:=[.F903]" office:value-type="float" office:value="1045151744" calcext:value-type="float">
            <text:p>1045151744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/>
          <table:table-cell office:value-type="string" calcext:value-type="string">
            <text:p>8000F9F3</text:p>
          </table:table-cell>
          <table:table-cell office:value-type="float" office:value="-2147419661" calcext:value-type="float">
            <text:p>-2147419661</text:p>
          </table:table-cell>
          <table:table-cell office:value-type="string" calcext:value-type="string">
            <text:p><text:s/>3E7CC000</text:p>
          </table:table-cell>
          <table:table-cell office:value-type="float" office:value="1048363008" calcext:value-type="float">
            <text:p>1048363008</text:p>
          </table:table-cell>
          <table:table-cell office:value-type="float" office:value="8" calcext:value-type="float">
            <text:p>8</text:p>
          </table:table-cell>
          <table:table-cell table:formula="of:=-[.F904]" office:value-type="float" office:value="-1048363008" calcext:value-type="float">
            <text:p>-1048363008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/>
          <table:table-cell office:value-type="string" calcext:value-type="string">
            <text:p>8000F9FA</text:p>
          </table:table-cell>
          <table:table-cell office:value-type="float" office:value="-2147419654" calcext:value-type="float">
            <text:p>-2147419654</text:p>
          </table:table-cell>
          <table:table-cell office:value-type="string" calcext:value-type="string">
            <text:p><text:s/>3E7E8000</text:p>
          </table:table-cell>
          <table:table-cell office:value-type="float" office:value="1048477696" calcext:value-type="float">
            <text:p>1048477696</text:p>
          </table:table-cell>
          <table:table-cell office:value-type="float" office:value="8" calcext:value-type="float">
            <text:p>8</text:p>
          </table:table-cell>
          <table:table-cell table:formula="of:=-[.F905]" office:value-type="float" office:value="-1048477696" calcext:value-type="float">
            <text:p>-1048477696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/>
          <table:table-cell office:value-type="string" calcext:value-type="string">
            <text:p>0000FA02</text:p>
          </table:table-cell>
          <table:table-cell office:value-type="float" office:value="64002" calcext:value-type="float">
            <text:p>64002</text:p>
          </table:table-cell>
          <table:table-cell table:style-name="ce1" office:value-type="string" calcext:value-type="string">
            <text:p><text:s/>3E808000</text:p>
          </table:table-cell>
          <table:table-cell office:value-type="float" office:value="1048608768" calcext:value-type="float">
            <text:p>1048608768</text:p>
          </table:table-cell>
          <table:table-cell office:value-type="float" office:value="0" calcext:value-type="float">
            <text:p>0</text:p>
          </table:table-cell>
          <table:table-cell table:formula="of:=[.F906]" office:value-type="float" office:value="1048608768" calcext:value-type="float">
            <text:p>1048608768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/>
          <table:table-cell office:value-type="string" calcext:value-type="string">
            <text:p>0000FA08</text:p>
          </table:table-cell>
          <table:table-cell office:value-type="float" office:value="64008" calcext:value-type="float">
            <text:p>64008</text:p>
          </table:table-cell>
          <table:table-cell table:style-name="ce1" office:value-type="string" calcext:value-type="string">
            <text:p><text:s/>3E820000</text:p>
          </table:table-cell>
          <table:table-cell office:value-type="float" office:value="1048707072" calcext:value-type="float">
            <text:p>1048707072</text:p>
          </table:table-cell>
          <table:table-cell office:value-type="float" office:value="0" calcext:value-type="float">
            <text:p>0</text:p>
          </table:table-cell>
          <table:table-cell table:formula="of:=[.F907]" office:value-type="float" office:value="1048707072" calcext:value-type="float">
            <text:p>1048707072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/>
          <table:table-cell office:value-type="string" calcext:value-type="string">
            <text:p>8000FA0D</text:p>
          </table:table-cell>
          <table:table-cell office:value-type="float" office:value="-2147419635" calcext:value-type="float">
            <text:p>-2147419635</text:p>
          </table:table-cell>
          <table:table-cell table:style-name="ce1" office:value-type="string" calcext:value-type="string">
            <text:p><text:s/>3E834000</text:p>
          </table:table-cell>
          <table:table-cell office:value-type="float" office:value="1048788992" calcext:value-type="float">
            <text:p>1048788992</text:p>
          </table:table-cell>
          <table:table-cell office:value-type="float" office:value="8" calcext:value-type="float">
            <text:p>8</text:p>
          </table:table-cell>
          <table:table-cell table:formula="of:=-[.F908]" office:value-type="float" office:value="-1048788992" calcext:value-type="float">
            <text:p>-1048788992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C000FA10</text:p>
          </table:table-cell>
          <table:table-cell office:value-type="float" office:value="-1073677808" calcext:value-type="float">
            <text:p>-1073677808</text:p>
          </table:table-cell>
          <table:table-cell table:style-name="ce1" office:value-type="string" calcext:value-type="string">
            <text:p><text:s/>3E840000</text:p>
          </table:table-cell>
          <table:table-cell office:value-type="float" office:value="1048838144" calcext:value-type="float">
            <text:p>1048838144</text:p>
          </table:table-cell>
          <table:table-cell office:value-type="string" calcext:value-type="string">
            <text:p><text:s/>0000000C</text:p>
          </table:table-cell>
          <table:table-cell table:formula="of:=-[.F909]" office:value-type="float" office:value="-1048838144" calcext:value-type="float">
            <text:p>-1048838144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4000F8C8</text:p>
          </table:table-cell>
          <table:table-cell office:value-type="float" office:value="1073805512" calcext:value-type="float">
            <text:p>1073805512</text:p>
          </table:table-cell>
          <table:table-cell table:style-name="ce1" office:value-type="string" calcext:value-type="string">
            <text:p><text:s/>3E320000</text:p>
          </table:table-cell>
          <table:table-cell office:value-type="float" office:value="1043464192" calcext:value-type="float">
            <text:p>1043464192</text:p>
          </table:table-cell>
          <table:table-cell office:value-type="float" office:value="4" calcext:value-type="float">
            <text:p>4</text:p>
          </table:table-cell>
          <table:table-cell table:formula="of:=[.F910]" office:value-type="float" office:value="1043464192" calcext:value-type="float">
            <text:p>1043464192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/>
          <table:table-cell office:value-type="string" calcext:value-type="string">
            <text:p>4000F8E0</text:p>
          </table:table-cell>
          <table:table-cell office:value-type="float" office:value="1073805536" calcext:value-type="float">
            <text:p>1073805536</text:p>
          </table:table-cell>
          <table:table-cell table:style-name="ce1" office:value-type="string" calcext:value-type="string">
            <text:p><text:s/>3E380000</text:p>
          </table:table-cell>
          <table:table-cell office:value-type="float" office:value="1043857408" calcext:value-type="float">
            <text:p>1043857408</text:p>
          </table:table-cell>
          <table:table-cell office:value-type="float" office:value="4" calcext:value-type="float">
            <text:p>4</text:p>
          </table:table-cell>
          <table:table-cell table:formula="of:=[.F911]" office:value-type="float" office:value="1043857408" calcext:value-type="float">
            <text:p>1043857408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/>
          <table:table-cell office:value-type="string" calcext:value-type="string">
            <text:p>4000F8F8</text:p>
          </table:table-cell>
          <table:table-cell office:value-type="float" office:value="1073805560" calcext:value-type="float">
            <text:p>1073805560</text:p>
          </table:table-cell>
          <table:table-cell office:value-type="string" calcext:value-type="string">
            <text:p><text:s/>3E3E0000</text:p>
          </table:table-cell>
          <table:table-cell office:value-type="float" office:value="1044250624" calcext:value-type="float">
            <text:p>1044250624</text:p>
          </table:table-cell>
          <table:table-cell office:value-type="float" office:value="4" calcext:value-type="float">
            <text:p>4</text:p>
          </table:table-cell>
          <table:table-cell table:formula="of:=[.F912]" office:value-type="float" office:value="1044250624" calcext:value-type="float">
            <text:p>1044250624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/>
          <table:table-cell office:value-type="string" calcext:value-type="string">
            <text:p>4000F909</text:p>
          </table:table-cell>
          <table:table-cell office:value-type="float" office:value="1073805577" calcext:value-type="float">
            <text:p>1073805577</text:p>
          </table:table-cell>
          <table:table-cell table:style-name="ce1" office:value-type="string" calcext:value-type="string">
            <text:p><text:s/>3E424000</text:p>
          </table:table-cell>
          <table:table-cell office:value-type="float" office:value="1044529152" calcext:value-type="float">
            <text:p>1044529152</text:p>
          </table:table-cell>
          <table:table-cell office:value-type="float" office:value="4" calcext:value-type="float">
            <text:p>4</text:p>
          </table:table-cell>
          <table:table-cell table:formula="of:=[.F913]" office:value-type="float" office:value="1044529152" calcext:value-type="float">
            <text:p>1044529152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/>
          <table:table-cell office:value-type="string" calcext:value-type="string">
            <text:p>C000F918</text:p>
          </table:table-cell>
          <table:table-cell office:value-type="float" office:value="-1073678056" calcext:value-type="float">
            <text:p>-1073678056</text:p>
          </table:table-cell>
          <table:table-cell table:style-name="ce1" office:value-type="string" calcext:value-type="string">
            <text:p><text:s/>3E460000</text:p>
          </table:table-cell>
          <table:table-cell office:value-type="float" office:value="1044774912" calcext:value-type="float">
            <text:p>1044774912</text:p>
          </table:table-cell>
          <table:table-cell office:value-type="string" calcext:value-type="string">
            <text:p><text:s/>0000000C</text:p>
          </table:table-cell>
          <table:table-cell table:formula="of:=-[.F914]" office:value-type="float" office:value="-1044774912" calcext:value-type="float">
            <text:p>-1044774912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/>
          <table:table-cell office:value-type="string" calcext:value-type="string">
            <text:p>4000F928</text:p>
          </table:table-cell>
          <table:table-cell office:value-type="float" office:value="1073805608" calcext:value-type="float">
            <text:p>1073805608</text:p>
          </table:table-cell>
          <table:table-cell office:value-type="string" calcext:value-type="string">
            <text:p><text:s/>3E4A0000</text:p>
          </table:table-cell>
          <table:table-cell office:value-type="float" office:value="1045037056" calcext:value-type="float">
            <text:p>1045037056</text:p>
          </table:table-cell>
          <table:table-cell office:value-type="float" office:value="4" calcext:value-type="float">
            <text:p>4</text:p>
          </table:table-cell>
          <table:table-cell table:formula="of:=[.F915]" office:value-type="float" office:value="1045037056" calcext:value-type="float">
            <text:p>1045037056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/>
          <table:table-cell office:value-type="string" calcext:value-type="string">
            <text:p>4000F861</text:p>
          </table:table-cell>
          <table:table-cell office:value-type="float" office:value="1073805409" calcext:value-type="float">
            <text:p>1073805409</text:p>
          </table:table-cell>
          <table:table-cell table:style-name="ce1" office:value-type="string" calcext:value-type="string">
            <text:p><text:s/>3E184000</text:p>
          </table:table-cell>
          <table:table-cell office:value-type="float" office:value="1041776640" calcext:value-type="float">
            <text:p>1041776640</text:p>
          </table:table-cell>
          <table:table-cell office:value-type="float" office:value="4" calcext:value-type="float">
            <text:p>4</text:p>
          </table:table-cell>
          <table:table-cell table:formula="of:=[.F916]" office:value-type="float" office:value="1041776640" calcext:value-type="float">
            <text:p>104177664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/>
          <table:table-cell office:value-type="string" calcext:value-type="string">
            <text:p>4000F858</text:p>
          </table:table-cell>
          <table:table-cell office:value-type="float" office:value="1073805400" calcext:value-type="float">
            <text:p>1073805400</text:p>
          </table:table-cell>
          <table:table-cell table:style-name="ce1" office:value-type="string" calcext:value-type="string">
            <text:p><text:s/>3E160000</text:p>
          </table:table-cell>
          <table:table-cell office:value-type="float" office:value="1041629184" calcext:value-type="float">
            <text:p>1041629184</text:p>
          </table:table-cell>
          <table:table-cell office:value-type="float" office:value="4" calcext:value-type="float">
            <text:p>4</text:p>
          </table:table-cell>
          <table:table-cell table:formula="of:=[.F917]" office:value-type="float" office:value="1041629184" calcext:value-type="float">
            <text:p>1041629184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/>
          <table:table-cell office:value-type="string" calcext:value-type="string">
            <text:p>C000F84F</text:p>
          </table:table-cell>
          <table:table-cell office:value-type="float" office:value="-1073678257" calcext:value-type="float">
            <text:p>-1073678257</text:p>
          </table:table-cell>
          <table:table-cell office:value-type="string" calcext:value-type="string">
            <text:p><text:s/>3E13C000</text:p>
          </table:table-cell>
          <table:table-cell office:value-type="float" office:value="1041481728" calcext:value-type="float">
            <text:p>1041481728</text:p>
          </table:table-cell>
          <table:table-cell office:value-type="string" calcext:value-type="string">
            <text:p><text:s/>0000000C</text:p>
          </table:table-cell>
          <table:table-cell table:formula="of:=-[.F918]" office:value-type="float" office:value="-1041481728" calcext:value-type="float">
            <text:p>-1041481728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/>
          <table:table-cell office:value-type="string" calcext:value-type="string">
            <text:p>C000F84B</text:p>
          </table:table-cell>
          <table:table-cell office:value-type="float" office:value="-1073678261" calcext:value-type="float">
            <text:p>-1073678261</text:p>
          </table:table-cell>
          <table:table-cell office:value-type="string" calcext:value-type="string">
            <text:p><text:s/>3E12C000</text:p>
          </table:table-cell>
          <table:table-cell office:value-type="float" office:value="1041416192" calcext:value-type="float">
            <text:p>1041416192</text:p>
          </table:table-cell>
          <table:table-cell office:value-type="string" calcext:value-type="string">
            <text:p><text:s/>0000000C</text:p>
          </table:table-cell>
          <table:table-cell table:formula="of:=-[.F919]" office:value-type="float" office:value="-1041416192" calcext:value-type="float">
            <text:p>-1041416192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/>
          <table:table-cell office:value-type="string" calcext:value-type="string">
            <text:p>0000F84A</text:p>
          </table:table-cell>
          <table:table-cell office:value-type="float" office:value="63562" calcext:value-type="float">
            <text:p>63562</text:p>
          </table:table-cell>
          <table:table-cell table:style-name="ce1" office:value-type="string" calcext:value-type="string">
            <text:p><text:s/>3E128000</text:p>
          </table:table-cell>
          <table:table-cell office:value-type="float" office:value="1041399808" calcext:value-type="float">
            <text:p>1041399808</text:p>
          </table:table-cell>
          <table:table-cell office:value-type="float" office:value="0" calcext:value-type="float">
            <text:p>0</text:p>
          </table:table-cell>
          <table:table-cell table:formula="of:=[.F920]" office:value-type="float" office:value="1041399808" calcext:value-type="float">
            <text:p>1041399808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/>
          <table:table-cell office:value-type="string" calcext:value-type="string">
            <text:p>8000F84B</text:p>
          </table:table-cell>
          <table:table-cell office:value-type="float" office:value="-2147420085" calcext:value-type="float">
            <text:p>-2147420085</text:p>
          </table:table-cell>
          <table:table-cell office:value-type="string" calcext:value-type="string">
            <text:p><text:s/>3E12C000</text:p>
          </table:table-cell>
          <table:table-cell office:value-type="float" office:value="1041416192" calcext:value-type="float">
            <text:p>1041416192</text:p>
          </table:table-cell>
          <table:table-cell office:value-type="float" office:value="8" calcext:value-type="float">
            <text:p>8</text:p>
          </table:table-cell>
          <table:table-cell table:formula="of:=-[.F921]" office:value-type="float" office:value="-1041416192" calcext:value-type="float">
            <text:p>-1041416192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/>
          <table:table-cell office:value-type="string" calcext:value-type="string">
            <text:p>4000F850</text:p>
          </table:table-cell>
          <table:table-cell office:value-type="float" office:value="1073805392" calcext:value-type="float">
            <text:p>1073805392</text:p>
          </table:table-cell>
          <table:table-cell table:style-name="ce1" office:value-type="string" calcext:value-type="string">
            <text:p><text:s/>3E140000</text:p>
          </table:table-cell>
          <table:table-cell office:value-type="float" office:value="1041498112" calcext:value-type="float">
            <text:p>1041498112</text:p>
          </table:table-cell>
          <table:table-cell office:value-type="float" office:value="4" calcext:value-type="float">
            <text:p>4</text:p>
          </table:table-cell>
          <table:table-cell table:formula="of:=[.F922]" office:value-type="float" office:value="1041498112" calcext:value-type="float">
            <text:p>1041498112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/>
          <table:table-cell office:value-type="string" calcext:value-type="string">
            <text:p>8000F920</text:p>
          </table:table-cell>
          <table:table-cell office:value-type="float" office:value="-2147419872" calcext:value-type="float">
            <text:p>-2147419872</text:p>
          </table:table-cell>
          <table:table-cell table:style-name="ce1" office:value-type="string" calcext:value-type="string">
            <text:p><text:s/>3E480000</text:p>
          </table:table-cell>
          <table:table-cell office:value-type="float" office:value="1044905984" calcext:value-type="float">
            <text:p>1044905984</text:p>
          </table:table-cell>
          <table:table-cell office:value-type="float" office:value="8" calcext:value-type="float">
            <text:p>8</text:p>
          </table:table-cell>
          <table:table-cell table:formula="of:=-[.F923]" office:value-type="float" office:value="-1044905984" calcext:value-type="float">
            <text:p>-1044905984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/>
          <table:table-cell office:value-type="string" calcext:value-type="string">
            <text:p>C000F918</text:p>
          </table:table-cell>
          <table:table-cell office:value-type="float" office:value="-1073678056" calcext:value-type="float">
            <text:p>-1073678056</text:p>
          </table:table-cell>
          <table:table-cell table:style-name="ce1" office:value-type="string" calcext:value-type="string">
            <text:p><text:s/>3E460000</text:p>
          </table:table-cell>
          <table:table-cell office:value-type="float" office:value="1044774912" calcext:value-type="float">
            <text:p>1044774912</text:p>
          </table:table-cell>
          <table:table-cell office:value-type="string" calcext:value-type="string">
            <text:p><text:s/>0000000C</text:p>
          </table:table-cell>
          <table:table-cell table:formula="of:=-[.F924]" office:value-type="float" office:value="-1044774912" calcext:value-type="float">
            <text:p>-1044774912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/>
          <table:table-cell office:value-type="string" calcext:value-type="string">
            <text:p>0000F911</text:p>
          </table:table-cell>
          <table:table-cell office:value-type="float" office:value="63761" calcext:value-type="float">
            <text:p>63761</text:p>
          </table:table-cell>
          <table:table-cell table:style-name="ce1" office:value-type="string" calcext:value-type="string">
            <text:p><text:s/>3E444000</text:p>
          </table:table-cell>
          <table:table-cell office:value-type="float" office:value="1044660224" calcext:value-type="float">
            <text:p>1044660224</text:p>
          </table:table-cell>
          <table:table-cell office:value-type="float" office:value="0" calcext:value-type="float">
            <text:p>0</text:p>
          </table:table-cell>
          <table:table-cell table:formula="of:=[.F925]" office:value-type="float" office:value="1044660224" calcext:value-type="float">
            <text:p>1044660224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/>
          <table:table-cell office:value-type="string" calcext:value-type="string">
            <text:p>4000F902</text:p>
          </table:table-cell>
          <table:table-cell office:value-type="float" office:value="1073805570" calcext:value-type="float">
            <text:p>1073805570</text:p>
          </table:table-cell>
          <table:table-cell table:style-name="ce1" office:value-type="string" calcext:value-type="string">
            <text:p><text:s/>3E408000</text:p>
          </table:table-cell>
          <table:table-cell office:value-type="float" office:value="1044414464" calcext:value-type="float">
            <text:p>1044414464</text:p>
          </table:table-cell>
          <table:table-cell office:value-type="float" office:value="4" calcext:value-type="float">
            <text:p>4</text:p>
          </table:table-cell>
          <table:table-cell table:formula="of:=[.F926]" office:value-type="float" office:value="1044414464" calcext:value-type="float">
            <text:p>1044414464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/>
          <table:table-cell office:value-type="string" calcext:value-type="string">
            <text:p>4000F8F1</text:p>
          </table:table-cell>
          <table:table-cell office:value-type="float" office:value="1073805553" calcext:value-type="float">
            <text:p>1073805553</text:p>
          </table:table-cell>
          <table:table-cell office:value-type="string" calcext:value-type="string">
            <text:p><text:s/>3E3C4000</text:p>
          </table:table-cell>
          <table:table-cell office:value-type="float" office:value="1044135936" calcext:value-type="float">
            <text:p>1044135936</text:p>
          </table:table-cell>
          <table:table-cell office:value-type="float" office:value="4" calcext:value-type="float">
            <text:p>4</text:p>
          </table:table-cell>
          <table:table-cell table:formula="of:=[.F927]" office:value-type="float" office:value="1044135936" calcext:value-type="float">
            <text:p>1044135936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/>
          <table:table-cell office:value-type="string" calcext:value-type="string">
            <text:p>0000F8E5</text:p>
          </table:table-cell>
          <table:table-cell office:value-type="float" office:value="63717" calcext:value-type="float">
            <text:p>63717</text:p>
          </table:table-cell>
          <table:table-cell table:style-name="ce1" office:value-type="string" calcext:value-type="string">
            <text:p><text:s/>3E394000</text:p>
          </table:table-cell>
          <table:table-cell office:value-type="float" office:value="1043939328" calcext:value-type="float">
            <text:p>1043939328</text:p>
          </table:table-cell>
          <table:table-cell office:value-type="float" office:value="0" calcext:value-type="float">
            <text:p>0</text:p>
          </table:table-cell>
          <table:table-cell table:formula="of:=[.F928]" office:value-type="float" office:value="1043939328" calcext:value-type="float">
            <text:p>1043939328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/>
          <table:table-cell office:value-type="string" calcext:value-type="string">
            <text:p>8000FA12</text:p>
          </table:table-cell>
          <table:table-cell office:value-type="float" office:value="-2147419630" calcext:value-type="float">
            <text:p>-2147419630</text:p>
          </table:table-cell>
          <table:table-cell table:style-name="ce1" office:value-type="string" calcext:value-type="string">
            <text:p><text:s/>3E848000</text:p>
          </table:table-cell>
          <table:table-cell office:value-type="float" office:value="1048870912" calcext:value-type="float">
            <text:p>1048870912</text:p>
          </table:table-cell>
          <table:table-cell office:value-type="float" office:value="8" calcext:value-type="float">
            <text:p>8</text:p>
          </table:table-cell>
          <table:table-cell table:formula="of:=-[.F929]" office:value-type="float" office:value="-1048870912" calcext:value-type="float">
            <text:p>-1048870912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/>
          <table:table-cell office:value-type="string" calcext:value-type="string">
            <text:p>4000FA0E</text:p>
          </table:table-cell>
          <table:table-cell office:value-type="float" office:value="1073805838" calcext:value-type="float">
            <text:p>1073805838</text:p>
          </table:table-cell>
          <table:table-cell table:style-name="ce1" office:value-type="string" calcext:value-type="string">
            <text:p><text:s/>3E838000</text:p>
          </table:table-cell>
          <table:table-cell office:value-type="float" office:value="1048805376" calcext:value-type="float">
            <text:p>1048805376</text:p>
          </table:table-cell>
          <table:table-cell office:value-type="float" office:value="4" calcext:value-type="float">
            <text:p>4</text:p>
          </table:table-cell>
          <table:table-cell table:formula="of:=[.F930]" office:value-type="float" office:value="1048805376" calcext:value-type="float">
            <text:p>1048805376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/>
          <table:table-cell office:value-type="string" calcext:value-type="string">
            <text:p>4000FA04</text:p>
          </table:table-cell>
          <table:table-cell office:value-type="float" office:value="1073805828" calcext:value-type="float">
            <text:p>1073805828</text:p>
          </table:table-cell>
          <table:table-cell table:style-name="ce1" office:value-type="string" calcext:value-type="string">
            <text:p><text:s/>3E810000</text:p>
          </table:table-cell>
          <table:table-cell office:value-type="float" office:value="1048641536" calcext:value-type="float">
            <text:p>1048641536</text:p>
          </table:table-cell>
          <table:table-cell office:value-type="float" office:value="4" calcext:value-type="float">
            <text:p>4</text:p>
          </table:table-cell>
          <table:table-cell table:formula="of:=[.F931]" office:value-type="float" office:value="1048641536" calcext:value-type="float">
            <text:p>1048641536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/>
          <table:table-cell office:value-type="string" calcext:value-type="string">
            <text:p>C000F9F7</text:p>
          </table:table-cell>
          <table:table-cell office:value-type="float" office:value="-1073677833" calcext:value-type="float">
            <text:p>-1073677833</text:p>
          </table:table-cell>
          <table:table-cell office:value-type="string" calcext:value-type="string">
            <text:p><text:s/>3E7DC000</text:p>
          </table:table-cell>
          <table:table-cell office:value-type="float" office:value="1048428544" calcext:value-type="float">
            <text:p>1048428544</text:p>
          </table:table-cell>
          <table:table-cell office:value-type="string" calcext:value-type="string">
            <text:p><text:s/>0000000C</text:p>
          </table:table-cell>
          <table:table-cell table:formula="of:=-[.F932]" office:value-type="float" office:value="-1048428544" calcext:value-type="float">
            <text:p>-1048428544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/>
          <table:table-cell office:value-type="string" calcext:value-type="string">
            <text:p>C000F9EB</text:p>
          </table:table-cell>
          <table:table-cell office:value-type="float" office:value="-1073677845" calcext:value-type="float">
            <text:p>-1073677845</text:p>
          </table:table-cell>
          <table:table-cell office:value-type="string" calcext:value-type="string">
            <text:p><text:s/>3E7AC000</text:p>
          </table:table-cell>
          <table:table-cell office:value-type="float" office:value="1048231936" calcext:value-type="float">
            <text:p>1048231936</text:p>
          </table:table-cell>
          <table:table-cell office:value-type="string" calcext:value-type="string">
            <text:p><text:s/>0000000C</text:p>
          </table:table-cell>
          <table:table-cell table:formula="of:=-[.F933]" office:value-type="float" office:value="-1048231936" calcext:value-type="float">
            <text:p>-1048231936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/>
          <table:table-cell office:value-type="string" calcext:value-type="string">
            <text:p>4000F9DF</text:p>
          </table:table-cell>
          <table:table-cell office:value-type="float" office:value="1073805791" calcext:value-type="float">
            <text:p>1073805791</text:p>
          </table:table-cell>
          <table:table-cell office:value-type="string" calcext:value-type="string">
            <text:p><text:s/>3E77C000</text:p>
          </table:table-cell>
          <table:table-cell office:value-type="float" office:value="1048035328" calcext:value-type="float">
            <text:p>1048035328</text:p>
          </table:table-cell>
          <table:table-cell office:value-type="float" office:value="4" calcext:value-type="float">
            <text:p>4</text:p>
          </table:table-cell>
          <table:table-cell table:formula="of:=[.F934]" office:value-type="float" office:value="1048035328" calcext:value-type="float">
            <text:p>1048035328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/>
          <table:table-cell office:value-type="string" calcext:value-type="string">
            <text:p>8000F935</text:p>
          </table:table-cell>
          <table:table-cell office:value-type="float" office:value="-2147419851" calcext:value-type="float">
            <text:p>-2147419851</text:p>
          </table:table-cell>
          <table:table-cell office:value-type="string" calcext:value-type="string">
            <text:p><text:s/>3E4D4000</text:p>
          </table:table-cell>
          <table:table-cell office:value-type="float" office:value="1045250048" calcext:value-type="float">
            <text:p>1045250048</text:p>
          </table:table-cell>
          <table:table-cell office:value-type="float" office:value="8" calcext:value-type="float">
            <text:p>8</text:p>
          </table:table-cell>
          <table:table-cell table:formula="of:=-[.F935]" office:value-type="float" office:value="-1045250048" calcext:value-type="float">
            <text:p>-1045250048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4000F947</text:p>
          </table:table-cell>
          <table:table-cell office:value-type="float" office:value="1073805639" calcext:value-type="float">
            <text:p>1073805639</text:p>
          </table:table-cell>
          <table:table-cell office:value-type="string" calcext:value-type="string">
            <text:p><text:s/>3E51C000</text:p>
          </table:table-cell>
          <table:table-cell office:value-type="float" office:value="1045544960" calcext:value-type="float">
            <text:p>1045544960</text:p>
          </table:table-cell>
          <table:table-cell office:value-type="float" office:value="4" calcext:value-type="float">
            <text:p>4</text:p>
          </table:table-cell>
          <table:table-cell table:formula="of:=[.F936]" office:value-type="float" office:value="1045544960" calcext:value-type="float">
            <text:p>104554496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/>
          <table:table-cell office:value-type="string" calcext:value-type="string">
            <text:p>4000F95C</text:p>
          </table:table-cell>
          <table:table-cell office:value-type="float" office:value="1073805660" calcext:value-type="float">
            <text:p>1073805660</text:p>
          </table:table-cell>
          <table:table-cell table:style-name="ce1" office:value-type="string" calcext:value-type="string">
            <text:p><text:s/>3E570000</text:p>
          </table:table-cell>
          <table:table-cell office:value-type="float" office:value="1045889024" calcext:value-type="float">
            <text:p>1045889024</text:p>
          </table:table-cell>
          <table:table-cell office:value-type="float" office:value="4" calcext:value-type="float">
            <text:p>4</text:p>
          </table:table-cell>
          <table:table-cell table:formula="of:=[.F937]" office:value-type="float" office:value="1045889024" calcext:value-type="float">
            <text:p>1045889024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/>
          <table:table-cell office:value-type="string" calcext:value-type="string">
            <text:p>C000F970</text:p>
          </table:table-cell>
          <table:table-cell office:value-type="float" office:value="-1073677968" calcext:value-type="float">
            <text:p>-1073677968</text:p>
          </table:table-cell>
          <table:table-cell office:value-type="string" calcext:value-type="string">
            <text:p><text:s/>3E5C0000</text:p>
          </table:table-cell>
          <table:table-cell office:value-type="float" office:value="1046216704" calcext:value-type="float">
            <text:p>1046216704</text:p>
          </table:table-cell>
          <table:table-cell office:value-type="string" calcext:value-type="string">
            <text:p><text:s/>0000000C</text:p>
          </table:table-cell>
          <table:table-cell table:formula="of:=-[.F938]" office:value-type="float" office:value="-1046216704" calcext:value-type="float">
            <text:p>-1046216704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/>
          <table:table-cell office:value-type="string" calcext:value-type="string">
            <text:p>0000F983</text:p>
          </table:table-cell>
          <table:table-cell office:value-type="float" office:value="63875" calcext:value-type="float">
            <text:p>63875</text:p>
          </table:table-cell>
          <table:table-cell office:value-type="string" calcext:value-type="string">
            <text:p><text:s/>3E60C000</text:p>
          </table:table-cell>
          <table:table-cell office:value-type="float" office:value="1046528000" calcext:value-type="float">
            <text:p>1046528000</text:p>
          </table:table-cell>
          <table:table-cell office:value-type="float" office:value="0" calcext:value-type="float">
            <text:p>0</text:p>
          </table:table-cell>
          <table:table-cell table:formula="of:=[.F939]" office:value-type="float" office:value="1046528000" calcext:value-type="float">
            <text:p>104652800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/>
          <table:table-cell office:value-type="string" calcext:value-type="string">
            <text:p>8000F997</text:p>
          </table:table-cell>
          <table:table-cell office:value-type="float" office:value="-2147419753" calcext:value-type="float">
            <text:p>-2147419753</text:p>
          </table:table-cell>
          <table:table-cell office:value-type="string" calcext:value-type="string">
            <text:p><text:s/>3E65C000</text:p>
          </table:table-cell>
          <table:table-cell office:value-type="float" office:value="1046855680" calcext:value-type="float">
            <text:p>1046855680</text:p>
          </table:table-cell>
          <table:table-cell office:value-type="float" office:value="8" calcext:value-type="float">
            <text:p>8</text:p>
          </table:table-cell>
          <table:table-cell table:formula="of:=-[.F940]" office:value-type="float" office:value="-1046855680" calcext:value-type="float">
            <text:p>-104685568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/>
          <table:table-cell office:value-type="string" calcext:value-type="string">
            <text:p>4000F852</text:p>
          </table:table-cell>
          <table:table-cell office:value-type="float" office:value="1073805394" calcext:value-type="float">
            <text:p>1073805394</text:p>
          </table:table-cell>
          <table:table-cell table:style-name="ce1" office:value-type="string" calcext:value-type="string">
            <text:p><text:s/>3E148000</text:p>
          </table:table-cell>
          <table:table-cell office:value-type="float" office:value="1041530880" calcext:value-type="float">
            <text:p>1041530880</text:p>
          </table:table-cell>
          <table:table-cell office:value-type="float" office:value="4" calcext:value-type="float">
            <text:p>4</text:p>
          </table:table-cell>
          <table:table-cell table:formula="of:=[.F941]" office:value-type="float" office:value="1041530880" calcext:value-type="float">
            <text:p>104153088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/>
          <table:table-cell office:value-type="string" calcext:value-type="string">
            <text:p>8000F859</text:p>
          </table:table-cell>
          <table:table-cell office:value-type="float" office:value="-2147420071" calcext:value-type="float">
            <text:p>-2147420071</text:p>
          </table:table-cell>
          <table:table-cell table:style-name="ce1" office:value-type="string" calcext:value-type="string">
            <text:p><text:s/>3E164000</text:p>
          </table:table-cell>
          <table:table-cell office:value-type="float" office:value="1041645568" calcext:value-type="float">
            <text:p>1041645568</text:p>
          </table:table-cell>
          <table:table-cell office:value-type="float" office:value="8" calcext:value-type="float">
            <text:p>8</text:p>
          </table:table-cell>
          <table:table-cell table:formula="of:=-[.F942]" office:value-type="float" office:value="-1041645568" calcext:value-type="float">
            <text:p>-1041645568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/>
          <table:table-cell office:value-type="string" calcext:value-type="string">
            <text:p>8000F860</text:p>
          </table:table-cell>
          <table:table-cell office:value-type="float" office:value="-2147420064" calcext:value-type="float">
            <text:p>-2147420064</text:p>
          </table:table-cell>
          <table:table-cell table:style-name="ce1" office:value-type="string" calcext:value-type="string">
            <text:p><text:s/>3E180000</text:p>
          </table:table-cell>
          <table:table-cell office:value-type="float" office:value="1041760256" calcext:value-type="float">
            <text:p>1041760256</text:p>
          </table:table-cell>
          <table:table-cell office:value-type="float" office:value="8" calcext:value-type="float">
            <text:p>8</text:p>
          </table:table-cell>
          <table:table-cell table:formula="of:=-[.F943]" office:value-type="float" office:value="-1041760256" calcext:value-type="float">
            <text:p>-1041760256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/>
          <table:table-cell office:value-type="string" calcext:value-type="string">
            <text:p>8000F867</text:p>
          </table:table-cell>
          <table:table-cell office:value-type="float" office:value="-2147420057" calcext:value-type="float">
            <text:p>-2147420057</text:p>
          </table:table-cell>
          <table:table-cell office:value-type="string" calcext:value-type="string">
            <text:p><text:s/>3E19C000</text:p>
          </table:table-cell>
          <table:table-cell office:value-type="float" office:value="1041874944" calcext:value-type="float">
            <text:p>1041874944</text:p>
          </table:table-cell>
          <table:table-cell office:value-type="float" office:value="8" calcext:value-type="float">
            <text:p>8</text:p>
          </table:table-cell>
          <table:table-cell table:formula="of:=-[.F944]" office:value-type="float" office:value="-1041874944" calcext:value-type="float">
            <text:p>-1041874944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/>
          <table:table-cell office:value-type="string" calcext:value-type="string">
            <text:p>8000F86D</text:p>
          </table:table-cell>
          <table:table-cell office:value-type="float" office:value="-2147420051" calcext:value-type="float">
            <text:p>-2147420051</text:p>
          </table:table-cell>
          <table:table-cell office:value-type="string" calcext:value-type="string">
            <text:p><text:s/>3E1B4000</text:p>
          </table:table-cell>
          <table:table-cell office:value-type="float" office:value="1041973248" calcext:value-type="float">
            <text:p>1041973248</text:p>
          </table:table-cell>
          <table:table-cell office:value-type="float" office:value="8" calcext:value-type="float">
            <text:p>8</text:p>
          </table:table-cell>
          <table:table-cell table:formula="of:=-[.F945]" office:value-type="float" office:value="-1041973248" calcext:value-type="float">
            <text:p>-1041973248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/>
          <table:table-cell office:value-type="string" calcext:value-type="string">
            <text:p>4000F873</text:p>
          </table:table-cell>
          <table:table-cell office:value-type="float" office:value="1073805427" calcext:value-type="float">
            <text:p>1073805427</text:p>
          </table:table-cell>
          <table:table-cell office:value-type="string" calcext:value-type="string">
            <text:p><text:s/>3E1CC000</text:p>
          </table:table-cell>
          <table:table-cell office:value-type="float" office:value="1042071552" calcext:value-type="float">
            <text:p>1042071552</text:p>
          </table:table-cell>
          <table:table-cell office:value-type="float" office:value="4" calcext:value-type="float">
            <text:p>4</text:p>
          </table:table-cell>
          <table:table-cell table:formula="of:=[.F946]" office:value-type="float" office:value="1042071552" calcext:value-type="float">
            <text:p>1042071552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/>
          <table:table-cell office:value-type="string" calcext:value-type="string">
            <text:p>0000F87C</text:p>
          </table:table-cell>
          <table:table-cell office:value-type="float" office:value="63612" calcext:value-type="float">
            <text:p>63612</text:p>
          </table:table-cell>
          <table:table-cell office:value-type="string" calcext:value-type="string">
            <text:p><text:s/>3E1F0000</text:p>
          </table:table-cell>
          <table:table-cell office:value-type="float" office:value="1042219008" calcext:value-type="float">
            <text:p>1042219008</text:p>
          </table:table-cell>
          <table:table-cell office:value-type="float" office:value="0" calcext:value-type="float">
            <text:p>0</text:p>
          </table:table-cell>
          <table:table-cell table:formula="of:=[.F947]" office:value-type="float" office:value="1042219008" calcext:value-type="float">
            <text:p>1042219008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/>
          <table:table-cell office:value-type="string" calcext:value-type="string">
            <text:p>0000F8D1</text:p>
          </table:table-cell>
          <table:table-cell office:value-type="float" office:value="63697" calcext:value-type="float">
            <text:p>63697</text:p>
          </table:table-cell>
          <table:table-cell table:style-name="ce1" office:value-type="string" calcext:value-type="string">
            <text:p><text:s/>3E344000</text:p>
          </table:table-cell>
          <table:table-cell office:value-type="float" office:value="1043611648" calcext:value-type="float">
            <text:p>1043611648</text:p>
          </table:table-cell>
          <table:table-cell office:value-type="float" office:value="0" calcext:value-type="float">
            <text:p>0</text:p>
          </table:table-cell>
          <table:table-cell table:formula="of:=[.F948]" office:value-type="float" office:value="1043611648" calcext:value-type="float">
            <text:p>1043611648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/>
          <table:table-cell office:value-type="string" calcext:value-type="string">
            <text:p>8000F8C0</text:p>
          </table:table-cell>
          <table:table-cell office:value-type="float" office:value="-2147419968" calcext:value-type="float">
            <text:p>-2147419968</text:p>
          </table:table-cell>
          <table:table-cell table:style-name="ce1" office:value-type="string" calcext:value-type="string">
            <text:p><text:s/>3E300000</text:p>
          </table:table-cell>
          <table:table-cell office:value-type="float" office:value="1043333120" calcext:value-type="float">
            <text:p>1043333120</text:p>
          </table:table-cell>
          <table:table-cell office:value-type="float" office:value="8" calcext:value-type="float">
            <text:p>8</text:p>
          </table:table-cell>
          <table:table-cell table:formula="of:=-[.F949]" office:value-type="float" office:value="-1043333120" calcext:value-type="float">
            <text:p>-104333312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/>
          <table:table-cell office:value-type="string" calcext:value-type="string">
            <text:p>8000F8B2</text:p>
          </table:table-cell>
          <table:table-cell office:value-type="float" office:value="-2147419982" calcext:value-type="float">
            <text:p>-2147419982</text:p>
          </table:table-cell>
          <table:table-cell office:value-type="string" calcext:value-type="string">
            <text:p><text:s/>3E2C8000</text:p>
          </table:table-cell>
          <table:table-cell office:value-type="float" office:value="1043103744" calcext:value-type="float">
            <text:p>1043103744</text:p>
          </table:table-cell>
          <table:table-cell office:value-type="float" office:value="8" calcext:value-type="float">
            <text:p>8</text:p>
          </table:table-cell>
          <table:table-cell table:formula="of:=-[.F950]" office:value-type="float" office:value="-1043103744" calcext:value-type="float">
            <text:p>-1043103744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/>
          <table:table-cell office:value-type="string" calcext:value-type="string">
            <text:p>8000F8A6</text:p>
          </table:table-cell>
          <table:table-cell office:value-type="float" office:value="-2147419994" calcext:value-type="float">
            <text:p>-2147419994</text:p>
          </table:table-cell>
          <table:table-cell table:style-name="ce1" office:value-type="string" calcext:value-type="string">
            <text:p><text:s/>3E298000</text:p>
          </table:table-cell>
          <table:table-cell office:value-type="float" office:value="1042907136" calcext:value-type="float">
            <text:p>1042907136</text:p>
          </table:table-cell>
          <table:table-cell office:value-type="float" office:value="8" calcext:value-type="float">
            <text:p>8</text:p>
          </table:table-cell>
          <table:table-cell table:formula="of:=-[.F951]" office:value-type="float" office:value="-1042907136" calcext:value-type="float">
            <text:p>-1042907136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/>
          <table:table-cell office:value-type="string" calcext:value-type="string">
            <text:p>8000F89B</text:p>
          </table:table-cell>
          <table:table-cell office:value-type="float" office:value="-2147420005" calcext:value-type="float">
            <text:p>-2147420005</text:p>
          </table:table-cell>
          <table:table-cell office:value-type="string" calcext:value-type="string">
            <text:p><text:s/>3E26C000</text:p>
          </table:table-cell>
          <table:table-cell office:value-type="float" office:value="1042726912" calcext:value-type="float">
            <text:p>1042726912</text:p>
          </table:table-cell>
          <table:table-cell office:value-type="float" office:value="8" calcext:value-type="float">
            <text:p>8</text:p>
          </table:table-cell>
          <table:table-cell table:formula="of:=-[.F952]" office:value-type="float" office:value="-1042726912" calcext:value-type="float">
            <text:p>-1042726912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/>
          <table:table-cell office:value-type="string" calcext:value-type="string">
            <text:p>C000F892</text:p>
          </table:table-cell>
          <table:table-cell office:value-type="float" office:value="-1073678190" calcext:value-type="float">
            <text:p>-1073678190</text:p>
          </table:table-cell>
          <table:table-cell table:style-name="ce1" office:value-type="string" calcext:value-type="string">
            <text:p><text:s/>3E248000</text:p>
          </table:table-cell>
          <table:table-cell office:value-type="float" office:value="1042579456" calcext:value-type="float">
            <text:p>1042579456</text:p>
          </table:table-cell>
          <table:table-cell office:value-type="string" calcext:value-type="string">
            <text:p><text:s/>0000000C</text:p>
          </table:table-cell>
          <table:table-cell table:formula="of:=-[.F953]" office:value-type="float" office:value="-1042579456" calcext:value-type="float">
            <text:p>-1042579456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/>
          <table:table-cell office:value-type="string" calcext:value-type="string">
            <text:p>C000F9CA</text:p>
          </table:table-cell>
          <table:table-cell office:value-type="float" office:value="-1073677878" calcext:value-type="float">
            <text:p>-1073677878</text:p>
          </table:table-cell>
          <table:table-cell table:style-name="ce1" office:value-type="string" calcext:value-type="string">
            <text:p><text:s/>3E728000</text:p>
          </table:table-cell>
          <table:table-cell office:value-type="float" office:value="1047691264" calcext:value-type="float">
            <text:p>1047691264</text:p>
          </table:table-cell>
          <table:table-cell office:value-type="string" calcext:value-type="string">
            <text:p><text:s/>0000000C</text:p>
          </table:table-cell>
          <table:table-cell table:formula="of:=-[.F954]" office:value-type="float" office:value="-1047691264" calcext:value-type="float">
            <text:p>-1047691264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/>
          <table:table-cell office:value-type="string" calcext:value-type="string">
            <text:p>0000F9BD</text:p>
          </table:table-cell>
          <table:table-cell office:value-type="float" office:value="63933" calcext:value-type="float">
            <text:p>63933</text:p>
          </table:table-cell>
          <table:table-cell office:value-type="string" calcext:value-type="string">
            <text:p><text:s/>3E6F4000</text:p>
          </table:table-cell>
          <table:table-cell office:value-type="float" office:value="1047478272" calcext:value-type="float">
            <text:p>1047478272</text:p>
          </table:table-cell>
          <table:table-cell office:value-type="float" office:value="0" calcext:value-type="float">
            <text:p>0</text:p>
          </table:table-cell>
          <table:table-cell table:formula="of:=[.F955]" office:value-type="float" office:value="1047478272" calcext:value-type="float">
            <text:p>1047478272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8000F9AD</text:p>
          </table:table-cell>
          <table:table-cell office:value-type="float" office:value="-2147419731" calcext:value-type="float">
            <text:p>-2147419731</text:p>
          </table:table-cell>
          <table:table-cell office:value-type="string" calcext:value-type="string">
            <text:p><text:s/>3E6B4000</text:p>
          </table:table-cell>
          <table:table-cell office:value-type="float" office:value="1047216128" calcext:value-type="float">
            <text:p>1047216128</text:p>
          </table:table-cell>
          <table:table-cell office:value-type="float" office:value="8" calcext:value-type="float">
            <text:p>8</text:p>
          </table:table-cell>
          <table:table-cell table:formula="of:=-[.F956]" office:value-type="float" office:value="-1047216128" calcext:value-type="float">
            <text:p>-1047216128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/>
          <table:table-cell office:value-type="string" calcext:value-type="string">
            <text:p>8000F99B</text:p>
          </table:table-cell>
          <table:table-cell office:value-type="float" office:value="-2147419749" calcext:value-type="float">
            <text:p>-2147419749</text:p>
          </table:table-cell>
          <table:table-cell office:value-type="string" calcext:value-type="string">
            <text:p><text:s/>3E66C000</text:p>
          </table:table-cell>
          <table:table-cell office:value-type="float" office:value="1046921216" calcext:value-type="float">
            <text:p>1046921216</text:p>
          </table:table-cell>
          <table:table-cell office:value-type="float" office:value="8" calcext:value-type="float">
            <text:p>8</text:p>
          </table:table-cell>
          <table:table-cell table:formula="of:=-[.F957]" office:value-type="float" office:value="-1046921216" calcext:value-type="float">
            <text:p>-1046921216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/>
          <table:table-cell office:value-type="string" calcext:value-type="string">
            <text:p>0000F98D</text:p>
          </table:table-cell>
          <table:table-cell office:value-type="float" office:value="63885" calcext:value-type="float">
            <text:p>63885</text:p>
          </table:table-cell>
          <table:table-cell table:style-name="ce1" office:value-type="string" calcext:value-type="string">
            <text:p><text:s/>3E634000</text:p>
          </table:table-cell>
          <table:table-cell office:value-type="float" office:value="1046691840" calcext:value-type="float">
            <text:p>1046691840</text:p>
          </table:table-cell>
          <table:table-cell office:value-type="float" office:value="0" calcext:value-type="float">
            <text:p>0</text:p>
          </table:table-cell>
          <table:table-cell table:formula="of:=[.F958]" office:value-type="float" office:value="1046691840" calcext:value-type="float">
            <text:p>104669184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/>
          <table:table-cell office:value-type="string" calcext:value-type="string">
            <text:p>8000F980</text:p>
          </table:table-cell>
          <table:table-cell office:value-type="float" office:value="-2147419776" calcext:value-type="float">
            <text:p>-2147419776</text:p>
          </table:table-cell>
          <table:table-cell table:style-name="ce1" office:value-type="string" calcext:value-type="string">
            <text:p><text:s/>3E600000</text:p>
          </table:table-cell>
          <table:table-cell office:value-type="float" office:value="1046478848" calcext:value-type="float">
            <text:p>1046478848</text:p>
          </table:table-cell>
          <table:table-cell office:value-type="float" office:value="8" calcext:value-type="float">
            <text:p>8</text:p>
          </table:table-cell>
          <table:table-cell table:formula="of:=-[.F959]" office:value-type="float" office:value="-1046478848" calcext:value-type="float">
            <text:p>-1046478848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/>
          <table:table-cell office:value-type="string" calcext:value-type="string">
            <text:p>0000F9B2</text:p>
          </table:table-cell>
          <table:table-cell office:value-type="float" office:value="63922" calcext:value-type="float">
            <text:p>63922</text:p>
          </table:table-cell>
          <table:table-cell office:value-type="string" calcext:value-type="string">
            <text:p><text:s/>3E6C8000</text:p>
          </table:table-cell>
          <table:table-cell office:value-type="float" office:value="1047298048" calcext:value-type="float">
            <text:p>1047298048</text:p>
          </table:table-cell>
          <table:table-cell office:value-type="float" office:value="0" calcext:value-type="float">
            <text:p>0</text:p>
          </table:table-cell>
          <table:table-cell table:formula="of:=[.F960]" office:value-type="float" office:value="1047298048" calcext:value-type="float">
            <text:p>1047298048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/>
          <table:table-cell office:value-type="string" calcext:value-type="string">
            <text:p>4000F9C7</text:p>
          </table:table-cell>
          <table:table-cell office:value-type="float" office:value="1073805767" calcext:value-type="float">
            <text:p>1073805767</text:p>
          </table:table-cell>
          <table:table-cell office:value-type="string" calcext:value-type="string">
            <text:p><text:s/>3E71C000</text:p>
          </table:table-cell>
          <table:table-cell office:value-type="float" office:value="1047642112" calcext:value-type="float">
            <text:p>1047642112</text:p>
          </table:table-cell>
          <table:table-cell office:value-type="float" office:value="4" calcext:value-type="float">
            <text:p>4</text:p>
          </table:table-cell>
          <table:table-cell table:formula="of:=[.F961]" office:value-type="float" office:value="1047642112" calcext:value-type="float">
            <text:p>1047642112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/>
          <table:table-cell office:value-type="string" calcext:value-type="string">
            <text:p>0000F9D8</text:p>
          </table:table-cell>
          <table:table-cell office:value-type="float" office:value="63960" calcext:value-type="float">
            <text:p>63960</text:p>
          </table:table-cell>
          <table:table-cell table:style-name="ce1" office:value-type="string" calcext:value-type="string">
            <text:p><text:s/>3E760000</text:p>
          </table:table-cell>
          <table:table-cell office:value-type="float" office:value="1047920640" calcext:value-type="float">
            <text:p>1047920640</text:p>
          </table:table-cell>
          <table:table-cell office:value-type="float" office:value="0" calcext:value-type="float">
            <text:p>0</text:p>
          </table:table-cell>
          <table:table-cell table:formula="of:=[.F962]" office:value-type="float" office:value="1047920640" calcext:value-type="float">
            <text:p>104792064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/>
          <table:table-cell office:value-type="string" calcext:value-type="string">
            <text:p>8000F9E4</text:p>
          </table:table-cell>
          <table:table-cell office:value-type="float" office:value="-2147419676" calcext:value-type="float">
            <text:p>-2147419676</text:p>
          </table:table-cell>
          <table:table-cell table:style-name="ce1" office:value-type="string" calcext:value-type="string">
            <text:p><text:s/>3E790000</text:p>
          </table:table-cell>
          <table:table-cell office:value-type="float" office:value="1048117248" calcext:value-type="float">
            <text:p>1048117248</text:p>
          </table:table-cell>
          <table:table-cell office:value-type="float" office:value="8" calcext:value-type="float">
            <text:p>8</text:p>
          </table:table-cell>
          <table:table-cell table:formula="of:=-[.F963]" office:value-type="float" office:value="-1048117248" calcext:value-type="float">
            <text:p>-1048117248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/>
          <table:table-cell office:value-type="string" calcext:value-type="string">
            <text:p>0000F9ED</text:p>
          </table:table-cell>
          <table:table-cell office:value-type="float" office:value="63981" calcext:value-type="float">
            <text:p>63981</text:p>
          </table:table-cell>
          <table:table-cell office:value-type="string" calcext:value-type="string">
            <text:p><text:s/>3E7B4000</text:p>
          </table:table-cell>
          <table:table-cell office:value-type="float" office:value="1048264704" calcext:value-type="float">
            <text:p>1048264704</text:p>
          </table:table-cell>
          <table:table-cell office:value-type="float" office:value="0" calcext:value-type="float">
            <text:p>0</text:p>
          </table:table-cell>
          <table:table-cell table:formula="of:=[.F964]" office:value-type="float" office:value="1048264704" calcext:value-type="float">
            <text:p>1048264704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/>
          <table:table-cell office:value-type="string" calcext:value-type="string">
            <text:p>C000F9F3</text:p>
          </table:table-cell>
          <table:table-cell office:value-type="float" office:value="-1073677837" calcext:value-type="float">
            <text:p>-1073677837</text:p>
          </table:table-cell>
          <table:table-cell office:value-type="string" calcext:value-type="string">
            <text:p><text:s/>3E7CC000</text:p>
          </table:table-cell>
          <table:table-cell office:value-type="float" office:value="1048363008" calcext:value-type="float">
            <text:p>1048363008</text:p>
          </table:table-cell>
          <table:table-cell office:value-type="string" calcext:value-type="string">
            <text:p><text:s/>0000000C</text:p>
          </table:table-cell>
          <table:table-cell table:formula="of:=-[.F965]" office:value-type="float" office:value="-1048363008" calcext:value-type="float">
            <text:p>-1048363008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4000F9FA</text:p>
          </table:table-cell>
          <table:table-cell office:value-type="float" office:value="1073805818" calcext:value-type="float">
            <text:p>1073805818</text:p>
          </table:table-cell>
          <table:table-cell office:value-type="string" calcext:value-type="string">
            <text:p><text:s/>3E7E8000</text:p>
          </table:table-cell>
          <table:table-cell office:value-type="float" office:value="1048477696" calcext:value-type="float">
            <text:p>1048477696</text:p>
          </table:table-cell>
          <table:table-cell office:value-type="float" office:value="4" calcext:value-type="float">
            <text:p>4</text:p>
          </table:table-cell>
          <table:table-cell table:formula="of:=[.F966]" office:value-type="float" office:value="1048477696" calcext:value-type="float">
            <text:p>1048477696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/>
          <table:table-cell office:value-type="string" calcext:value-type="string">
            <text:p>4000F888</text:p>
          </table:table-cell>
          <table:table-cell office:value-type="float" office:value="1073805448" calcext:value-type="float">
            <text:p>1073805448</text:p>
          </table:table-cell>
          <table:table-cell table:style-name="ce1" office:value-type="string" calcext:value-type="string">
            <text:p><text:s/>3E220000</text:p>
          </table:table-cell>
          <table:table-cell office:value-type="float" office:value="1042415616" calcext:value-type="float">
            <text:p>1042415616</text:p>
          </table:table-cell>
          <table:table-cell office:value-type="float" office:value="4" calcext:value-type="float">
            <text:p>4</text:p>
          </table:table-cell>
          <table:table-cell table:formula="of:=[.F967]" office:value-type="float" office:value="1042415616" calcext:value-type="float">
            <text:p>1042415616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/>
          <table:table-cell office:value-type="string" calcext:value-type="string">
            <text:p>4000F893</text:p>
          </table:table-cell>
          <table:table-cell office:value-type="float" office:value="1073805459" calcext:value-type="float">
            <text:p>1073805459</text:p>
          </table:table-cell>
          <table:table-cell office:value-type="string" calcext:value-type="string">
            <text:p><text:s/>3E24C000</text:p>
          </table:table-cell>
          <table:table-cell office:value-type="float" office:value="1042595840" calcext:value-type="float">
            <text:p>1042595840</text:p>
          </table:table-cell>
          <table:table-cell office:value-type="float" office:value="4" calcext:value-type="float">
            <text:p>4</text:p>
          </table:table-cell>
          <table:table-cell table:formula="of:=[.F968]" office:value-type="float" office:value="1042595840" calcext:value-type="float">
            <text:p>104259584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/>
          <table:table-cell office:value-type="string" calcext:value-type="string">
            <text:p>8000F8A1</text:p>
          </table:table-cell>
          <table:table-cell office:value-type="float" office:value="-2147419999" calcext:value-type="float">
            <text:p>-2147419999</text:p>
          </table:table-cell>
          <table:table-cell table:style-name="ce1" office:value-type="string" calcext:value-type="string">
            <text:p><text:s/>3E284000</text:p>
          </table:table-cell>
          <table:table-cell office:value-type="float" office:value="1042825216" calcext:value-type="float">
            <text:p>1042825216</text:p>
          </table:table-cell>
          <table:table-cell office:value-type="float" office:value="8" calcext:value-type="float">
            <text:p>8</text:p>
          </table:table-cell>
          <table:table-cell table:formula="of:=-[.F969]" office:value-type="float" office:value="-1042825216" calcext:value-type="float">
            <text:p>-1042825216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/>
          <table:table-cell office:value-type="string" calcext:value-type="string">
            <text:p>C000F8B4</text:p>
          </table:table-cell>
          <table:table-cell office:value-type="float" office:value="-1073678156" calcext:value-type="float">
            <text:p>-1073678156</text:p>
          </table:table-cell>
          <table:table-cell office:value-type="string" calcext:value-type="string">
            <text:p><text:s/>3E2D0000</text:p>
          </table:table-cell>
          <table:table-cell office:value-type="float" office:value="1043136512" calcext:value-type="float">
            <text:p>1043136512</text:p>
          </table:table-cell>
          <table:table-cell office:value-type="string" calcext:value-type="string">
            <text:p><text:s/>0000000C</text:p>
          </table:table-cell>
          <table:table-cell table:formula="of:=-[.F970]" office:value-type="float" office:value="-1043136512" calcext:value-type="float">
            <text:p>-1043136512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/>
          <table:table-cell office:value-type="string" calcext:value-type="string">
            <text:p>0000F8CD</text:p>
          </table:table-cell>
          <table:table-cell office:value-type="float" office:value="63693" calcext:value-type="float">
            <text:p>63693</text:p>
          </table:table-cell>
          <table:table-cell table:style-name="ce1" office:value-type="string" calcext:value-type="string">
            <text:p><text:s/>3E334000</text:p>
          </table:table-cell>
          <table:table-cell office:value-type="float" office:value="1043546112" calcext:value-type="float">
            <text:p>1043546112</text:p>
          </table:table-cell>
          <table:table-cell office:value-type="float" office:value="0" calcext:value-type="float">
            <text:p>0</text:p>
          </table:table-cell>
          <table:table-cell table:formula="of:=[.F971]" office:value-type="float" office:value="1043546112" calcext:value-type="float">
            <text:p>1043546112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/>
          <table:table-cell office:value-type="string" calcext:value-type="string">
            <text:p>0000F8E6</text:p>
          </table:table-cell>
          <table:table-cell office:value-type="float" office:value="63718" calcext:value-type="float">
            <text:p>63718</text:p>
          </table:table-cell>
          <table:table-cell table:style-name="ce1" office:value-type="string" calcext:value-type="string">
            <text:p><text:s/>3E398000</text:p>
          </table:table-cell>
          <table:table-cell office:value-type="float" office:value="1043955712" calcext:value-type="float">
            <text:p>1043955712</text:p>
          </table:table-cell>
          <table:table-cell office:value-type="float" office:value="0" calcext:value-type="float">
            <text:p>0</text:p>
          </table:table-cell>
          <table:table-cell table:formula="of:=[.F972]" office:value-type="float" office:value="1043955712" calcext:value-type="float">
            <text:p>1043955712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/>
          <table:table-cell office:value-type="string" calcext:value-type="string">
            <text:p>C000F889</text:p>
          </table:table-cell>
          <table:table-cell office:value-type="float" office:value="-1073678199" calcext:value-type="float">
            <text:p>-1073678199</text:p>
          </table:table-cell>
          <table:table-cell table:style-name="ce1" office:value-type="string" calcext:value-type="string">
            <text:p><text:s/>3E224000</text:p>
          </table:table-cell>
          <table:table-cell office:value-type="float" office:value="1042432000" calcext:value-type="float">
            <text:p>1042432000</text:p>
          </table:table-cell>
          <table:table-cell office:value-type="string" calcext:value-type="string">
            <text:p><text:s/>0000000C</text:p>
          </table:table-cell>
          <table:table-cell table:formula="of:=-[.F973]" office:value-type="float" office:value="-1042432000" calcext:value-type="float">
            <text:p>-104243200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/>
          <table:table-cell office:value-type="string" calcext:value-type="string">
            <text:p>8000F87F</text:p>
          </table:table-cell>
          <table:table-cell office:value-type="float" office:value="-2147420033" calcext:value-type="float">
            <text:p>-2147420033</text:p>
          </table:table-cell>
          <table:table-cell office:value-type="string" calcext:value-type="string">
            <text:p><text:s/>3E1FC000</text:p>
          </table:table-cell>
          <table:table-cell office:value-type="float" office:value="1042268160" calcext:value-type="float">
            <text:p>1042268160</text:p>
          </table:table-cell>
          <table:table-cell office:value-type="float" office:value="8" calcext:value-type="float">
            <text:p>8</text:p>
          </table:table-cell>
          <table:table-cell table:formula="of:=-[.F974]" office:value-type="float" office:value="-1042268160" calcext:value-type="float">
            <text:p>-104226816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/>
          <table:table-cell office:value-type="string" calcext:value-type="string">
            <text:p>C000F874</text:p>
          </table:table-cell>
          <table:table-cell office:value-type="float" office:value="-1073678220" calcext:value-type="float">
            <text:p>-1073678220</text:p>
          </table:table-cell>
          <table:table-cell office:value-type="string" calcext:value-type="string">
            <text:p><text:s/>3E1D0000</text:p>
          </table:table-cell>
          <table:table-cell office:value-type="float" office:value="1042087936" calcext:value-type="float">
            <text:p>1042087936</text:p>
          </table:table-cell>
          <table:table-cell office:value-type="string" calcext:value-type="string">
            <text:p><text:s/>0000000C</text:p>
          </table:table-cell>
          <table:table-cell table:formula="of:=-[.F975]" office:value-type="float" office:value="-1042087936" calcext:value-type="float">
            <text:p>-1042087936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/>
          <table:table-cell office:value-type="string" calcext:value-type="string">
            <text:p>8000F86A</text:p>
          </table:table-cell>
          <table:table-cell office:value-type="float" office:value="-2147420054" calcext:value-type="float">
            <text:p>-2147420054</text:p>
          </table:table-cell>
          <table:table-cell office:value-type="string" calcext:value-type="string">
            <text:p><text:s/>3E1A8000</text:p>
          </table:table-cell>
          <table:table-cell office:value-type="float" office:value="1041924096" calcext:value-type="float">
            <text:p>1041924096</text:p>
          </table:table-cell>
          <table:table-cell office:value-type="float" office:value="8" calcext:value-type="float">
            <text:p>8</text:p>
          </table:table-cell>
          <table:table-cell table:formula="of:=-[.F976]" office:value-type="float" office:value="-1041924096" calcext:value-type="float">
            <text:p>-1041924096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/>
          <table:table-cell office:value-type="string" calcext:value-type="string">
            <text:p>0000F85F</text:p>
          </table:table-cell>
          <table:table-cell office:value-type="float" office:value="63583" calcext:value-type="float">
            <text:p>63583</text:p>
          </table:table-cell>
          <table:table-cell office:value-type="string" calcext:value-type="string">
            <text:p><text:s/>3E17C000</text:p>
          </table:table-cell>
          <table:table-cell office:value-type="float" office:value="1041743872" calcext:value-type="float">
            <text:p>1041743872</text:p>
          </table:table-cell>
          <table:table-cell office:value-type="float" office:value="0" calcext:value-type="float">
            <text:p>0</text:p>
          </table:table-cell>
          <table:table-cell table:formula="of:=[.F977]" office:value-type="float" office:value="1041743872" calcext:value-type="float">
            <text:p>1041743872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/>
          <table:table-cell office:value-type="string" calcext:value-type="string">
            <text:p>8000F856</text:p>
          </table:table-cell>
          <table:table-cell office:value-type="float" office:value="-2147420074" calcext:value-type="float">
            <text:p>-2147420074</text:p>
          </table:table-cell>
          <table:table-cell table:style-name="ce1" office:value-type="string" calcext:value-type="string">
            <text:p><text:s/>3E158000</text:p>
          </table:table-cell>
          <table:table-cell office:value-type="float" office:value="1041596416" calcext:value-type="float">
            <text:p>1041596416</text:p>
          </table:table-cell>
          <table:table-cell office:value-type="float" office:value="8" calcext:value-type="float">
            <text:p>8</text:p>
          </table:table-cell>
          <table:table-cell table:formula="of:=-[.F978]" office:value-type="float" office:value="-1041596416" calcext:value-type="float">
            <text:p>-1041596416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/>
          <table:table-cell office:value-type="string" calcext:value-type="string">
            <text:p>4000F96F</text:p>
          </table:table-cell>
          <table:table-cell office:value-type="float" office:value="1073805679" calcext:value-type="float">
            <text:p>1073805679</text:p>
          </table:table-cell>
          <table:table-cell office:value-type="string" calcext:value-type="string">
            <text:p><text:s/>3E5BC000</text:p>
          </table:table-cell>
          <table:table-cell office:value-type="float" office:value="1046200320" calcext:value-type="float">
            <text:p>1046200320</text:p>
          </table:table-cell>
          <table:table-cell office:value-type="float" office:value="4" calcext:value-type="float">
            <text:p>4</text:p>
          </table:table-cell>
          <table:table-cell table:formula="of:=[.F979]" office:value-type="float" office:value="1046200320" calcext:value-type="float">
            <text:p>104620032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/>
          <table:table-cell office:value-type="string" calcext:value-type="string">
            <text:p>0000F95B</text:p>
          </table:table-cell>
          <table:table-cell office:value-type="float" office:value="63835" calcext:value-type="float">
            <text:p>63835</text:p>
          </table:table-cell>
          <table:table-cell office:value-type="string" calcext:value-type="string">
            <text:p><text:s/>3E56C000</text:p>
          </table:table-cell>
          <table:table-cell office:value-type="float" office:value="1045872640" calcext:value-type="float">
            <text:p>1045872640</text:p>
          </table:table-cell>
          <table:table-cell office:value-type="float" office:value="0" calcext:value-type="float">
            <text:p>0</text:p>
          </table:table-cell>
          <table:table-cell table:formula="of:=[.F980]" office:value-type="float" office:value="1045872640" calcext:value-type="float">
            <text:p>104587264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/>
          <table:table-cell office:value-type="string" calcext:value-type="string">
            <text:p>8000F947</text:p>
          </table:table-cell>
          <table:table-cell office:value-type="float" office:value="-2147419833" calcext:value-type="float">
            <text:p>-2147419833</text:p>
          </table:table-cell>
          <table:table-cell office:value-type="string" calcext:value-type="string">
            <text:p><text:s/>3E51C000</text:p>
          </table:table-cell>
          <table:table-cell office:value-type="float" office:value="1045544960" calcext:value-type="float">
            <text:p>1045544960</text:p>
          </table:table-cell>
          <table:table-cell office:value-type="float" office:value="8" calcext:value-type="float">
            <text:p>8</text:p>
          </table:table-cell>
          <table:table-cell table:formula="of:=-[.F981]" office:value-type="float" office:value="-1045544960" calcext:value-type="float">
            <text:p>-104554496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/>
          <table:table-cell office:value-type="string" calcext:value-type="string">
            <text:p>0000F936</text:p>
          </table:table-cell>
          <table:table-cell office:value-type="float" office:value="63798" calcext:value-type="float">
            <text:p>63798</text:p>
          </table:table-cell>
          <table:table-cell office:value-type="string" calcext:value-type="string">
            <text:p><text:s/>3E4D8000</text:p>
          </table:table-cell>
          <table:table-cell office:value-type="float" office:value="1045266432" calcext:value-type="float">
            <text:p>1045266432</text:p>
          </table:table-cell>
          <table:table-cell office:value-type="float" office:value="0" calcext:value-type="float">
            <text:p>0</text:p>
          </table:table-cell>
          <table:table-cell table:formula="of:=[.F982]" office:value-type="float" office:value="1045266432" calcext:value-type="float">
            <text:p>1045266432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/>
          <table:table-cell office:value-type="string" calcext:value-type="string">
            <text:p>C000F928</text:p>
          </table:table-cell>
          <table:table-cell office:value-type="float" office:value="-1073678040" calcext:value-type="float">
            <text:p>-1073678040</text:p>
          </table:table-cell>
          <table:table-cell office:value-type="string" calcext:value-type="string">
            <text:p><text:s/>3E4A0000</text:p>
          </table:table-cell>
          <table:table-cell office:value-type="float" office:value="1045037056" calcext:value-type="float">
            <text:p>1045037056</text:p>
          </table:table-cell>
          <table:table-cell office:value-type="string" calcext:value-type="string">
            <text:p><text:s/>0000000C</text:p>
          </table:table-cell>
          <table:table-cell table:formula="of:=-[.F983]" office:value-type="float" office:value="-1045037056" calcext:value-type="float">
            <text:p>-104503705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/>
          <table:table-cell office:value-type="string" calcext:value-type="string">
            <text:p>4000F91F</text:p>
          </table:table-cell>
          <table:table-cell office:value-type="float" office:value="1073805599" calcext:value-type="float">
            <text:p>1073805599</text:p>
          </table:table-cell>
          <table:table-cell office:value-type="string" calcext:value-type="string">
            <text:p><text:s/>3E47C000</text:p>
          </table:table-cell>
          <table:table-cell office:value-type="float" office:value="1044889600" calcext:value-type="float">
            <text:p>1044889600</text:p>
          </table:table-cell>
          <table:table-cell office:value-type="float" office:value="4" calcext:value-type="float">
            <text:p>4</text:p>
          </table:table-cell>
          <table:table-cell table:formula="of:=[.F984]" office:value-type="float" office:value="1044889600" calcext:value-type="float">
            <text:p>104488960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/>
          <table:table-cell office:value-type="string" calcext:value-type="string">
            <text:p>8000F918</text:p>
          </table:table-cell>
          <table:table-cell office:value-type="float" office:value="-2147419880" calcext:value-type="float">
            <text:p>-2147419880</text:p>
          </table:table-cell>
          <table:table-cell table:style-name="ce1" office:value-type="string" calcext:value-type="string">
            <text:p><text:s/>3E460000</text:p>
          </table:table-cell>
          <table:table-cell office:value-type="float" office:value="1044774912" calcext:value-type="float">
            <text:p>1044774912</text:p>
          </table:table-cell>
          <table:table-cell office:value-type="float" office:value="8" calcext:value-type="float">
            <text:p>8</text:p>
          </table:table-cell>
          <table:table-cell table:formula="of:=-[.F985]" office:value-type="float" office:value="-1044774912" calcext:value-type="float">
            <text:p>-1044774912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/>
          <table:table-cell office:value-type="string" calcext:value-type="string">
            <text:p>0000F9FE</text:p>
          </table:table-cell>
          <table:table-cell office:value-type="float" office:value="63998" calcext:value-type="float">
            <text:p>63998</text:p>
          </table:table-cell>
          <table:table-cell office:value-type="string" calcext:value-type="string">
            <text:p><text:s/>3E7F8000</text:p>
          </table:table-cell>
          <table:table-cell office:value-type="float" office:value="1048543232" calcext:value-type="float">
            <text:p>1048543232</text:p>
          </table:table-cell>
          <table:table-cell office:value-type="float" office:value="0" calcext:value-type="float">
            <text:p>0</text:p>
          </table:table-cell>
          <table:table-cell table:formula="of:=[.F986]" office:value-type="float" office:value="1048543232" calcext:value-type="float">
            <text:p>104854323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/>
          <table:table-cell office:value-type="string" calcext:value-type="string">
            <text:p>8000FA03</text:p>
          </table:table-cell>
          <table:table-cell office:value-type="float" office:value="-2147419645" calcext:value-type="float">
            <text:p>-2147419645</text:p>
          </table:table-cell>
          <table:table-cell office:value-type="string" calcext:value-type="string">
            <text:p><text:s/>3E80C000</text:p>
          </table:table-cell>
          <table:table-cell office:value-type="float" office:value="1048625152" calcext:value-type="float">
            <text:p>1048625152</text:p>
          </table:table-cell>
          <table:table-cell office:value-type="float" office:value="8" calcext:value-type="float">
            <text:p>8</text:p>
          </table:table-cell>
          <table:table-cell table:formula="of:=-[.F987]" office:value-type="float" office:value="-1048625152" calcext:value-type="float">
            <text:p>-104862515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string" calcext:value-type="string">
            <text:p>4000FA09</text:p>
          </table:table-cell>
          <table:table-cell office:value-type="float" office:value="1073805833" calcext:value-type="float">
            <text:p>1073805833</text:p>
          </table:table-cell>
          <table:table-cell table:style-name="ce1" office:value-type="string" calcext:value-type="string">
            <text:p><text:s/>3E824000</text:p>
          </table:table-cell>
          <table:table-cell office:value-type="float" office:value="1048723456" calcext:value-type="float">
            <text:p>1048723456</text:p>
          </table:table-cell>
          <table:table-cell office:value-type="float" office:value="4" calcext:value-type="float">
            <text:p>4</text:p>
          </table:table-cell>
          <table:table-cell table:formula="of:=[.F988]" office:value-type="float" office:value="1048723456" calcext:value-type="float">
            <text:p>104872345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string" calcext:value-type="string">
            <text:p>C000FA0E</text:p>
          </table:table-cell>
          <table:table-cell office:value-type="float" office:value="-1073677810" calcext:value-type="float">
            <text:p>-1073677810</text:p>
          </table:table-cell>
          <table:table-cell table:style-name="ce1" office:value-type="string" calcext:value-type="string">
            <text:p><text:s/>3E838000</text:p>
          </table:table-cell>
          <table:table-cell office:value-type="float" office:value="1048805376" calcext:value-type="float">
            <text:p>1048805376</text:p>
          </table:table-cell>
          <table:table-cell office:value-type="string" calcext:value-type="string">
            <text:p><text:s/>0000000C</text:p>
          </table:table-cell>
          <table:table-cell table:formula="of:=-[.F989]" office:value-type="float" office:value="-1048805376" calcext:value-type="float">
            <text:p>-104880537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/>
          <table:table-cell office:value-type="string" calcext:value-type="string">
            <text:p>0000FA10</text:p>
          </table:table-cell>
          <table:table-cell office:value-type="float" office:value="64016" calcext:value-type="float">
            <text:p>64016</text:p>
          </table:table-cell>
          <table:table-cell table:style-name="ce1" office:value-type="string" calcext:value-type="string">
            <text:p><text:s/>3E840000</text:p>
          </table:table-cell>
          <table:table-cell office:value-type="float" office:value="1048838144" calcext:value-type="float">
            <text:p>1048838144</text:p>
          </table:table-cell>
          <table:table-cell office:value-type="float" office:value="0" calcext:value-type="float">
            <text:p>0</text:p>
          </table:table-cell>
          <table:table-cell table:formula="of:=[.F990]" office:value-type="float" office:value="1048838144" calcext:value-type="float">
            <text:p>104883814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/>
          <table:table-cell office:value-type="string" calcext:value-type="string">
            <text:p>4000FA0A</text:p>
          </table:table-cell>
          <table:table-cell office:value-type="float" office:value="1073805834" calcext:value-type="float">
            <text:p>1073805834</text:p>
          </table:table-cell>
          <table:table-cell table:style-name="ce1" office:value-type="string" calcext:value-type="string">
            <text:p><text:s/>3E828000</text:p>
          </table:table-cell>
          <table:table-cell office:value-type="float" office:value="1048739840" calcext:value-type="float">
            <text:p>1048739840</text:p>
          </table:table-cell>
          <table:table-cell office:value-type="float" office:value="4" calcext:value-type="float">
            <text:p>4</text:p>
          </table:table-cell>
          <table:table-cell table:formula="of:=[.F991]" office:value-type="float" office:value="1048739840" calcext:value-type="float">
            <text:p>104873984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/>
          <table:table-cell office:value-type="string" calcext:value-type="string">
            <text:p>4000F905</text:p>
          </table:table-cell>
          <table:table-cell office:value-type="float" office:value="1073805573" calcext:value-type="float">
            <text:p>1073805573</text:p>
          </table:table-cell>
          <table:table-cell table:style-name="ce1" office:value-type="string" calcext:value-type="string">
            <text:p><text:s/>3E414000</text:p>
          </table:table-cell>
          <table:table-cell office:value-type="float" office:value="1044463616" calcext:value-type="float">
            <text:p>1044463616</text:p>
          </table:table-cell>
          <table:table-cell office:value-type="float" office:value="4" calcext:value-type="float">
            <text:p>4</text:p>
          </table:table-cell>
          <table:table-cell table:formula="of:=[.F992]" office:value-type="float" office:value="1044463616" calcext:value-type="float">
            <text:p>104446361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/>
          <table:table-cell office:value-type="string" calcext:value-type="string">
            <text:p>4000F916</text:p>
          </table:table-cell>
          <table:table-cell office:value-type="float" office:value="1073805590" calcext:value-type="float">
            <text:p>1073805590</text:p>
          </table:table-cell>
          <table:table-cell table:style-name="ce1" office:value-type="string" calcext:value-type="string">
            <text:p><text:s/>3E458000</text:p>
          </table:table-cell>
          <table:table-cell office:value-type="float" office:value="1044742144" calcext:value-type="float">
            <text:p>1044742144</text:p>
          </table:table-cell>
          <table:table-cell office:value-type="float" office:value="4" calcext:value-type="float">
            <text:p>4</text:p>
          </table:table-cell>
          <table:table-cell table:formula="of:=[.F993]" office:value-type="float" office:value="1044742144" calcext:value-type="float">
            <text:p>104474214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/>
          <table:table-cell office:value-type="string" calcext:value-type="string">
            <text:p>C000F923</text:p>
          </table:table-cell>
          <table:table-cell office:value-type="float" office:value="-1073678045" calcext:value-type="float">
            <text:p>-1073678045</text:p>
          </table:table-cell>
          <table:table-cell office:value-type="string" calcext:value-type="string">
            <text:p><text:s/>3E48C000</text:p>
          </table:table-cell>
          <table:table-cell office:value-type="float" office:value="1044955136" calcext:value-type="float">
            <text:p>1044955136</text:p>
          </table:table-cell>
          <table:table-cell office:value-type="string" calcext:value-type="string">
            <text:p><text:s/>0000000C</text:p>
          </table:table-cell>
          <table:table-cell table:formula="of:=-[.F994]" office:value-type="float" office:value="-1044955136" calcext:value-type="float">
            <text:p>-104495513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/>
          <table:table-cell office:value-type="string" calcext:value-type="string">
            <text:p>0000F92F</text:p>
          </table:table-cell>
          <table:table-cell office:value-type="float" office:value="63791" calcext:value-type="float">
            <text:p>63791</text:p>
          </table:table-cell>
          <table:table-cell office:value-type="string" calcext:value-type="string">
            <text:p><text:s/>3E4BC000</text:p>
          </table:table-cell>
          <table:table-cell office:value-type="float" office:value="1045151744" calcext:value-type="float">
            <text:p>1045151744</text:p>
          </table:table-cell>
          <table:table-cell office:value-type="float" office:value="0" calcext:value-type="float">
            <text:p>0</text:p>
          </table:table-cell>
          <table:table-cell table:formula="of:=[.F995]" office:value-type="float" office:value="1045151744" calcext:value-type="float">
            <text:p>104515174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C000F93E</text:p>
          </table:table-cell>
          <table:table-cell office:value-type="float" office:value="-1073678018" calcext:value-type="float">
            <text:p>-1073678018</text:p>
          </table:table-cell>
          <table:table-cell office:value-type="string" calcext:value-type="string">
            <text:p><text:s/>3E4F8000</text:p>
          </table:table-cell>
          <table:table-cell office:value-type="float" office:value="1045397504" calcext:value-type="float">
            <text:p>1045397504</text:p>
          </table:table-cell>
          <table:table-cell office:value-type="string" calcext:value-type="string">
            <text:p><text:s/>0000000C</text:p>
          </table:table-cell>
          <table:table-cell table:formula="of:=-[.F996]" office:value-type="float" office:value="-1045397504" calcext:value-type="float">
            <text:p>-104539750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C000F952</text:p>
          </table:table-cell>
          <table:table-cell office:value-type="float" office:value="-1073677998" calcext:value-type="float">
            <text:p>-1073677998</text:p>
          </table:table-cell>
          <table:table-cell table:style-name="ce1" office:value-type="string" calcext:value-type="string">
            <text:p><text:s/>3E548000</text:p>
          </table:table-cell>
          <table:table-cell office:value-type="float" office:value="1045725184" calcext:value-type="float">
            <text:p>1045725184</text:p>
          </table:table-cell>
          <table:table-cell office:value-type="string" calcext:value-type="string">
            <text:p><text:s/>0000000C</text:p>
          </table:table-cell>
          <table:table-cell table:formula="of:=-[.F997]" office:value-type="float" office:value="-1045725184" calcext:value-type="float">
            <text:p>-104572518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C000F845</text:p>
          </table:table-cell>
          <table:table-cell office:value-type="float" office:value="-1073678267" calcext:value-type="float">
            <text:p>-1073678267</text:p>
          </table:table-cell>
          <table:table-cell table:style-name="ce1" office:value-type="string" calcext:value-type="string">
            <text:p><text:s/>3E114000</text:p>
          </table:table-cell>
          <table:table-cell office:value-type="float" office:value="1041317888" calcext:value-type="float">
            <text:p>1041317888</text:p>
          </table:table-cell>
          <table:table-cell office:value-type="string" calcext:value-type="string">
            <text:p><text:s/>0000000C</text:p>
          </table:table-cell>
          <table:table-cell table:formula="of:=-[.F998]" office:value-type="float" office:value="-1041317888" calcext:value-type="float">
            <text:p>-104131788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0000F842</text:p>
          </table:table-cell>
          <table:table-cell office:value-type="float" office:value="63554" calcext:value-type="float">
            <text:p>63554</text:p>
          </table:table-cell>
          <table:table-cell table:style-name="ce1" office:value-type="string" calcext:value-type="string">
            <text:p><text:s/>3E108000</text:p>
          </table:table-cell>
          <table:table-cell office:value-type="float" office:value="1041268736" calcext:value-type="float">
            <text:p>1041268736</text:p>
          </table:table-cell>
          <table:table-cell office:value-type="float" office:value="0" calcext:value-type="float">
            <text:p>0</text:p>
          </table:table-cell>
          <table:table-cell table:formula="of:=[.F999]" office:value-type="float" office:value="1041268736" calcext:value-type="float">
            <text:p>104126873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8000F842</text:p>
          </table:table-cell>
          <table:table-cell office:value-type="float" office:value="-2147420094" calcext:value-type="float">
            <text:p>-2147420094</text:p>
          </table:table-cell>
          <table:table-cell table:style-name="ce1" office:value-type="string" calcext:value-type="string">
            <text:p><text:s/>3E108000</text:p>
          </table:table-cell>
          <table:table-cell office:value-type="float" office:value="1041268736" calcext:value-type="float">
            <text:p>1041268736</text:p>
          </table:table-cell>
          <table:table-cell office:value-type="float" office:value="8" calcext:value-type="float">
            <text:p>8</text:p>
          </table:table-cell>
          <table:table-cell table:formula="of:=-[.F1000]" office:value-type="float" office:value="-1041268736" calcext:value-type="float">
            <text:p>-1041268736</text:p>
          </table:table-cell>
        </table:table-row>
      </table:table>
      <table:named-expressions/>
      <table:database-ranges>
        <table:database-range table:name="__Anonymous_Sheet_DB__0" table:target-range-address="440hz_int_hex_data.A1:440hz_int_hex_data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3T14:11:58.658297166</dc:date>
    <meta:editing-duration>PT16M47S</meta:editing-duration>
    <meta:editing-cycles>1</meta:editing-cycles>
    <meta:document-statistic meta:table-count="1" meta:cell-count="7151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0.253cm" svg:height="69.46cm" xlink:href=".." xlink:type="simple" chart:class="chart:scatter" chart:style-name="ch1">
        <chart:legend chart:legend-position="end" svg:x="127.401cm" svg:y="34.431cm" style:legend-expansion="high" chart:style-name="ch2"/>
        <chart:plot-area chart:style-name="ch3" table:cell-range-address="440hz_int_hex_data.A1:440hz_int_hex_data.A150 440hz_int_hex_data.H1:440hz_int_hex_data.H150" svg:x="2.605cm" svg:y="1.389cm" svg:width="122.191cm" svg:height="66.682cm">
          <chartooo:coordinate-region svg:x="4.814cm" svg:y="1.588cm" svg:width="119.702cm" svg:height="66.2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440hz_int_hex_data.H1:440hz_int_hex_data.H150" chart:class="chart:scatter">
            <chart:domain table:cell-range-address="440hz_int_hex_data.A1:440hz_int_hex_data.A150"/>
            <chart:data-point chart:repeated="1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440hz_int_hex_data.A1:440hz_int_hex_data.A150</svg:desc>
                </draw:g>
              </table:table-cell>
              <table:table-cell office:value-type="float" office:value="-1045217280">
                <text:p>-1045217280</text:p>
                <draw:g>
                  <svg:desc>440hz_int_hex_data.H1:440hz_int_hex_data.H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045037056">
                <text:p>-1045037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048641536">
                <text:p>-1048641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048788992">
                <text:p>-1048788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048903680">
                <text:p>-10489036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49018368">
                <text:p>1049018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049100288">
                <text:p>-1049100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049100288">
                <text:p>1049100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048985600">
                <text:p>10489856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044217856">
                <text:p>-10442178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044512768">
                <text:p>-1044512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044758528">
                <text:p>-1044758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044955136">
                <text:p>-1044955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1045200896">
                <text:p>10452008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1045544960">
                <text:p>10455449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041219584">
                <text:p>10412195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1041137664">
                <text:p>10411376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1041121280">
                <text:p>10411212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1041203200">
                <text:p>1041203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041350656">
                <text:p>-1041350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1041498112">
                <text:p>1041498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041580032">
                <text:p>-10415800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1044611072">
                <text:p>10446110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1044430848">
                <text:p>10444308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1044185088">
                <text:p>10441850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043922944">
                <text:p>-10439229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1043660800">
                <text:p>10436608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043382272">
                <text:p>-10433822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048805376">
                <text:p>-10488053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048559616">
                <text:p>-1048559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048330240">
                <text:p>-10483302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048133632">
                <text:p>-10481336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047920640">
                <text:p>-10479206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1047658496">
                <text:p>1047658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047363584">
                <text:p>-10473635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046216704">
                <text:p>-10462167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1046577152">
                <text:p>10465771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046921216">
                <text:p>-10469212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1047330816">
                <text:p>10473308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1047707648">
                <text:p>10477076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047969792">
                <text:p>-10479697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041711104">
                <text:p>-10417111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1041793024">
                <text:p>10417930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1041891328">
                <text:p>10418913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042038784">
                <text:p>-10420387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1042219008">
                <text:p>10422190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042432000">
                <text:p>-1042432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042710528">
                <text:p>-10427105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042874368">
                <text:p>-10428743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042710528">
                <text:p>-10427105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-1042513920">
                <text:p>-10425139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1042350080">
                <text:p>10423500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1042219008">
                <text:p>10422190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-1042038784">
                <text:p>-10420387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-1047035904">
                <text:p>-10470359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-1046757376">
                <text:p>-10467573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1046528000">
                <text:p>1046528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-1046249472">
                <text:p>-10462494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-1045921792">
                <text:p>-10459217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-1045594112">
                <text:p>-10455941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1048248320">
                <text:p>10482483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-1048395776">
                <text:p>-10483957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-1048559616">
                <text:p>-10485596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-1048707072">
                <text:p>-10487070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-1048821760">
                <text:p>-10488217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1048920064">
                <text:p>10489200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-1049018368">
                <text:p>-10490183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1043218432">
                <text:p>10432184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-1043578880">
                <text:p>-10435788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1043988480">
                <text:p>10439884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-1044316160">
                <text:p>-10443161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1044594688">
                <text:p>10445946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1044824064">
                <text:p>10448240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1041776640">
                <text:p>10417766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-1041547264">
                <text:p>-10415472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1041399808">
                <text:p>10413998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1041301504">
                <text:p>10413015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1041219584">
                <text:p>10412195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-1041203200">
                <text:p>-10412032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-1045348352">
                <text:p>-10453483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1045135360">
                <text:p>10451353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1044955136">
                <text:p>10449551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1044824064">
                <text:p>10448240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-1044660224">
                <text:p>-10446602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-1044430848">
                <text:p>-10444308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-1044185088">
                <text:p>-10441850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-1049067520">
                <text:p>-10490675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-1049051136">
                <text:p>-10490511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1048969216">
                <text:p>10489692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1048788992">
                <text:p>10487889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-1048543232">
                <text:p>-10485432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-1048330240">
                <text:p>-10483302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1045184512">
                <text:p>10451845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-1045463040">
                <text:p>-10454630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-1045790720">
                <text:p>-10457907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-1046085632">
                <text:p>-10460856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1046380544">
                <text:p>10463805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-1046659072">
                <text:p>-1046659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1046970368">
                <text:p>10469703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1041580032">
                <text:p>1041580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1041694720">
                <text:p>10416947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-1041842176">
                <text:p>-10418421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1041956864">
                <text:p>10419568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  <table:table-cell office:value-type="float" office:value="1042006016">
                <text:p>10420060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">
                <text:p>209</text:p>
              </table:table-cell>
              <table:table-cell office:value-type="float" office:value="1042104320">
                <text:p>10421043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-1043857408">
                <text:p>-10438574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">
                <text:p>213</text:p>
              </table:table-cell>
              <table:table-cell office:value-type="float" office:value="1043562496">
                <text:p>10435624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">
                <text:p>215</text:p>
              </table:table-cell>
              <table:table-cell office:value-type="float" office:value="-1043267584">
                <text:p>-10432675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">
                <text:p>217</text:p>
              </table:table-cell>
              <table:table-cell office:value-type="float" office:value="-1042989056">
                <text:p>-10429890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1042726912">
                <text:p>10427269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  <table:table-cell office:value-type="float" office:value="1042563072">
                <text:p>10425630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1048068096">
                <text:p>10480680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1047855104">
                <text:p>10478551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1047576576">
                <text:p>10475765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">
                <text:p>229</text:p>
              </table:table-cell>
              <table:table-cell office:value-type="float" office:value="1047298048">
                <text:p>10472980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">
                <text:p>231</text:p>
              </table:table-cell>
              <table:table-cell office:value-type="float" office:value="-1047035904">
                <text:p>-10470359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1046822912">
                <text:p>10468229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-1046560768">
                <text:p>-10465607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-1047461888">
                <text:p>-10474618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1047789568">
                <text:p>10477895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">
                <text:p>241</text:p>
              </table:table-cell>
              <table:table-cell office:value-type="float" office:value="-1048018944">
                <text:p>-10480189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1048231936">
                <text:p>10482319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1048363008">
                <text:p>10483630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">
                <text:p>247</text:p>
              </table:table-cell>
              <table:table-cell office:value-type="float" office:value="1048477696">
                <text:p>10484776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-1048625152">
                <text:p>-10486251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">
                <text:p>251</text:p>
              </table:table-cell>
              <table:table-cell office:value-type="float" office:value="1042399232">
                <text:p>10423992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-1042612224">
                <text:p>-10426122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1042923520">
                <text:p>10429235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1043251200">
                <text:p>10432512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1043628032">
                <text:p>10436280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">
                <text:p>261</text:p>
              </table:table-cell>
              <table:table-cell office:value-type="float" office:value="1044021248">
                <text:p>10440212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">
                <text:p>263</text:p>
              </table:table-cell>
              <table:table-cell office:value-type="float" office:value="1042300928">
                <text:p>10423009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-1042137088">
                <text:p>-10421370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">
                <text:p>267</text:p>
              </table:table-cell>
              <table:table-cell office:value-type="float" office:value="1041940480">
                <text:p>10419404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-1041743872">
                <text:p>-10417438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-1041547264">
                <text:p>-10415472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-1041367040">
                <text:p>-10413670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">
                <text:p>275</text:p>
              </table:table-cell>
              <table:table-cell office:value-type="float" office:value="1046298624">
                <text:p>10462986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">
                <text:p>277</text:p>
              </table:table-cell>
              <table:table-cell office:value-type="float" office:value="1045970944">
                <text:p>10459709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-1045659648">
                <text:p>-10456596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1045413888">
                <text:p>10454138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1045233664">
                <text:p>10452336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  <table:table-cell office:value-type="float" office:value="1045086208">
                <text:p>10450862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">
                <text:p>287</text:p>
              </table:table-cell>
              <table:table-cell office:value-type="float" office:value="1044922368">
                <text:p>10449223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">
                <text:p>289</text:p>
              </table:table-cell>
              <table:table-cell office:value-type="float" office:value="1048838144">
                <text:p>10488381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">
                <text:p>291</text:p>
              </table:table-cell>
              <table:table-cell office:value-type="float" office:value="1048952832">
                <text:p>10489528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  <table:table-cell office:value-type="float" office:value="1049083904">
                <text:p>10490839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">
                <text:p>295</text:p>
              </table:table-cell>
              <table:table-cell office:value-type="float" office:value="1049133056">
                <text:p>10491330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-1049083904">
                <text:p>-10490839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1048985600">
                <text:p>1048985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9.442cm" svg:height="69.992cm" xlink:href=".." xlink:type="simple" chart:class="chart:scatter" chart:style-name="ch1">
        <chart:legend chart:legend-position="end" svg:x="126.616cm" svg:y="34.697cm" style:legend-expansion="high" chart:style-name="ch2"/>
        <chart:plot-area chart:style-name="ch3" table:cell-range-address="440hz_int_hex_data.A1:440hz_int_hex_data.A150 440hz_int_hex_data.F1:440hz_int_hex_data.F150" svg:x="2.588cm" svg:y="1.399cm" svg:width="121.44cm" svg:height="67.194cm">
          <chartooo:coordinate-region svg:x="4.691cm" svg:y="1.598cm" svg:width="119.057cm" svg:height="66.3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440hz_int_hex_data.F1:440hz_int_hex_data.F150" chart:class="chart:scatter">
            <chart:domain table:cell-range-address="440hz_int_hex_data.A1:440hz_int_hex_data.A150"/>
            <chart:data-point chart:repeated="1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440hz_int_hex_data.A1:440hz_int_hex_data.A150</svg:desc>
                </draw:g>
              </table:table-cell>
              <table:table-cell office:value-type="float" office:value="1045217280">
                <text:p>1045217280</text:p>
                <draw:g>
                  <svg:desc>440hz_int_hex_data.F1:440hz_int_hex_data.F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45037056">
                <text:p>1045037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48641536">
                <text:p>1048641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048788992">
                <text:p>1048788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48903680">
                <text:p>10489036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49018368">
                <text:p>1049018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049100288">
                <text:p>1049100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049100288">
                <text:p>1049100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048985600">
                <text:p>10489856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044217856">
                <text:p>10442178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044512768">
                <text:p>1044512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1044758528">
                <text:p>1044758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1044955136">
                <text:p>1044955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1045200896">
                <text:p>10452008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1045544960">
                <text:p>10455449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041219584">
                <text:p>10412195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1041137664">
                <text:p>10411376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1041121280">
                <text:p>10411212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1041203200">
                <text:p>1041203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1041350656">
                <text:p>1041350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1041498112">
                <text:p>1041498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1041580032">
                <text:p>10415800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1044611072">
                <text:p>10446110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1044430848">
                <text:p>10444308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1044185088">
                <text:p>10441850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1043922944">
                <text:p>10439229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1043660800">
                <text:p>10436608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1043382272">
                <text:p>10433822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1048805376">
                <text:p>10488053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1048559616">
                <text:p>1048559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1048330240">
                <text:p>10483302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1048133632">
                <text:p>10481336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1047920640">
                <text:p>10479206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1047658496">
                <text:p>1047658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1047363584">
                <text:p>10473635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1046216704">
                <text:p>10462167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1046577152">
                <text:p>10465771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1046921216">
                <text:p>10469212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1047330816">
                <text:p>10473308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1047707648">
                <text:p>10477076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1047969792">
                <text:p>10479697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1041711104">
                <text:p>10417111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1041793024">
                <text:p>10417930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1041891328">
                <text:p>10418913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1042038784">
                <text:p>10420387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1042219008">
                <text:p>10422190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1042432000">
                <text:p>1042432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1042710528">
                <text:p>10427105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1042874368">
                <text:p>10428743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1042710528">
                <text:p>10427105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1042513920">
                <text:p>10425139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1042350080">
                <text:p>10423500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1042219008">
                <text:p>10422190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1042038784">
                <text:p>10420387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1047035904">
                <text:p>10470359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1046757376">
                <text:p>10467573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1046528000">
                <text:p>1046528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1046249472">
                <text:p>10462494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1045921792">
                <text:p>10459217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1045594112">
                <text:p>10455941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1048248320">
                <text:p>10482483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1048395776">
                <text:p>10483957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1048559616">
                <text:p>10485596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1048707072">
                <text:p>10487070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1048821760">
                <text:p>10488217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1048920064">
                <text:p>10489200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1049018368">
                <text:p>10490183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1043218432">
                <text:p>10432184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1043578880">
                <text:p>10435788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1043988480">
                <text:p>10439884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1044316160">
                <text:p>10443161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1044594688">
                <text:p>10445946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1044824064">
                <text:p>10448240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1041776640">
                <text:p>10417766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1041547264">
                <text:p>10415472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1041399808">
                <text:p>10413998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1041301504">
                <text:p>10413015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1041219584">
                <text:p>10412195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1041203200">
                <text:p>10412032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1045348352">
                <text:p>10453483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1045135360">
                <text:p>10451353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1044955136">
                <text:p>10449551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1044824064">
                <text:p>10448240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1044660224">
                <text:p>10446602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1044430848">
                <text:p>10444308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1044185088">
                <text:p>10441850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1049067520">
                <text:p>10490675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1049051136">
                <text:p>10490511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1048969216">
                <text:p>10489692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1048788992">
                <text:p>10487889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1048543232">
                <text:p>10485432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1048330240">
                <text:p>10483302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1045184512">
                <text:p>10451845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1045463040">
                <text:p>10454630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1045790720">
                <text:p>10457907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1046085632">
                <text:p>10460856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1046380544">
                <text:p>10463805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1046659072">
                <text:p>1046659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1046970368">
                <text:p>10469703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1041580032">
                <text:p>1041580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1041694720">
                <text:p>10416947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1041842176">
                <text:p>10418421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1041956864">
                <text:p>10419568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  <table:table-cell office:value-type="float" office:value="1042006016">
                <text:p>10420060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">
                <text:p>209</text:p>
              </table:table-cell>
              <table:table-cell office:value-type="float" office:value="1042104320">
                <text:p>10421043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1043857408">
                <text:p>10438574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">
                <text:p>213</text:p>
              </table:table-cell>
              <table:table-cell office:value-type="float" office:value="1043562496">
                <text:p>10435624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">
                <text:p>215</text:p>
              </table:table-cell>
              <table:table-cell office:value-type="float" office:value="1043267584">
                <text:p>10432675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">
                <text:p>217</text:p>
              </table:table-cell>
              <table:table-cell office:value-type="float" office:value="1042989056">
                <text:p>10429890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1042726912">
                <text:p>10427269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  <table:table-cell office:value-type="float" office:value="1042563072">
                <text:p>10425630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1048068096">
                <text:p>10480680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1047855104">
                <text:p>10478551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1047576576">
                <text:p>10475765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">
                <text:p>229</text:p>
              </table:table-cell>
              <table:table-cell office:value-type="float" office:value="1047298048">
                <text:p>10472980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">
                <text:p>231</text:p>
              </table:table-cell>
              <table:table-cell office:value-type="float" office:value="1047035904">
                <text:p>10470359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1046822912">
                <text:p>10468229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1046560768">
                <text:p>10465607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1047461888">
                <text:p>10474618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1047789568">
                <text:p>10477895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">
                <text:p>241</text:p>
              </table:table-cell>
              <table:table-cell office:value-type="float" office:value="1048018944">
                <text:p>10480189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1048231936">
                <text:p>10482319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1048363008">
                <text:p>10483630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">
                <text:p>247</text:p>
              </table:table-cell>
              <table:table-cell office:value-type="float" office:value="1048477696">
                <text:p>10484776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1048625152">
                <text:p>10486251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">
                <text:p>251</text:p>
              </table:table-cell>
              <table:table-cell office:value-type="float" office:value="1042399232">
                <text:p>10423992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1042612224">
                <text:p>10426122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1042923520">
                <text:p>10429235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1043251200">
                <text:p>10432512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1043628032">
                <text:p>10436280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">
                <text:p>261</text:p>
              </table:table-cell>
              <table:table-cell office:value-type="float" office:value="1044021248">
                <text:p>10440212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">
                <text:p>263</text:p>
              </table:table-cell>
              <table:table-cell office:value-type="float" office:value="1042300928">
                <text:p>10423009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1042137088">
                <text:p>10421370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">
                <text:p>267</text:p>
              </table:table-cell>
              <table:table-cell office:value-type="float" office:value="1041940480">
                <text:p>10419404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1041743872">
                <text:p>10417438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1041547264">
                <text:p>10415472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1041367040">
                <text:p>10413670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">
                <text:p>275</text:p>
              </table:table-cell>
              <table:table-cell office:value-type="float" office:value="1046298624">
                <text:p>10462986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">
                <text:p>277</text:p>
              </table:table-cell>
              <table:table-cell office:value-type="float" office:value="1045970944">
                <text:p>10459709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1045659648">
                <text:p>10456596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1045413888">
                <text:p>10454138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1045233664">
                <text:p>10452336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  <table:table-cell office:value-type="float" office:value="1045086208">
                <text:p>10450862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">
                <text:p>287</text:p>
              </table:table-cell>
              <table:table-cell office:value-type="float" office:value="1044922368">
                <text:p>10449223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">
                <text:p>289</text:p>
              </table:table-cell>
              <table:table-cell office:value-type="float" office:value="1048838144">
                <text:p>10488381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">
                <text:p>291</text:p>
              </table:table-cell>
              <table:table-cell office:value-type="float" office:value="1048952832">
                <text:p>10489528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  <table:table-cell office:value-type="float" office:value="1049083904">
                <text:p>10490839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">
                <text:p>295</text:p>
              </table:table-cell>
              <table:table-cell office:value-type="float" office:value="1049133056">
                <text:p>10491330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1049083904">
                <text:p>10490839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1048985600">
                <text:p>10489856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